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3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float" office:value="-0.0099220411056" calcext:value-type="float">
            <text:p>-0.00992204110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3"/>
          <table:table-cell office:value-type="string" calcext:value-type="string">
            <text:p>Silver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float" office:value="0.0108963093146" calcext:value-type="float">
            <text:p>0.01089630931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float" office:value="0.0152428216944" calcext:value-type="float">
            <text:p>0.01524282169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float" office:value="0.0162018782708" calcext:value-type="float">
            <text:p>0.01620187827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float" office:value="-0.000423998304007" calcext:value-type="float">
            <text:p>-0.0004239983040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float" office:value="-0.0429110882252" calcext:value-type="float">
            <text:p>-0.04291108822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float" office:value="-0.0963192294462" calcext:value-type="float">
            <text:p>-0.09631922944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float" office:value="-0.0860904794058" calcext:value-type="float">
            <text:p>-0.086090479405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float" office:value="-0.0662504335761" calcext:value-type="float">
            <text:p>-0.06625043357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float" office:value="-0.0246955345061" calcext:value-type="float">
            <text:p>-0.02469553450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float" office:value="-0.0356415478615" calcext:value-type="float">
            <text:p>-0.03564154786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float" office:value="-0.0400808352981" calcext:value-type="float">
            <text:p>-0.04008083529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float" office:value="-0.0695" calcext:value-type="float">
            <text:p>-0.06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float" office:value="-0.107267534116" calcext:value-type="float">
            <text:p>-0.1072675341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float" office:value="-0.0695067264574" calcext:value-type="float">
            <text:p>-0.06950672645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float" office:value="-0.0590703679793" calcext:value-type="float">
            <text:p>-0.05907036797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float" office:value="-0.0978762696214" calcext:value-type="float">
            <text:p>-0.09787626962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float" office:value="-0.120537076594" calcext:value-type="float">
            <text:p>-0.1205370765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float" office:value="-0.100462249615" calcext:value-type="float">
            <text:p>-0.1004622496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float" office:value="-0.0979914790018" calcext:value-type="float">
            <text:p>-0.09799147900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-0.0942304764804" calcext:value-type="float">
            <text:p>-0.09423047648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float" office:value="-0.0544794188862" calcext:value-type="float">
            <text:p>-0.05447941888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float" office:value="-0.0409117296587" calcext:value-type="float">
            <text:p>-0.04091172965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float" office:value="-0.0445605408728" calcext:value-type="float">
            <text:p>-0.04456054087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float" office:value="-0.012236801953" calcext:value-type="float">
            <text:p>-0.0122368019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float" office:value="-0.0261261261261" calcext:value-type="float">
            <text:p>-0.02612612612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float" office:value="-0.00692979813197" calcext:value-type="float">
            <text:p>-0.0069297981319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float" office:value="-0.00336906584992" calcext:value-type="float">
            <text:p>-0.0033690658499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float" office:value="-0.0131458269642" calcext:value-type="float">
            <text:p>-0.01314582696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float" office:value="-0.000274817551681" calcext:value-type="float">
            <text:p>-0.0002748175516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0.0211580268839" calcext:value-type="float">
            <text:p>0.02115802688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float" office:value="0.0228097622028" calcext:value-type="float">
            <text:p>0.02280976220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float" office:value="0.00581538461538" calcext:value-type="float">
            <text:p>0.005815384615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float" office:value="0.00696547546941" calcext:value-type="float">
            <text:p>0.006965475469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float" office:value="-0.00512048192771" calcext:value-type="float">
            <text:p>-0.0051204819277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float" office:value="-0.0348318563296" calcext:value-type="float">
            <text:p>-0.034831856329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float" office:value="-0.0568719004669" calcext:value-type="float">
            <text:p>-0.05687190046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float" office:value="-0.0474250800116" calcext:value-type="float">
            <text:p>-0.04742508001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-0.0789250353607" calcext:value-type="float">
            <text:p>-0.07892503536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float" office:value="-0.0940552609545" calcext:value-type="float">
            <text:p>-0.09405526095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-0.0507288629738" calcext:value-type="float">
            <text:p>-0.05072886297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float" office:value="-0.0480684163963" calcext:value-type="float">
            <text:p>-0.04806841639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float" office:value="0.00937122128174" calcext:value-type="float">
            <text:p>0.009371221281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float" office:value="0.0499058380414" calcext:value-type="float">
            <text:p>0.04990583804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float" office:value="0.075" calcext:value-type="float">
            <text:p>0.0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float" office:value="0.0568880688807" calcext:value-type="float">
            <text:p>0.05688806888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float" office:value="0.0453438831406" calcext:value-type="float">
            <text:p>0.04534388314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float" office:value="0.0963302752294" calcext:value-type="float">
            <text:p>0.09633027522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float" office:value="0.0396653238302" calcext:value-type="float">
            <text:p>0.03966532383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float" office:value="0.0722734063745" calcext:value-type="float">
            <text:p>0.07227340637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0.075469894871" calcext:value-type="float">
            <text:p>0.07546989487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float" office:value="0.0426001893342" calcext:value-type="float">
            <text:p>0.04260018933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float" office:value="0.0097476340694" calcext:value-type="float">
            <text:p>0.00974763406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float" office:value="0.0314767663908" calcext:value-type="float">
            <text:p>0.03147676639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float" office:value="0.0484488701647" calcext:value-type="float">
            <text:p>0.04844887016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float" office:value="0.0845576232452" calcext:value-type="float">
            <text:p>0.08455762324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float" office:value="0.0465340179718" calcext:value-type="float">
            <text:p>0.04653401797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float" office:value="0.0131595477387" calcext:value-type="float">
            <text:p>0.01315954773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float" office:value="-0.0240399625351" calcext:value-type="float">
            <text:p>-0.02403996253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float" office:value="0.00381922342457" calcext:value-type="float">
            <text:p>0.003819223424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float" office:value="0.0196901226598" calcext:value-type="float">
            <text:p>0.01969012265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float" office:value="0.0174400101839" calcext:value-type="float">
            <text:p>0.01744001018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float" office:value="-0.0289809909629" calcext:value-type="float">
            <text:p>-0.02898099096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float" office:value="-0.0219298245614" calcext:value-type="float">
            <text:p>-0.02192982456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float" office:value="-0.00228683436785" calcext:value-type="float">
            <text:p>-0.0022868343678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float" office:value="0.0165961601041" calcext:value-type="float">
            <text:p>0.01659616010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float" office:value="0.0393752033843" calcext:value-type="float">
            <text:p>0.03937520338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float" office:value="0.0367695338148" calcext:value-type="float">
            <text:p>0.03676953381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float" office:value="0.0136674259681" calcext:value-type="float">
            <text:p>0.01366742596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float" office:value="0.000638365783594" calcext:value-type="float">
            <text:p>0.00063836578359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float" office:value="0.00965561635018" calcext:value-type="float">
            <text:p>0.009655616350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float" office:value="0.0494595479856" calcext:value-type="float">
            <text:p>0.04945954798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float" office:value="0.0346745175008" calcext:value-type="float">
            <text:p>0.03467451750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float" office:value="-0.00849950964367" calcext:value-type="float">
            <text:p>-0.0084995096436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float" office:value="-0.00582147477361" calcext:value-type="float">
            <text:p>-0.0058214747736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float" office:value="-0.00778715120052" calcext:value-type="float">
            <text:p>-0.007787151200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float" office:value="0.0353059852051" calcext:value-type="float">
            <text:p>0.03530598520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float" office:value="0.0199600798403" calcext:value-type="float">
            <text:p>0.01996007984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float" office:value="0.0515394912985" calcext:value-type="float">
            <text:p>0.051539491298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float" office:value="0.0196797865243" calcext:value-type="float">
            <text:p>0.01967978652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float" office:value="0.00724876441516" calcext:value-type="float">
            <text:p>0.007248764415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float" office:value="0.0306033616822" calcext:value-type="float">
            <text:p>0.03060336168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0.0138934832947" calcext:value-type="float">
            <text:p>0.0138934832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float" office:value="0.0387858347386" calcext:value-type="float">
            <text:p>0.03878583473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float" office:value="0.0470187393526" calcext:value-type="float">
            <text:p>0.04701873935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float" office:value="0.0183423913043" calcext:value-type="float">
            <text:p>0.01834239130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float" office:value="0.0297608807844" calcext:value-type="float">
            <text:p>0.02976088078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float" office:value="0.0481039325843" calcext:value-type="float">
            <text:p>0.04810393258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float" office:value="0.075908766928" calcext:value-type="float">
            <text:p>0.0759087669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float" office:value="0.0670881629786" calcext:value-type="float">
            <text:p>0.06708816297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float" office:value="0.0714539637398" calcext:value-type="float">
            <text:p>0.07145396373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float" office:value="0.0918997457319" calcext:value-type="float">
            <text:p>0.09189974573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0.0884502923977" calcext:value-type="float">
            <text:p>0.08845029239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float" office:value="0.0829791166143" calcext:value-type="float">
            <text:p>0.08297911661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float" office:value="0.084808259587" calcext:value-type="float">
            <text:p>0.0848082595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float" office:value="0.049964054637" calcext:value-type="float">
            <text:p>0.04996405463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float" office:value="0.0406681190995" calcext:value-type="float">
            <text:p>0.04066811909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float" office:value="0.0264205573652" calcext:value-type="float">
            <text:p>0.02642055736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float" office:value="0.0675389502345" calcext:value-type="float">
            <text:p>0.06753895023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float" office:value="0.0177664974619" calcext:value-type="float">
            <text:p>0.01776649746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float" office:value="-0.00515015232845" calcext:value-type="float">
            <text:p>-0.005150152328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float" office:value="-0.0334773218143" calcext:value-type="float">
            <text:p>-0.03347732181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float" office:value="-0.0167847817978" calcext:value-type="float">
            <text:p>-0.016784781797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0.0127099747287" calcext:value-type="float">
            <text:p>0.012709974728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0.00760869565217" calcext:value-type="float">
            <text:p>0.007608695652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float" office:value="0.00654545454545" calcext:value-type="float">
            <text:p>0.006545454545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float" office:value="-0.00978260869565" calcext:value-type="float">
            <text:p>-0.0097826086956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float" office:value="-0.0607775078098" calcext:value-type="float">
            <text:p>-0.06077750780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float" office:value="-0.0245202558635" calcext:value-type="float">
            <text:p>-0.024520255863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float" office:value="0.00655498907502" calcext:value-type="float">
            <text:p>0.006554989075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float" office:value="-0.0181225081551" calcext:value-type="float">
            <text:p>-0.01812250815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float" office:value="-0.0282951289398" calcext:value-type="float">
            <text:p>-0.028295128939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float" office:value="-0.0426287744227" calcext:value-type="float">
            <text:p>-0.04262877442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float" office:value="0.000362187613184" calcext:value-type="float">
            <text:p>0.0003621876131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0136494252874" calcext:value-type="float">
            <text:p>-0.01364942528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float" office:value="-0.00430879712747" calcext:value-type="float">
            <text:p>-0.004308797127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float" office:value="0.0210586634195" calcext:value-type="float">
            <text:p>0.02105866341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float" office:value="0.0194495412844" calcext:value-type="float">
            <text:p>0.01944954128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float" office:value="0.0377570093458" calcext:value-type="float">
            <text:p>0.037757009345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float" office:value="0.0688726433244" calcext:value-type="float">
            <text:p>0.06887264332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float" office:value="0.0786344457231" calcext:value-type="float">
            <text:p>0.07863444572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float" office:value="0.0617892342684" calcext:value-type="float">
            <text:p>0.06178923426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float" office:value="0.055608274815" calcext:value-type="float">
            <text:p>0.0556082748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float" office:value="0.0863618601016" calcext:value-type="float">
            <text:p>0.08636186010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float" office:value="0.0441947565543" calcext:value-type="float">
            <text:p>0.044194756554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float" office:value="0.0414781297134" calcext:value-type="float">
            <text:p>0.04147812971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float" office:value="-0.00328947368421" calcext:value-type="float">
            <text:p>-0.003289473684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float" office:value="-0.0299476750659" calcext:value-type="float">
            <text:p>-0.02994767506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float" office:value="-0.00871872630781" calcext:value-type="float">
            <text:p>-0.008718726307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float" office:value="0.00640542577242" calcext:value-type="float">
            <text:p>0.006405425772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float" office:value="-0.00265453166477" calcext:value-type="float">
            <text:p>-0.002654531664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float" office:value="-0.00608365019011" calcext:value-type="float">
            <text:p>-0.00608365019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float" office:value="-0.00964878425318" calcext:value-type="float">
            <text:p>-0.009648784253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float" office:value="0.00195356525659" calcext:value-type="float">
            <text:p>0.001953565256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float" office:value="0.0102118003026" calcext:value-type="float">
            <text:p>0.01021180030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float" office:value="0.045684506828" calcext:value-type="float">
            <text:p>0.0456845068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float" office:value="0.0171095465213" calcext:value-type="float">
            <text:p>0.01710954652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float" office:value="-0.010158013544" calcext:value-type="float">
            <text:p>-0.0101580135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float" office:value="0.00530705079606" calcext:value-type="float">
            <text:p>0.005307050796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float" office:value="-0.000766871165644" calcext:value-type="float">
            <text:p>-0.0007668711656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float" office:value="0.00574492531597" calcext:value-type="float">
            <text:p>0.0057449253159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float" office:value="-0.00113636363636" calcext:value-type="float">
            <text:p>-0.0011363636363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float" office:value="-0.0137905329855" calcext:value-type="float">
            <text:p>-0.013790532985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float" office:value="-0.00566795540708" calcext:value-type="float">
            <text:p>-0.005667955407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float" office:value="-0.0275633958104" calcext:value-type="float">
            <text:p>-0.02756339581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-0.031879809454" calcext:value-type="float">
            <text:p>-0.03187980945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-0.00260288958467" calcext:value-type="float">
            <text:p>-0.0026028895846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float" office:value="0.00189107413011" calcext:value-type="float">
            <text:p>0.00189107413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float" office:value="-0.0236179406944" calcext:value-type="float">
            <text:p>-0.02361794069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float" office:value="-0.0270510965156" calcext:value-type="float">
            <text:p>-0.027051096515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float" office:value="-0.0240897388746" calcext:value-type="float">
            <text:p>-0.02408973887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float" office:value="-0.0190965846493" calcext:value-type="float">
            <text:p>-0.01909658464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float" office:value="-0.01100110011" calcext:value-type="float">
            <text:p>-0.011001100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float" office:value="0.000731528895391" calcext:value-type="float">
            <text:p>0.00073152889539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float" office:value="0.00147710487445" calcext:value-type="float">
            <text:p>0.0014771048744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float" office:value="-0.0144819903453" calcext:value-type="float">
            <text:p>-0.01448199034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0277264325323" calcext:value-type="float">
            <text:p>-0.02772643253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float" office:value="-0.00882352941176" calcext:value-type="float">
            <text:p>-0.0088235294117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float" office:value="-0.00732869182851" calcext:value-type="float">
            <text:p>-0.0073286918285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float" office:value="-0.00146412884334" calcext:value-type="float">
            <text:p>-0.001464128843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float" office:value="-0.0422684043677" calcext:value-type="float">
            <text:p>-0.04226840436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float" office:value="-0.0448179271709" calcext:value-type="float">
            <text:p>-0.04481792717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float" office:value="-0.0830473113938" calcext:value-type="float">
            <text:p>-0.083047311393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float" office:value="-0.092807815395" calcext:value-type="float">
            <text:p>-0.09280781539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float" office:value="-0.10234648028" calcext:value-type="float">
            <text:p>-0.102346480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float" office:value="-0.0998330550918" calcext:value-type="float">
            <text:p>-0.09983305509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float" office:value="-0.0821871855082" calcext:value-type="float">
            <text:p>-0.08218718550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float" office:value="-0.0847343644923" calcext:value-type="float">
            <text:p>-0.08473436449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-0.0623742454728" calcext:value-type="float">
            <text:p>-0.06237424547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float" office:value="-0.0868446445803" calcext:value-type="float">
            <text:p>-0.08684464458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-0.0736235595391" calcext:value-type="float">
            <text:p>-0.073623559539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float" office:value="-0.06720887712" calcext:value-type="float">
            <text:p>-0.067208877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float" office:value="-0.0838002586048" calcext:value-type="float">
            <text:p>-0.08380025860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float" office:value="-0.0860479409957" calcext:value-type="float">
            <text:p>-0.08604794099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float" office:value="-0.0831674069536" calcext:value-type="float">
            <text:p>-0.083167406953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float" office:value="-0.0746500777605" calcext:value-type="float">
            <text:p>-0.07465007776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float" office:value="-0.076826591408" calcext:value-type="float">
            <text:p>-0.0768265914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float" office:value="-0.0805661729575" calcext:value-type="float">
            <text:p>-0.08056617295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float" office:value="-0.0627802690583" calcext:value-type="float">
            <text:p>-0.06278026905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float" office:value="-0.0732068761114" calcext:value-type="float">
            <text:p>-0.07320687611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float" office:value="-0.0580184468908" calcext:value-type="float">
            <text:p>-0.05801844689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float" office:value="-0.0192249924902" calcext:value-type="float">
            <text:p>-0.01922499249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float" office:value="-0.0514530868914" calcext:value-type="float">
            <text:p>-0.05145308689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float" office:value="-0.0187764990915" calcext:value-type="float">
            <text:p>-0.01877649909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float" office:value="-0.030403371463" calcext:value-type="float">
            <text:p>-0.0304033714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float" office:value="0.0331899200983" calcext:value-type="float">
            <text:p>0.03318992009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float" office:value="0.0114354498947" calcext:value-type="float">
            <text:p>0.0114354498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float" office:value="-0.0146356033453" calcext:value-type="float">
            <text:p>-0.01463560334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-0.00266272189349" calcext:value-type="float">
            <text:p>-0.0026627218934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float" office:value="-0.00142823137348" calcext:value-type="float">
            <text:p>-0.001428231373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float" office:value="-0.00237812128419" calcext:value-type="float">
            <text:p>-0.002378121284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float" office:value="-0.0082962962963" calcext:value-type="float">
            <text:p>-0.008296296296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float" office:value="-0.0253936308749" calcext:value-type="float">
            <text:p>-0.025393630874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float" office:value="-0.00550654091877" calcext:value-type="float">
            <text:p>-0.0055065409187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float" office:value="-0.00333636639369" calcext:value-type="float">
            <text:p>-0.003336366393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float" office:value="0.016348773842" calcext:value-type="float">
            <text:p>0.01634877384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float" office:value="0.0105644431029" calcext:value-type="float">
            <text:p>0.01056444310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float" office:value="0.0299877600979" calcext:value-type="float">
            <text:p>0.029987760097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0.061925878999" calcext:value-type="float">
            <text:p>0.06192587899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float" office:value="0.0497964296899" calcext:value-type="float">
            <text:p>0.049796429689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float" office:value="0.0597061581744" calcext:value-type="float">
            <text:p>0.05970615817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float" office:value="0.048275862069" calcext:value-type="float">
            <text:p>0.04827586206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float" office:value="0.0480279898219" calcext:value-type="float">
            <text:p>0.04802798982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float" office:value="0.0472239948947" calcext:value-type="float">
            <text:p>0.047223994894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float" office:value="0.0701071080818" calcext:value-type="float">
            <text:p>0.07010710808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float" office:value="0.0693970420933" calcext:value-type="float">
            <text:p>0.069397042093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float" office:value="0.0417535864437" calcext:value-type="float">
            <text:p>0.041753586443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float" office:value="0.0140935297886" calcext:value-type="float">
            <text:p>0.01409352978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0.0227418321589" calcext:value-type="float">
            <text:p>0.022741832158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0.0235500318674" calcext:value-type="float">
            <text:p>0.023550031867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float" office:value="0.0416803413193" calcext:value-type="float">
            <text:p>0.041680341319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float" office:value="0.036874041475" calcext:value-type="float">
            <text:p>0.03687404147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float" office:value="0.0411140583554" calcext:value-type="float">
            <text:p>0.041114058355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float" office:value="0.0033346410357" calcext:value-type="float">
            <text:p>0.003334641035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float" office:value="-0.00550518134715" calcext:value-type="float">
            <text:p>-0.005505181347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float" office:value="-0.0145707950586" calcext:value-type="float">
            <text:p>-0.014570795058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float" office:value="-0.0140264026403" calcext:value-type="float">
            <text:p>-0.01402640264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float" office:value="-0.0098821740783" calcext:value-type="float">
            <text:p>-0.009882174078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float" office:value="-0.0120291231402" calcext:value-type="float">
            <text:p>-0.01202912314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72553699284" calcext:value-type="float">
            <text:p>-0.047255369928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float" office:value="-0.0303516942348" calcext:value-type="float">
            <text:p>-0.030351694234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float" office:value="-0.0256007538872" calcext:value-type="float">
            <text:p>-0.025600753887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float" office:value="-0.0383055711523" calcext:value-type="float">
            <text:p>-0.03830557115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float" office:value="-0.0168196197576" calcext:value-type="float">
            <text:p>-0.016819619757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float" office:value="-0.0372291730241" calcext:value-type="float">
            <text:p>-0.037229173024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float" office:value="-0.0479514415781" calcext:value-type="float">
            <text:p>-0.047951441578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float" office:value="-0.0465342324282" calcext:value-type="float">
            <text:p>-0.04653423242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float" office:value="-0.0196777192439" calcext:value-type="float">
            <text:p>-0.019677719243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float" office:value="-0.0482513051088" calcext:value-type="float">
            <text:p>-0.048251305108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float" office:value="-0.0549463863815" calcext:value-type="float">
            <text:p>-0.05494638638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float" office:value="-0.0162878439312" calcext:value-type="float">
            <text:p>-0.01628784393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float" office:value="0.00249765844521" calcext:value-type="float">
            <text:p>0.002497658445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float" office:value="0.0176118462508" calcext:value-type="float">
            <text:p>0.01761184625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float" office:value="0.0300134295262" calcext:value-type="float">
            <text:p>0.030013429526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float" office:value="0.0293017456359" calcext:value-type="float">
            <text:p>0.029301745635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float" office:value="0.0216184361527" calcext:value-type="float">
            <text:p>0.02161843615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float" office:value="0.0261096605744" calcext:value-type="float">
            <text:p>0.026109660574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float" office:value="0.027310208004" calcext:value-type="float">
            <text:p>0.0273102080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float" office:value="0.0260312628809" calcext:value-type="float">
            <text:p>0.02603126288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float" office:value="0.0343511450382" calcext:value-type="float">
            <text:p>0.034351145038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float" office:value="0.0225014424002" calcext:value-type="float">
            <text:p>0.02250144240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float" office:value="0.0201987816608" calcext:value-type="float">
            <text:p>0.02019878166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float" office:value="0.0540906240718" calcext:value-type="float">
            <text:p>0.05409062407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float" office:value="0.106390328152" calcext:value-type="float">
            <text:p>0.10639032815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float" office:value="0.101988344189" calcext:value-type="float">
            <text:p>0.10198834418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float" office:value="0.0967686490203" calcext:value-type="float">
            <text:p>0.09676864902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float" office:value="0.113980716253" calcext:value-type="float">
            <text:p>0.11398071625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float" office:value="0.0816466552316" calcext:value-type="float">
            <text:p>0.08164665523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float" office:value="0.0752613961834" calcext:value-type="float">
            <text:p>0.075261396183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float" office:value="0.0703259005146" calcext:value-type="float">
            <text:p>0.070325900514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34663405844" calcext:value-type="float">
            <text:p>-0.00334663405844</text:p>
          </table:table-cell>
          <table:table-cell/>
          <table:table-cell office:value-type="string" calcext:value-type="string">
            <text:p>gold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31404059159" calcext:value-type="float">
            <text:p>0.00531404059159</text:p>
          </table:table-cell>
          <table:table-cell table:number-columns-repeated="2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75926281436" calcext:value-type="float">
            <text:p>0.00575926281436</text:p>
          </table:table-cell>
          <table:table-cell table:number-columns-repeated="2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44915687276" calcext:value-type="float">
            <text:p>-0.00344915687276</text:p>
          </table:table-cell>
          <table:table-cell table:number-columns-repeated="2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23947418556" calcext:value-type="float">
            <text:p>-0.00723947418556</text:p>
          </table:table-cell>
          <table:table-cell table:number-columns-repeated="2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50597860289" calcext:value-type="float">
            <text:p>-0.0250597860289</text:p>
          </table:table-cell>
          <table:table-cell table:number-columns-repeated="2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2634880803" calcext:value-type="float">
            <text:p>-0.052634880803</text:p>
          </table:table-cell>
          <table:table-cell table:number-columns-repeated="2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670391061453" calcext:value-type="float">
            <text:p>-0.0670391061453</text:p>
          </table:table-cell>
          <table:table-cell table:number-columns-repeated="2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2540213209" calcext:value-type="float">
            <text:p>-0.0412540213209</text:p>
          </table:table-cell>
          <table:table-cell table:number-columns-repeated="2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32382487908" calcext:value-type="float">
            <text:p>-0.0332382487908</text:p>
          </table:table-cell>
          <table:table-cell table:number-columns-repeated="2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12449728974" calcext:value-type="float">
            <text:p>-0.0212449728974</text:p>
          </table:table-cell>
          <table:table-cell table:number-columns-repeated="2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10389126792" calcext:value-type="float">
            <text:p>-0.0210389126792</text:p>
          </table:table-cell>
          <table:table-cell table:number-columns-repeated="2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1089930061" calcext:value-type="float">
            <text:p>-0.0271089930061</text:p>
          </table:table-cell>
          <table:table-cell table:number-columns-repeated="2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82842745652" calcext:value-type="float">
            <text:p>-0.0382842745652</text:p>
          </table:table-cell>
          <table:table-cell table:number-columns-repeated="2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98925063322" calcext:value-type="float">
            <text:p>-0.0198925063322</text:p>
          </table:table-cell>
          <table:table-cell table:number-columns-repeated="2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15129656116" calcext:value-type="float">
            <text:p>-0.00715129656116</text:p>
          </table:table-cell>
          <table:table-cell table:number-columns-repeated="2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42245798069" calcext:value-type="float">
            <text:p>-0.0442245798069</text:p>
          </table:table-cell>
          <table:table-cell table:number-columns-repeated="2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12896884494" calcext:value-type="float">
            <text:p>-0.0512896884494</text:p>
          </table:table-cell>
          <table:table-cell table:number-columns-repeated="2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9056356488" calcext:value-type="float">
            <text:p>-0.0439056356488</text:p>
          </table:table-cell>
          <table:table-cell table:number-columns-repeated="2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64895355767" calcext:value-type="float">
            <text:p>-0.0464895355767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94525256933" calcext:value-type="float">
            <text:p>-0.0494525256933</text:p>
          </table:table-cell>
          <table:table-cell table:number-columns-repeated="2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99003166413" calcext:value-type="float">
            <text:p>-0.0499003166413</text:p>
          </table:table-cell>
          <table:table-cell table:number-columns-repeated="2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49009168885" calcext:value-type="float">
            <text:p>-0.0349009168885</text:p>
          </table:table-cell>
          <table:table-cell table:number-columns-repeated="2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1143507154" calcext:value-type="float">
            <text:p>-0.0301143507154</text:p>
          </table:table-cell>
          <table:table-cell table:number-columns-repeated="2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08766716196" calcext:value-type="float">
            <text:p>-0.0108766716196</text:p>
          </table:table-cell>
          <table:table-cell table:number-columns-repeated="2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8980844721" calcext:value-type="float">
            <text:p>-0.0128980844721</text:p>
          </table:table-cell>
          <table:table-cell table:number-columns-repeated="2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2427813789" calcext:value-type="float">
            <text:p>-0.0042427813789</text:p>
          </table:table-cell>
          <table:table-cell table:number-columns-repeated="2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664829899377" calcext:value-type="float">
            <text:p>0.00664829899377</text:p>
          </table:table-cell>
          <table:table-cell table:number-columns-repeated="2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08676180809" calcext:value-type="float">
            <text:p>0.0108676180809</text:p>
          </table:table-cell>
          <table:table-cell table:number-columns-repeated="2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1403487845" calcext:value-type="float">
            <text:p>0.011403487845</text:p>
          </table:table-cell>
          <table:table-cell table:number-columns-repeated="2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58579319356" calcext:value-type="float">
            <text:p>0.0158579319356</text:p>
          </table:table-cell>
          <table:table-cell table:number-columns-repeated="2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0534417955" calcext:value-type="float">
            <text:p>0.0050534417955</text:p>
          </table:table-cell>
          <table:table-cell table:number-columns-repeated="2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40979541228" calcext:value-type="float">
            <text:p>-0.00340979541228</text:p>
          </table:table-cell>
          <table:table-cell table:number-columns-repeated="2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45904717203" calcext:value-type="float">
            <text:p>-0.00445904717203</text:p>
          </table:table-cell>
          <table:table-cell table:number-columns-repeated="2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7308933075" calcext:value-type="float">
            <text:p>-0.0117308933075</text:p>
          </table:table-cell>
          <table:table-cell table:number-columns-repeated="2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8641070511" calcext:value-type="float">
            <text:p>-0.0298641070511</text:p>
          </table:table-cell>
          <table:table-cell table:number-columns-repeated="2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8983063623" calcext:value-type="float">
            <text:p>-0.0308983063623</text:p>
          </table:table-cell>
          <table:table-cell table:number-columns-repeated="2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3214347801" calcext:value-type="float">
            <text:p>-0.0293214347801</text:p>
          </table:table-cell>
          <table:table-cell table:number-columns-repeated="2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60027694438" calcext:value-type="float">
            <text:p>-0.0360027694438</text:p>
          </table:table-cell>
          <table:table-cell table:number-columns-repeated="2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4327084905" calcext:value-type="float">
            <text:p>-0.0244327084905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412383456849" calcext:value-type="float">
            <text:p>0.00412383456849</text:p>
          </table:table-cell>
          <table:table-cell table:number-columns-repeated="2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76957749865" calcext:value-type="float">
            <text:p>0.00576957749865</text:p>
          </table:table-cell>
          <table:table-cell table:number-columns-repeated="2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5843227526" calcext:value-type="float">
            <text:p>0.035843227526</text:p>
          </table:table-cell>
          <table:table-cell table:number-columns-repeated="2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549195983" calcext:value-type="float">
            <text:p>0.06549195983</text:p>
          </table:table-cell>
          <table:table-cell table:number-columns-repeated="2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2505985634" calcext:value-type="float">
            <text:p>0.0622505985634</text:p>
          </table:table-cell>
          <table:table-cell table:number-columns-repeated="2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76306344668" calcext:value-type="float">
            <text:p>0.0476306344668</text:p>
          </table:table-cell>
          <table:table-cell table:number-columns-repeated="2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25648187504" calcext:value-type="float">
            <text:p>0.0425648187504</text:p>
          </table:table-cell>
          <table:table-cell table:number-columns-repeated="2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518370316479" calcext:value-type="float">
            <text:p>0.0518370316479</text:p>
          </table:table-cell>
          <table:table-cell table:number-columns-repeated="2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31947750717" calcext:value-type="float">
            <text:p>0.00231947750717</text:p>
          </table:table-cell>
          <table:table-cell table:number-columns-repeated="2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81032495249" calcext:value-type="float">
            <text:p>0.0381032495249</text:p>
          </table:table-cell>
          <table:table-cell table:number-columns-repeated="2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92019688433" calcext:value-type="float">
            <text:p>0.0392019688433</text:p>
          </table:table-cell>
          <table:table-cell table:number-columns-repeated="2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4277822606" calcext:value-type="float">
            <text:p>0.0284277822606</text:p>
          </table:table-cell>
          <table:table-cell table:number-columns-repeated="2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80696418596" calcext:value-type="float">
            <text:p>0.00980696418596</text:p>
          </table:table-cell>
          <table:table-cell table:number-columns-repeated="2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83203393" calcext:value-type="float">
            <text:p>0.02083203393</text:p>
          </table:table-cell>
          <table:table-cell table:number-columns-repeated="2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8406337372" calcext:value-type="float">
            <text:p>0.0268406337372</text:p>
          </table:table-cell>
          <table:table-cell table:number-columns-repeated="2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8062992126" calcext:value-type="float">
            <text:p>0.048062992126</text:p>
          </table:table-cell>
          <table:table-cell table:number-columns-repeated="2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1080009908" calcext:value-type="float">
            <text:p>0.0221080009908</text:p>
          </table:table-cell>
          <table:table-cell table:number-columns-repeated="2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2024790865" calcext:value-type="float">
            <text:p>-0.00922024790865</text:p>
          </table:table-cell>
          <table:table-cell table:number-columns-repeated="2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80703890885" calcext:value-type="float">
            <text:p>-0.0280703890885</text:p>
          </table:table-cell>
          <table:table-cell table:number-columns-repeated="2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95452869608" calcext:value-type="float">
            <text:p>-0.00995452869608</text:p>
          </table:table-cell>
          <table:table-cell table:number-columns-repeated="2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992802184165" calcext:value-type="float">
            <text:p>0.000992802184165</text:p>
          </table:table-cell>
          <table:table-cell table:number-columns-repeated="2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123793018074" calcext:value-type="float">
            <text:p>0.000123793018074</text:p>
          </table:table-cell>
          <table:table-cell table:number-columns-repeated="2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4442809857" calcext:value-type="float">
            <text:p>-0.0184442809857</text:p>
          </table:table-cell>
          <table:table-cell table:number-columns-repeated="2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3890532544" calcext:value-type="float">
            <text:p>-0.0123890532544</text:p>
          </table:table-cell>
          <table:table-cell table:number-columns-repeated="2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09618552782" calcext:value-type="float">
            <text:p>0.0109618552782</text:p>
          </table:table-cell>
          <table:table-cell table:number-columns-repeated="2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725388601" calcext:value-type="float">
            <text:p>0.020725388601</text:p>
          </table:table-cell>
          <table:table-cell table:number-columns-repeated="2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0782940404" calcext:value-type="float">
            <text:p>0.0280782940404</text:p>
          </table:table-cell>
          <table:table-cell table:number-columns-repeated="2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4763222439" calcext:value-type="float">
            <text:p>0.0264763222439</text:p>
          </table:table-cell>
          <table:table-cell table:number-columns-repeated="2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73139238935" calcext:value-type="float">
            <text:p>0.00273139238935</text:p>
          </table:table-cell>
          <table:table-cell table:number-columns-repeated="2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91361976938" calcext:value-type="float">
            <text:p>-0.00691361976938</text:p>
          </table:table-cell>
          <table:table-cell table:number-columns-repeated="2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864517722613" calcext:value-type="float">
            <text:p>0.000864517722613</text:p>
          </table:table-cell>
          <table:table-cell table:number-columns-repeated="2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6764522174" calcext:value-type="float">
            <text:p>0.0176764522174</text:p>
          </table:table-cell>
          <table:table-cell table:number-columns-repeated="2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19969885187" calcext:value-type="float">
            <text:p>0.00319969885187</text:p>
          </table:table-cell>
          <table:table-cell table:number-columns-repeated="2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037593985" calcext:value-type="float">
            <text:p>-0.015037593985</text:p>
          </table:table-cell>
          <table:table-cell table:number-columns-repeated="2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75609756098" calcext:value-type="float">
            <text:p>-0.00975609756098</text:p>
          </table:table-cell>
          <table:table-cell table:number-columns-repeated="2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5032855623" calcext:value-type="float">
            <text:p>-0.0025032855623</text:p>
          </table:table-cell>
          <table:table-cell table:number-columns-repeated="2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9644502297" calcext:value-type="float">
            <text:p>0.0179644502297</text:p>
          </table:table-cell>
          <table:table-cell table:number-columns-repeated="2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86433671552" calcext:value-type="float">
            <text:p>0.0086433671552</text:p>
          </table:table-cell>
          <table:table-cell table:number-columns-repeated="2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19221105528" calcext:value-type="float">
            <text:p>0.0219221105528</text:p>
          </table:table-cell>
          <table:table-cell table:number-columns-repeated="2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table:style-name="ce3" office:value-type="float" office:value="0.0000746092341362" calcext:value-type="float">
            <text:p>7.46E-05</text:p>
          </table:table-cell>
          <table:table-cell table:number-columns-repeated="2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51079599589" calcext:value-type="float">
            <text:p>-0.00751079599589</text:p>
          </table:table-cell>
          <table:table-cell table:number-columns-repeated="2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09545708781" calcext:value-type="float">
            <text:p>-0.00409545708781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1150994009" calcext:value-type="float">
            <text:p>-0.0131150994009</text:p>
          </table:table-cell>
          <table:table-cell table:number-columns-repeated="2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79127725857" calcext:value-type="float">
            <text:p>-0.00679127725857</text:p>
          </table:table-cell>
          <table:table-cell table:number-columns-repeated="2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64917578961" calcext:value-type="float">
            <text:p>0.00364917578961</text:p>
          </table:table-cell>
          <table:table-cell table:number-columns-repeated="2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1950883348" calcext:value-type="float">
            <text:p>-0.0031950883348</text:p>
          </table:table-cell>
          <table:table-cell table:number-columns-repeated="2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250437321453" calcext:value-type="float">
            <text:p>0.00250437321453</text:p>
          </table:table-cell>
          <table:table-cell table:number-columns-repeated="2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54529101889" calcext:value-type="float">
            <text:p>0.0254529101889</text:p>
          </table:table-cell>
          <table:table-cell table:number-columns-repeated="2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47054243447" calcext:value-type="float">
            <text:p>0.0447054243447</text:p>
          </table:table-cell>
          <table:table-cell table:number-columns-repeated="2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08229072617" calcext:value-type="float">
            <text:p>0.0408229072617</text:p>
          </table:table-cell>
          <table:table-cell table:number-columns-repeated="2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89465153971" calcext:value-type="float">
            <text:p>0.0489465153971</text:p>
          </table:table-cell>
          <table:table-cell table:number-columns-repeated="2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46821991948" calcext:value-type="float">
            <text:p>0.0646821991948</text:p>
          </table:table-cell>
          <table:table-cell table:number-columns-repeated="2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3883559378" calcext:value-type="float">
            <text:p>0.0623883559378</text:p>
          </table:table-cell>
          <table:table-cell table:number-columns-repeated="2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570473145015" calcext:value-type="float">
            <text:p>0.0570473145015</text:p>
          </table:table-cell>
          <table:table-cell table:number-columns-repeated="2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57704918033" calcext:value-type="float">
            <text:p>0.0457704918033</text:p>
          </table:table-cell>
          <table:table-cell table:number-columns-repeated="2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2445708376" calcext:value-type="float">
            <text:p>0.0282445708376</text:p>
          </table:table-cell>
          <table:table-cell table:number-columns-repeated="2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94676314769" calcext:value-type="float">
            <text:p>0.00794676314769</text:p>
          </table:table-cell>
          <table:table-cell table:number-columns-repeated="2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96412789186" calcext:value-type="float">
            <text:p>0.00396412789186</text:p>
          </table:table-cell>
          <table:table-cell table:number-columns-repeated="2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50431351568" calcext:value-type="float">
            <text:p>0.0350431351568</text:p>
          </table:table-cell>
          <table:table-cell table:number-columns-repeated="2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26295118024" calcext:value-type="float">
            <text:p>0.00526295118024</text:p>
          </table:table-cell>
          <table:table-cell table:number-columns-repeated="2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39595533385" calcext:value-type="float">
            <text:p>-0.00539595533385</text:p>
          </table:table-cell>
          <table:table-cell table:number-columns-repeated="2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1152317018" calcext:value-type="float">
            <text:p>-0.0241152317018</text:p>
          </table:table-cell>
          <table:table-cell table:number-columns-repeated="2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53702218658" calcext:value-type="float">
            <text:p>-0.00153702218658</text:p>
          </table:table-cell>
          <table:table-cell table:number-columns-repeated="2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75606533988" calcext:value-type="float">
            <text:p>0.00975606533988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0813091281" calcext:value-type="float">
            <text:p>-0.0120813091281</text:p>
          </table:table-cell>
          <table:table-cell table:number-columns-repeated="2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595162317" calcext:value-type="float">
            <text:p>-0.015595162317</text:p>
          </table:table-cell>
          <table:table-cell table:number-columns-repeated="2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1367804381" calcext:value-type="float">
            <text:p>-0.031367804381</text:p>
          </table:table-cell>
          <table:table-cell table:number-columns-repeated="2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4856044856" calcext:value-type="float">
            <text:p>-0.044856044856</text:p>
          </table:table-cell>
          <table:table-cell table:number-columns-repeated="2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08499743984" calcext:value-type="float">
            <text:p>-0.0308499743984</text:p>
          </table:table-cell>
          <table:table-cell table:number-columns-repeated="2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30359937402" calcext:value-type="float">
            <text:p>-0.00430359937402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95403791223" calcext:value-type="float">
            <text:p>-0.0195403791223</text:p>
          </table:table-cell>
          <table:table-cell table:number-columns-repeated="2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64658763217" calcext:value-type="float">
            <text:p>-0.0264658763217</text:p>
          </table:table-cell>
          <table:table-cell table:number-columns-repeated="2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7415415925" calcext:value-type="float">
            <text:p>-0.0357415415925</text:p>
          </table:table-cell>
          <table:table-cell table:number-columns-repeated="2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69662205226" calcext:value-type="float">
            <text:p>0.00369662205226</text:p>
          </table:table-cell>
          <table:table-cell table:number-columns-repeated="2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24104317002" calcext:value-type="float">
            <text:p>-0.00424104317002</text:p>
          </table:table-cell>
          <table:table-cell table:number-columns-repeated="2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15886722967" calcext:value-type="float">
            <text:p>-0.00215886722967</text:p>
          </table:table-cell>
          <table:table-cell table:number-columns-repeated="2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74833808167" calcext:value-type="float">
            <text:p>-0.00474833808167</text:p>
          </table:table-cell>
          <table:table-cell table:number-columns-repeated="2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34323126095" calcext:value-type="float">
            <text:p>-0.00434323126095</text:p>
          </table:table-cell>
          <table:table-cell table:number-columns-repeated="2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65228690229" calcext:value-type="float">
            <text:p>0.00565228690229</text:p>
          </table:table-cell>
          <table:table-cell table:number-columns-repeated="2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4550006588" calcext:value-type="float">
            <text:p>0.0234550006588</text:p>
          </table:table-cell>
          <table:table-cell table:number-columns-repeated="2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557956778" calcext:value-type="float">
            <text:p>0.024557956778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96931100453" calcext:value-type="float">
            <text:p>0.0296931100453</text:p>
          </table:table-cell>
          <table:table-cell table:number-columns-repeated="2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03204483403" calcext:value-type="float">
            <text:p>0.0303204483403</text:p>
          </table:table-cell>
          <table:table-cell table:number-columns-repeated="2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459244532803" calcext:value-type="float">
            <text:p>0.0459244532803</text:p>
          </table:table-cell>
          <table:table-cell table:number-columns-repeated="2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82111304572" calcext:value-type="float">
            <text:p>0.0182111304572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0160455487" calcext:value-type="float">
            <text:p>0.0170160455487</text:p>
          </table:table-cell>
          <table:table-cell table:number-columns-repeated="2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99298693019" calcext:value-type="float">
            <text:p>-0.00599298693019</text:p>
          </table:table-cell>
          <table:table-cell table:number-columns-repeated="2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5611116096" calcext:value-type="float">
            <text:p>-0.025611116096</text:p>
          </table:table-cell>
          <table:table-cell table:number-columns-repeated="2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0145716304" calcext:value-type="float">
            <text:p>-0.0110145716304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0395010395" calcext:value-type="float">
            <text:p>-0.0010395010395</text:p>
          </table:table-cell>
          <table:table-cell table:number-columns-repeated="2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98702983139" calcext:value-type="float">
            <text:p>-0.00998702983139</text:p>
          </table:table-cell>
          <table:table-cell table:number-columns-repeated="2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484023939562" calcext:value-type="float">
            <text:p>-0.000484023939562</text:p>
          </table:table-cell>
          <table:table-cell table:number-columns-repeated="2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7839444995" calcext:value-type="float">
            <text:p>-0.0017839444995</text:p>
          </table:table-cell>
          <table:table-cell table:number-columns-repeated="2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8827412153" calcext:value-type="float">
            <text:p>0.0038827412153</text:p>
          </table:table-cell>
          <table:table-cell table:number-columns-repeated="2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466260847041" calcext:value-type="float">
            <text:p>0.00466260847041</text:p>
          </table:table-cell>
          <table:table-cell table:number-columns-repeated="2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8131850965" calcext:value-type="float">
            <text:p>0.0248131850965</text:p>
          </table:table-cell>
          <table:table-cell table:number-columns-repeated="2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3844846742" calcext:value-type="float">
            <text:p>0.0173844846742</text:p>
          </table:table-cell>
          <table:table-cell table:number-columns-repeated="2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18906064209" calcext:value-type="float">
            <text:p>-0.00118906064209</text:p>
          </table:table-cell>
          <table:table-cell table:number-columns-repeated="2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48302872063" calcext:value-type="float">
            <text:p>0.00548302872063</text:p>
          </table:table-cell>
          <table:table-cell table:number-columns-repeated="2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55670643766" calcext:value-type="float">
            <text:p>-0.00255670643766</text:p>
          </table:table-cell>
          <table:table-cell table:number-columns-repeated="2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875279240205" calcext:value-type="float">
            <text:p>-0.000875279240205</text:p>
          </table:table-cell>
          <table:table-cell table:number-columns-repeated="2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77053824363" calcext:value-type="float">
            <text:p>-0.0177053824363</text:p>
          </table:table-cell>
          <table:table-cell table:number-columns-repeated="2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6314837691" calcext:value-type="float">
            <text:p>-0.0186314837691</text:p>
          </table:table-cell>
          <table:table-cell table:number-columns-repeated="2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9579489789" calcext:value-type="float">
            <text:p>-0.0189579489789</text:p>
          </table:table-cell>
          <table:table-cell table:number-columns-repeated="2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34171174038" calcext:value-type="float">
            <text:p>-0.0234171174038</text:p>
          </table:table-cell>
          <table:table-cell table:number-columns-repeated="2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2675268544" calcext:value-type="float">
            <text:p>-0.0272675268544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087475021" calcext:value-type="float">
            <text:p>-0.011087475021</text:p>
          </table:table-cell>
          <table:table-cell table:number-columns-repeated="2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51393188854" calcext:value-type="float">
            <text:p>-0.00851393188854</text:p>
          </table:table-cell>
          <table:table-cell table:number-columns-repeated="2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1875925092" calcext:value-type="float">
            <text:p>-0.0151875925092</text:p>
          </table:table-cell>
          <table:table-cell table:number-columns-repeated="2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728553137" calcext:value-type="float">
            <text:p>-0.01728553137</text:p>
          </table:table-cell>
          <table:table-cell table:number-columns-repeated="2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03019447288" calcext:value-type="float">
            <text:p>-0.00403019447288</text:p>
          </table:table-cell>
          <table:table-cell table:number-columns-repeated="2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108542970246" calcext:value-type="float">
            <text:p>0.00108542970246</text:p>
          </table:table-cell>
          <table:table-cell table:number-columns-repeated="2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81551228854" calcext:value-type="float">
            <text:p>0.00581551228854</text:p>
          </table:table-cell>
          <table:table-cell table:number-columns-repeated="2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698235368795" calcext:value-type="float">
            <text:p>-0.000698235368795</text:p>
          </table:table-cell>
          <table:table-cell table:number-columns-repeated="2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26121304791" calcext:value-type="float">
            <text:p>-0.0026121304791</text:p>
          </table:table-cell>
          <table:table-cell table:number-columns-repeated="2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322102686336" calcext:value-type="float">
            <text:p>-0.000322102686336</text:p>
          </table:table-cell>
          <table:table-cell table:number-columns-repeated="2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51217944598" calcext:value-type="float">
            <text:p>-0.00951217944598</text:p>
          </table:table-cell>
          <table:table-cell table:number-columns-repeated="2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3729052066" calcext:value-type="float">
            <text:p>-0.0053729052066</text:p>
          </table:table-cell>
          <table:table-cell table:number-columns-repeated="2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134185303514" calcext:value-type="float">
            <text:p>-0.00134185303514</text:p>
          </table:table-cell>
          <table:table-cell table:number-columns-repeated="2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57051772507" calcext:value-type="float">
            <text:p>-0.00357051772507</text:p>
          </table:table-cell>
          <table:table-cell table:number-columns-repeated="2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4185022026" calcext:value-type="float">
            <text:p>-0.0154185022026</text:p>
          </table:table-cell>
          <table:table-cell table:number-columns-repeated="2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7606032045" calcext:value-type="float">
            <text:p>-0.0137606032045</text:p>
          </table:table-cell>
          <table:table-cell table:number-columns-repeated="2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91483974557" calcext:value-type="float">
            <text:p>-0.0291483974557</text:p>
          </table:table-cell>
          <table:table-cell table:number-columns-repeated="2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4435389125" calcext:value-type="float">
            <text:p>-0.0354435389125</text:p>
          </table:table-cell>
          <table:table-cell table:number-columns-repeated="2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9934539616" calcext:value-type="float">
            <text:p>-0.0419934539616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92047910107" calcext:value-type="float">
            <text:p>-0.0392047910107</text:p>
          </table:table-cell>
          <table:table-cell table:number-columns-repeated="2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75172370955" calcext:value-type="float">
            <text:p>-0.0275172370955</text:p>
          </table:table-cell>
          <table:table-cell table:number-columns-repeated="2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9424643901" calcext:value-type="float">
            <text:p>-0.0249424643901</text:p>
          </table:table-cell>
          <table:table-cell table:number-columns-repeated="2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49286865931" calcext:value-type="float">
            <text:p>-0.0249286865931</text:p>
          </table:table-cell>
          <table:table-cell table:number-columns-repeated="2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28767123288" calcext:value-type="float">
            <text:p>-0.0328767123288</text:p>
          </table:table-cell>
          <table:table-cell table:number-columns-repeated="2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26525392766" calcext:value-type="float">
            <text:p>-0.0226525392766</text:p>
          </table:table-cell>
          <table:table-cell table:number-columns-repeated="2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04526201138" calcext:value-type="float">
            <text:p>-0.0204526201138</text:p>
          </table:table-cell>
          <table:table-cell table:number-columns-repeated="2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74910091721" calcext:value-type="float">
            <text:p>-0.0374910091721</text:p>
          </table:table-cell>
          <table:table-cell table:number-columns-repeated="2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85440247826" calcext:value-type="float">
            <text:p>-0.0385440247826</text:p>
          </table:table-cell>
          <table:table-cell table:number-columns-repeated="2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91061452514" calcext:value-type="float">
            <text:p>-0.0391061452514</text:p>
          </table:table-cell>
          <table:table-cell table:number-columns-repeated="2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8085711904" calcext:value-type="float">
            <text:p>-0.0438085711904</text:p>
          </table:table-cell>
          <table:table-cell table:number-columns-repeated="2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32683711783" calcext:value-type="float">
            <text:p>-0.0432683711783</text:p>
          </table:table-cell>
          <table:table-cell table:number-columns-repeated="2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54117181775" calcext:value-type="float">
            <text:p>-0.0454117181775</text:p>
          </table:table-cell>
          <table:table-cell table:number-columns-repeated="2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19967381174" calcext:value-type="float">
            <text:p>-0.0419967381174</text:p>
          </table:table-cell>
          <table:table-cell table:number-columns-repeated="2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27664161277" calcext:value-type="float">
            <text:p>-0.0427664161277</text:p>
          </table:table-cell>
          <table:table-cell table:number-columns-repeated="2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04469533842" calcext:value-type="float">
            <text:p>-0.0404469533842</text:p>
          </table:table-cell>
          <table:table-cell table:number-columns-repeated="2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3567662566" calcext:value-type="float">
            <text:p>-0.0133567662566</text:p>
          </table:table-cell>
          <table:table-cell table:number-columns-repeated="2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33930325264" calcext:value-type="float">
            <text:p>-0.0333930325264</text:p>
          </table:table-cell>
          <table:table-cell table:number-columns-repeated="2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83941503446" calcext:value-type="float">
            <text:p>-0.0183941503446</text:p>
          </table:table-cell>
          <table:table-cell table:number-columns-repeated="2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33207327712" calcext:value-type="float">
            <text:p>-0.0233207327712</text:p>
          </table:table-cell>
          <table:table-cell table:number-columns-repeated="2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20510396975" calcext:value-type="float">
            <text:p>0.0120510396975</text:p>
          </table:table-cell>
          <table:table-cell table:number-columns-repeated="2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324021367896" calcext:value-type="float">
            <text:p>0.00324021367896</text:p>
          </table:table-cell>
          <table:table-cell table:number-columns-repeated="2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74381368268" calcext:value-type="float">
            <text:p>-0.00774381368268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16928769658" calcext:value-type="float">
            <text:p>-0.00716928769658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36641708747" calcext:value-type="float">
            <text:p>-0.00336641708747</text:p>
          </table:table-cell>
          <table:table-cell table:number-columns-repeated="2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56831361633" calcext:value-type="float">
            <text:p>-0.0056831361633</text:p>
          </table:table-cell>
          <table:table-cell table:number-columns-repeated="2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2030772777" calcext:value-type="float">
            <text:p>-0.00922030772777</text:p>
          </table:table-cell>
          <table:table-cell table:number-columns-repeated="2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4696917215" calcext:value-type="float">
            <text:p>-0.0124696917215</text:p>
          </table:table-cell>
          <table:table-cell table:number-columns-repeated="2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68876868493" calcext:value-type="float">
            <text:p>-0.00668876868493</text:p>
          </table:table-cell>
          <table:table-cell table:number-columns-repeated="2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32504213402" calcext:value-type="float">
            <text:p>-0.0132504213402</text:p>
          </table:table-cell>
          <table:table-cell table:number-columns-repeated="2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45374294817" calcext:value-type="float">
            <text:p>0.00745374294817</text:p>
          </table:table-cell>
          <table:table-cell table:number-columns-repeated="2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186415006408" calcext:value-type="float">
            <text:p>0.00186415006408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83763233316" calcext:value-type="float">
            <text:p>0.00783763233316</text:p>
          </table:table-cell>
          <table:table-cell table:number-columns-repeated="2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3613049442" calcext:value-type="float">
            <text:p>0.0263613049442</text:p>
          </table:table-cell>
          <table:table-cell table:number-columns-repeated="2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87921049521" calcext:value-type="float">
            <text:p>0.0187921049521</text:p>
          </table:table-cell>
          <table:table-cell table:number-columns-repeated="2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41226776762" calcext:value-type="float">
            <text:p>0.0241226776762</text:p>
          </table:table-cell>
          <table:table-cell table:number-columns-repeated="2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141969096" calcext:value-type="float">
            <text:p>0.022141969096</text:p>
          </table:table-cell>
          <table:table-cell table:number-columns-repeated="2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7137590677" calcext:value-type="float">
            <text:p>0.0227137590677</text:p>
          </table:table-cell>
          <table:table-cell table:number-columns-repeated="2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18729456762" calcext:value-type="float">
            <text:p>0.0218729456762</text:p>
          </table:table-cell>
          <table:table-cell table:number-columns-repeated="2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16425120773" calcext:value-type="float">
            <text:p>0.0316425120773</text:p>
          </table:table-cell>
          <table:table-cell table:number-columns-repeated="2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71760716881" calcext:value-type="float">
            <text:p>0.0371760716881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6712369956" calcext:value-type="float">
            <text:p>0.0226712369956</text:p>
          </table:table-cell>
          <table:table-cell table:number-columns-repeated="2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27854156012" calcext:value-type="float">
            <text:p>0.0127854156012</text:p>
          </table:table-cell>
          <table:table-cell table:number-columns-repeated="2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6816681668" calcext:value-type="float">
            <text:p>0.0166816681668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76470588235" calcext:value-type="float">
            <text:p>0.0176470588235</text:p>
          </table:table-cell>
          <table:table-cell table:number-columns-repeated="2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35578689528" calcext:value-type="float">
            <text:p>0.0335578689528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5409514468" calcext:value-type="float">
            <text:p>0.0235409514468</text:p>
          </table:table-cell>
          <table:table-cell table:number-columns-repeated="2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25164754699" calcext:value-type="float">
            <text:p>0.0225164754699</text:p>
          </table:table-cell>
          <table:table-cell table:number-columns-repeated="2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38537965918" calcext:value-type="float">
            <text:p>-0.0038537965918</text:p>
          </table:table-cell>
          <table:table-cell table:number-columns-repeated="2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95647992306" calcext:value-type="float">
            <text:p>-0.00895647992306</text:p>
          </table:table-cell>
          <table:table-cell table:number-columns-repeated="2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7282848128" calcext:value-type="float">
            <text:p>-0.0117282848128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27938113657" calcext:value-type="float">
            <text:p>-0.0127938113657</text:p>
          </table:table-cell>
          <table:table-cell table:number-columns-repeated="2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417785735601" calcext:value-type="float">
            <text:p>-0.00417785735601</text:p>
          </table:table-cell>
          <table:table-cell table:number-columns-repeated="2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88624686342" calcext:value-type="float">
            <text:p>-0.00788624686342</text:p>
          </table:table-cell>
          <table:table-cell table:number-columns-repeated="2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04229170432" calcext:value-type="float">
            <text:p>-0.0204229170432</text:p>
          </table:table-cell>
          <table:table-cell table:number-columns-repeated="2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45496256943" calcext:value-type="float">
            <text:p>-0.0145496256943</text:p>
          </table:table-cell>
          <table:table-cell table:number-columns-repeated="2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57666149624" calcext:value-type="float">
            <text:p>-0.00757666149624</text:p>
          </table:table-cell>
          <table:table-cell table:number-columns-repeated="2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762903802599" calcext:value-type="float">
            <text:p>-0.00762903802599</text:p>
          </table:table-cell>
          <table:table-cell table:number-columns-repeated="2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20646319569" calcext:value-type="float">
            <text:p>0.00520646319569</text:p>
          </table:table-cell>
          <table:table-cell table:number-columns-repeated="2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926964633642" calcext:value-type="float">
            <text:p>-0.00926964633642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4542126705" calcext:value-type="float">
            <text:p>-0.0114542126705</text:p>
          </table:table-cell>
          <table:table-cell table:number-columns-repeated="2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14232641785" calcext:value-type="float">
            <text:p>-0.0114232641785</text:p>
          </table:table-cell>
          <table:table-cell table:number-columns-repeated="2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77109922771" calcext:value-type="float">
            <text:p>0.00777109922771</text:p>
          </table:table-cell>
          <table:table-cell table:number-columns-repeated="2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40220187878" calcext:value-type="float">
            <text:p>-0.00640220187878</text:p>
          </table:table-cell>
          <table:table-cell table:number-columns-repeated="2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670698844242" calcext:value-type="float">
            <text:p>-0.00670698844242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37950937951" calcext:value-type="float">
            <text:p>0.00937950937951</text:p>
          </table:table-cell>
          <table:table-cell table:number-columns-repeated="2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7010810154" calcext:value-type="float">
            <text:p>0.0167010810154</text:p>
          </table:table-cell>
          <table:table-cell table:number-columns-repeated="2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0047865586" calcext:value-type="float">
            <text:p>0.0230047865586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23149951315" calcext:value-type="float">
            <text:p>0.0323149951315</text:p>
          </table:table-cell>
          <table:table-cell table:number-columns-repeated="2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66634347352" calcext:value-type="float">
            <text:p>0.0266634347352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628509459" calcext:value-type="float">
            <text:p>0.016628509459</text:p>
          </table:table-cell>
          <table:table-cell table:number-columns-repeated="2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786639235145" calcext:value-type="float">
            <text:p>0.00786639235145</text:p>
          </table:table-cell>
          <table:table-cell table:number-columns-repeated="2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631883011374" calcext:value-type="float">
            <text:p>0.00631883011374</text:p>
          </table:table-cell>
          <table:table-cell table:number-columns-repeated="2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97925916915" calcext:value-type="float">
            <text:p>0.0097925916915</text:p>
          </table:table-cell>
          <table:table-cell table:number-columns-repeated="2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12017533179" calcext:value-type="float">
            <text:p>0.0112017533179</text:p>
          </table:table-cell>
          <table:table-cell table:number-columns-repeated="2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0182415176943" calcext:value-type="float">
            <text:p>-0.000182415176943</text:p>
          </table:table-cell>
          <table:table-cell table:number-columns-repeated="2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0975847767748" calcext:value-type="float">
            <text:p>0.000975847767748</text:p>
          </table:table-cell>
          <table:table-cell table:number-columns-repeated="2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163103916965" calcext:value-type="float">
            <text:p>0.0163103916965</text:p>
          </table:table-cell>
          <table:table-cell table:number-columns-repeated="2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71114599686" calcext:value-type="float">
            <text:p>0.0371114599686</text:p>
          </table:table-cell>
          <table:table-cell table:number-columns-repeated="2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35691799395" calcext:value-type="float">
            <text:p>0.0335691799395</text:p>
          </table:table-cell>
          <table:table-cell table:number-columns-repeated="2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02936053745" calcext:value-type="float">
            <text:p>0.0302936053745</text:p>
          </table:table-cell>
          <table:table-cell table:number-columns-repeated="2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89101290963" calcext:value-type="float">
            <text:p>0.0289101290963</text:p>
          </table:table-cell>
          <table:table-cell table:number-columns-repeated="2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8569826834" calcext:value-type="float">
            <text:p>0.0238569826834</text:p>
          </table:table-cell>
          <table:table-cell table:number-columns-repeated="2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36038788937" calcext:value-type="float">
            <text:p>0.0236038788937</text:p>
          </table:table-cell>
          <table:table-cell table:number-columns-repeated="2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05041641326" calcext:value-type="float">
            <text:p>0.0205041641326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57540704716" calcext:value-type="float">
            <text:p>0.00657540704716</text:p>
          </table:table-cell>
          <table:table-cell/>
          <table:table-cell office:value-type="string" calcext:value-type="string">
            <text:p>difference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582268723" calcext:value-type="float">
            <text:p>-0.005582268723</text:p>
          </table:table-cell>
          <table:table-cell table:number-columns-repeated="2"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48355888007" calcext:value-type="float">
            <text:p>-0.00948355888007</text:p>
          </table:table-cell>
          <table:table-cell table:number-columns-repeated="2"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510351436" calcext:value-type="float">
            <text:p>-0.0196510351436</text:p>
          </table:table-cell>
          <table:table-cell table:number-columns-repeated="2"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81547588155" calcext:value-type="float">
            <text:p>-0.00681547588155</text:p>
          </table:table-cell>
          <table:table-cell table:number-columns-repeated="2"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78513021962" calcext:value-type="float">
            <text:p>0.0178513021962</text:p>
          </table:table-cell>
          <table:table-cell table:number-columns-repeated="2"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36843486432" calcext:value-type="float">
            <text:p>0.0436843486432</text:p>
          </table:table-cell>
          <table:table-cell table:number-columns-repeated="2"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90513732606" calcext:value-type="float">
            <text:p>0.0190513732606</text:p>
          </table:table-cell>
          <table:table-cell table:number-columns-repeated="2"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49964122553" calcext:value-type="float">
            <text:p>0.0249964122553</text:p>
          </table:table-cell>
          <table:table-cell table:number-columns-repeated="2"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54271428468" calcext:value-type="float">
            <text:p>-0.00854271428468</text:p>
          </table:table-cell>
          <table:table-cell table:number-columns-repeated="2"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3965749641" calcext:value-type="float">
            <text:p>0.0143965749641</text:p>
          </table:table-cell>
          <table:table-cell table:number-columns-repeated="2"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90419226189" calcext:value-type="float">
            <text:p>0.0190419226189</text:p>
          </table:table-cell>
          <table:table-cell table:number-columns-repeated="2"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23910069939" calcext:value-type="float">
            <text:p>0.0423910069939</text:p>
          </table:table-cell>
          <table:table-cell table:number-columns-repeated="2"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89832595509" calcext:value-type="float">
            <text:p>0.0689832595509</text:p>
          </table:table-cell>
          <table:table-cell table:number-columns-repeated="2"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96142201252" calcext:value-type="float">
            <text:p>0.0496142201252</text:p>
          </table:table-cell>
          <table:table-cell table:number-columns-repeated="2"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19190714182" calcext:value-type="float">
            <text:p>0.0519190714182</text:p>
          </table:table-cell>
          <table:table-cell table:number-columns-repeated="2"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6516898145" calcext:value-type="float">
            <text:p>0.0536516898145</text:p>
          </table:table-cell>
          <table:table-cell table:number-columns-repeated="2"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92473881451" calcext:value-type="float">
            <text:p>0.0692473881451</text:p>
          </table:table-cell>
          <table:table-cell table:number-columns-repeated="2"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6556613966" calcext:value-type="float">
            <text:p>0.056556613966</text:p>
          </table:table-cell>
          <table:table-cell table:number-columns-repeated="2"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15019434251" calcext:value-type="float">
            <text:p>0.0515019434251</text:p>
          </table:table-cell>
          <table:table-cell table:number-columns-repeated="2"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47779507872" calcext:value-type="float">
            <text:p>0.0447779507872</text:p>
          </table:table-cell>
          <table:table-cell table:number-columns-repeated="2"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57910224494" calcext:value-type="float">
            <text:p>0.00457910224494</text:p>
          </table:table-cell>
          <table:table-cell table:number-columns-repeated="2"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01081277022" calcext:value-type="float">
            <text:p>0.00601081277022</text:p>
          </table:table-cell>
          <table:table-cell table:number-columns-repeated="2"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4461901573" calcext:value-type="float">
            <text:p>0.0144461901573</text:p>
          </table:table-cell>
          <table:table-cell table:number-columns-repeated="2"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36013033339" calcext:value-type="float">
            <text:p>0.00136013033339</text:p>
          </table:table-cell>
          <table:table-cell table:number-columns-repeated="2"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3228041654" calcext:value-type="float">
            <text:p>0.013228041654</text:p>
          </table:table-cell>
          <table:table-cell table:number-columns-repeated="2"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68701675306" calcext:value-type="float">
            <text:p>0.00268701675306</text:p>
          </table:table-cell>
          <table:table-cell table:number-columns-repeated="2"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00173648437" calcext:value-type="float">
            <text:p>0.0100173648437</text:p>
          </table:table-cell>
          <table:table-cell table:number-columns-repeated="2"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40134450451" calcext:value-type="float">
            <text:p>0.0240134450451</text:p>
          </table:table-cell>
          <table:table-cell table:number-columns-repeated="2"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16783053967" calcext:value-type="float">
            <text:p>0.0116783053967</text:p>
          </table:table-cell>
          <table:table-cell table:number-columns-repeated="2"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30009494824" calcext:value-type="float">
            <text:p>-0.00530009494824</text:p>
          </table:table-cell>
          <table:table-cell table:number-columns-repeated="2"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7563204073" calcext:value-type="float">
            <text:p>-0.0177563204073</text:p>
          </table:table-cell>
          <table:table-cell table:number-columns-repeated="2"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22518002766" calcext:value-type="float">
            <text:p>-0.00922518002766</text:p>
          </table:table-cell>
          <table:table-cell table:number-columns-repeated="2"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4245226414" calcext:value-type="float">
            <text:p>-0.0114245226414</text:p>
          </table:table-cell>
          <table:table-cell table:number-columns-repeated="2"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61041137981" calcext:value-type="float">
            <text:p>-0.00661041137981</text:p>
          </table:table-cell>
          <table:table-cell table:number-columns-repeated="2"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96774927853" calcext:value-type="float">
            <text:p>0.00496774927853</text:p>
          </table:table-cell>
          <table:table-cell table:number-columns-repeated="2"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59735941046" calcext:value-type="float">
            <text:p>0.0259735941046</text:p>
          </table:table-cell>
          <table:table-cell table:number-columns-repeated="2"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1036452315" calcext:value-type="float">
            <text:p>0.0181036452315</text:p>
          </table:table-cell>
          <table:table-cell table:number-columns-repeated="2"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29222659169" calcext:value-type="float">
            <text:p>0.0429222659169</text:p>
          </table:table-cell>
          <table:table-cell table:number-columns-repeated="2"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9622552464" calcext:value-type="float">
            <text:p>0.069622552464</text:p>
          </table:table-cell>
          <table:table-cell table:number-columns-repeated="2"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48526975423" calcext:value-type="float">
            <text:p>0.0548526975423</text:p>
          </table:table-cell>
          <table:table-cell table:number-columns-repeated="2"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837993895" calcext:value-type="float">
            <text:p>0.053837993895</text:p>
          </table:table-cell>
          <table:table-cell table:number-columns-repeated="2"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4720062443" calcext:value-type="float">
            <text:p>0.0264720062443</text:p>
          </table:table-cell>
          <table:table-cell table:number-columns-repeated="2"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5861217885" calcext:value-type="float">
            <text:p>0.0155861217885</text:p>
          </table:table-cell>
          <table:table-cell table:number-columns-repeated="2"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27494014366" calcext:value-type="float">
            <text:p>-0.0127494014366</text:p>
          </table:table-cell>
          <table:table-cell table:number-columns-repeated="2"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25743441387" calcext:value-type="float">
            <text:p>-0.00925743441387</text:p>
          </table:table-cell>
          <table:table-cell table:number-columns-repeated="2"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77906439022" calcext:value-type="float">
            <text:p>-0.00277906439022</text:p>
          </table:table-cell>
          <table:table-cell table:number-columns-repeated="2"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44932435815" calcext:value-type="float">
            <text:p>-0.0444932435815</text:p>
          </table:table-cell>
          <table:table-cell table:number-columns-repeated="2"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7345846323" calcext:value-type="float">
            <text:p>-0.037345846323</text:p>
          </table:table-cell>
          <table:table-cell table:number-columns-repeated="2"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41701568496" calcext:value-type="float">
            <text:p>-0.0341701568496</text:p>
          </table:table-cell>
          <table:table-cell table:number-columns-repeated="2"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62679260277" calcext:value-type="float">
            <text:p>-0.0362679260277</text:p>
          </table:table-cell>
          <table:table-cell table:number-columns-repeated="2"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41724070736" calcext:value-type="float">
            <text:p>-0.0141724070736</text:p>
          </table:table-cell>
          <table:table-cell table:number-columns-repeated="2"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table:style-name="ce3" office:value-type="float" office:value="0.0000593301165591" calcext:value-type="float">
            <text:p>5.93E-05</text:p>
          </table:table-cell>
          <table:table-cell table:number-columns-repeated="2"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6447324608" calcext:value-type="float">
            <text:p>-0.0106447324608</text:p>
          </table:table-cell>
          <table:table-cell table:number-columns-repeated="2"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6082364275" calcext:value-type="float">
            <text:p>-0.0216082364275</text:p>
          </table:table-cell>
          <table:table-cell table:number-columns-repeated="2"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64946311192" calcext:value-type="float">
            <text:p>-0.0364946311192</text:p>
          </table:table-cell>
          <table:table-cell table:number-columns-repeated="2"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44260169809" calcext:value-type="float">
            <text:p>-0.0244260169809</text:p>
          </table:table-cell>
          <table:table-cell table:number-columns-repeated="2"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3797956473" calcext:value-type="float">
            <text:p>-0.0223797956473</text:p>
          </table:table-cell>
          <table:table-cell table:number-columns-repeated="2"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03042655335" calcext:value-type="float">
            <text:p>-0.00403042655335</text:p>
          </table:table-cell>
          <table:table-cell table:number-columns-repeated="2"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7737521206" calcext:value-type="float">
            <text:p>-0.0137737521206</text:p>
          </table:table-cell>
          <table:table-cell table:number-columns-repeated="2"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6973204756" calcext:value-type="float">
            <text:p>-0.0186973204756</text:p>
          </table:table-cell>
          <table:table-cell table:number-columns-repeated="2"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3162171659" calcext:value-type="float">
            <text:p>-0.0173162171659</text:p>
          </table:table-cell>
          <table:table-cell table:number-columns-repeated="2"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05367099773" calcext:value-type="float">
            <text:p>0.0105367099773</text:p>
          </table:table-cell>
          <table:table-cell table:number-columns-repeated="2"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54077130697" calcext:value-type="float">
            <text:p>0.00954077130697</text:p>
          </table:table-cell>
          <table:table-cell table:number-columns-repeated="2"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3248689646" calcext:value-type="float">
            <text:p>0.013248689646</text:p>
          </table:table-cell>
          <table:table-cell table:number-columns-repeated="2"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292284969" calcext:value-type="float">
            <text:p>0.0041292284969</text:p>
          </table:table-cell>
          <table:table-cell table:number-columns-repeated="2"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2969093439" calcext:value-type="float">
            <text:p>-0.0112969093439</text:p>
          </table:table-cell>
          <table:table-cell table:number-columns-repeated="2"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293211571" calcext:value-type="float">
            <text:p>-0.010293211571</text:p>
          </table:table-cell>
          <table:table-cell table:number-columns-repeated="2"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9360335788" calcext:value-type="float">
            <text:p>-0.0109360335788</text:p>
          </table:table-cell>
          <table:table-cell table:number-columns-repeated="2"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55198555298" calcext:value-type="float">
            <text:p>-0.00755198555298</text:p>
          </table:table-cell>
          <table:table-cell table:number-columns-repeated="2"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79109862756" calcext:value-type="float">
            <text:p>-0.00879109862756</text:p>
          </table:table-cell>
          <table:table-cell table:number-columns-repeated="2"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7830957682" calcext:value-type="float">
            <text:p>-0.0317830957682</text:p>
          </table:table-cell>
          <table:table-cell table:number-columns-repeated="2"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4748186489" calcext:value-type="float">
            <text:p>-0.0314748186489</text:p>
          </table:table-cell>
          <table:table-cell table:number-columns-repeated="2"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53808434129" calcext:value-type="float">
            <text:p>-0.00653808434129</text:p>
          </table:table-cell>
          <table:table-cell table:number-columns-repeated="2"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93462278737" calcext:value-type="float">
            <text:p>-0.00393462278737</text:p>
          </table:table-cell>
          <table:table-cell table:number-columns-repeated="2"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28386563822" calcext:value-type="float">
            <text:p>0.00528386563822</text:p>
          </table:table-cell>
          <table:table-cell table:number-columns-repeated="2"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73415349754" calcext:value-type="float">
            <text:p>-0.0173415349754</text:p>
          </table:table-cell>
          <table:table-cell table:number-columns-repeated="2"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13167126851" calcext:value-type="float">
            <text:p>-0.0113167126851</text:p>
          </table:table-cell>
          <table:table-cell table:number-columns-repeated="2"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96173807458" calcext:value-type="float">
            <text:p>-0.0296173807458</text:p>
          </table:table-cell>
          <table:table-cell table:number-columns-repeated="2"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051772902" calcext:value-type="float">
            <text:p>-0.0196051772902</text:p>
          </table:table-cell>
          <table:table-cell table:number-columns-repeated="2"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4759560411" calcext:value-type="float">
            <text:p>-0.014759560411</text:p>
          </table:table-cell>
          <table:table-cell table:number-columns-repeated="2"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469881877" calcext:value-type="float">
            <text:p>-0.03469881877</text:p>
          </table:table-cell>
          <table:table-cell table:number-columns-repeated="2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0085826957" calcext:value-type="float">
            <text:p>-0.0270085826957</text:p>
          </table:table-cell>
          <table:table-cell table:number-columns-repeated="2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55771119972" calcext:value-type="float">
            <text:p>-0.0455771119972</text:p>
          </table:table-cell>
          <table:table-cell table:number-columns-repeated="2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3369563563" calcext:value-type="float">
            <text:p>-0.043369563563</text:p>
          </table:table-cell>
          <table:table-cell table:number-columns-repeated="2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5374796391" calcext:value-type="float">
            <text:p>-0.0215374796391</text:p>
          </table:table-cell>
          <table:table-cell table:number-columns-repeated="2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2565075699" calcext:value-type="float">
            <text:p>-0.0272565075699</text:p>
          </table:table-cell>
          <table:table-cell table:number-columns-repeated="2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6510223954" calcext:value-type="float">
            <text:p>-0.0226510223954</text:p>
          </table:table-cell>
          <table:table-cell table:number-columns-repeated="2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2033425833" calcext:value-type="float">
            <text:p>-0.0312033425833</text:p>
          </table:table-cell>
          <table:table-cell table:number-columns-repeated="2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2652557169" calcext:value-type="float">
            <text:p>-0.0262652557169</text:p>
          </table:table-cell>
          <table:table-cell table:number-columns-repeated="2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5074483427" calcext:value-type="float">
            <text:p>-0.0225074483427</text:p>
          </table:table-cell>
          <table:table-cell table:number-columns-repeated="2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72175465372" calcext:value-type="float">
            <text:p>-0.0272175465372</text:p>
          </table:table-cell>
          <table:table-cell table:number-columns-repeated="2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0619364599" calcext:value-type="float">
            <text:p>-0.0260619364599</text:p>
          </table:table-cell>
          <table:table-cell table:number-columns-repeated="2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9318021128" calcext:value-type="float">
            <text:p>-0.0259318021128</text:p>
          </table:table-cell>
          <table:table-cell table:number-columns-repeated="2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90377677837" calcext:value-type="float">
            <text:p>-0.0390377677837</text:p>
          </table:table-cell>
          <table:table-cell table:number-columns-repeated="2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7194837993" calcext:value-type="float">
            <text:p>-0.0217194837993</text:p>
          </table:table-cell>
          <table:table-cell table:number-columns-repeated="2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7213559518" calcext:value-type="float">
            <text:p>-0.0327213559518</text:p>
          </table:table-cell>
          <table:table-cell table:number-columns-repeated="2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4564294733" calcext:value-type="float">
            <text:p>-0.0224564294733</text:p>
          </table:table-cell>
          <table:table-cell table:number-columns-repeated="2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4958150776" calcext:value-type="float">
            <text:p>-0.0324958150776</text:p>
          </table:table-cell>
          <table:table-cell table:number-columns-repeated="2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25035462817" calcext:value-type="float">
            <text:p>-0.0125035462817</text:p>
          </table:table-cell>
          <table:table-cell table:number-columns-repeated="2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0245803005397" calcext:value-type="float">
            <text:p>-0.000245803005397</text:p>
          </table:table-cell>
          <table:table-cell table:number-columns-repeated="2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3620901125" calcext:value-type="float">
            <text:p>0.0093620901125</text:p>
          </table:table-cell>
          <table:table-cell table:number-columns-repeated="2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2477596113" calcext:value-type="float">
            <text:p>0.0152477596113</text:p>
          </table:table-cell>
          <table:table-cell table:number-columns-repeated="2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95390938883" calcext:value-type="float">
            <text:p>-0.00295390938883</text:p>
          </table:table-cell>
          <table:table-cell table:number-columns-repeated="2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6900047803" calcext:value-type="float">
            <text:p>-0.0196900047803</text:p>
          </table:table-cell>
          <table:table-cell table:number-columns-repeated="2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1406168625" calcext:value-type="float">
            <text:p>-0.0221406168625</text:p>
          </table:table-cell>
          <table:table-cell table:number-columns-repeated="2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5851956854" calcext:value-type="float">
            <text:p>-0.0215851956854</text:p>
          </table:table-cell>
          <table:table-cell table:number-columns-repeated="2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9214629537" calcext:value-type="float">
            <text:p>0.0159214629537</text:p>
          </table:table-cell>
          <table:table-cell table:number-columns-repeated="2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32971853482" calcext:value-type="float">
            <text:p>-0.00632971853482</text:p>
          </table:table-cell>
          <table:table-cell table:number-columns-repeated="2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858588449" calcext:value-type="float">
            <text:p>-0.010858588449</text:p>
          </table:table-cell>
          <table:table-cell table:number-columns-repeated="2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41787096718" calcext:value-type="float">
            <text:p>-0.00141787096718</text:p>
          </table:table-cell>
          <table:table-cell table:number-columns-repeated="2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82925261814" calcext:value-type="float">
            <text:p>0.00182925261814</text:p>
          </table:table-cell>
          <table:table-cell table:number-columns-repeated="2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88723283027" calcext:value-type="float">
            <text:p>0.00688723283027</text:p>
          </table:table-cell>
          <table:table-cell table:number-columns-repeated="2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333443443908" calcext:value-type="float">
            <text:p>0.00333443443908</text:p>
          </table:table-cell>
          <table:table-cell table:number-columns-repeated="2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40838211733" calcext:value-type="float">
            <text:p>0.00940838211733</text:p>
          </table:table-cell>
          <table:table-cell table:number-columns-repeated="2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1499298978" calcext:value-type="float">
            <text:p>0.0021499298978</text:p>
          </table:table-cell>
          <table:table-cell table:number-columns-repeated="2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8070015012" calcext:value-type="float">
            <text:p>-0.0258070015012</text:p>
          </table:table-cell>
          <table:table-cell table:number-columns-repeated="2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37927725454" calcext:value-type="float">
            <text:p>-0.0237927725454</text:p>
          </table:table-cell>
          <table:table-cell table:number-columns-repeated="2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1047224435" calcext:value-type="float">
            <text:p>-0.0321047224435</text:p>
          </table:table-cell>
          <table:table-cell table:number-columns-repeated="2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54176426655" calcext:value-type="float">
            <text:p>-0.0454176426655</text:p>
          </table:table-cell>
          <table:table-cell table:number-columns-repeated="2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40764889451" calcext:value-type="float">
            <text:p>-0.0540764889451</text:p>
          </table:table-cell>
          <table:table-cell table:number-columns-repeated="2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096124223" calcext:value-type="float">
            <text:p>-0.032096124223</text:p>
          </table:table-cell>
          <table:table-cell table:number-columns-repeated="2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2878264747" calcext:value-type="float">
            <text:p>-0.0252878264747</text:p>
          </table:table-cell>
          <table:table-cell table:number-columns-repeated="2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04374068213" calcext:value-type="float">
            <text:p>-0.0404374068213</text:p>
          </table:table-cell>
          <table:table-cell table:number-columns-repeated="2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9836260971" calcext:value-type="float">
            <text:p>-0.0259836260971</text:p>
          </table:table-cell>
          <table:table-cell table:number-columns-repeated="2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44620841648" calcext:value-type="float">
            <text:p>-0.0244620841648</text:p>
          </table:table-cell>
          <table:table-cell table:number-columns-repeated="2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70351324598" calcext:value-type="float">
            <text:p>-0.00270351324598</text:p>
          </table:table-cell>
          <table:table-cell table:number-columns-repeated="2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33655896983" calcext:value-type="float">
            <text:p>0.00433655896983</text:p>
          </table:table-cell>
          <table:table-cell table:number-columns-repeated="2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29584532254" calcext:value-type="float">
            <text:p>-0.00229584532254</text:p>
          </table:table-cell>
          <table:table-cell table:number-columns-repeated="2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44492681192" calcext:value-type="float">
            <text:p>-0.00744492681192</text:p>
          </table:table-cell>
          <table:table-cell table:number-columns-repeated="2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33249816662" calcext:value-type="float">
            <text:p>-0.00733249816662</text:p>
          </table:table-cell>
          <table:table-cell table:number-columns-repeated="2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59962625055" calcext:value-type="float">
            <text:p>0.00559962625055</text:p>
          </table:table-cell>
          <table:table-cell table:number-columns-repeated="2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786483975368" calcext:value-type="float">
            <text:p>0.00786483975368</text:p>
          </table:table-cell>
          <table:table-cell table:number-columns-repeated="2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9291759587" calcext:value-type="float">
            <text:p>0.0019291759587</text:p>
          </table:table-cell>
          <table:table-cell table:number-columns-repeated="2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54919183217" calcext:value-type="float">
            <text:p>-0.00554919183217</text:p>
          </table:table-cell>
          <table:table-cell table:number-columns-repeated="2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08713217315" calcext:value-type="float">
            <text:p>-0.0208713217315</text:p>
          </table:table-cell>
          <table:table-cell table:number-columns-repeated="2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274938152893" calcext:value-type="float">
            <text:p>0.000274938152893</text:p>
          </table:table-cell>
          <table:table-cell table:number-columns-repeated="2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896895290193" calcext:value-type="float">
            <text:p>0.00896895290193</text:p>
          </table:table-cell>
          <table:table-cell table:number-columns-repeated="2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175977924569" calcext:value-type="float">
            <text:p>0.000175977924569</text:p>
          </table:table-cell>
          <table:table-cell table:number-columns-repeated="2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78983527201" calcext:value-type="float">
            <text:p>-0.00178983527201</text:p>
          </table:table-cell>
          <table:table-cell table:number-columns-repeated="2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62020455618" calcext:value-type="float">
            <text:p>-0.00662020455618</text:p>
          </table:table-cell>
          <table:table-cell table:number-columns-repeated="2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65690187999" calcext:value-type="float">
            <text:p>-0.0165690187999</text:p>
          </table:table-cell>
          <table:table-cell table:number-columns-repeated="2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84095078362" calcext:value-type="float">
            <text:p>-0.00484095078362</text:p>
          </table:table-cell>
          <table:table-cell table:number-columns-repeated="2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2899935719" calcext:value-type="float">
            <text:p>-0.0132899935719</text:p>
          </table:table-cell>
          <table:table-cell table:number-columns-repeated="2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4627840661" calcext:value-type="float">
            <text:p>0.00414627840661</text:p>
          </table:table-cell>
          <table:table-cell table:number-columns-repeated="2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61228259963" calcext:value-type="float">
            <text:p>0.00461228259963</text:p>
          </table:table-cell>
          <table:table-cell table:number-columns-repeated="2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48458543628" calcext:value-type="float">
            <text:p>-0.00848458543628</text:p>
          </table:table-cell>
          <table:table-cell table:number-columns-repeated="2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04050060187" calcext:value-type="float">
            <text:p>-0.0104050060187</text:p>
          </table:table-cell>
          <table:table-cell table:number-columns-repeated="2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843034818521" calcext:value-type="float">
            <text:p>0.00843034818521</text:p>
          </table:table-cell>
          <table:table-cell table:number-columns-repeated="2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97655651456" calcext:value-type="float">
            <text:p>0.0097655651456</text:p>
          </table:table-cell>
          <table:table-cell table:number-columns-repeated="2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0595444017" calcext:value-type="float">
            <text:p>0.0200595444017</text:p>
          </table:table-cell>
          <table:table-cell table:number-columns-repeated="2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1820143517" calcext:value-type="float">
            <text:p>0.0201820143517</text:p>
          </table:table-cell>
          <table:table-cell table:number-columns-repeated="2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68166123986" calcext:value-type="float">
            <text:p>0.0168166123986</text:p>
          </table:table-cell>
          <table:table-cell table:number-columns-repeated="2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42976426419" calcext:value-type="float">
            <text:p>-0.00142976426419</text:p>
          </table:table-cell>
          <table:table-cell table:number-columns-repeated="2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08923535355" calcext:value-type="float">
            <text:p>-0.00408923535355</text:p>
          </table:table-cell>
          <table:table-cell table:number-columns-repeated="2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159887659" calcext:value-type="float">
            <text:p>0.014159887659</text:p>
          </table:table-cell>
          <table:table-cell table:number-columns-repeated="2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2142530864" calcext:value-type="float">
            <text:p>0.0182142530864</text:p>
          </table:table-cell>
          <table:table-cell table:number-columns-repeated="2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345062420516" calcext:value-type="float">
            <text:p>0.00345062420516</text:p>
          </table:table-cell>
          <table:table-cell table:number-columns-repeated="2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98683879336" calcext:value-type="float">
            <text:p>0.00598683879336</text:p>
          </table:table-cell>
          <table:table-cell table:number-columns-repeated="2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10638888173" calcext:value-type="float">
            <text:p>-0.00210638888173</text:p>
          </table:table-cell>
          <table:table-cell table:number-columns-repeated="2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8499021651" calcext:value-type="float">
            <text:p>0.0268499021651</text:p>
          </table:table-cell>
          <table:table-cell table:number-columns-repeated="2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10573239663" calcext:value-type="float">
            <text:p>0.0310573239663</text:p>
          </table:table-cell>
          <table:table-cell table:number-columns-repeated="2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8989139381" calcext:value-type="float">
            <text:p>0.0538989139381</text:p>
          </table:table-cell>
          <table:table-cell table:number-columns-repeated="2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73642764825" calcext:value-type="float">
            <text:p>0.0573642764825</text:p>
          </table:table-cell>
          <table:table-cell table:number-columns-repeated="2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0353026318" calcext:value-type="float">
            <text:p>0.060353026318</text:p>
          </table:table-cell>
          <table:table-cell table:number-columns-repeated="2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606282640811" calcext:value-type="float">
            <text:p>0.0606282640811</text:p>
          </table:table-cell>
          <table:table-cell table:number-columns-repeated="2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46699484127" calcext:value-type="float">
            <text:p>0.0546699484127</text:p>
          </table:table-cell>
          <table:table-cell table:number-columns-repeated="2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97919001021" calcext:value-type="float">
            <text:p>0.0597919001021</text:p>
          </table:table-cell>
          <table:table-cell table:number-columns-repeated="2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74455588798" calcext:value-type="float">
            <text:p>0.0374455588798</text:p>
          </table:table-cell>
          <table:table-cell table:number-columns-repeated="2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39679322515" calcext:value-type="float">
            <text:p>0.0539679322515</text:p>
          </table:table-cell>
          <table:table-cell table:number-columns-repeated="2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509710202625" calcext:value-type="float">
            <text:p>0.0509710202625</text:p>
          </table:table-cell>
          <table:table-cell table:number-columns-repeated="2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67562570062" calcext:value-type="float">
            <text:p>0.0467562570062</text:p>
          </table:table-cell>
          <table:table-cell table:number-columns-repeated="2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63092494326" calcext:value-type="float">
            <text:p>0.0463092494326</text:p>
          </table:table-cell>
          <table:table-cell table:number-columns-repeated="2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75039162131" calcext:value-type="float">
            <text:p>0.0475039162131</text:p>
          </table:table-cell>
          <table:table-cell table:number-columns-repeated="2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40612617022" calcext:value-type="float">
            <text:p>0.0440612617022</text:p>
          </table:table-cell>
          <table:table-cell table:number-columns-repeated="2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8415065701" calcext:value-type="float">
            <text:p>0.0308415065701</text:p>
          </table:table-cell>
          <table:table-cell table:number-columns-repeated="2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35582202297" calcext:value-type="float">
            <text:p>0.0335582202297</text:p>
          </table:table-cell>
          <table:table-cell table:number-columns-repeated="2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515445478" calcext:value-type="float">
            <text:p>0.03515445478</text:p>
          </table:table-cell>
          <table:table-cell table:number-columns-repeated="2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07835309409" calcext:value-type="float">
            <text:p>0.0207835309409</text:p>
          </table:table-cell>
          <table:table-cell table:number-columns-repeated="2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4404599837" calcext:value-type="float">
            <text:p>0.0304404599837</text:p>
          </table:table-cell>
          <table:table-cell table:number-columns-repeated="2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75714935066" calcext:value-type="float">
            <text:p>0.0175714935066</text:p>
          </table:table-cell>
          <table:table-cell table:number-columns-repeated="2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86822623365" calcext:value-type="float">
            <text:p>0.00586822623365</text:p>
          </table:table-cell>
          <table:table-cell table:number-columns-repeated="2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0600543649" calcext:value-type="float">
            <text:p>0.0180600543649</text:p>
          </table:table-cell>
          <table:table-cell table:number-columns-repeated="2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0382348746898" calcext:value-type="float">
            <text:p>0.000382348746898</text:p>
          </table:table-cell>
          <table:table-cell table:number-columns-repeated="2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708263869182" calcext:value-type="float">
            <text:p>0.00708263869182</text:p>
          </table:table-cell>
          <table:table-cell table:number-columns-repeated="2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11388804008" calcext:value-type="float">
            <text:p>-0.0211388804008</text:p>
          </table:table-cell>
          <table:table-cell table:number-columns-repeated="2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19523621572" calcext:value-type="float">
            <text:p>-0.00819523621572</text:p>
          </table:table-cell>
          <table:table-cell table:number-columns-repeated="2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68917896626" calcext:value-type="float">
            <text:p>0.0068917896626</text:p>
          </table:table-cell>
          <table:table-cell table:number-columns-repeated="2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50656580309" calcext:value-type="float">
            <text:p>-0.00450656580309</text:p>
          </table:table-cell>
          <table:table-cell table:number-columns-repeated="2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93818571399" calcext:value-type="float">
            <text:p>-0.00193818571399</text:p>
          </table:table-cell>
          <table:table-cell table:number-columns-repeated="2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30501487912" calcext:value-type="float">
            <text:p>-0.00330501487912</text:p>
          </table:table-cell>
          <table:table-cell table:number-columns-repeated="2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0924011431474" calcext:value-type="float">
            <text:p>-0.000924011431474</text:p>
          </table:table-cell>
          <table:table-cell table:number-columns-repeated="2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29239391534" calcext:value-type="float">
            <text:p>0.0129239391534</text:p>
          </table:table-cell>
          <table:table-cell table:number-columns-repeated="2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18222776616" calcext:value-type="float">
            <text:p>-0.00118222776616</text:p>
          </table:table-cell>
          <table:table-cell table:number-columns-repeated="2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991405494646" calcext:value-type="float">
            <text:p>-0.00991405494646</text:p>
          </table:table-cell>
          <table:table-cell table:number-columns-repeated="2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89503089379" calcext:value-type="float">
            <text:p>-0.00889503089379</text:p>
          </table:table-cell>
          <table:table-cell table:number-columns-repeated="2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70029303885" calcext:value-type="float">
            <text:p>-0.00870029303885</text:p>
          </table:table-cell>
          <table:table-cell table:number-columns-repeated="2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1501277648" calcext:value-type="float">
            <text:p>-0.0221501277648</text:p>
          </table:table-cell>
          <table:table-cell table:number-columns-repeated="2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55645740548" calcext:value-type="float">
            <text:p>-0.0355645740548</text:p>
          </table:table-cell>
          <table:table-cell table:number-columns-repeated="2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10043247378" calcext:value-type="float">
            <text:p>-0.0310043247378</text:p>
          </table:table-cell>
          <table:table-cell table:number-columns-repeated="2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55834804982" calcext:value-type="float">
            <text:p>-0.0355834804982</text:p>
          </table:table-cell>
          <table:table-cell table:number-columns-repeated="2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6133892973" calcext:value-type="float">
            <text:p>-0.026133892973</text:p>
          </table:table-cell>
          <table:table-cell table:number-columns-repeated="2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3142307542" calcext:value-type="float">
            <text:p>-0.0253142307542</text:p>
          </table:table-cell>
          <table:table-cell table:number-columns-repeated="2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53510492185" calcext:value-type="float">
            <text:p>-0.0253510492185</text:p>
          </table:table-cell>
          <table:table-cell table:number-columns-repeated="2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84645960045" calcext:value-type="float">
            <text:p>-0.0384645960045</text:p>
          </table:table-cell>
          <table:table-cell table:number-columns-repeated="2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22209704052" calcext:value-type="float">
            <text:p>-0.0322209704052</text:p>
          </table:table-cell>
          <table:table-cell table:number-columns-repeated="2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0823494481" calcext:value-type="float">
            <text:p>-0.0190823494481</text:p>
          </table:table-cell>
          <table:table-cell table:number-columns-repeated="2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130811418738" calcext:value-type="float">
            <text:p>-0.00130811418738</text:p>
          </table:table-cell>
          <table:table-cell table:number-columns-repeated="2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606016399206" calcext:value-type="float">
            <text:p>-0.00606016399206</text:p>
          </table:table-cell>
          <table:table-cell table:number-columns-repeated="2"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59029730439" calcext:value-type="float">
            <text:p>-0.0059029730439</text:p>
          </table:table-cell>
          <table:table-cell table:number-columns-repeated="2"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812247236648" calcext:value-type="float">
            <text:p>-0.00812247236648</text:p>
          </table:table-cell>
          <table:table-cell table:number-columns-repeated="2"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33330900282" calcext:value-type="float">
            <text:p>-0.0133330900282</text:p>
          </table:table-cell>
          <table:table-cell table:number-columns-repeated="2"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5975828856" calcext:value-type="float">
            <text:p>-0.0185975828856</text:p>
          </table:table-cell>
          <table:table-cell table:number-columns-repeated="2"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71884376275" calcext:value-type="float">
            <text:p>-0.0071884376275</text:p>
          </table:table-cell>
          <table:table-cell table:number-columns-repeated="2"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345129857591" calcext:value-type="float">
            <text:p>-0.00345129857591</text:p>
          </table:table-cell>
          <table:table-cell table:number-columns-repeated="2"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84251024584" calcext:value-type="float">
            <text:p>0.00284251024584</text:p>
          </table:table-cell>
          <table:table-cell table:number-columns-repeated="2"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12325912746" calcext:value-type="float">
            <text:p>0.0012325912746</text:p>
          </table:table-cell>
          <table:table-cell table:number-columns-repeated="2"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70431672228" calcext:value-type="float">
            <text:p>0.00570431672228</text:p>
          </table:table-cell>
          <table:table-cell table:number-columns-repeated="2"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414287627681" calcext:value-type="float">
            <text:p>0.00414287627681</text:p>
          </table:table-cell>
          <table:table-cell table:number-columns-repeated="2"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68324528852" calcext:value-type="float">
            <text:p>0.0268324528852</text:p>
          </table:table-cell>
          <table:table-cell table:number-columns-repeated="2"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58020685405" calcext:value-type="float">
            <text:p>0.0158020685405</text:p>
          </table:table-cell>
          <table:table-cell table:number-columns-repeated="2"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8024092391" calcext:value-type="float">
            <text:p>0.018024092391</text:p>
          </table:table-cell>
          <table:table-cell table:number-columns-repeated="2"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06765331263" calcext:value-type="float">
            <text:p>0.0306765331263</text:p>
          </table:table-cell>
          <table:table-cell table:number-columns-repeated="2"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20260829533" calcext:value-type="float">
            <text:p>0.0220260829533</text:p>
          </table:table-cell>
          <table:table-cell table:number-columns-repeated="2"/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79595266877" calcext:value-type="float">
            <text:p>0.0279595266877</text:p>
          </table:table-cell>
          <table:table-cell table:number-columns-repeated="2"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64972289077" calcext:value-type="float">
            <text:p>0.0364972289077</text:p>
          </table:table-cell>
          <table:table-cell table:number-columns-repeated="2"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351109682497" calcext:value-type="float">
            <text:p>0.0351109682497</text:p>
          </table:table-cell>
          <table:table-cell table:number-columns-repeated="2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74488184716" calcext:value-type="float">
            <text:p>0.0274488184716</text:p>
          </table:table-cell>
          <table:table-cell table:number-columns-repeated="2"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184910323" calcext:value-type="float">
            <text:p>0.04184910323</text:p>
          </table:table-cell>
          <table:table-cell table:number-columns-repeated="2"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482393979391" calcext:value-type="float">
            <text:p>0.0482393979391</text:p>
          </table:table-cell>
          <table:table-cell table:number-columns-repeated="2"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256673533107" calcext:value-type="float">
            <text:p>0.0256673533107</text:p>
          </table:table-cell>
          <table:table-cell table:number-columns-repeated="2"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142034225702" calcext:value-type="float">
            <text:p>0.0142034225702</text:p>
          </table:table-cell>
          <table:table-cell table:number-columns-repeated="2"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539294030777" calcext:value-type="float">
            <text:p>0.00539294030777</text:p>
          </table:table-cell>
          <table:table-cell table:number-columns-repeated="2"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0.00230156560523" calcext:value-type="float">
            <text:p>0.00230156560523</text:p>
          </table:table-cell>
          <table:table-cell table:number-columns-repeated="2"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263831090073" calcext:value-type="float">
            <text:p>-0.00263831090073</text:p>
          </table:table-cell>
          <table:table-cell table:number-columns-repeated="2"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0498992669375" calcext:value-type="float">
            <text:p>-0.00498992669375</text:p>
          </table:table-cell>
          <table:table-cell table:number-columns-repeated="2"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8243268223" calcext:value-type="float">
            <text:p>-0.018243268223</text:p>
          </table:table-cell>
          <table:table-cell table:number-columns-repeated="2"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09913778902" calcext:value-type="float">
            <text:p>-0.0209913778902</text:p>
          </table:table-cell>
          <table:table-cell table:number-columns-repeated="2"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62386711894" calcext:value-type="float">
            <text:p>-0.0162386711894</text:p>
          </table:table-cell>
          <table:table-cell table:number-columns-repeated="2"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31493917203" calcext:value-type="float">
            <text:p>-0.0231493917203</text:p>
          </table:table-cell>
          <table:table-cell table:number-columns-repeated="2"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226838575771" calcext:value-type="float">
            <text:p>-0.0226838575771</text:p>
          </table:table-cell>
          <table:table-cell table:number-columns-repeated="2"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19222933893" calcext:value-type="float">
            <text:p>-0.019222933893</text:p>
          </table:table-cell>
          <table:table-cell table:number-columns-repeated="2"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377802323753" calcext:value-type="float">
            <text:p>-0.0377802323753</text:p>
          </table:table-cell>
          <table:table-cell table:number-columns-repeated="2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92788681834" calcext:value-type="float">
            <text:p>-0.0692788681834</text:p>
          </table:table-cell>
          <table:table-cell table:number-columns-repeated="2"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84191642497" calcext:value-type="float">
            <text:p>-0.0684191642497</text:p>
          </table:table-cell>
          <table:table-cell table:number-columns-repeated="2"/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664750436458" calcext:value-type="float">
            <text:p>-0.0664750436458</text:p>
          </table:table-cell>
          <table:table-cell table:number-columns-repeated="2"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850705871571" calcext:value-type="float">
            <text:p>-0.0850705871571</text:p>
          </table:table-cell>
          <table:table-cell table:number-columns-repeated="2"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77896725481" calcext:value-type="float">
            <text:p>-0.0577896725481</text:p>
          </table:table-cell>
          <table:table-cell table:number-columns-repeated="2"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516575172897" calcext:value-type="float">
            <text:p>-0.0516575172897</text:p>
          </table:table-cell>
          <table:table-cell table:number-columns-repeated="2"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09H30M00S" calcext:value-type="time">
            <text:p>09:30:00 AM</text:p>
          </table:table-cell>
          <table:table-cell table:number-columns-repeated="2"/>
          <table:table-cell office:value-type="float" office:value="-0.049821736382" calcext:value-type="float">
            <text:p>-0.049821736382</text:p>
          </table:table-cell>
          <table:table-cell table:number-columns-repeated="2"/>
        </table:table-row>
      </table:table>
      <table:table table:name="Sheet5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date" office:date-value="2012-01-03" calcext:value-type="date">
            <text:p>2012-01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55650794492" calcext:value-type="float">
            <text:p>-2.55650794492</text:p>
          </table:table-cell>
          <table:table-cell office:value-type="string" calcext:value-type="string">
            <text:p>Standardized Data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5407266687" calcext:value-type="float">
            <text:p>1.25407266687</text:p>
          </table:table-cell>
          <table:table-cell/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262764950842" calcext:value-type="float">
            <text:p>-0.0262764950842</text:p>
          </table:table-cell>
          <table:table-cell/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69016755183" calcext:value-type="float">
            <text:p>0.869016755183</text:p>
          </table:table-cell>
          <table:table-cell/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39386297041" calcext:value-type="float">
            <text:p>-0.639386297041</text:p>
          </table:table-cell>
          <table:table-cell/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1838189561" calcext:value-type="float">
            <text:p>-1.01838189561</text:p>
          </table:table-cell>
          <table:table-cell/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05749334095" calcext:value-type="float">
            <text:p>0.105749334095</text:p>
          </table:table-cell>
          <table:table-cell/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56640753324" calcext:value-type="float">
            <text:p>-0.156640753324</text:p>
          </table:table-cell>
          <table:table-cell/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27924136368" calcext:value-type="float">
            <text:p>0.527924136368</text:p>
          </table:table-cell>
          <table:table-cell/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408742794" calcext:value-type="float">
            <text:p>-0.35408742794</text:p>
          </table:table-cell>
          <table:table-cell/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01359137049" calcext:value-type="float">
            <text:p>-0.601359137049</text:p>
          </table:table-cell>
          <table:table-cell/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98973341592" calcext:value-type="float">
            <text:p>-0.398973341592</text:p>
          </table:table-cell>
          <table:table-cell/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9101622795" calcext:value-type="float">
            <text:p>-1.89101622795</text:p>
          </table:table-cell>
          <table:table-cell/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578440571537" calcext:value-type="float">
            <text:p>-0.0578440571537</text:p>
          </table:table-cell>
          <table:table-cell/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28452351271" calcext:value-type="float">
            <text:p>0.0328452351271</text:p>
          </table:table-cell>
          <table:table-cell/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1581770792" calcext:value-type="float">
            <text:p>-0.81581770792</text:p>
          </table:table-cell>
          <table:table-cell/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7510204795" calcext:value-type="float">
            <text:p>-0.277510204795</text:p>
          </table:table-cell>
          <table:table-cell/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69281565046" calcext:value-type="float">
            <text:p>-0.269281565046</text:p>
          </table:table-cell>
          <table:table-cell/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27071839304" calcext:value-type="float">
            <text:p>0.427071839304</text:p>
          </table:table-cell>
          <table:table-cell/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44516661969" calcext:value-type="float">
            <text:p>0.644516661969</text:p>
          </table:table-cell>
          <table:table-cell/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65088741792" calcext:value-type="float">
            <text:p>-0.865088741792</text:p>
          </table:table-cell>
          <table:table-cell/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45499399153" calcext:value-type="float">
            <text:p>-0.445499399153</text:p>
          </table:table-cell>
          <table:table-cell/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45293720634" calcext:value-type="float">
            <text:p>0.245293720634</text:p>
          </table:table-cell>
          <table:table-cell/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05974917713" calcext:value-type="float">
            <text:p>-0.305974917713</text:p>
          </table:table-cell>
          <table:table-cell/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96536751435" calcext:value-type="float">
            <text:p>-0.196536751435</text:p>
          </table:table-cell>
          <table:table-cell/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22954488152" calcext:value-type="float">
            <text:p>0.222954488152</text:p>
          </table:table-cell>
          <table:table-cell/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69574787233" calcext:value-type="float">
            <text:p>0.169574787233</text:p>
          </table:table-cell>
          <table:table-cell/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63751245176" calcext:value-type="float">
            <text:p>0.263751245176</text:p>
          </table:table-cell>
          <table:table-cell/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789457082" calcext:value-type="float">
            <text:p>-0.27789457082</text:p>
          </table:table-cell>
          <table:table-cell/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31630710544" calcext:value-type="float">
            <text:p>0.331630710544</text:p>
          </table:table-cell>
          <table:table-cell/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35991137652" calcext:value-type="float">
            <text:p>0.535991137652</text:p>
          </table:table-cell>
          <table:table-cell/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06661811471" calcext:value-type="float">
            <text:p>-0.106661811471</text:p>
          </table:table-cell>
          <table:table-cell/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49008385224" calcext:value-type="float">
            <text:p>0.349008385224</text:p>
          </table:table-cell>
          <table:table-cell/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8582908959" calcext:value-type="float">
            <text:p>-0.98582908959</text:p>
          </table:table-cell>
          <table:table-cell/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2547586463" calcext:value-type="float">
            <text:p>0.552547586463</text:p>
          </table:table-cell>
          <table:table-cell/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93704022954" calcext:value-type="float">
            <text:p>-1.93704022954</text:p>
          </table:table-cell>
          <table:table-cell/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02198600215" calcext:value-type="float">
            <text:p>-0.0102198600215</text:p>
          </table:table-cell>
          <table:table-cell/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12906729253" calcext:value-type="float">
            <text:p>-0.212906729253</text:p>
          </table:table-cell>
          <table:table-cell/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38368400998" calcext:value-type="float">
            <text:p>-2.38368400998</text:p>
          </table:table-cell>
          <table:table-cell/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9149010514" calcext:value-type="float">
            <text:p>1.39149010514</text:p>
          </table:table-cell>
          <table:table-cell/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83340326639" calcext:value-type="float">
            <text:p>-0.683340326639</text:p>
          </table:table-cell>
          <table:table-cell/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9529527077" calcext:value-type="float">
            <text:p>1.49529527077</text:p>
          </table:table-cell>
          <table:table-cell/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52612285847" calcext:value-type="float">
            <text:p>1.52612285847</text:p>
          </table:table-cell>
          <table:table-cell/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0688929106" calcext:value-type="float">
            <text:p>1.00688929106</text:p>
          </table:table-cell>
          <table:table-cell/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6247405015" calcext:value-type="float">
            <text:p>-0.66247405015</text:p>
          </table:table-cell>
          <table:table-cell/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1836109864" calcext:value-type="float">
            <text:p>-0.351836109864</text:p>
          </table:table-cell>
          <table:table-cell/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29007876739" calcext:value-type="float">
            <text:p>-0.329007876739</text:p>
          </table:table-cell>
          <table:table-cell/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63738365688" calcext:value-type="float">
            <text:p>0.863738365688</text:p>
          </table:table-cell>
          <table:table-cell/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14043223855" calcext:value-type="float">
            <text:p>-0.114043223855</text:p>
          </table:table-cell>
          <table:table-cell/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88150200168" calcext:value-type="float">
            <text:p>0.988150200168</text:p>
          </table:table-cell>
          <table:table-cell/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25281093298" calcext:value-type="float">
            <text:p>-0.425281093298</text:p>
          </table:table-cell>
          <table:table-cell/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99789752738" calcext:value-type="float">
            <text:p>-0.399789752738</text:p>
          </table:table-cell>
          <table:table-cell/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565778388837" calcext:value-type="float">
            <text:p>-0.565778388837</text:p>
          </table:table-cell>
          <table:table-cell/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0756180791" calcext:value-type="float">
            <text:p>1.40756180791</text:p>
          </table:table-cell>
          <table:table-cell/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47021694422" calcext:value-type="float">
            <text:p>-0.247021694422</text:p>
          </table:table-cell>
          <table:table-cell/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0954576944" calcext:value-type="float">
            <text:p>1.20954576944</text:p>
          </table:table-cell>
          <table:table-cell/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3227711053" calcext:value-type="float">
            <text:p>-0.93227711053</text:p>
          </table:table-cell>
          <table:table-cell/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76190651838" calcext:value-type="float">
            <text:p>-0.376190651838</text:p>
          </table:table-cell>
          <table:table-cell/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23740242855" calcext:value-type="float">
            <text:p>0.123740242855</text:p>
          </table:table-cell>
          <table:table-cell/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5304586099" calcext:value-type="float">
            <text:p>0.555304586099</text:p>
          </table:table-cell>
          <table:table-cell/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37078932338" calcext:value-type="float">
            <text:p>-0.237078932338</text:p>
          </table:table-cell>
          <table:table-cell/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627523409056" calcext:value-type="float">
            <text:p>0.0627523409056</text:p>
          </table:table-cell>
          <table:table-cell/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66752225125" calcext:value-type="float">
            <text:p>-1.66752225125</text:p>
          </table:table-cell>
          <table:table-cell/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32990410472" calcext:value-type="float">
            <text:p>-0.832990410472</text:p>
          </table:table-cell>
          <table:table-cell/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1417930573" calcext:value-type="float">
            <text:p>2.1417930573</text:p>
          </table:table-cell>
          <table:table-cell/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71653038883" calcext:value-type="float">
            <text:p>-0.771653038883</text:p>
          </table:table-cell>
          <table:table-cell/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37676941656" calcext:value-type="float">
            <text:p>0.937676941656</text:p>
          </table:table-cell>
          <table:table-cell/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71899520101" calcext:value-type="float">
            <text:p>0.671899520101</text:p>
          </table:table-cell>
          <table:table-cell/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39043273174" calcext:value-type="float">
            <text:p>0.439043273174</text:p>
          </table:table-cell>
          <table:table-cell/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9528598361" calcext:value-type="float">
            <text:p>-1.39528598361</text:p>
          </table:table-cell>
          <table:table-cell/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5538562187" calcext:value-type="float">
            <text:p>1.45538562187</text:p>
          </table:table-cell>
          <table:table-cell/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27213341823" calcext:value-type="float">
            <text:p>-0.127213341823</text:p>
          </table:table-cell>
          <table:table-cell/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02671682941" calcext:value-type="float">
            <text:p>-0.702671682941</text:p>
          </table:table-cell>
          <table:table-cell/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50067770863" calcext:value-type="float">
            <text:p>-0.0750067770863</text:p>
          </table:table-cell>
          <table:table-cell/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04408872603" calcext:value-type="float">
            <text:p>-0.604408872603</text:p>
          </table:table-cell>
          <table:table-cell/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39890437177" calcext:value-type="float">
            <text:p>0.139890437177</text:p>
          </table:table-cell>
          <table:table-cell/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31063421809" calcext:value-type="float">
            <text:p>2.31063421809</text:p>
          </table:table-cell>
          <table:table-cell/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74564771812" calcext:value-type="float">
            <text:p>0.474564771812</text:p>
          </table:table-cell>
          <table:table-cell/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9037276758" calcext:value-type="float">
            <text:p>1.09037276758</text:p>
          </table:table-cell>
          <table:table-cell/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90729192823" calcext:value-type="float">
            <text:p>-0.490729192823</text:p>
          </table:table-cell>
          <table:table-cell/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56982467754" calcext:value-type="float">
            <text:p>-0.456982467754</text:p>
          </table:table-cell>
          <table:table-cell/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36442903045" calcext:value-type="float">
            <text:p>0.936442903045</text:p>
          </table:table-cell>
          <table:table-cell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298034989886" calcext:value-type="float">
            <text:p>0.0298034989886</text:p>
          </table:table-cell>
          <table:table-cell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9564608451" calcext:value-type="float">
            <text:p>0.59564608451</text:p>
          </table:table-cell>
          <table:table-cell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785613571335" calcext:value-type="float">
            <text:p>0.785613571335</text:p>
          </table:table-cell>
          <table:table-cell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5603261519" calcext:value-type="float">
            <text:p>-0.275603261519</text:p>
          </table:table-cell>
          <table:table-cell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37080850641" calcext:value-type="float">
            <text:p>0.537080850641</text:p>
          </table:table-cell>
          <table:table-cell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805854023194" calcext:value-type="float">
            <text:p>0.0805854023194</text:p>
          </table:table-cell>
          <table:table-cell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02003903341" calcext:value-type="float">
            <text:p>0.102003903341</text:p>
          </table:table-cell>
          <table:table-cell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50639359288" calcext:value-type="float">
            <text:p>0.250639359288</text:p>
          </table:table-cell>
          <table:table-cell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810446437316" calcext:value-type="float">
            <text:p>-0.0810446437316</text:p>
          </table:table-cell>
          <table:table-cell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12774846754" calcext:value-type="float">
            <text:p>0.512774846754</text:p>
          </table:table-cell>
          <table:table-cell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1879546976" calcext:value-type="float">
            <text:p>0.551879546976</text:p>
          </table:table-cell>
          <table:table-cell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3681850961" calcext:value-type="float">
            <text:p>1.13681850961</text:p>
          </table:table-cell>
          <table:table-cell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7027254868" calcext:value-type="float">
            <text:p>-0.97027254868</text:p>
          </table:table-cell>
          <table:table-cell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8746696572" calcext:value-type="float">
            <text:p>-1.18746696572</text:p>
          </table:table-cell>
          <table:table-cell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38835960544" calcext:value-type="float">
            <text:p>0.838835960544</text:p>
          </table:table-cell>
          <table:table-cell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10565164692" calcext:value-type="float">
            <text:p>0.110565164692</text:p>
          </table:table-cell>
          <table:table-cell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211848124" calcext:value-type="float">
            <text:p>1.1211848124</text:p>
          </table:table-cell>
          <table:table-cell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6319128878" calcext:value-type="float">
            <text:p>-1.36319128878</text:p>
          </table:table-cell>
          <table:table-cell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550621408761" calcext:value-type="float">
            <text:p>0.00550621408761</text:p>
          </table:table-cell>
          <table:table-cell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721067501" calcext:value-type="float">
            <text:p>1.0721067501</text:p>
          </table:table-cell>
          <table:table-cell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44104037822" calcext:value-type="float">
            <text:p>0.144104037822</text:p>
          </table:table-cell>
          <table:table-cell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61739197275" calcext:value-type="float">
            <text:p>0.361739197275</text:p>
          </table:table-cell>
          <table:table-cell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1693984539" calcext:value-type="float">
            <text:p>1.01693984539</text:p>
          </table:table-cell>
          <table:table-cell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73674211154" calcext:value-type="float">
            <text:p>0.873674211154</text:p>
          </table:table-cell>
          <table:table-cell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0011647466" calcext:value-type="float">
            <text:p>-1.00011647466</text:p>
          </table:table-cell>
          <table:table-cell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67000269822" calcext:value-type="float">
            <text:p>-2.67000269822</text:p>
          </table:table-cell>
          <table:table-cell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33870583237" calcext:value-type="float">
            <text:p>0.833870583237</text:p>
          </table:table-cell>
          <table:table-cell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32607481675" calcext:value-type="float">
            <text:p>0.332607481675</text:p>
          </table:table-cell>
          <table:table-cell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41973452278" calcext:value-type="float">
            <text:p>-0.0741973452278</text:p>
          </table:table-cell>
          <table:table-cell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544309367897" calcext:value-type="float">
            <text:p>-0.544309367897</text:p>
          </table:table-cell>
          <table:table-cell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90261789376" calcext:value-type="float">
            <text:p>0.490261789376</text:p>
          </table:table-cell>
          <table:table-cell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1631511478" calcext:value-type="float">
            <text:p>1.21631511478</text:p>
          </table:table-cell>
          <table:table-cell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0890938290726" calcext:value-type="float">
            <text:p>0.00890938290726</text:p>
          </table:table-cell>
          <table:table-cell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02505471956" calcext:value-type="float">
            <text:p>-0.302505471956</text:p>
          </table:table-cell>
          <table:table-cell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05208635476" calcext:value-type="float">
            <text:p>0.605208635476</text:p>
          </table:table-cell>
          <table:table-cell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44838227971" calcext:value-type="float">
            <text:p>-0.144838227971</text:p>
          </table:table-cell>
          <table:table-cell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71568337319" calcext:value-type="float">
            <text:p>1.71568337319</text:p>
          </table:table-cell>
          <table:table-cell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25835428701" calcext:value-type="float">
            <text:p>0.625835428701</text:p>
          </table:table-cell>
          <table:table-cell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9349000764" calcext:value-type="float">
            <text:p>-1.39349000764</text:p>
          </table:table-cell>
          <table:table-cell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46307013929" calcext:value-type="float">
            <text:p>0.946307013929</text:p>
          </table:table-cell>
          <table:table-cell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98048143944" calcext:value-type="float">
            <text:p>0.698048143944</text:p>
          </table:table-cell>
          <table:table-cell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2340826423" calcext:value-type="float">
            <text:p>1.02340826423</text:p>
          </table:table-cell>
          <table:table-cell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63449419364" calcext:value-type="float">
            <text:p>-1.63449419364</text:p>
          </table:table-cell>
          <table:table-cell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70201049021" calcext:value-type="float">
            <text:p>-0.370201049021</text:p>
          </table:table-cell>
          <table:table-cell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4734441506" calcext:value-type="float">
            <text:p>1.4734441506</text:p>
          </table:table-cell>
          <table:table-cell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3941051812" calcext:value-type="float">
            <text:p>1.13941051812</text:p>
          </table:table-cell>
          <table:table-cell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5316128174" calcext:value-type="float">
            <text:p>-1.05316128174</text:p>
          </table:table-cell>
          <table:table-cell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6025648213" calcext:value-type="float">
            <text:p>1.26025648213</text:p>
          </table:table-cell>
          <table:table-cell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499222631" calcext:value-type="float">
            <text:p>-0.3499222631</text:p>
          </table:table-cell>
          <table:table-cell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4616438045" calcext:value-type="float">
            <text:p>-1.14616438045</text:p>
          </table:table-cell>
          <table:table-cell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6938652158" calcext:value-type="float">
            <text:p>0.56938652158</text:p>
          </table:table-cell>
          <table:table-cell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07611556487" calcext:value-type="float">
            <text:p>-0.0707611556487</text:p>
          </table:table-cell>
          <table:table-cell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1241816289" calcext:value-type="float">
            <text:p>-0.351241816289</text:p>
          </table:table-cell>
          <table:table-cell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39210098945" calcext:value-type="float">
            <text:p>-0.139210098945</text:p>
          </table:table-cell>
          <table:table-cell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25136697211" calcext:value-type="float">
            <text:p>0.125136697211</text:p>
          </table:table-cell>
          <table:table-cell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57462334755" calcext:value-type="float">
            <text:p>-0.257462334755</text:p>
          </table:table-cell>
          <table:table-cell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7888621248" calcext:value-type="float">
            <text:p>0.47888621248</text:p>
          </table:table-cell>
          <table:table-cell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67585059755" calcext:value-type="float">
            <text:p>0.867585059755</text:p>
          </table:table-cell>
          <table:table-cell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05561921416" calcext:value-type="float">
            <text:p>-0.105561921416</text:p>
          </table:table-cell>
          <table:table-cell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38388469003" calcext:value-type="float">
            <text:p>0.238388469003</text:p>
          </table:table-cell>
          <table:table-cell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765869432728" calcext:value-type="float">
            <text:p>0.0765869432728</text:p>
          </table:table-cell>
          <table:table-cell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9222406033" calcext:value-type="float">
            <text:p>-1.39222406033</text:p>
          </table:table-cell>
          <table:table-cell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45451947679" calcext:value-type="float">
            <text:p>0.245451947679</text:p>
          </table:table-cell>
          <table:table-cell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3229761193" calcext:value-type="float">
            <text:p>1.13229761193</text:p>
          </table:table-cell>
          <table:table-cell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32293592962" calcext:value-type="float">
            <text:p>0.432293592962</text:p>
          </table:table-cell>
          <table:table-cell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7165583681" calcext:value-type="float">
            <text:p>-1.7165583681</text:p>
          </table:table-cell>
          <table:table-cell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63488049511" calcext:value-type="float">
            <text:p>0.163488049511</text:p>
          </table:table-cell>
          <table:table-cell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928121995826" calcext:value-type="float">
            <text:p>-0.928121995826</text:p>
          </table:table-cell>
          <table:table-cell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61795534725" calcext:value-type="float">
            <text:p>0.261795534725</text:p>
          </table:table-cell>
          <table:table-cell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406558025423" calcext:value-type="float">
            <text:p>-0.0406558025423</text:p>
          </table:table-cell>
          <table:table-cell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65012360676" calcext:value-type="float">
            <text:p>0.365012360676</text:p>
          </table:table-cell>
          <table:table-cell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67136988098" calcext:value-type="float">
            <text:p>0.567136988098</text:p>
          </table:table-cell>
          <table:table-cell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08484096715" calcext:value-type="float">
            <text:p>-0.608484096715</text:p>
          </table:table-cell>
          <table:table-cell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28203497515" calcext:value-type="float">
            <text:p>0.228203497515</text:p>
          </table:table-cell>
          <table:table-cell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8501341094" calcext:value-type="float">
            <text:p>-1.08501341094</text:p>
          </table:table-cell>
          <table:table-cell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75557207869" calcext:value-type="float">
            <text:p>0.75557207869</text:p>
          </table:table-cell>
          <table:table-cell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12521551649" calcext:value-type="float">
            <text:p>-2.12521551649</text:p>
          </table:table-cell>
          <table:table-cell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9414401931" calcext:value-type="float">
            <text:p>-1.19414401931</text:p>
          </table:table-cell>
          <table:table-cell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48048516574" calcext:value-type="float">
            <text:p>-0.848048516574</text:p>
          </table:table-cell>
          <table:table-cell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44608072099" calcext:value-type="float">
            <text:p>-1.44608072099</text:p>
          </table:table-cell>
          <table:table-cell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1212524179" calcext:value-type="float">
            <text:p>-0.21212524179</text:p>
          </table:table-cell>
          <table:table-cell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18495362116" calcext:value-type="float">
            <text:p>-1.18495362116</text:p>
          </table:table-cell>
          <table:table-cell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47900671854" calcext:value-type="float">
            <text:p>-0.647900671854</text:p>
          </table:table-cell>
          <table:table-cell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36529195701" calcext:value-type="float">
            <text:p>-0.336529195701</text:p>
          </table:table-cell>
          <table:table-cell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10917779891" calcext:value-type="float">
            <text:p>1.10917779891</text:p>
          </table:table-cell>
          <table:table-cell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2016954882" calcext:value-type="float">
            <text:p>-1.82016954882</text:p>
          </table:table-cell>
          <table:table-cell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7560403212" calcext:value-type="float">
            <text:p>-1.87560403212</text:p>
          </table:table-cell>
          <table:table-cell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279755794" calcext:value-type="float">
            <text:p>0.15279755794</text:p>
          </table:table-cell>
          <table:table-cell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84973525249" calcext:value-type="float">
            <text:p>-0.784973525249</text:p>
          </table:table-cell>
          <table:table-cell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6769930299" calcext:value-type="float">
            <text:p>-1.06769930299</text:p>
          </table:table-cell>
          <table:table-cell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827167566351" calcext:value-type="float">
            <text:p>-0.0827167566351</text:p>
          </table:table-cell>
          <table:table-cell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61137068585" calcext:value-type="float">
            <text:p>-0.261137068585</text:p>
          </table:table-cell>
          <table:table-cell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21948404617" calcext:value-type="float">
            <text:p>0.621948404617</text:p>
          </table:table-cell>
          <table:table-cell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40967323458" calcext:value-type="float">
            <text:p>-2.40967323458</text:p>
          </table:table-cell>
          <table:table-cell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02661167345" calcext:value-type="float">
            <text:p>0.502661167345</text:p>
          </table:table-cell>
          <table:table-cell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680791847341" calcext:value-type="float">
            <text:p>0.680791847341</text:p>
          </table:table-cell>
          <table:table-cell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29842153183" calcext:value-type="float">
            <text:p>-1.29842153183</text:p>
          </table:table-cell>
          <table:table-cell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65132871036" calcext:value-type="float">
            <text:p>0.565132871036</text:p>
          </table:table-cell>
          <table:table-cell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69462880301" calcext:value-type="float">
            <text:p>-0.269462880301</text:p>
          </table:table-cell>
          <table:table-cell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77205281699" calcext:value-type="float">
            <text:p>0.577205281699</text:p>
          </table:table-cell>
          <table:table-cell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5423645725" calcext:value-type="float">
            <text:p>1.35423645725</text:p>
          </table:table-cell>
          <table:table-cell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220684585812" calcext:value-type="float">
            <text:p>0.220684585812</text:p>
          </table:table-cell>
          <table:table-cell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32875216411" calcext:value-type="float">
            <text:p>-1.32875216411</text:p>
          </table:table-cell>
          <table:table-cell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02046068432" calcext:value-type="float">
            <text:p>-0.702046068432</text:p>
          </table:table-cell>
          <table:table-cell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0322338945052" calcext:value-type="float">
            <text:p>0.0322338945052</text:p>
          </table:table-cell>
          <table:table-cell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823773057158" calcext:value-type="float">
            <text:p>-0.823773057158</text:p>
          </table:table-cell>
          <table:table-cell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88660073357" calcext:value-type="float">
            <text:p>0.188660073357</text:p>
          </table:table-cell>
          <table:table-cell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74811308234" calcext:value-type="float">
            <text:p>0.174811308234</text:p>
          </table:table-cell>
          <table:table-cell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87925631351" calcext:value-type="float">
            <text:p>-0.387925631351</text:p>
          </table:table-cell>
          <table:table-cell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15793337943" calcext:value-type="float">
            <text:p>0.815793337943</text:p>
          </table:table-cell>
          <table:table-cell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2970069509" calcext:value-type="float">
            <text:p>1.32970069509</text:p>
          </table:table-cell>
          <table:table-cell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25468417117" calcext:value-type="float">
            <text:p>-0.425468417117</text:p>
          </table:table-cell>
          <table:table-cell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43806782208" calcext:value-type="float">
            <text:p>-0.643806782208</text:p>
          </table:table-cell>
          <table:table-cell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41022578344" calcext:value-type="float">
            <text:p>0.341022578344</text:p>
          </table:table-cell>
          <table:table-cell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0059164621" calcext:value-type="float">
            <text:p>0.50059164621</text:p>
          </table:table-cell>
          <table:table-cell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52956362156" calcext:value-type="float">
            <text:p>1.52956362156</text:p>
          </table:table-cell>
          <table:table-cell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80686233298" calcext:value-type="float">
            <text:p>-0.280686233298</text:p>
          </table:table-cell>
          <table:table-cell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54967606107" calcext:value-type="float">
            <text:p>-0.654967606107</text:p>
          </table:table-cell>
          <table:table-cell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559561051556" calcext:value-type="float">
            <text:p>0.559561051556</text:p>
          </table:table-cell>
          <table:table-cell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07858242055" calcext:value-type="float">
            <text:p>1.07858242055</text:p>
          </table:table-cell>
          <table:table-cell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75302081891" calcext:value-type="float">
            <text:p>-0.275302081891</text:p>
          </table:table-cell>
          <table:table-cell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13270329311" calcext:value-type="float">
            <text:p>0.913270329311</text:p>
          </table:table-cell>
          <table:table-cell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51611352369" calcext:value-type="float">
            <text:p>-0.251611352369</text:p>
          </table:table-cell>
          <table:table-cell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56423349939" calcext:value-type="float">
            <text:p>-0.56423349939</text:p>
          </table:table-cell>
          <table:table-cell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2231981771" calcext:value-type="float">
            <text:p>0.152231981771</text:p>
          </table:table-cell>
          <table:table-cell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65064444331" calcext:value-type="float">
            <text:p>-0.165064444331</text:p>
          </table:table-cell>
          <table:table-cell/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55048053118" calcext:value-type="float">
            <text:p>-0.355048053118</text:p>
          </table:table-cell>
          <table:table-cell/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23497945158" calcext:value-type="float">
            <text:p>2.23497945158</text:p>
          </table:table-cell>
          <table:table-cell/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00266282105" calcext:value-type="float">
            <text:p>-0.300266282105</text:p>
          </table:table-cell>
          <table:table-cell/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4035073001" calcext:value-type="float">
            <text:p>-1.04035073001</text:p>
          </table:table-cell>
          <table:table-cell/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39656838661" calcext:value-type="float">
            <text:p>0.939656838661</text:p>
          </table:table-cell>
          <table:table-cell/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59483767458" calcext:value-type="float">
            <text:p>-0.659483767458</text:p>
          </table:table-cell>
          <table:table-cell/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750607319287" calcext:value-type="float">
            <text:p>-0.750607319287</text:p>
          </table:table-cell>
          <table:table-cell/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6233561641" calcext:value-type="float">
            <text:p>0.156233561641</text:p>
          </table:table-cell>
          <table:table-cell/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27492722709" calcext:value-type="float">
            <text:p>-0.427492722709</text:p>
          </table:table-cell>
          <table:table-cell/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06157840902" calcext:value-type="float">
            <text:p>-1.06157840902</text:p>
          </table:table-cell>
          <table:table-cell/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21801755528" calcext:value-type="float">
            <text:p>-0.621801755528</text:p>
          </table:table-cell>
          <table:table-cell/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814447955932" calcext:value-type="float">
            <text:p>0.814447955932</text:p>
          </table:table-cell>
          <table:table-cell/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89644728302" calcext:value-type="float">
            <text:p>-1.89644728302</text:p>
          </table:table-cell>
          <table:table-cell/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153963438692" calcext:value-type="float">
            <text:p>-0.0153963438692</text:p>
          </table:table-cell>
          <table:table-cell/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32772897904" calcext:value-type="float">
            <text:p>-0.432772897904</text:p>
          </table:table-cell>
          <table:table-cell/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320595426056" calcext:value-type="float">
            <text:p>-0.320595426056</text:p>
          </table:table-cell>
          <table:table-cell/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082374426245" calcext:value-type="float">
            <text:p>-0.0082374426245</text:p>
          </table:table-cell>
          <table:table-cell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442263790989" calcext:value-type="float">
            <text:p>-0.442263790989</text:p>
          </table:table-cell>
          <table:table-cell/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1.6461056143" calcext:value-type="float">
            <text:p>-1.6461056143</text:p>
          </table:table-cell>
          <table:table-cell/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12630188287" calcext:value-type="float">
            <text:p>2.12630188287</text:p>
          </table:table-cell>
          <table:table-cell/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56247232249" calcext:value-type="float">
            <text:p>-0.656247232249</text:p>
          </table:table-cell>
          <table:table-cell/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2801022153" calcext:value-type="float">
            <text:p>1.2801022153</text:p>
          </table:table-cell>
          <table:table-cell/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352724776131" calcext:value-type="float">
            <text:p>-0.0352724776131</text:p>
          </table:table-cell>
          <table:table-cell/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3622617906" calcext:value-type="float">
            <text:p>-0.13622617906</text:p>
          </table:table-cell>
          <table:table-cell/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93946862939" calcext:value-type="float">
            <text:p>0.193946862939</text:p>
          </table:table-cell>
          <table:table-cell/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163574947957" calcext:value-type="float">
            <text:p>-0.163574947957</text:p>
          </table:table-cell>
          <table:table-cell/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956175357653" calcext:value-type="float">
            <text:p>0.956175357653</text:p>
          </table:table-cell>
          <table:table-cell/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2.38284967504" calcext:value-type="float">
            <text:p>-2.38284967504</text:p>
          </table:table-cell>
          <table:table-cell/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2.81036389635" calcext:value-type="float">
            <text:p>2.81036389635</text:p>
          </table:table-cell>
          <table:table-cell/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32359497667" calcext:value-type="float">
            <text:p>1.32359497667</text:p>
          </table:table-cell>
          <table:table-cell/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155135397305" calcext:value-type="float">
            <text:p>0.155135397305</text:p>
          </table:table-cell>
          <table:table-cell/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90500738819" calcext:value-type="float">
            <text:p>0.390500738819</text:p>
          </table:table-cell>
          <table:table-cell/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1.66616896673" calcext:value-type="float">
            <text:p>1.66616896673</text:p>
          </table:table-cell>
          <table:table-cell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3.40474710905" calcext:value-type="float">
            <text:p>3.40474710905</text:p>
          </table:table-cell>
          <table:table-cell/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075932740172" calcext:value-type="float">
            <text:p>-0.075932740172</text:p>
          </table:table-cell>
          <table:table-cell/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283091968355" calcext:value-type="float">
            <text:p>-0.283091968355</text:p>
          </table:table-cell>
          <table:table-cell/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-0.681863464563" calcext:value-type="float">
            <text:p>-0.681863464563</text:p>
          </table:table-cell>
          <table:table-cell/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390269979018" calcext:value-type="float">
            <text:p>0.390269979018</text:p>
          </table:table-cell>
          <table:table-cell/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PRINT</text:p>
          </table:table-cell>
          <table:table-cell office:value-type="float" office:value="0.486482953073" calcext:value-type="float">
            <text:p>0.486482953073</text:p>
          </table:table-cell>
          <table:table-cell/>
        </table:table-row>
      </table:table>
      <table:table table:name="Sheet4" table:style-name="ta1">
        <table:shapes>
          <draw:frame draw:z-index="0" draw:style-name="gr1" draw:text-style-name="P1" svg:width="590.06pt" svg:height="298.91pt" svg:x="535.97pt" svg:y="0pt">
            <draw:object draw:notify-on-update-of-ranges="Sheet4.B2:Sheet4.B251 Sheet4.C2:Sheet4.C2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86.12pt" svg:height="281.59pt" svg:x="534.44pt" svg:y="304.95pt">
            <draw:object draw:notify-on-update-of-ranges="Sheet4.A2:Sheet4.A251 Sheet4.B2:Sheet4.B251 Sheet4.C2:Sheet4.C2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85.61pt" svg:height="292.31pt" svg:x="532.63pt" svg:y="587.11pt">
            <draw:object draw:notify-on-update-of-ranges="Sheet4.A1:Sheet4.A1 Sheet4.A2:Sheet4.A251 Sheet4.D1:Sheet4.D1 Sheet4.D2:Sheet4.D2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81.64pt" svg:height="327.15pt" svg:x="535.55pt" svg:y="883.3pt">
            <draw:object draw:notify-on-update-of-ranges="Sheet4.A1:Sheet4.A1 Sheet4.A2:Sheet4.A251 Sheet4.E1:Sheet4.E1 Sheet4.E2:Sheet4.E251 Sheet4.F1:Sheet4.F1 Sheet4.F2:Sheet4.F251 Sheet4.G1:Sheet4.G1 Sheet4.G2:Sheet4.G2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Standardized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</table:table-row>
        <table:table-row table:style-name="ro1">
          <table:table-cell office:value-type="date" office:date-value="2012-01-03" calcext:value-type="date">
            <text:p>2012-01-03</text:p>
          </table:table-cell>
          <table:table-cell office:value-type="float" office:value="-0.0099220411056" calcext:value-type="float">
            <text:p>-0.0099220411056</text:p>
          </table:table-cell>
          <table:table-cell office:value-type="float" office:value="-0.00334663405844" calcext:value-type="float">
            <text:p>-0.00334663405844</text:p>
          </table:table-cell>
          <table:table-cell office:value-type="float" office:value="0.00657540704716" calcext:value-type="float">
            <text:p>0.0065754070471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4" calcext:value-type="date">
            <text:p>2012-01-04</text:p>
          </table:table-cell>
          <table:table-cell office:value-type="float" office:value="0.0108963093146" calcext:value-type="float">
            <text:p>0.0108963093146</text:p>
          </table:table-cell>
          <table:table-cell office:value-type="float" office:value="0.00531404059159" calcext:value-type="float">
            <text:p>0.00531404059159</text:p>
          </table:table-cell>
          <table:table-cell office:value-type="float" office:value="-0.005582268723" calcext:value-type="float">
            <text:p>-0.00558226872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5" calcext:value-type="date">
            <text:p>2012-01-05</text:p>
          </table:table-cell>
          <table:table-cell office:value-type="float" office:value="0.0152428216944" calcext:value-type="float">
            <text:p>0.0152428216944</text:p>
          </table:table-cell>
          <table:table-cell office:value-type="float" office:value="0.00575926281436" calcext:value-type="float">
            <text:p>0.00575926281436</text:p>
          </table:table-cell>
          <table:table-cell office:value-type="float" office:value="-0.00948355888007" calcext:value-type="float">
            <text:p>-0.0094835588800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6" calcext:value-type="date">
            <text:p>2012-01-06</text:p>
          </table:table-cell>
          <table:table-cell office:value-type="float" office:value="0.0162018782708" calcext:value-type="float">
            <text:p>0.0162018782708</text:p>
          </table:table-cell>
          <table:table-cell office:value-type="float" office:value="-0.00344915687276" calcext:value-type="float">
            <text:p>-0.00344915687276</text:p>
          </table:table-cell>
          <table:table-cell office:value-type="float" office:value="-0.0196510351436" calcext:value-type="float">
            <text:p>-0.0196510351436</text:p>
          </table:table-cell>
          <table:table-cell office:value-type="float" office:value="-2.55650794492" calcext:value-type="float">
            <text:p>-2.556507944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09" calcext:value-type="date">
            <text:p>2012-01-09</text:p>
          </table:table-cell>
          <table:table-cell office:value-type="float" office:value="-0.000423998304007" calcext:value-type="float">
            <text:p>-0.000423998304007</text:p>
          </table:table-cell>
          <table:table-cell office:value-type="float" office:value="-0.00723947418556" calcext:value-type="float">
            <text:p>-0.00723947418556</text:p>
          </table:table-cell>
          <table:table-cell office:value-type="float" office:value="-0.00681547588155" calcext:value-type="float">
            <text:p>-0.00681547588155</text:p>
          </table:table-cell>
          <table:table-cell office:value-type="float" office:value="1.25407266687" calcext:value-type="float">
            <text:p>1.254072666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0" calcext:value-type="date">
            <text:p>2012-01-10</text:p>
          </table:table-cell>
          <table:table-cell office:value-type="float" office:value="-0.0429110882252" calcext:value-type="float">
            <text:p>-0.0429110882252</text:p>
          </table:table-cell>
          <table:table-cell office:value-type="float" office:value="-0.0250597860289" calcext:value-type="float">
            <text:p>-0.0250597860289</text:p>
          </table:table-cell>
          <table:table-cell office:value-type="float" office:value="0.0178513021962" calcext:value-type="float">
            <text:p>0.0178513021962</text:p>
          </table:table-cell>
          <table:table-cell office:value-type="float" office:value="-0.0262764950842" calcext:value-type="float">
            <text:p>-0.026276495084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1" calcext:value-type="date">
            <text:p>2012-01-11</text:p>
          </table:table-cell>
          <table:table-cell office:value-type="float" office:value="-0.0963192294462" calcext:value-type="float">
            <text:p>-0.0963192294462</text:p>
          </table:table-cell>
          <table:table-cell office:value-type="float" office:value="-0.052634880803" calcext:value-type="float">
            <text:p>-0.052634880803</text:p>
          </table:table-cell>
          <table:table-cell office:value-type="float" office:value="0.0436843486432" calcext:value-type="float">
            <text:p>0.0436843486432</text:p>
          </table:table-cell>
          <table:table-cell office:value-type="float" office:value="0.869016755183" calcext:value-type="float">
            <text:p>0.8690167551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2" calcext:value-type="date">
            <text:p>2012-01-12</text:p>
          </table:table-cell>
          <table:table-cell office:value-type="float" office:value="-0.0860904794058" calcext:value-type="float">
            <text:p>-0.0860904794058</text:p>
          </table:table-cell>
          <table:table-cell office:value-type="float" office:value="-0.0670391061453" calcext:value-type="float">
            <text:p>-0.0670391061453</text:p>
          </table:table-cell>
          <table:table-cell office:value-type="float" office:value="0.0190513732606" calcext:value-type="float">
            <text:p>0.0190513732606</text:p>
          </table:table-cell>
          <table:table-cell office:value-type="float" office:value="-0.639386297041" calcext:value-type="float">
            <text:p>-0.6393862970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3" calcext:value-type="date">
            <text:p>2012-01-13</text:p>
          </table:table-cell>
          <table:table-cell office:value-type="float" office:value="-0.0662504335761" calcext:value-type="float">
            <text:p>-0.0662504335761</text:p>
          </table:table-cell>
          <table:table-cell office:value-type="float" office:value="-0.0412540213209" calcext:value-type="float">
            <text:p>-0.0412540213209</text:p>
          </table:table-cell>
          <table:table-cell office:value-type="float" office:value="0.0249964122553" calcext:value-type="float">
            <text:p>0.0249964122553</text:p>
          </table:table-cell>
          <table:table-cell office:value-type="float" office:value="-1.01838189561" calcext:value-type="float">
            <text:p>-1.018381895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7" calcext:value-type="date">
            <text:p>2012-01-17</text:p>
          </table:table-cell>
          <table:table-cell office:value-type="float" office:value="-0.0246955345061" calcext:value-type="float">
            <text:p>-0.0246955345061</text:p>
          </table:table-cell>
          <table:table-cell office:value-type="float" office:value="-0.0332382487908" calcext:value-type="float">
            <text:p>-0.0332382487908</text:p>
          </table:table-cell>
          <table:table-cell office:value-type="float" office:value="-0.00854271428468" calcext:value-type="float">
            <text:p>-0.00854271428468</text:p>
          </table:table-cell>
          <table:table-cell office:value-type="float" office:value="0.105749334095" calcext:value-type="float">
            <text:p>0.1057493340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8" calcext:value-type="date">
            <text:p>2012-01-18</text:p>
          </table:table-cell>
          <table:table-cell office:value-type="float" office:value="-0.0356415478615" calcext:value-type="float">
            <text:p>-0.0356415478615</text:p>
          </table:table-cell>
          <table:table-cell office:value-type="float" office:value="-0.0212449728974" calcext:value-type="float">
            <text:p>-0.0212449728974</text:p>
          </table:table-cell>
          <table:table-cell office:value-type="float" office:value="0.0143965749641" calcext:value-type="float">
            <text:p>0.0143965749641</text:p>
          </table:table-cell>
          <table:table-cell office:value-type="float" office:value="-0.156640753324" calcext:value-type="float">
            <text:p>-0.1566407533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19" calcext:value-type="date">
            <text:p>2012-01-19</text:p>
          </table:table-cell>
          <table:table-cell office:value-type="float" office:value="-0.0400808352981" calcext:value-type="float">
            <text:p>-0.0400808352981</text:p>
          </table:table-cell>
          <table:table-cell office:value-type="float" office:value="-0.0210389126792" calcext:value-type="float">
            <text:p>-0.0210389126792</text:p>
          </table:table-cell>
          <table:table-cell office:value-type="float" office:value="0.0190419226189" calcext:value-type="float">
            <text:p>0.0190419226189</text:p>
          </table:table-cell>
          <table:table-cell office:value-type="float" office:value="0.527924136368" calcext:value-type="float">
            <text:p>0.5279241363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0" calcext:value-type="date">
            <text:p>2012-01-20</text:p>
          </table:table-cell>
          <table:table-cell office:value-type="float" office:value="-0.0695" calcext:value-type="float">
            <text:p>-0.0695</text:p>
          </table:table-cell>
          <table:table-cell office:value-type="float" office:value="-0.0271089930061" calcext:value-type="float">
            <text:p>-0.0271089930061</text:p>
          </table:table-cell>
          <table:table-cell office:value-type="float" office:value="0.0423910069939" calcext:value-type="float">
            <text:p>0.0423910069939</text:p>
          </table:table-cell>
          <table:table-cell office:value-type="float" office:value="-0.35408742794" calcext:value-type="float">
            <text:p>-0.354087427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3" calcext:value-type="date">
            <text:p>2012-01-23</text:p>
          </table:table-cell>
          <table:table-cell office:value-type="float" office:value="-0.107267534116" calcext:value-type="float">
            <text:p>-0.107267534116</text:p>
          </table:table-cell>
          <table:table-cell office:value-type="float" office:value="-0.0382842745652" calcext:value-type="float">
            <text:p>-0.0382842745652</text:p>
          </table:table-cell>
          <table:table-cell office:value-type="float" office:value="0.0689832595509" calcext:value-type="float">
            <text:p>0.0689832595509</text:p>
          </table:table-cell>
          <table:table-cell office:value-type="float" office:value="-0.601359137049" calcext:value-type="float">
            <text:p>-0.6013591370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4" calcext:value-type="date">
            <text:p>2012-01-24</text:p>
          </table:table-cell>
          <table:table-cell office:value-type="float" office:value="-0.0695067264574" calcext:value-type="float">
            <text:p>-0.0695067264574</text:p>
          </table:table-cell>
          <table:table-cell office:value-type="float" office:value="-0.0198925063322" calcext:value-type="float">
            <text:p>-0.0198925063322</text:p>
          </table:table-cell>
          <table:table-cell office:value-type="float" office:value="0.0496142201252" calcext:value-type="float">
            <text:p>0.0496142201252</text:p>
          </table:table-cell>
          <table:table-cell office:value-type="float" office:value="-0.398973341592" calcext:value-type="float">
            <text:p>-0.3989733415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5" calcext:value-type="date">
            <text:p>2012-01-25</text:p>
          </table:table-cell>
          <table:table-cell office:value-type="float" office:value="-0.0590703679793" calcext:value-type="float">
            <text:p>-0.0590703679793</text:p>
          </table:table-cell>
          <table:table-cell office:value-type="float" office:value="-0.00715129656116" calcext:value-type="float">
            <text:p>-0.00715129656116</text:p>
          </table:table-cell>
          <table:table-cell office:value-type="float" office:value="0.0519190714182" calcext:value-type="float">
            <text:p>0.0519190714182</text:p>
          </table:table-cell>
          <table:table-cell office:value-type="float" office:value="-1.89101622795" calcext:value-type="float">
            <text:p>-1.891016227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6" calcext:value-type="date">
            <text:p>2012-01-26</text:p>
          </table:table-cell>
          <table:table-cell office:value-type="float" office:value="-0.0978762696214" calcext:value-type="float">
            <text:p>-0.0978762696214</text:p>
          </table:table-cell>
          <table:table-cell office:value-type="float" office:value="-0.0442245798069" calcext:value-type="float">
            <text:p>-0.0442245798069</text:p>
          </table:table-cell>
          <table:table-cell office:value-type="float" office:value="0.0536516898145" calcext:value-type="float">
            <text:p>0.0536516898145</text:p>
          </table:table-cell>
          <table:table-cell office:value-type="float" office:value="-0.0578440571537" calcext:value-type="float">
            <text:p>-0.05784405715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27" calcext:value-type="date">
            <text:p>2012-01-27</text:p>
          </table:table-cell>
          <table:table-cell office:value-type="float" office:value="-0.120537076594" calcext:value-type="float">
            <text:p>-0.120537076594</text:p>
          </table:table-cell>
          <table:table-cell office:value-type="float" office:value="-0.0512896884494" calcext:value-type="float">
            <text:p>-0.0512896884494</text:p>
          </table:table-cell>
          <table:table-cell office:value-type="float" office:value="0.0692473881451" calcext:value-type="float">
            <text:p>0.0692473881451</text:p>
          </table:table-cell>
          <table:table-cell office:value-type="float" office:value="0.0328452351271" calcext:value-type="float">
            <text:p>0.03284523512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30" calcext:value-type="date">
            <text:p>2012-01-30</text:p>
          </table:table-cell>
          <table:table-cell office:value-type="float" office:value="-0.100462249615" calcext:value-type="float">
            <text:p>-0.100462249615</text:p>
          </table:table-cell>
          <table:table-cell office:value-type="float" office:value="-0.0439056356488" calcext:value-type="float">
            <text:p>-0.0439056356488</text:p>
          </table:table-cell>
          <table:table-cell office:value-type="float" office:value="0.056556613966" calcext:value-type="float">
            <text:p>0.056556613966</text:p>
          </table:table-cell>
          <table:table-cell office:value-type="float" office:value="-0.81581770792" calcext:value-type="float">
            <text:p>-0.815817707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1-31" calcext:value-type="date">
            <text:p>2012-01-31</text:p>
          </table:table-cell>
          <table:table-cell office:value-type="float" office:value="-0.0979914790018" calcext:value-type="float">
            <text:p>-0.0979914790018</text:p>
          </table:table-cell>
          <table:table-cell office:value-type="float" office:value="-0.0464895355767" calcext:value-type="float">
            <text:p>-0.0464895355767</text:p>
          </table:table-cell>
          <table:table-cell office:value-type="float" office:value="0.0515019434251" calcext:value-type="float">
            <text:p>0.0515019434251</text:p>
          </table:table-cell>
          <table:table-cell office:value-type="float" office:value="-0.277510204795" calcext:value-type="float">
            <text:p>-0.27751020479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-0.0942304764804" calcext:value-type="float">
            <text:p>-0.0942304764804</text:p>
          </table:table-cell>
          <table:table-cell office:value-type="float" office:value="-0.0494525256933" calcext:value-type="float">
            <text:p>-0.0494525256933</text:p>
          </table:table-cell>
          <table:table-cell office:value-type="float" office:value="0.0447779507872" calcext:value-type="float">
            <text:p>0.0447779507872</text:p>
          </table:table-cell>
          <table:table-cell office:value-type="float" office:value="-0.269281565046" calcext:value-type="float">
            <text:p>-0.26928156504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2" calcext:value-type="date">
            <text:p>2012-02-02</text:p>
          </table:table-cell>
          <table:table-cell office:value-type="float" office:value="-0.0544794188862" calcext:value-type="float">
            <text:p>-0.0544794188862</text:p>
          </table:table-cell>
          <table:table-cell office:value-type="float" office:value="-0.0499003166413" calcext:value-type="float">
            <text:p>-0.0499003166413</text:p>
          </table:table-cell>
          <table:table-cell office:value-type="float" office:value="0.00457910224494" calcext:value-type="float">
            <text:p>0.00457910224494</text:p>
          </table:table-cell>
          <table:table-cell office:value-type="float" office:value="0.427071839304" calcext:value-type="float">
            <text:p>0.4270718393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3" calcext:value-type="date">
            <text:p>2012-02-03</text:p>
          </table:table-cell>
          <table:table-cell office:value-type="float" office:value="-0.0409117296587" calcext:value-type="float">
            <text:p>-0.0409117296587</text:p>
          </table:table-cell>
          <table:table-cell office:value-type="float" office:value="-0.0349009168885" calcext:value-type="float">
            <text:p>-0.0349009168885</text:p>
          </table:table-cell>
          <table:table-cell office:value-type="float" office:value="0.00601081277022" calcext:value-type="float">
            <text:p>0.00601081277022</text:p>
          </table:table-cell>
          <table:table-cell office:value-type="float" office:value="0.644516661969" calcext:value-type="float">
            <text:p>0.6445166619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6" calcext:value-type="date">
            <text:p>2012-02-06</text:p>
          </table:table-cell>
          <table:table-cell office:value-type="float" office:value="-0.0445605408728" calcext:value-type="float">
            <text:p>-0.0445605408728</text:p>
          </table:table-cell>
          <table:table-cell office:value-type="float" office:value="-0.0301143507154" calcext:value-type="float">
            <text:p>-0.0301143507154</text:p>
          </table:table-cell>
          <table:table-cell office:value-type="float" office:value="0.0144461901573" calcext:value-type="float">
            <text:p>0.0144461901573</text:p>
          </table:table-cell>
          <table:table-cell office:value-type="float" office:value="-0.865088741792" calcext:value-type="float">
            <text:p>-0.8650887417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7" calcext:value-type="date">
            <text:p>2012-02-07</text:p>
          </table:table-cell>
          <table:table-cell office:value-type="float" office:value="-0.012236801953" calcext:value-type="float">
            <text:p>-0.012236801953</text:p>
          </table:table-cell>
          <table:table-cell office:value-type="float" office:value="-0.0108766716196" calcext:value-type="float">
            <text:p>-0.0108766716196</text:p>
          </table:table-cell>
          <table:table-cell office:value-type="float" office:value="0.00136013033339" calcext:value-type="float">
            <text:p>0.00136013033339</text:p>
          </table:table-cell>
          <table:table-cell office:value-type="float" office:value="-0.445499399153" calcext:value-type="float">
            <text:p>-0.4454993991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8" calcext:value-type="date">
            <text:p>2012-02-08</text:p>
          </table:table-cell>
          <table:table-cell office:value-type="float" office:value="-0.0261261261261" calcext:value-type="float">
            <text:p>-0.0261261261261</text:p>
          </table:table-cell>
          <table:table-cell office:value-type="float" office:value="-0.0128980844721" calcext:value-type="float">
            <text:p>-0.0128980844721</text:p>
          </table:table-cell>
          <table:table-cell office:value-type="float" office:value="0.013228041654" calcext:value-type="float">
            <text:p>0.013228041654</text:p>
          </table:table-cell>
          <table:table-cell office:value-type="float" office:value="0.245293720634" calcext:value-type="float">
            <text:p>0.2452937206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09" calcext:value-type="date">
            <text:p>2012-02-09</text:p>
          </table:table-cell>
          <table:table-cell office:value-type="float" office:value="-0.00692979813197" calcext:value-type="float">
            <text:p>-0.00692979813197</text:p>
          </table:table-cell>
          <table:table-cell office:value-type="float" office:value="-0.0042427813789" calcext:value-type="float">
            <text:p>-0.0042427813789</text:p>
          </table:table-cell>
          <table:table-cell office:value-type="float" office:value="0.00268701675306" calcext:value-type="float">
            <text:p>0.00268701675306</text:p>
          </table:table-cell>
          <table:table-cell office:value-type="float" office:value="-0.305974917713" calcext:value-type="float">
            <text:p>-0.3059749177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0" calcext:value-type="date">
            <text:p>2012-02-10</text:p>
          </table:table-cell>
          <table:table-cell office:value-type="float" office:value="-0.00336906584992" calcext:value-type="float">
            <text:p>-0.00336906584992</text:p>
          </table:table-cell>
          <table:table-cell office:value-type="float" office:value="0.00664829899377" calcext:value-type="float">
            <text:p>0.00664829899377</text:p>
          </table:table-cell>
          <table:table-cell office:value-type="float" office:value="0.0100173648437" calcext:value-type="float">
            <text:p>0.0100173648437</text:p>
          </table:table-cell>
          <table:table-cell office:value-type="float" office:value="-0.196536751435" calcext:value-type="float">
            <text:p>-0.1965367514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3" calcext:value-type="date">
            <text:p>2012-02-13</text:p>
          </table:table-cell>
          <table:table-cell office:value-type="float" office:value="-0.0131458269642" calcext:value-type="float">
            <text:p>-0.0131458269642</text:p>
          </table:table-cell>
          <table:table-cell office:value-type="float" office:value="0.0108676180809" calcext:value-type="float">
            <text:p>0.0108676180809</text:p>
          </table:table-cell>
          <table:table-cell office:value-type="float" office:value="0.0240134450451" calcext:value-type="float">
            <text:p>0.0240134450451</text:p>
          </table:table-cell>
          <table:table-cell office:value-type="float" office:value="0.222954488152" calcext:value-type="float">
            <text:p>0.2229544881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4" calcext:value-type="date">
            <text:p>2012-02-14</text:p>
          </table:table-cell>
          <table:table-cell office:value-type="float" office:value="-0.000274817551681" calcext:value-type="float">
            <text:p>-0.000274817551681</text:p>
          </table:table-cell>
          <table:table-cell office:value-type="float" office:value="0.011403487845" calcext:value-type="float">
            <text:p>0.011403487845</text:p>
          </table:table-cell>
          <table:table-cell office:value-type="float" office:value="0.0116783053967" calcext:value-type="float">
            <text:p>0.0116783053967</text:p>
          </table:table-cell>
          <table:table-cell office:value-type="float" office:value="0.169574787233" calcext:value-type="float">
            <text:p>0.1695747872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5" calcext:value-type="date">
            <text:p>2012-02-15</text:p>
          </table:table-cell>
          <table:table-cell office:value-type="float" office:value="0.0211580268839" calcext:value-type="float">
            <text:p>0.0211580268839</text:p>
          </table:table-cell>
          <table:table-cell office:value-type="float" office:value="0.0158579319356" calcext:value-type="float">
            <text:p>0.0158579319356</text:p>
          </table:table-cell>
          <table:table-cell office:value-type="float" office:value="-0.00530009494824" calcext:value-type="float">
            <text:p>-0.00530009494824</text:p>
          </table:table-cell>
          <table:table-cell office:value-type="float" office:value="0.263751245176" calcext:value-type="float">
            <text:p>0.2637512451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6" calcext:value-type="date">
            <text:p>2012-02-16</text:p>
          </table:table-cell>
          <table:table-cell office:value-type="float" office:value="0.0228097622028" calcext:value-type="float">
            <text:p>0.0228097622028</text:p>
          </table:table-cell>
          <table:table-cell office:value-type="float" office:value="0.0050534417955" calcext:value-type="float">
            <text:p>0.0050534417955</text:p>
          </table:table-cell>
          <table:table-cell office:value-type="float" office:value="-0.0177563204073" calcext:value-type="float">
            <text:p>-0.0177563204073</text:p>
          </table:table-cell>
          <table:table-cell office:value-type="float" office:value="-0.27789457082" calcext:value-type="float">
            <text:p>-0.277894570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17" calcext:value-type="date">
            <text:p>2012-02-17</text:p>
          </table:table-cell>
          <table:table-cell office:value-type="float" office:value="0.00581538461538" calcext:value-type="float">
            <text:p>0.00581538461538</text:p>
          </table:table-cell>
          <table:table-cell office:value-type="float" office:value="-0.00340979541228" calcext:value-type="float">
            <text:p>-0.00340979541228</text:p>
          </table:table-cell>
          <table:table-cell office:value-type="float" office:value="-0.00922518002766" calcext:value-type="float">
            <text:p>-0.00922518002766</text:p>
          </table:table-cell>
          <table:table-cell office:value-type="float" office:value="0.331630710544" calcext:value-type="float">
            <text:p>0.3316307105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1" calcext:value-type="date">
            <text:p>2012-02-21</text:p>
          </table:table-cell>
          <table:table-cell office:value-type="float" office:value="0.00696547546941" calcext:value-type="float">
            <text:p>0.00696547546941</text:p>
          </table:table-cell>
          <table:table-cell office:value-type="float" office:value="-0.00445904717203" calcext:value-type="float">
            <text:p>-0.00445904717203</text:p>
          </table:table-cell>
          <table:table-cell office:value-type="float" office:value="-0.0114245226414" calcext:value-type="float">
            <text:p>-0.0114245226414</text:p>
          </table:table-cell>
          <table:table-cell office:value-type="float" office:value="0.535991137652" calcext:value-type="float">
            <text:p>0.5359911376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2" calcext:value-type="date">
            <text:p>2012-02-22</text:p>
          </table:table-cell>
          <table:table-cell office:value-type="float" office:value="-0.00512048192771" calcext:value-type="float">
            <text:p>-0.00512048192771</text:p>
          </table:table-cell>
          <table:table-cell office:value-type="float" office:value="-0.0117308933075" calcext:value-type="float">
            <text:p>-0.0117308933075</text:p>
          </table:table-cell>
          <table:table-cell office:value-type="float" office:value="-0.00661041137981" calcext:value-type="float">
            <text:p>-0.00661041137981</text:p>
          </table:table-cell>
          <table:table-cell office:value-type="float" office:value="-0.106661811471" calcext:value-type="float">
            <text:p>-0.1066618114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3" calcext:value-type="date">
            <text:p>2012-02-23</text:p>
          </table:table-cell>
          <table:table-cell office:value-type="float" office:value="-0.0348318563296" calcext:value-type="float">
            <text:p>-0.0348318563296</text:p>
          </table:table-cell>
          <table:table-cell office:value-type="float" office:value="-0.0298641070511" calcext:value-type="float">
            <text:p>-0.0298641070511</text:p>
          </table:table-cell>
          <table:table-cell office:value-type="float" office:value="0.00496774927853" calcext:value-type="float">
            <text:p>0.00496774927853</text:p>
          </table:table-cell>
          <table:table-cell office:value-type="float" office:value="0.349008385224" calcext:value-type="float">
            <text:p>0.3490083852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4" calcext:value-type="date">
            <text:p>2012-02-24</text:p>
          </table:table-cell>
          <table:table-cell office:value-type="float" office:value="-0.0568719004669" calcext:value-type="float">
            <text:p>-0.0568719004669</text:p>
          </table:table-cell>
          <table:table-cell office:value-type="float" office:value="-0.0308983063623" calcext:value-type="float">
            <text:p>-0.0308983063623</text:p>
          </table:table-cell>
          <table:table-cell office:value-type="float" office:value="0.0259735941046" calcext:value-type="float">
            <text:p>0.0259735941046</text:p>
          </table:table-cell>
          <table:table-cell office:value-type="float" office:value="-0.98582908959" calcext:value-type="float">
            <text:p>-0.9858290895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7" calcext:value-type="date">
            <text:p>2012-02-27</text:p>
          </table:table-cell>
          <table:table-cell office:value-type="float" office:value="-0.0474250800116" calcext:value-type="float">
            <text:p>-0.0474250800116</text:p>
          </table:table-cell>
          <table:table-cell office:value-type="float" office:value="-0.0293214347801" calcext:value-type="float">
            <text:p>-0.0293214347801</text:p>
          </table:table-cell>
          <table:table-cell office:value-type="float" office:value="0.0181036452315" calcext:value-type="float">
            <text:p>0.0181036452315</text:p>
          </table:table-cell>
          <table:table-cell office:value-type="float" office:value="0.552547586463" calcext:value-type="float">
            <text:p>0.5525475864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8" calcext:value-type="date">
            <text:p>2012-02-28</text:p>
          </table:table-cell>
          <table:table-cell office:value-type="float" office:value="-0.0789250353607" calcext:value-type="float">
            <text:p>-0.0789250353607</text:p>
          </table:table-cell>
          <table:table-cell office:value-type="float" office:value="-0.0360027694438" calcext:value-type="float">
            <text:p>-0.0360027694438</text:p>
          </table:table-cell>
          <table:table-cell office:value-type="float" office:value="0.0429222659169" calcext:value-type="float">
            <text:p>0.0429222659169</text:p>
          </table:table-cell>
          <table:table-cell office:value-type="float" office:value="-1.93704022954" calcext:value-type="float">
            <text:p>-1.937040229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2-29" calcext:value-type="date">
            <text:p>2012-02-29</text:p>
          </table:table-cell>
          <table:table-cell office:value-type="float" office:value="-0.0940552609545" calcext:value-type="float">
            <text:p>-0.0940552609545</text:p>
          </table:table-cell>
          <table:table-cell office:value-type="float" office:value="-0.0244327084905" calcext:value-type="float">
            <text:p>-0.0244327084905</text:p>
          </table:table-cell>
          <table:table-cell office:value-type="float" office:value="0.069622552464" calcext:value-type="float">
            <text:p>0.069622552464</text:p>
          </table:table-cell>
          <table:table-cell office:value-type="float" office:value="-0.0102198600215" calcext:value-type="float">
            <text:p>-0.01021986002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-0.0507288629738" calcext:value-type="float">
            <text:p>-0.0507288629738</text:p>
          </table:table-cell>
          <table:table-cell office:value-type="float" office:value="0.00412383456849" calcext:value-type="float">
            <text:p>0.00412383456849</text:p>
          </table:table-cell>
          <table:table-cell office:value-type="float" office:value="0.0548526975423" calcext:value-type="float">
            <text:p>0.0548526975423</text:p>
          </table:table-cell>
          <table:table-cell office:value-type="float" office:value="-0.212906729253" calcext:value-type="float">
            <text:p>-0.2129067292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2" calcext:value-type="date">
            <text:p>2012-03-02</text:p>
          </table:table-cell>
          <table:table-cell office:value-type="float" office:value="-0.0480684163963" calcext:value-type="float">
            <text:p>-0.0480684163963</text:p>
          </table:table-cell>
          <table:table-cell office:value-type="float" office:value="0.00576957749865" calcext:value-type="float">
            <text:p>0.00576957749865</text:p>
          </table:table-cell>
          <table:table-cell office:value-type="float" office:value="0.053837993895" calcext:value-type="float">
            <text:p>0.053837993895</text:p>
          </table:table-cell>
          <table:table-cell office:value-type="float" office:value="-2.38368400998" calcext:value-type="float">
            <text:p>-2.383684009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5" calcext:value-type="date">
            <text:p>2012-03-05</text:p>
          </table:table-cell>
          <table:table-cell office:value-type="float" office:value="0.00937122128174" calcext:value-type="float">
            <text:p>0.00937122128174</text:p>
          </table:table-cell>
          <table:table-cell office:value-type="float" office:value="0.035843227526" calcext:value-type="float">
            <text:p>0.035843227526</text:p>
          </table:table-cell>
          <table:table-cell office:value-type="float" office:value="0.0264720062443" calcext:value-type="float">
            <text:p>0.0264720062443</text:p>
          </table:table-cell>
          <table:table-cell office:value-type="float" office:value="1.39149010514" calcext:value-type="float">
            <text:p>1.391490105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6" calcext:value-type="date">
            <text:p>2012-03-06</text:p>
          </table:table-cell>
          <table:table-cell office:value-type="float" office:value="0.0499058380414" calcext:value-type="float">
            <text:p>0.0499058380414</text:p>
          </table:table-cell>
          <table:table-cell office:value-type="float" office:value="0.06549195983" calcext:value-type="float">
            <text:p>0.06549195983</text:p>
          </table:table-cell>
          <table:table-cell office:value-type="float" office:value="0.0155861217885" calcext:value-type="float">
            <text:p>0.0155861217885</text:p>
          </table:table-cell>
          <table:table-cell office:value-type="float" office:value="-0.683340326639" calcext:value-type="float">
            <text:p>-0.6833403266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7" calcext:value-type="date">
            <text:p>2012-03-0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622505985634" calcext:value-type="float">
            <text:p>0.0622505985634</text:p>
          </table:table-cell>
          <table:table-cell office:value-type="float" office:value="-0.0127494014366" calcext:value-type="float">
            <text:p>-0.0127494014366</text:p>
          </table:table-cell>
          <table:table-cell office:value-type="float" office:value="1.49529527077" calcext:value-type="float">
            <text:p>1.495295270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8" calcext:value-type="date">
            <text:p>2012-03-08</text:p>
          </table:table-cell>
          <table:table-cell office:value-type="float" office:value="0.0568880688807" calcext:value-type="float">
            <text:p>0.0568880688807</text:p>
          </table:table-cell>
          <table:table-cell office:value-type="float" office:value="0.0476306344668" calcext:value-type="float">
            <text:p>0.0476306344668</text:p>
          </table:table-cell>
          <table:table-cell office:value-type="float" office:value="-0.00925743441387" calcext:value-type="float">
            <text:p>-0.00925743441387</text:p>
          </table:table-cell>
          <table:table-cell office:value-type="float" office:value="1.52612285847" calcext:value-type="float">
            <text:p>1.5261228584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09" calcext:value-type="date">
            <text:p>2012-03-09</text:p>
          </table:table-cell>
          <table:table-cell office:value-type="float" office:value="0.0453438831406" calcext:value-type="float">
            <text:p>0.0453438831406</text:p>
          </table:table-cell>
          <table:table-cell office:value-type="float" office:value="0.0425648187504" calcext:value-type="float">
            <text:p>0.0425648187504</text:p>
          </table:table-cell>
          <table:table-cell office:value-type="float" office:value="-0.00277906439022" calcext:value-type="float">
            <text:p>-0.00277906439022</text:p>
          </table:table-cell>
          <table:table-cell office:value-type="float" office:value="1.00688929106" calcext:value-type="float">
            <text:p>1.006889291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2" calcext:value-type="date">
            <text:p>2012-03-12</text:p>
          </table:table-cell>
          <table:table-cell office:value-type="float" office:value="0.0963302752294" calcext:value-type="float">
            <text:p>0.0963302752294</text:p>
          </table:table-cell>
          <table:table-cell office:value-type="float" office:value="0.0518370316479" calcext:value-type="float">
            <text:p>0.0518370316479</text:p>
          </table:table-cell>
          <table:table-cell office:value-type="float" office:value="-0.0444932435815" calcext:value-type="float">
            <text:p>-0.0444932435815</text:p>
          </table:table-cell>
          <table:table-cell office:value-type="float" office:value="-0.66247405015" calcext:value-type="float">
            <text:p>-0.662474050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3" calcext:value-type="date">
            <text:p>2012-03-13</text:p>
          </table:table-cell>
          <table:table-cell office:value-type="float" office:value="0.0396653238302" calcext:value-type="float">
            <text:p>0.0396653238302</text:p>
          </table:table-cell>
          <table:table-cell office:value-type="float" office:value="0.00231947750717" calcext:value-type="float">
            <text:p>0.00231947750717</text:p>
          </table:table-cell>
          <table:table-cell office:value-type="float" office:value="-0.037345846323" calcext:value-type="float">
            <text:p>-0.037345846323</text:p>
          </table:table-cell>
          <table:table-cell office:value-type="float" office:value="-0.351836109864" calcext:value-type="float">
            <text:p>-0.3518361098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4" calcext:value-type="date">
            <text:p>2012-03-14</text:p>
          </table:table-cell>
          <table:table-cell office:value-type="float" office:value="0.0722734063745" calcext:value-type="float">
            <text:p>0.0722734063745</text:p>
          </table:table-cell>
          <table:table-cell office:value-type="float" office:value="0.0381032495249" calcext:value-type="float">
            <text:p>0.0381032495249</text:p>
          </table:table-cell>
          <table:table-cell office:value-type="float" office:value="-0.0341701568496" calcext:value-type="float">
            <text:p>-0.0341701568496</text:p>
          </table:table-cell>
          <table:table-cell office:value-type="float" office:value="-0.329007876739" calcext:value-type="float">
            <text:p>-0.3290078767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5" calcext:value-type="date">
            <text:p>2012-03-15</text:p>
          </table:table-cell>
          <table:table-cell office:value-type="float" office:value="0.075469894871" calcext:value-type="float">
            <text:p>0.075469894871</text:p>
          </table:table-cell>
          <table:table-cell office:value-type="float" office:value="0.0392019688433" calcext:value-type="float">
            <text:p>0.0392019688433</text:p>
          </table:table-cell>
          <table:table-cell office:value-type="float" office:value="-0.0362679260277" calcext:value-type="float">
            <text:p>-0.0362679260277</text:p>
          </table:table-cell>
          <table:table-cell office:value-type="float" office:value="0.863738365688" calcext:value-type="float">
            <text:p>0.8637383656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6" calcext:value-type="date">
            <text:p>2012-03-16</text:p>
          </table:table-cell>
          <table:table-cell office:value-type="float" office:value="0.0426001893342" calcext:value-type="float">
            <text:p>0.0426001893342</text:p>
          </table:table-cell>
          <table:table-cell office:value-type="float" office:value="0.0284277822606" calcext:value-type="float">
            <text:p>0.0284277822606</text:p>
          </table:table-cell>
          <table:table-cell office:value-type="float" office:value="-0.0141724070736" calcext:value-type="float">
            <text:p>-0.0141724070736</text:p>
          </table:table-cell>
          <table:table-cell office:value-type="float" office:value="-0.114043223855" calcext:value-type="float">
            <text:p>-0.1140432238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19" calcext:value-type="date">
            <text:p>2012-03-19</text:p>
          </table:table-cell>
          <table:table-cell office:value-type="float" office:value="0.0097476340694" calcext:value-type="float">
            <text:p>0.0097476340694</text:p>
          </table:table-cell>
          <table:table-cell office:value-type="float" office:value="0.00980696418596" calcext:value-type="float">
            <text:p>0.00980696418596</text:p>
          </table:table-cell>
          <table:table-cell table:style-name="ce3" office:value-type="float" office:value="0.0000593301165591" calcext:value-type="float">
            <text:p>5.93E-05</text:p>
          </table:table-cell>
          <table:table-cell office:value-type="float" office:value="0.988150200168" calcext:value-type="float">
            <text:p>0.9881502001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0" calcext:value-type="date">
            <text:p>2012-03-20</text:p>
          </table:table-cell>
          <table:table-cell office:value-type="float" office:value="0.0314767663908" calcext:value-type="float">
            <text:p>0.0314767663908</text:p>
          </table:table-cell>
          <table:table-cell office:value-type="float" office:value="0.02083203393" calcext:value-type="float">
            <text:p>0.02083203393</text:p>
          </table:table-cell>
          <table:table-cell office:value-type="float" office:value="-0.0106447324608" calcext:value-type="float">
            <text:p>-0.0106447324608</text:p>
          </table:table-cell>
          <table:table-cell office:value-type="float" office:value="-0.425281093298" calcext:value-type="float">
            <text:p>-0.4252810932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1" calcext:value-type="date">
            <text:p>2012-03-21</text:p>
          </table:table-cell>
          <table:table-cell office:value-type="float" office:value="0.0484488701647" calcext:value-type="float">
            <text:p>0.0484488701647</text:p>
          </table:table-cell>
          <table:table-cell office:value-type="float" office:value="0.0268406337372" calcext:value-type="float">
            <text:p>0.0268406337372</text:p>
          </table:table-cell>
          <table:table-cell office:value-type="float" office:value="-0.0216082364275" calcext:value-type="float">
            <text:p>-0.0216082364275</text:p>
          </table:table-cell>
          <table:table-cell office:value-type="float" office:value="-0.399789752738" calcext:value-type="float">
            <text:p>-0.3997897527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2" calcext:value-type="date">
            <text:p>2012-03-22</text:p>
          </table:table-cell>
          <table:table-cell office:value-type="float" office:value="0.0845576232452" calcext:value-type="float">
            <text:p>0.0845576232452</text:p>
          </table:table-cell>
          <table:table-cell office:value-type="float" office:value="0.048062992126" calcext:value-type="float">
            <text:p>0.048062992126</text:p>
          </table:table-cell>
          <table:table-cell office:value-type="float" office:value="-0.0364946311192" calcext:value-type="float">
            <text:p>-0.0364946311192</text:p>
          </table:table-cell>
          <table:table-cell office:value-type="float" office:value="-0.565778388837" calcext:value-type="float">
            <text:p>-0.5657783888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3" calcext:value-type="date">
            <text:p>2012-03-23</text:p>
          </table:table-cell>
          <table:table-cell office:value-type="float" office:value="0.0465340179718" calcext:value-type="float">
            <text:p>0.0465340179718</text:p>
          </table:table-cell>
          <table:table-cell office:value-type="float" office:value="0.0221080009908" calcext:value-type="float">
            <text:p>0.0221080009908</text:p>
          </table:table-cell>
          <table:table-cell office:value-type="float" office:value="-0.0244260169809" calcext:value-type="float">
            <text:p>-0.0244260169809</text:p>
          </table:table-cell>
          <table:table-cell office:value-type="float" office:value="1.40756180791" calcext:value-type="float">
            <text:p>1.407561807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6" calcext:value-type="date">
            <text:p>2012-03-26</text:p>
          </table:table-cell>
          <table:table-cell office:value-type="float" office:value="0.0131595477387" calcext:value-type="float">
            <text:p>0.0131595477387</text:p>
          </table:table-cell>
          <table:table-cell office:value-type="float" office:value="-0.00922024790865" calcext:value-type="float">
            <text:p>-0.00922024790865</text:p>
          </table:table-cell>
          <table:table-cell office:value-type="float" office:value="-0.0223797956473" calcext:value-type="float">
            <text:p>-0.0223797956473</text:p>
          </table:table-cell>
          <table:table-cell office:value-type="float" office:value="-0.247021694422" calcext:value-type="float">
            <text:p>-0.2470216944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7" calcext:value-type="date">
            <text:p>2012-03-27</text:p>
          </table:table-cell>
          <table:table-cell office:value-type="float" office:value="-0.0240399625351" calcext:value-type="float">
            <text:p>-0.0240399625351</text:p>
          </table:table-cell>
          <table:table-cell office:value-type="float" office:value="-0.0280703890885" calcext:value-type="float">
            <text:p>-0.0280703890885</text:p>
          </table:table-cell>
          <table:table-cell office:value-type="float" office:value="-0.00403042655335" calcext:value-type="float">
            <text:p>-0.00403042655335</text:p>
          </table:table-cell>
          <table:table-cell office:value-type="float" office:value="1.20954576944" calcext:value-type="float">
            <text:p>1.209545769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8" calcext:value-type="date">
            <text:p>2012-03-28</text:p>
          </table:table-cell>
          <table:table-cell office:value-type="float" office:value="0.00381922342457" calcext:value-type="float">
            <text:p>0.00381922342457</text:p>
          </table:table-cell>
          <table:table-cell office:value-type="float" office:value="-0.00995452869608" calcext:value-type="float">
            <text:p>-0.00995452869608</text:p>
          </table:table-cell>
          <table:table-cell office:value-type="float" office:value="-0.0137737521206" calcext:value-type="float">
            <text:p>-0.0137737521206</text:p>
          </table:table-cell>
          <table:table-cell office:value-type="float" office:value="-0.93227711053" calcext:value-type="float">
            <text:p>-0.932277110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29" calcext:value-type="date">
            <text:p>2012-03-29</text:p>
          </table:table-cell>
          <table:table-cell office:value-type="float" office:value="0.0196901226598" calcext:value-type="float">
            <text:p>0.0196901226598</text:p>
          </table:table-cell>
          <table:table-cell office:value-type="float" office:value="0.000992802184165" calcext:value-type="float">
            <text:p>0.000992802184165</text:p>
          </table:table-cell>
          <table:table-cell office:value-type="float" office:value="-0.0186973204756" calcext:value-type="float">
            <text:p>-0.0186973204756</text:p>
          </table:table-cell>
          <table:table-cell office:value-type="float" office:value="-0.376190651838" calcext:value-type="float">
            <text:p>-0.3761906518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3-30" calcext:value-type="date">
            <text:p>2012-03-30</text:p>
          </table:table-cell>
          <table:table-cell office:value-type="float" office:value="0.0174400101839" calcext:value-type="float">
            <text:p>0.0174400101839</text:p>
          </table:table-cell>
          <table:table-cell office:value-type="float" office:value="0.000123793018074" calcext:value-type="float">
            <text:p>0.000123793018074</text:p>
          </table:table-cell>
          <table:table-cell office:value-type="float" office:value="-0.0173162171659" calcext:value-type="float">
            <text:p>-0.0173162171659</text:p>
          </table:table-cell>
          <table:table-cell office:value-type="float" office:value="0.123740242855" calcext:value-type="float">
            <text:p>0.1237402428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2" calcext:value-type="date">
            <text:p>2012-04-02</text:p>
          </table:table-cell>
          <table:table-cell office:value-type="float" office:value="-0.0289809909629" calcext:value-type="float">
            <text:p>-0.0289809909629</text:p>
          </table:table-cell>
          <table:table-cell office:value-type="float" office:value="-0.0184442809857" calcext:value-type="float">
            <text:p>-0.0184442809857</text:p>
          </table:table-cell>
          <table:table-cell office:value-type="float" office:value="0.0105367099773" calcext:value-type="float">
            <text:p>0.0105367099773</text:p>
          </table:table-cell>
          <table:table-cell office:value-type="float" office:value="0.555304586099" calcext:value-type="float">
            <text:p>0.5553045860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3" calcext:value-type="date">
            <text:p>2012-04-03</text:p>
          </table:table-cell>
          <table:table-cell office:value-type="float" office:value="-0.0219298245614" calcext:value-type="float">
            <text:p>-0.0219298245614</text:p>
          </table:table-cell>
          <table:table-cell office:value-type="float" office:value="-0.0123890532544" calcext:value-type="float">
            <text:p>-0.0123890532544</text:p>
          </table:table-cell>
          <table:table-cell office:value-type="float" office:value="0.00954077130697" calcext:value-type="float">
            <text:p>0.00954077130697</text:p>
          </table:table-cell>
          <table:table-cell office:value-type="float" office:value="-0.237078932338" calcext:value-type="float">
            <text:p>-0.23707893233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4" calcext:value-type="date">
            <text:p>2012-04-04</text:p>
          </table:table-cell>
          <table:table-cell office:value-type="float" office:value="-0.00228683436785" calcext:value-type="float">
            <text:p>-0.00228683436785</text:p>
          </table:table-cell>
          <table:table-cell office:value-type="float" office:value="0.0109618552782" calcext:value-type="float">
            <text:p>0.0109618552782</text:p>
          </table:table-cell>
          <table:table-cell office:value-type="float" office:value="0.013248689646" calcext:value-type="float">
            <text:p>0.013248689646</text:p>
          </table:table-cell>
          <table:table-cell office:value-type="float" office:value="0.0627523409056" calcext:value-type="float">
            <text:p>0.06275234090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5" calcext:value-type="date">
            <text:p>2012-04-05</text:p>
          </table:table-cell>
          <table:table-cell office:value-type="float" office:value="0.0165961601041" calcext:value-type="float">
            <text:p>0.0165961601041</text:p>
          </table:table-cell>
          <table:table-cell office:value-type="float" office:value="0.020725388601" calcext:value-type="float">
            <text:p>0.020725388601</text:p>
          </table:table-cell>
          <table:table-cell office:value-type="float" office:value="0.0041292284969" calcext:value-type="float">
            <text:p>0.0041292284969</text:p>
          </table:table-cell>
          <table:table-cell office:value-type="float" office:value="-1.66752225125" calcext:value-type="float">
            <text:p>-1.667522251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09" calcext:value-type="date">
            <text:p>2012-04-09</text:p>
          </table:table-cell>
          <table:table-cell office:value-type="float" office:value="0.0393752033843" calcext:value-type="float">
            <text:p>0.0393752033843</text:p>
          </table:table-cell>
          <table:table-cell office:value-type="float" office:value="0.0280782940404" calcext:value-type="float">
            <text:p>0.0280782940404</text:p>
          </table:table-cell>
          <table:table-cell office:value-type="float" office:value="-0.0112969093439" calcext:value-type="float">
            <text:p>-0.0112969093439</text:p>
          </table:table-cell>
          <table:table-cell office:value-type="float" office:value="-0.832990410472" calcext:value-type="float">
            <text:p>-0.8329904104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0" calcext:value-type="date">
            <text:p>2012-04-10</text:p>
          </table:table-cell>
          <table:table-cell office:value-type="float" office:value="0.0367695338148" calcext:value-type="float">
            <text:p>0.0367695338148</text:p>
          </table:table-cell>
          <table:table-cell office:value-type="float" office:value="0.0264763222439" calcext:value-type="float">
            <text:p>0.0264763222439</text:p>
          </table:table-cell>
          <table:table-cell office:value-type="float" office:value="-0.010293211571" calcext:value-type="float">
            <text:p>-0.010293211571</text:p>
          </table:table-cell>
          <table:table-cell office:value-type="float" office:value="2.1417930573" calcext:value-type="float">
            <text:p>2.14179305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1" calcext:value-type="date">
            <text:p>2012-04-11</text:p>
          </table:table-cell>
          <table:table-cell office:value-type="float" office:value="0.0136674259681" calcext:value-type="float">
            <text:p>0.0136674259681</text:p>
          </table:table-cell>
          <table:table-cell office:value-type="float" office:value="0.00273139238935" calcext:value-type="float">
            <text:p>0.00273139238935</text:p>
          </table:table-cell>
          <table:table-cell office:value-type="float" office:value="-0.0109360335788" calcext:value-type="float">
            <text:p>-0.0109360335788</text:p>
          </table:table-cell>
          <table:table-cell office:value-type="float" office:value="-0.771653038883" calcext:value-type="float">
            <text:p>-0.7716530388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2" calcext:value-type="date">
            <text:p>2012-04-12</text:p>
          </table:table-cell>
          <table:table-cell office:value-type="float" office:value="0.000638365783594" calcext:value-type="float">
            <text:p>0.000638365783594</text:p>
          </table:table-cell>
          <table:table-cell office:value-type="float" office:value="-0.00691361976938" calcext:value-type="float">
            <text:p>-0.00691361976938</text:p>
          </table:table-cell>
          <table:table-cell office:value-type="float" office:value="-0.00755198555298" calcext:value-type="float">
            <text:p>-0.00755198555298</text:p>
          </table:table-cell>
          <table:table-cell office:value-type="float" office:value="0.937676941656" calcext:value-type="float">
            <text:p>0.9376769416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3" calcext:value-type="date">
            <text:p>2012-04-13</text:p>
          </table:table-cell>
          <table:table-cell office:value-type="float" office:value="0.00965561635018" calcext:value-type="float">
            <text:p>0.00965561635018</text:p>
          </table:table-cell>
          <table:table-cell office:value-type="float" office:value="0.000864517722613" calcext:value-type="float">
            <text:p>0.000864517722613</text:p>
          </table:table-cell>
          <table:table-cell office:value-type="float" office:value="-0.00879109862756" calcext:value-type="float">
            <text:p>-0.00879109862756</text:p>
          </table:table-cell>
          <table:table-cell office:value-type="float" office:value="0.671899520101" calcext:value-type="float">
            <text:p>0.6718995201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6" calcext:value-type="date">
            <text:p>2012-04-16</text:p>
          </table:table-cell>
          <table:table-cell office:value-type="float" office:value="0.0494595479856" calcext:value-type="float">
            <text:p>0.0494595479856</text:p>
          </table:table-cell>
          <table:table-cell office:value-type="float" office:value="0.0176764522174" calcext:value-type="float">
            <text:p>0.0176764522174</text:p>
          </table:table-cell>
          <table:table-cell office:value-type="float" office:value="-0.0317830957682" calcext:value-type="float">
            <text:p>-0.0317830957682</text:p>
          </table:table-cell>
          <table:table-cell office:value-type="float" office:value="0.439043273174" calcext:value-type="float">
            <text:p>0.4390432731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7" calcext:value-type="date">
            <text:p>2012-04-17</text:p>
          </table:table-cell>
          <table:table-cell office:value-type="float" office:value="0.0346745175008" calcext:value-type="float">
            <text:p>0.0346745175008</text:p>
          </table:table-cell>
          <table:table-cell office:value-type="float" office:value="0.00319969885187" calcext:value-type="float">
            <text:p>0.00319969885187</text:p>
          </table:table-cell>
          <table:table-cell office:value-type="float" office:value="-0.0314748186489" calcext:value-type="float">
            <text:p>-0.0314748186489</text:p>
          </table:table-cell>
          <table:table-cell office:value-type="float" office:value="-1.39528598361" calcext:value-type="float">
            <text:p>-1.395285983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8" calcext:value-type="date">
            <text:p>2012-04-18</text:p>
          </table:table-cell>
          <table:table-cell office:value-type="float" office:value="-0.00849950964367" calcext:value-type="float">
            <text:p>-0.00849950964367</text:p>
          </table:table-cell>
          <table:table-cell office:value-type="float" office:value="-0.015037593985" calcext:value-type="float">
            <text:p>-0.015037593985</text:p>
          </table:table-cell>
          <table:table-cell office:value-type="float" office:value="-0.00653808434129" calcext:value-type="float">
            <text:p>-0.00653808434129</text:p>
          </table:table-cell>
          <table:table-cell office:value-type="float" office:value="1.45538562187" calcext:value-type="float">
            <text:p>1.455385621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19" calcext:value-type="date">
            <text:p>2012-04-19</text:p>
          </table:table-cell>
          <table:table-cell office:value-type="float" office:value="-0.00582147477361" calcext:value-type="float">
            <text:p>-0.00582147477361</text:p>
          </table:table-cell>
          <table:table-cell office:value-type="float" office:value="-0.00975609756098" calcext:value-type="float">
            <text:p>-0.00975609756098</text:p>
          </table:table-cell>
          <table:table-cell office:value-type="float" office:value="-0.00393462278737" calcext:value-type="float">
            <text:p>-0.00393462278737</text:p>
          </table:table-cell>
          <table:table-cell office:value-type="float" office:value="-0.127213341823" calcext:value-type="float">
            <text:p>-0.1272133418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0" calcext:value-type="date">
            <text:p>2012-04-20</text:p>
          </table:table-cell>
          <table:table-cell office:value-type="float" office:value="-0.00778715120052" calcext:value-type="float">
            <text:p>-0.00778715120052</text:p>
          </table:table-cell>
          <table:table-cell office:value-type="float" office:value="-0.0025032855623" calcext:value-type="float">
            <text:p>-0.0025032855623</text:p>
          </table:table-cell>
          <table:table-cell office:value-type="float" office:value="0.00528386563822" calcext:value-type="float">
            <text:p>0.00528386563822</text:p>
          </table:table-cell>
          <table:table-cell office:value-type="float" office:value="-0.702671682941" calcext:value-type="float">
            <text:p>-0.7026716829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3" calcext:value-type="date">
            <text:p>2012-04-23</text:p>
          </table:table-cell>
          <table:table-cell office:value-type="float" office:value="0.0353059852051" calcext:value-type="float">
            <text:p>0.0353059852051</text:p>
          </table:table-cell>
          <table:table-cell office:value-type="float" office:value="0.0179644502297" calcext:value-type="float">
            <text:p>0.0179644502297</text:p>
          </table:table-cell>
          <table:table-cell office:value-type="float" office:value="-0.0173415349754" calcext:value-type="float">
            <text:p>-0.0173415349754</text:p>
          </table:table-cell>
          <table:table-cell office:value-type="float" office:value="-0.0750067770863" calcext:value-type="float">
            <text:p>-0.07500677708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4" calcext:value-type="date">
            <text:p>2012-04-24</text:p>
          </table:table-cell>
          <table:table-cell office:value-type="float" office:value="0.0199600798403" calcext:value-type="float">
            <text:p>0.0199600798403</text:p>
          </table:table-cell>
          <table:table-cell office:value-type="float" office:value="0.0086433671552" calcext:value-type="float">
            <text:p>0.0086433671552</text:p>
          </table:table-cell>
          <table:table-cell office:value-type="float" office:value="-0.0113167126851" calcext:value-type="float">
            <text:p>-0.0113167126851</text:p>
          </table:table-cell>
          <table:table-cell office:value-type="float" office:value="-0.604408872603" calcext:value-type="float">
            <text:p>-0.6044088726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5" calcext:value-type="date">
            <text:p>2012-04-25</text:p>
          </table:table-cell>
          <table:table-cell office:value-type="float" office:value="0.0515394912985" calcext:value-type="float">
            <text:p>0.0515394912985</text:p>
          </table:table-cell>
          <table:table-cell office:value-type="float" office:value="0.0219221105528" calcext:value-type="float">
            <text:p>0.0219221105528</text:p>
          </table:table-cell>
          <table:table-cell office:value-type="float" office:value="-0.0296173807458" calcext:value-type="float">
            <text:p>-0.0296173807458</text:p>
          </table:table-cell>
          <table:table-cell office:value-type="float" office:value="0.139890437177" calcext:value-type="float">
            <text:p>0.1398904371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6" calcext:value-type="date">
            <text:p>2012-04-26</text:p>
          </table:table-cell>
          <table:table-cell office:value-type="float" office:value="0.0196797865243" calcext:value-type="float">
            <text:p>0.0196797865243</text:p>
          </table:table-cell>
          <table:table-cell table:style-name="ce3" office:value-type="float" office:value="0.0000746092341362" calcext:value-type="float">
            <text:p>7.46E-05</text:p>
          </table:table-cell>
          <table:table-cell office:value-type="float" office:value="-0.0196051772902" calcext:value-type="float">
            <text:p>-0.0196051772902</text:p>
          </table:table-cell>
          <table:table-cell office:value-type="float" office:value="2.31063421809" calcext:value-type="float">
            <text:p>2.310634218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27" calcext:value-type="date">
            <text:p>2012-04-27</text:p>
          </table:table-cell>
          <table:table-cell office:value-type="float" office:value="0.00724876441516" calcext:value-type="float">
            <text:p>0.00724876441516</text:p>
          </table:table-cell>
          <table:table-cell office:value-type="float" office:value="-0.00751079599589" calcext:value-type="float">
            <text:p>-0.00751079599589</text:p>
          </table:table-cell>
          <table:table-cell office:value-type="float" office:value="-0.014759560411" calcext:value-type="float">
            <text:p>-0.014759560411</text:p>
          </table:table-cell>
          <table:table-cell office:value-type="float" office:value="0.474564771812" calcext:value-type="float">
            <text:p>0.4745647718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4-30" calcext:value-type="date">
            <text:p>2012-04-30</text:p>
          </table:table-cell>
          <table:table-cell office:value-type="float" office:value="0.0306033616822" calcext:value-type="float">
            <text:p>0.0306033616822</text:p>
          </table:table-cell>
          <table:table-cell office:value-type="float" office:value="-0.00409545708781" calcext:value-type="float">
            <text:p>-0.00409545708781</text:p>
          </table:table-cell>
          <table:table-cell office:value-type="float" office:value="-0.03469881877" calcext:value-type="float">
            <text:p>-0.03469881877</text:p>
          </table:table-cell>
          <table:table-cell office:value-type="float" office:value="1.09037276758" calcext:value-type="float">
            <text:p>1.090372767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0.0138934832947" calcext:value-type="float">
            <text:p>0.0138934832947</text:p>
          </table:table-cell>
          <table:table-cell office:value-type="float" office:value="-0.0131150994009" calcext:value-type="float">
            <text:p>-0.0131150994009</text:p>
          </table:table-cell>
          <table:table-cell office:value-type="float" office:value="-0.0270085826957" calcext:value-type="float">
            <text:p>-0.0270085826957</text:p>
          </table:table-cell>
          <table:table-cell office:value-type="float" office:value="-0.490729192823" calcext:value-type="float">
            <text:p>-0.4907291928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float" office:value="0.0387858347386" calcext:value-type="float">
            <text:p>0.0387858347386</text:p>
          </table:table-cell>
          <table:table-cell office:value-type="float" office:value="-0.00679127725857" calcext:value-type="float">
            <text:p>-0.00679127725857</text:p>
          </table:table-cell>
          <table:table-cell office:value-type="float" office:value="-0.0455771119972" calcext:value-type="float">
            <text:p>-0.0455771119972</text:p>
          </table:table-cell>
          <table:table-cell office:value-type="float" office:value="-0.456982467754" calcext:value-type="float">
            <text:p>-0.4569824677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float" office:value="0.0470187393526" calcext:value-type="float">
            <text:p>0.0470187393526</text:p>
          </table:table-cell>
          <table:table-cell office:value-type="float" office:value="0.00364917578961" calcext:value-type="float">
            <text:p>0.00364917578961</text:p>
          </table:table-cell>
          <table:table-cell office:value-type="float" office:value="-0.043369563563" calcext:value-type="float">
            <text:p>-0.043369563563</text:p>
          </table:table-cell>
          <table:table-cell office:value-type="float" office:value="0.936442903045" calcext:value-type="float">
            <text:p>0.9364429030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float" office:value="0.0183423913043" calcext:value-type="float">
            <text:p>0.0183423913043</text:p>
          </table:table-cell>
          <table:table-cell office:value-type="float" office:value="-0.0031950883348" calcext:value-type="float">
            <text:p>-0.0031950883348</text:p>
          </table:table-cell>
          <table:table-cell office:value-type="float" office:value="-0.0215374796391" calcext:value-type="float">
            <text:p>-0.0215374796391</text:p>
          </table:table-cell>
          <table:table-cell office:value-type="float" office:value="0.0298034989886" calcext:value-type="float">
            <text:p>0.029803498988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float" office:value="0.0297608807844" calcext:value-type="float">
            <text:p>0.0297608807844</text:p>
          </table:table-cell>
          <table:table-cell office:value-type="float" office:value="0.00250437321453" calcext:value-type="float">
            <text:p>0.00250437321453</text:p>
          </table:table-cell>
          <table:table-cell office:value-type="float" office:value="-0.0272565075699" calcext:value-type="float">
            <text:p>-0.0272565075699</text:p>
          </table:table-cell>
          <table:table-cell office:value-type="float" office:value="0.59564608451" calcext:value-type="float">
            <text:p>0.595646084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float" office:value="0.0481039325843" calcext:value-type="float">
            <text:p>0.0481039325843</text:p>
          </table:table-cell>
          <table:table-cell office:value-type="float" office:value="0.0254529101889" calcext:value-type="float">
            <text:p>0.0254529101889</text:p>
          </table:table-cell>
          <table:table-cell office:value-type="float" office:value="-0.0226510223954" calcext:value-type="float">
            <text:p>-0.0226510223954</text:p>
          </table:table-cell>
          <table:table-cell office:value-type="float" office:value="0.785613571335" calcext:value-type="float">
            <text:p>0.7856135713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float" office:value="0.075908766928" calcext:value-type="float">
            <text:p>0.075908766928</text:p>
          </table:table-cell>
          <table:table-cell office:value-type="float" office:value="0.0447054243447" calcext:value-type="float">
            <text:p>0.0447054243447</text:p>
          </table:table-cell>
          <table:table-cell office:value-type="float" office:value="-0.0312033425833" calcext:value-type="float">
            <text:p>-0.0312033425833</text:p>
          </table:table-cell>
          <table:table-cell office:value-type="float" office:value="-0.275603261519" calcext:value-type="float">
            <text:p>-0.2756032615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float" office:value="0.0670881629786" calcext:value-type="float">
            <text:p>0.0670881629786</text:p>
          </table:table-cell>
          <table:table-cell office:value-type="float" office:value="0.0408229072617" calcext:value-type="float">
            <text:p>0.0408229072617</text:p>
          </table:table-cell>
          <table:table-cell office:value-type="float" office:value="-0.0262652557169" calcext:value-type="float">
            <text:p>-0.0262652557169</text:p>
          </table:table-cell>
          <table:table-cell office:value-type="float" office:value="0.537080850641" calcext:value-type="float">
            <text:p>0.5370808506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float" office:value="0.0714539637398" calcext:value-type="float">
            <text:p>0.0714539637398</text:p>
          </table:table-cell>
          <table:table-cell office:value-type="float" office:value="0.0489465153971" calcext:value-type="float">
            <text:p>0.0489465153971</text:p>
          </table:table-cell>
          <table:table-cell office:value-type="float" office:value="-0.0225074483427" calcext:value-type="float">
            <text:p>-0.0225074483427</text:p>
          </table:table-cell>
          <table:table-cell office:value-type="float" office:value="0.0805854023194" calcext:value-type="float">
            <text:p>0.08058540231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float" office:value="0.0918997457319" calcext:value-type="float">
            <text:p>0.0918997457319</text:p>
          </table:table-cell>
          <table:table-cell office:value-type="float" office:value="0.0646821991948" calcext:value-type="float">
            <text:p>0.0646821991948</text:p>
          </table:table-cell>
          <table:table-cell office:value-type="float" office:value="-0.0272175465372" calcext:value-type="float">
            <text:p>-0.0272175465372</text:p>
          </table:table-cell>
          <table:table-cell office:value-type="float" office:value="0.102003903341" calcext:value-type="float">
            <text:p>0.1020039033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0.0884502923977" calcext:value-type="float">
            <text:p>0.0884502923977</text:p>
          </table:table-cell>
          <table:table-cell office:value-type="float" office:value="0.0623883559378" calcext:value-type="float">
            <text:p>0.0623883559378</text:p>
          </table:table-cell>
          <table:table-cell office:value-type="float" office:value="-0.0260619364599" calcext:value-type="float">
            <text:p>-0.0260619364599</text:p>
          </table:table-cell>
          <table:table-cell office:value-type="float" office:value="0.250639359288" calcext:value-type="float">
            <text:p>0.25063935928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float" office:value="0.0829791166143" calcext:value-type="float">
            <text:p>0.0829791166143</text:p>
          </table:table-cell>
          <table:table-cell office:value-type="float" office:value="0.0570473145015" calcext:value-type="float">
            <text:p>0.0570473145015</text:p>
          </table:table-cell>
          <table:table-cell office:value-type="float" office:value="-0.0259318021128" calcext:value-type="float">
            <text:p>-0.0259318021128</text:p>
          </table:table-cell>
          <table:table-cell office:value-type="float" office:value="-0.0810446437316" calcext:value-type="float">
            <text:p>-0.08104464373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float" office:value="0.084808259587" calcext:value-type="float">
            <text:p>0.084808259587</text:p>
          </table:table-cell>
          <table:table-cell office:value-type="float" office:value="0.0457704918033" calcext:value-type="float">
            <text:p>0.0457704918033</text:p>
          </table:table-cell>
          <table:table-cell office:value-type="float" office:value="-0.0390377677837" calcext:value-type="float">
            <text:p>-0.0390377677837</text:p>
          </table:table-cell>
          <table:table-cell office:value-type="float" office:value="0.512774846754" calcext:value-type="float">
            <text:p>0.5127748467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float" office:value="0.049964054637" calcext:value-type="float">
            <text:p>0.049964054637</text:p>
          </table:table-cell>
          <table:table-cell office:value-type="float" office:value="0.0282445708376" calcext:value-type="float">
            <text:p>0.0282445708376</text:p>
          </table:table-cell>
          <table:table-cell office:value-type="float" office:value="-0.0217194837993" calcext:value-type="float">
            <text:p>-0.0217194837993</text:p>
          </table:table-cell>
          <table:table-cell office:value-type="float" office:value="0.551879546976" calcext:value-type="float">
            <text:p>0.5518795469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float" office:value="0.0406681190995" calcext:value-type="float">
            <text:p>0.0406681190995</text:p>
          </table:table-cell>
          <table:table-cell office:value-type="float" office:value="0.00794676314769" calcext:value-type="float">
            <text:p>0.00794676314769</text:p>
          </table:table-cell>
          <table:table-cell office:value-type="float" office:value="-0.0327213559518" calcext:value-type="float">
            <text:p>-0.0327213559518</text:p>
          </table:table-cell>
          <table:table-cell office:value-type="float" office:value="1.13681850961" calcext:value-type="float">
            <text:p>1.136818509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float" office:value="0.0264205573652" calcext:value-type="float">
            <text:p>0.0264205573652</text:p>
          </table:table-cell>
          <table:table-cell office:value-type="float" office:value="0.00396412789186" calcext:value-type="float">
            <text:p>0.00396412789186</text:p>
          </table:table-cell>
          <table:table-cell office:value-type="float" office:value="-0.0224564294733" calcext:value-type="float">
            <text:p>-0.0224564294733</text:p>
          </table:table-cell>
          <table:table-cell office:value-type="float" office:value="-0.97027254868" calcext:value-type="float">
            <text:p>-0.9702725486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float" office:value="0.0675389502345" calcext:value-type="float">
            <text:p>0.0675389502345</text:p>
          </table:table-cell>
          <table:table-cell office:value-type="float" office:value="0.0350431351568" calcext:value-type="float">
            <text:p>0.0350431351568</text:p>
          </table:table-cell>
          <table:table-cell office:value-type="float" office:value="-0.0324958150776" calcext:value-type="float">
            <text:p>-0.0324958150776</text:p>
          </table:table-cell>
          <table:table-cell office:value-type="float" office:value="-1.18746696572" calcext:value-type="float">
            <text:p>-1.187466965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float" office:value="0.0177664974619" calcext:value-type="float">
            <text:p>0.0177664974619</text:p>
          </table:table-cell>
          <table:table-cell office:value-type="float" office:value="0.00526295118024" calcext:value-type="float">
            <text:p>0.00526295118024</text:p>
          </table:table-cell>
          <table:table-cell office:value-type="float" office:value="-0.0125035462817" calcext:value-type="float">
            <text:p>-0.0125035462817</text:p>
          </table:table-cell>
          <table:table-cell office:value-type="float" office:value="0.838835960544" calcext:value-type="float">
            <text:p>0.8388359605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float" office:value="-0.00515015232845" calcext:value-type="float">
            <text:p>-0.00515015232845</text:p>
          </table:table-cell>
          <table:table-cell office:value-type="float" office:value="-0.00539595533385" calcext:value-type="float">
            <text:p>-0.00539595533385</text:p>
          </table:table-cell>
          <table:table-cell office:value-type="float" office:value="-0.000245803005397" calcext:value-type="float">
            <text:p>-0.000245803005397</text:p>
          </table:table-cell>
          <table:table-cell office:value-type="float" office:value="0.110565164692" calcext:value-type="float">
            <text:p>0.1105651646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float" office:value="-0.0334773218143" calcext:value-type="float">
            <text:p>-0.0334773218143</text:p>
          </table:table-cell>
          <table:table-cell office:value-type="float" office:value="-0.0241152317018" calcext:value-type="float">
            <text:p>-0.0241152317018</text:p>
          </table:table-cell>
          <table:table-cell office:value-type="float" office:value="0.0093620901125" calcext:value-type="float">
            <text:p>0.0093620901125</text:p>
          </table:table-cell>
          <table:table-cell office:value-type="float" office:value="1.1211848124" calcext:value-type="float">
            <text:p>1.121184812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float" office:value="-0.0167847817978" calcext:value-type="float">
            <text:p>-0.0167847817978</text:p>
          </table:table-cell>
          <table:table-cell office:value-type="float" office:value="-0.00153702218658" calcext:value-type="float">
            <text:p>-0.00153702218658</text:p>
          </table:table-cell>
          <table:table-cell office:value-type="float" office:value="0.0152477596113" calcext:value-type="float">
            <text:p>0.0152477596113</text:p>
          </table:table-cell>
          <table:table-cell office:value-type="float" office:value="-1.36319128878" calcext:value-type="float">
            <text:p>-1.363191288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0.0127099747287" calcext:value-type="float">
            <text:p>0.0127099747287</text:p>
          </table:table-cell>
          <table:table-cell office:value-type="float" office:value="0.00975606533988" calcext:value-type="float">
            <text:p>0.00975606533988</text:p>
          </table:table-cell>
          <table:table-cell office:value-type="float" office:value="-0.00295390938883" calcext:value-type="float">
            <text:p>-0.00295390938883</text:p>
          </table:table-cell>
          <table:table-cell office:value-type="float" office:value="0.00550621408761" calcext:value-type="float">
            <text:p>0.005506214087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0.00760869565217" calcext:value-type="float">
            <text:p>0.00760869565217</text:p>
          </table:table-cell>
          <table:table-cell office:value-type="float" office:value="-0.0120813091281" calcext:value-type="float">
            <text:p>-0.0120813091281</text:p>
          </table:table-cell>
          <table:table-cell office:value-type="float" office:value="-0.0196900047803" calcext:value-type="float">
            <text:p>-0.0196900047803</text:p>
          </table:table-cell>
          <table:table-cell office:value-type="float" office:value="1.0721067501" calcext:value-type="float">
            <text:p>1.07210675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float" office:value="0.00654545454545" calcext:value-type="float">
            <text:p>0.00654545454545</text:p>
          </table:table-cell>
          <table:table-cell office:value-type="float" office:value="-0.015595162317" calcext:value-type="float">
            <text:p>-0.015595162317</text:p>
          </table:table-cell>
          <table:table-cell office:value-type="float" office:value="-0.0221406168625" calcext:value-type="float">
            <text:p>-0.0221406168625</text:p>
          </table:table-cell>
          <table:table-cell office:value-type="float" office:value="0.144104037822" calcext:value-type="float">
            <text:p>0.1441040378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float" office:value="-0.00978260869565" calcext:value-type="float">
            <text:p>-0.00978260869565</text:p>
          </table:table-cell>
          <table:table-cell office:value-type="float" office:value="-0.031367804381" calcext:value-type="float">
            <text:p>-0.031367804381</text:p>
          </table:table-cell>
          <table:table-cell office:value-type="float" office:value="-0.0215851956854" calcext:value-type="float">
            <text:p>-0.0215851956854</text:p>
          </table:table-cell>
          <table:table-cell office:value-type="float" office:value="0.361739197275" calcext:value-type="float">
            <text:p>0.3617391972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float" office:value="-0.0607775078098" calcext:value-type="float">
            <text:p>-0.0607775078098</text:p>
          </table:table-cell>
          <table:table-cell office:value-type="float" office:value="-0.044856044856" calcext:value-type="float">
            <text:p>-0.044856044856</text:p>
          </table:table-cell>
          <table:table-cell office:value-type="float" office:value="0.0159214629537" calcext:value-type="float">
            <text:p>0.0159214629537</text:p>
          </table:table-cell>
          <table:table-cell office:value-type="float" office:value="1.01693984539" calcext:value-type="float">
            <text:p>1.016939845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float" office:value="-0.0245202558635" calcext:value-type="float">
            <text:p>-0.0245202558635</text:p>
          </table:table-cell>
          <table:table-cell office:value-type="float" office:value="-0.0308499743984" calcext:value-type="float">
            <text:p>-0.0308499743984</text:p>
          </table:table-cell>
          <table:table-cell office:value-type="float" office:value="-0.00632971853482" calcext:value-type="float">
            <text:p>-0.00632971853482</text:p>
          </table:table-cell>
          <table:table-cell office:value-type="float" office:value="0.873674211154" calcext:value-type="float">
            <text:p>0.8736742111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float" office:value="0.00655498907502" calcext:value-type="float">
            <text:p>0.00655498907502</text:p>
          </table:table-cell>
          <table:table-cell office:value-type="float" office:value="-0.00430359937402" calcext:value-type="float">
            <text:p>-0.00430359937402</text:p>
          </table:table-cell>
          <table:table-cell office:value-type="float" office:value="-0.010858588449" calcext:value-type="float">
            <text:p>-0.010858588449</text:p>
          </table:table-cell>
          <table:table-cell office:value-type="float" office:value="-1.00011647466" calcext:value-type="float">
            <text:p>-1.0001164746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float" office:value="-0.0181225081551" calcext:value-type="float">
            <text:p>-0.0181225081551</text:p>
          </table:table-cell>
          <table:table-cell office:value-type="float" office:value="-0.0195403791223" calcext:value-type="float">
            <text:p>-0.0195403791223</text:p>
          </table:table-cell>
          <table:table-cell office:value-type="float" office:value="-0.00141787096718" calcext:value-type="float">
            <text:p>-0.00141787096718</text:p>
          </table:table-cell>
          <table:table-cell office:value-type="float" office:value="-2.67000269822" calcext:value-type="float">
            <text:p>-2.670002698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float" office:value="-0.0282951289398" calcext:value-type="float">
            <text:p>-0.0282951289398</text:p>
          </table:table-cell>
          <table:table-cell office:value-type="float" office:value="-0.0264658763217" calcext:value-type="float">
            <text:p>-0.0264658763217</text:p>
          </table:table-cell>
          <table:table-cell office:value-type="float" office:value="0.00182925261814" calcext:value-type="float">
            <text:p>0.00182925261814</text:p>
          </table:table-cell>
          <table:table-cell office:value-type="float" office:value="0.833870583237" calcext:value-type="float">
            <text:p>0.83387058323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float" office:value="-0.0426287744227" calcext:value-type="float">
            <text:p>-0.0426287744227</text:p>
          </table:table-cell>
          <table:table-cell office:value-type="float" office:value="-0.0357415415925" calcext:value-type="float">
            <text:p>-0.0357415415925</text:p>
          </table:table-cell>
          <table:table-cell office:value-type="float" office:value="0.00688723283027" calcext:value-type="float">
            <text:p>0.00688723283027</text:p>
          </table:table-cell>
          <table:table-cell office:value-type="float" office:value="0.332607481675" calcext:value-type="float">
            <text:p>0.33260748167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float" office:value="0.000362187613184" calcext:value-type="float">
            <text:p>0.000362187613184</text:p>
          </table:table-cell>
          <table:table-cell office:value-type="float" office:value="0.00369662205226" calcext:value-type="float">
            <text:p>0.00369662205226</text:p>
          </table:table-cell>
          <table:table-cell office:value-type="float" office:value="0.00333443443908" calcext:value-type="float">
            <text:p>0.00333443443908</text:p>
          </table:table-cell>
          <table:table-cell office:value-type="float" office:value="-0.0741973452278" calcext:value-type="float">
            <text:p>-0.07419734522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-0.0136494252874" calcext:value-type="float">
            <text:p>-0.0136494252874</text:p>
          </table:table-cell>
          <table:table-cell office:value-type="float" office:value="-0.00424104317002" calcext:value-type="float">
            <text:p>-0.00424104317002</text:p>
          </table:table-cell>
          <table:table-cell office:value-type="float" office:value="0.00940838211733" calcext:value-type="float">
            <text:p>0.00940838211733</text:p>
          </table:table-cell>
          <table:table-cell office:value-type="float" office:value="-0.544309367897" calcext:value-type="float">
            <text:p>-0.54430936789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float" office:value="-0.00430879712747" calcext:value-type="float">
            <text:p>-0.00430879712747</text:p>
          </table:table-cell>
          <table:table-cell office:value-type="float" office:value="-0.00215886722967" calcext:value-type="float">
            <text:p>-0.00215886722967</text:p>
          </table:table-cell>
          <table:table-cell office:value-type="float" office:value="0.0021499298978" calcext:value-type="float">
            <text:p>0.0021499298978</text:p>
          </table:table-cell>
          <table:table-cell office:value-type="float" office:value="0.490261789376" calcext:value-type="float">
            <text:p>0.4902617893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float" office:value="0.0210586634195" calcext:value-type="float">
            <text:p>0.0210586634195</text:p>
          </table:table-cell>
          <table:table-cell office:value-type="float" office:value="-0.00474833808167" calcext:value-type="float">
            <text:p>-0.00474833808167</text:p>
          </table:table-cell>
          <table:table-cell office:value-type="float" office:value="-0.0258070015012" calcext:value-type="float">
            <text:p>-0.0258070015012</text:p>
          </table:table-cell>
          <table:table-cell office:value-type="float" office:value="1.21631511478" calcext:value-type="float">
            <text:p>1.216315114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float" office:value="0.0194495412844" calcext:value-type="float">
            <text:p>0.0194495412844</text:p>
          </table:table-cell>
          <table:table-cell office:value-type="float" office:value="-0.00434323126095" calcext:value-type="float">
            <text:p>-0.00434323126095</text:p>
          </table:table-cell>
          <table:table-cell office:value-type="float" office:value="-0.0237927725454" calcext:value-type="float">
            <text:p>-0.0237927725454</text:p>
          </table:table-cell>
          <table:table-cell office:value-type="float" office:value="0.00890938290726" calcext:value-type="float">
            <text:p>0.008909382907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float" office:value="0.0377570093458" calcext:value-type="float">
            <text:p>0.0377570093458</text:p>
          </table:table-cell>
          <table:table-cell office:value-type="float" office:value="0.00565228690229" calcext:value-type="float">
            <text:p>0.00565228690229</text:p>
          </table:table-cell>
          <table:table-cell office:value-type="float" office:value="-0.0321047224435" calcext:value-type="float">
            <text:p>-0.0321047224435</text:p>
          </table:table-cell>
          <table:table-cell office:value-type="float" office:value="-0.302505471956" calcext:value-type="float">
            <text:p>-0.3025054719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float" office:value="0.0688726433244" calcext:value-type="float">
            <text:p>0.0688726433244</text:p>
          </table:table-cell>
          <table:table-cell office:value-type="float" office:value="0.0234550006588" calcext:value-type="float">
            <text:p>0.0234550006588</text:p>
          </table:table-cell>
          <table:table-cell office:value-type="float" office:value="-0.0454176426655" calcext:value-type="float">
            <text:p>-0.0454176426655</text:p>
          </table:table-cell>
          <table:table-cell office:value-type="float" office:value="0.605208635476" calcext:value-type="float">
            <text:p>0.6052086354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float" office:value="0.0786344457231" calcext:value-type="float">
            <text:p>0.0786344457231</text:p>
          </table:table-cell>
          <table:table-cell office:value-type="float" office:value="0.024557956778" calcext:value-type="float">
            <text:p>0.024557956778</text:p>
          </table:table-cell>
          <table:table-cell office:value-type="float" office:value="-0.0540764889451" calcext:value-type="float">
            <text:p>-0.0540764889451</text:p>
          </table:table-cell>
          <table:table-cell office:value-type="float" office:value="-0.144838227971" calcext:value-type="float">
            <text:p>-0.1448382279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float" office:value="0.0617892342684" calcext:value-type="float">
            <text:p>0.0617892342684</text:p>
          </table:table-cell>
          <table:table-cell office:value-type="float" office:value="0.0296931100453" calcext:value-type="float">
            <text:p>0.0296931100453</text:p>
          </table:table-cell>
          <table:table-cell office:value-type="float" office:value="-0.032096124223" calcext:value-type="float">
            <text:p>-0.032096124223</text:p>
          </table:table-cell>
          <table:table-cell office:value-type="float" office:value="1.71568337319" calcext:value-type="float">
            <text:p>1.715683373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float" office:value="0.055608274815" calcext:value-type="float">
            <text:p>0.055608274815</text:p>
          </table:table-cell>
          <table:table-cell office:value-type="float" office:value="0.0303204483403" calcext:value-type="float">
            <text:p>0.0303204483403</text:p>
          </table:table-cell>
          <table:table-cell office:value-type="float" office:value="-0.0252878264747" calcext:value-type="float">
            <text:p>-0.0252878264747</text:p>
          </table:table-cell>
          <table:table-cell office:value-type="float" office:value="0.625835428701" calcext:value-type="float">
            <text:p>0.6258354287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float" office:value="0.0863618601016" calcext:value-type="float">
            <text:p>0.0863618601016</text:p>
          </table:table-cell>
          <table:table-cell office:value-type="float" office:value="0.0459244532803" calcext:value-type="float">
            <text:p>0.0459244532803</text:p>
          </table:table-cell>
          <table:table-cell office:value-type="float" office:value="-0.0404374068213" calcext:value-type="float">
            <text:p>-0.0404374068213</text:p>
          </table:table-cell>
          <table:table-cell office:value-type="float" office:value="-1.39349000764" calcext:value-type="float">
            <text:p>-1.393490007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float" office:value="0.0441947565543" calcext:value-type="float">
            <text:p>0.0441947565543</text:p>
          </table:table-cell>
          <table:table-cell office:value-type="float" office:value="0.0182111304572" calcext:value-type="float">
            <text:p>0.0182111304572</text:p>
          </table:table-cell>
          <table:table-cell office:value-type="float" office:value="-0.0259836260971" calcext:value-type="float">
            <text:p>-0.0259836260971</text:p>
          </table:table-cell>
          <table:table-cell office:value-type="float" office:value="0.946307013929" calcext:value-type="float">
            <text:p>0.94630701392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float" office:value="0.0414781297134" calcext:value-type="float">
            <text:p>0.0414781297134</text:p>
          </table:table-cell>
          <table:table-cell office:value-type="float" office:value="0.0170160455487" calcext:value-type="float">
            <text:p>0.0170160455487</text:p>
          </table:table-cell>
          <table:table-cell office:value-type="float" office:value="-0.0244620841648" calcext:value-type="float">
            <text:p>-0.0244620841648</text:p>
          </table:table-cell>
          <table:table-cell office:value-type="float" office:value="0.698048143944" calcext:value-type="float">
            <text:p>0.6980481439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float" office:value="-0.00328947368421" calcext:value-type="float">
            <text:p>-0.00328947368421</text:p>
          </table:table-cell>
          <table:table-cell office:value-type="float" office:value="-0.00599298693019" calcext:value-type="float">
            <text:p>-0.00599298693019</text:p>
          </table:table-cell>
          <table:table-cell office:value-type="float" office:value="-0.00270351324598" calcext:value-type="float">
            <text:p>-0.00270351324598</text:p>
          </table:table-cell>
          <table:table-cell office:value-type="float" office:value="1.02340826423" calcext:value-type="float">
            <text:p>1.023408264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float" office:value="-0.0299476750659" calcext:value-type="float">
            <text:p>-0.0299476750659</text:p>
          </table:table-cell>
          <table:table-cell office:value-type="float" office:value="-0.025611116096" calcext:value-type="float">
            <text:p>-0.025611116096</text:p>
          </table:table-cell>
          <table:table-cell office:value-type="float" office:value="0.00433655896983" calcext:value-type="float">
            <text:p>0.00433655896983</text:p>
          </table:table-cell>
          <table:table-cell office:value-type="float" office:value="-1.63449419364" calcext:value-type="float">
            <text:p>-1.6344941936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float" office:value="-0.00871872630781" calcext:value-type="float">
            <text:p>-0.00871872630781</text:p>
          </table:table-cell>
          <table:table-cell office:value-type="float" office:value="-0.0110145716304" calcext:value-type="float">
            <text:p>-0.0110145716304</text:p>
          </table:table-cell>
          <table:table-cell office:value-type="float" office:value="-0.00229584532254" calcext:value-type="float">
            <text:p>-0.00229584532254</text:p>
          </table:table-cell>
          <table:table-cell office:value-type="float" office:value="-0.370201049021" calcext:value-type="float">
            <text:p>-0.3702010490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float" office:value="0.00640542577242" calcext:value-type="float">
            <text:p>0.00640542577242</text:p>
          </table:table-cell>
          <table:table-cell office:value-type="float" office:value="-0.0010395010395" calcext:value-type="float">
            <text:p>-0.0010395010395</text:p>
          </table:table-cell>
          <table:table-cell office:value-type="float" office:value="-0.00744492681192" calcext:value-type="float">
            <text:p>-0.00744492681192</text:p>
          </table:table-cell>
          <table:table-cell office:value-type="float" office:value="1.4734441506" calcext:value-type="float">
            <text:p>1.47344415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float" office:value="-0.00265453166477" calcext:value-type="float">
            <text:p>-0.00265453166477</text:p>
          </table:table-cell>
          <table:table-cell office:value-type="float" office:value="-0.00998702983139" calcext:value-type="float">
            <text:p>-0.00998702983139</text:p>
          </table:table-cell>
          <table:table-cell office:value-type="float" office:value="-0.00733249816662" calcext:value-type="float">
            <text:p>-0.00733249816662</text:p>
          </table:table-cell>
          <table:table-cell office:value-type="float" office:value="1.13941051812" calcext:value-type="float">
            <text:p>1.139410518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float" office:value="-0.00608365019011" calcext:value-type="float">
            <text:p>-0.00608365019011</text:p>
          </table:table-cell>
          <table:table-cell office:value-type="float" office:value="-0.000484023939562" calcext:value-type="float">
            <text:p>-0.000484023939562</text:p>
          </table:table-cell>
          <table:table-cell office:value-type="float" office:value="0.00559962625055" calcext:value-type="float">
            <text:p>0.00559962625055</text:p>
          </table:table-cell>
          <table:table-cell office:value-type="float" office:value="-1.05316128174" calcext:value-type="float">
            <text:p>-1.053161281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float" office:value="-0.00964878425318" calcext:value-type="float">
            <text:p>-0.00964878425318</text:p>
          </table:table-cell>
          <table:table-cell office:value-type="float" office:value="-0.0017839444995" calcext:value-type="float">
            <text:p>-0.0017839444995</text:p>
          </table:table-cell>
          <table:table-cell office:value-type="float" office:value="0.00786483975368" calcext:value-type="float">
            <text:p>0.00786483975368</text:p>
          </table:table-cell>
          <table:table-cell office:value-type="float" office:value="1.26025648213" calcext:value-type="float">
            <text:p>1.2602564821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float" office:value="0.00195356525659" calcext:value-type="float">
            <text:p>0.00195356525659</text:p>
          </table:table-cell>
          <table:table-cell office:value-type="float" office:value="0.0038827412153" calcext:value-type="float">
            <text:p>0.0038827412153</text:p>
          </table:table-cell>
          <table:table-cell office:value-type="float" office:value="0.0019291759587" calcext:value-type="float">
            <text:p>0.0019291759587</text:p>
          </table:table-cell>
          <table:table-cell office:value-type="float" office:value="-0.3499222631" calcext:value-type="float">
            <text:p>-0.34992226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float" office:value="0.0102118003026" calcext:value-type="float">
            <text:p>0.0102118003026</text:p>
          </table:table-cell>
          <table:table-cell office:value-type="float" office:value="0.00466260847041" calcext:value-type="float">
            <text:p>0.00466260847041</text:p>
          </table:table-cell>
          <table:table-cell office:value-type="float" office:value="-0.00554919183217" calcext:value-type="float">
            <text:p>-0.00554919183217</text:p>
          </table:table-cell>
          <table:table-cell office:value-type="float" office:value="-1.14616438045" calcext:value-type="float">
            <text:p>-1.146164380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float" office:value="0.045684506828" calcext:value-type="float">
            <text:p>0.045684506828</text:p>
          </table:table-cell>
          <table:table-cell office:value-type="float" office:value="0.0248131850965" calcext:value-type="float">
            <text:p>0.0248131850965</text:p>
          </table:table-cell>
          <table:table-cell office:value-type="float" office:value="-0.0208713217315" calcext:value-type="float">
            <text:p>-0.0208713217315</text:p>
          </table:table-cell>
          <table:table-cell office:value-type="float" office:value="0.56938652158" calcext:value-type="float">
            <text:p>0.569386521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float" office:value="0.0171095465213" calcext:value-type="float">
            <text:p>0.0171095465213</text:p>
          </table:table-cell>
          <table:table-cell office:value-type="float" office:value="0.0173844846742" calcext:value-type="float">
            <text:p>0.0173844846742</text:p>
          </table:table-cell>
          <table:table-cell office:value-type="float" office:value="0.000274938152893" calcext:value-type="float">
            <text:p>0.000274938152893</text:p>
          </table:table-cell>
          <table:table-cell office:value-type="float" office:value="-0.0707611556487" calcext:value-type="float">
            <text:p>-0.07076115564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float" office:value="-0.010158013544" calcext:value-type="float">
            <text:p>-0.010158013544</text:p>
          </table:table-cell>
          <table:table-cell office:value-type="float" office:value="-0.00118906064209" calcext:value-type="float">
            <text:p>-0.00118906064209</text:p>
          </table:table-cell>
          <table:table-cell office:value-type="float" office:value="0.00896895290193" calcext:value-type="float">
            <text:p>0.00896895290193</text:p>
          </table:table-cell>
          <table:table-cell office:value-type="float" office:value="-0.351241816289" calcext:value-type="float">
            <text:p>-0.35124181628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float" office:value="0.00530705079606" calcext:value-type="float">
            <text:p>0.00530705079606</text:p>
          </table:table-cell>
          <table:table-cell office:value-type="float" office:value="0.00548302872063" calcext:value-type="float">
            <text:p>0.00548302872063</text:p>
          </table:table-cell>
          <table:table-cell office:value-type="float" office:value="0.000175977924569" calcext:value-type="float">
            <text:p>0.000175977924569</text:p>
          </table:table-cell>
          <table:table-cell office:value-type="float" office:value="-0.139210098945" calcext:value-type="float">
            <text:p>-0.1392100989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float" office:value="-0.000766871165644" calcext:value-type="float">
            <text:p>-0.000766871165644</text:p>
          </table:table-cell>
          <table:table-cell office:value-type="float" office:value="-0.00255670643766" calcext:value-type="float">
            <text:p>-0.00255670643766</text:p>
          </table:table-cell>
          <table:table-cell office:value-type="float" office:value="-0.00178983527201" calcext:value-type="float">
            <text:p>-0.00178983527201</text:p>
          </table:table-cell>
          <table:table-cell office:value-type="float" office:value="0.125136697211" calcext:value-type="float">
            <text:p>0.1251366972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float" office:value="0.00574492531597" calcext:value-type="float">
            <text:p>0.00574492531597</text:p>
          </table:table-cell>
          <table:table-cell office:value-type="float" office:value="-0.000875279240205" calcext:value-type="float">
            <text:p>-0.000875279240205</text:p>
          </table:table-cell>
          <table:table-cell office:value-type="float" office:value="-0.00662020455618" calcext:value-type="float">
            <text:p>-0.00662020455618</text:p>
          </table:table-cell>
          <table:table-cell office:value-type="float" office:value="-0.257462334755" calcext:value-type="float">
            <text:p>-0.2574623347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float" office:value="-0.00113636363636" calcext:value-type="float">
            <text:p>-0.00113636363636</text:p>
          </table:table-cell>
          <table:table-cell office:value-type="float" office:value="-0.0177053824363" calcext:value-type="float">
            <text:p>-0.0177053824363</text:p>
          </table:table-cell>
          <table:table-cell office:value-type="float" office:value="-0.0165690187999" calcext:value-type="float">
            <text:p>-0.0165690187999</text:p>
          </table:table-cell>
          <table:table-cell office:value-type="float" office:value="0.47888621248" calcext:value-type="float">
            <text:p>0.478886212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float" office:value="-0.0137905329855" calcext:value-type="float">
            <text:p>-0.0137905329855</text:p>
          </table:table-cell>
          <table:table-cell office:value-type="float" office:value="-0.0186314837691" calcext:value-type="float">
            <text:p>-0.0186314837691</text:p>
          </table:table-cell>
          <table:table-cell office:value-type="float" office:value="-0.00484095078362" calcext:value-type="float">
            <text:p>-0.00484095078362</text:p>
          </table:table-cell>
          <table:table-cell office:value-type="float" office:value="0.867585059755" calcext:value-type="float">
            <text:p>0.8675850597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float" office:value="-0.00566795540708" calcext:value-type="float">
            <text:p>-0.00566795540708</text:p>
          </table:table-cell>
          <table:table-cell office:value-type="float" office:value="-0.0189579489789" calcext:value-type="float">
            <text:p>-0.0189579489789</text:p>
          </table:table-cell>
          <table:table-cell office:value-type="float" office:value="-0.0132899935719" calcext:value-type="float">
            <text:p>-0.0132899935719</text:p>
          </table:table-cell>
          <table:table-cell office:value-type="float" office:value="-0.105561921416" calcext:value-type="float">
            <text:p>-0.1055619214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float" office:value="-0.0275633958104" calcext:value-type="float">
            <text:p>-0.0275633958104</text:p>
          </table:table-cell>
          <table:table-cell office:value-type="float" office:value="-0.0234171174038" calcext:value-type="float">
            <text:p>-0.0234171174038</text:p>
          </table:table-cell>
          <table:table-cell office:value-type="float" office:value="0.00414627840661" calcext:value-type="float">
            <text:p>0.00414627840661</text:p>
          </table:table-cell>
          <table:table-cell office:value-type="float" office:value="0.238388469003" calcext:value-type="float">
            <text:p>0.23838846900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-0.031879809454" calcext:value-type="float">
            <text:p>-0.031879809454</text:p>
          </table:table-cell>
          <table:table-cell office:value-type="float" office:value="-0.0272675268544" calcext:value-type="float">
            <text:p>-0.0272675268544</text:p>
          </table:table-cell>
          <table:table-cell office:value-type="float" office:value="0.00461228259963" calcext:value-type="float">
            <text:p>0.00461228259963</text:p>
          </table:table-cell>
          <table:table-cell office:value-type="float" office:value="0.0765869432728" calcext:value-type="float">
            <text:p>0.07658694327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-0.00260288958467" calcext:value-type="float">
            <text:p>-0.00260288958467</text:p>
          </table:table-cell>
          <table:table-cell office:value-type="float" office:value="-0.011087475021" calcext:value-type="float">
            <text:p>-0.011087475021</text:p>
          </table:table-cell>
          <table:table-cell office:value-type="float" office:value="-0.00848458543628" calcext:value-type="float">
            <text:p>-0.00848458543628</text:p>
          </table:table-cell>
          <table:table-cell office:value-type="float" office:value="-1.39222406033" calcext:value-type="float">
            <text:p>-1.392224060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float" office:value="0.00189107413011" calcext:value-type="float">
            <text:p>0.00189107413011</text:p>
          </table:table-cell>
          <table:table-cell office:value-type="float" office:value="-0.00851393188854" calcext:value-type="float">
            <text:p>-0.00851393188854</text:p>
          </table:table-cell>
          <table:table-cell office:value-type="float" office:value="-0.0104050060187" calcext:value-type="float">
            <text:p>-0.0104050060187</text:p>
          </table:table-cell>
          <table:table-cell office:value-type="float" office:value="0.245451947679" calcext:value-type="float">
            <text:p>0.2454519476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float" office:value="-0.0236179406944" calcext:value-type="float">
            <text:p>-0.0236179406944</text:p>
          </table:table-cell>
          <table:table-cell office:value-type="float" office:value="-0.0151875925092" calcext:value-type="float">
            <text:p>-0.0151875925092</text:p>
          </table:table-cell>
          <table:table-cell office:value-type="float" office:value="0.00843034818521" calcext:value-type="float">
            <text:p>0.00843034818521</text:p>
          </table:table-cell>
          <table:table-cell office:value-type="float" office:value="1.13229761193" calcext:value-type="float">
            <text:p>1.1322976119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float" office:value="-0.0270510965156" calcext:value-type="float">
            <text:p>-0.0270510965156</text:p>
          </table:table-cell>
          <table:table-cell office:value-type="float" office:value="-0.01728553137" calcext:value-type="float">
            <text:p>-0.01728553137</text:p>
          </table:table-cell>
          <table:table-cell office:value-type="float" office:value="0.0097655651456" calcext:value-type="float">
            <text:p>0.0097655651456</text:p>
          </table:table-cell>
          <table:table-cell office:value-type="float" office:value="0.432293592962" calcext:value-type="float">
            <text:p>0.43229359296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float" office:value="-0.0240897388746" calcext:value-type="float">
            <text:p>-0.0240897388746</text:p>
          </table:table-cell>
          <table:table-cell office:value-type="float" office:value="-0.00403019447288" calcext:value-type="float">
            <text:p>-0.00403019447288</text:p>
          </table:table-cell>
          <table:table-cell office:value-type="float" office:value="0.0200595444017" calcext:value-type="float">
            <text:p>0.0200595444017</text:p>
          </table:table-cell>
          <table:table-cell office:value-type="float" office:value="-1.7165583681" calcext:value-type="float">
            <text:p>-1.716558368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float" office:value="-0.0190965846493" calcext:value-type="float">
            <text:p>-0.0190965846493</text:p>
          </table:table-cell>
          <table:table-cell office:value-type="float" office:value="0.00108542970246" calcext:value-type="float">
            <text:p>0.00108542970246</text:p>
          </table:table-cell>
          <table:table-cell office:value-type="float" office:value="0.0201820143517" calcext:value-type="float">
            <text:p>0.0201820143517</text:p>
          </table:table-cell>
          <table:table-cell office:value-type="float" office:value="0.163488049511" calcext:value-type="float">
            <text:p>0.1634880495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float" office:value="-0.01100110011" calcext:value-type="float">
            <text:p>-0.01100110011</text:p>
          </table:table-cell>
          <table:table-cell office:value-type="float" office:value="0.00581551228854" calcext:value-type="float">
            <text:p>0.00581551228854</text:p>
          </table:table-cell>
          <table:table-cell office:value-type="float" office:value="0.0168166123986" calcext:value-type="float">
            <text:p>0.0168166123986</text:p>
          </table:table-cell>
          <table:table-cell office:value-type="float" office:value="-0.928121995826" calcext:value-type="float">
            <text:p>-0.9281219958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float" office:value="0.000731528895391" calcext:value-type="float">
            <text:p>0.000731528895391</text:p>
          </table:table-cell>
          <table:table-cell office:value-type="float" office:value="-0.000698235368795" calcext:value-type="float">
            <text:p>-0.000698235368795</text:p>
          </table:table-cell>
          <table:table-cell office:value-type="float" office:value="-0.00142976426419" calcext:value-type="float">
            <text:p>-0.00142976426419</text:p>
          </table:table-cell>
          <table:table-cell office:value-type="float" office:value="0.261795534725" calcext:value-type="float">
            <text:p>0.2617955347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float" office:value="0.00147710487445" calcext:value-type="float">
            <text:p>0.00147710487445</text:p>
          </table:table-cell>
          <table:table-cell office:value-type="float" office:value="-0.0026121304791" calcext:value-type="float">
            <text:p>-0.0026121304791</text:p>
          </table:table-cell>
          <table:table-cell office:value-type="float" office:value="-0.00408923535355" calcext:value-type="float">
            <text:p>-0.00408923535355</text:p>
          </table:table-cell>
          <table:table-cell office:value-type="float" office:value="-0.0406558025423" calcext:value-type="float">
            <text:p>-0.04065580254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float" office:value="-0.0144819903453" calcext:value-type="float">
            <text:p>-0.0144819903453</text:p>
          </table:table-cell>
          <table:table-cell office:value-type="float" office:value="-0.000322102686336" calcext:value-type="float">
            <text:p>-0.000322102686336</text:p>
          </table:table-cell>
          <table:table-cell office:value-type="float" office:value="0.014159887659" calcext:value-type="float">
            <text:p>0.014159887659</text:p>
          </table:table-cell>
          <table:table-cell office:value-type="float" office:value="0.365012360676" calcext:value-type="float">
            <text:p>0.36501236067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-0.0277264325323" calcext:value-type="float">
            <text:p>-0.0277264325323</text:p>
          </table:table-cell>
          <table:table-cell office:value-type="float" office:value="-0.00951217944598" calcext:value-type="float">
            <text:p>-0.00951217944598</text:p>
          </table:table-cell>
          <table:table-cell office:value-type="float" office:value="0.0182142530864" calcext:value-type="float">
            <text:p>0.0182142530864</text:p>
          </table:table-cell>
          <table:table-cell office:value-type="float" office:value="0.567136988098" calcext:value-type="float">
            <text:p>0.5671369880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float" office:value="-0.00882352941176" calcext:value-type="float">
            <text:p>-0.00882352941176</text:p>
          </table:table-cell>
          <table:table-cell office:value-type="float" office:value="-0.0053729052066" calcext:value-type="float">
            <text:p>-0.0053729052066</text:p>
          </table:table-cell>
          <table:table-cell office:value-type="float" office:value="0.00345062420516" calcext:value-type="float">
            <text:p>0.00345062420516</text:p>
          </table:table-cell>
          <table:table-cell office:value-type="float" office:value="-0.608484096715" calcext:value-type="float">
            <text:p>-0.6084840967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float" office:value="-0.00732869182851" calcext:value-type="float">
            <text:p>-0.00732869182851</text:p>
          </table:table-cell>
          <table:table-cell office:value-type="float" office:value="-0.00134185303514" calcext:value-type="float">
            <text:p>-0.00134185303514</text:p>
          </table:table-cell>
          <table:table-cell office:value-type="float" office:value="0.00598683879336" calcext:value-type="float">
            <text:p>0.00598683879336</text:p>
          </table:table-cell>
          <table:table-cell office:value-type="float" office:value="0.228203497515" calcext:value-type="float">
            <text:p>0.2282034975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float" office:value="-0.00146412884334" calcext:value-type="float">
            <text:p>-0.00146412884334</text:p>
          </table:table-cell>
          <table:table-cell office:value-type="float" office:value="-0.00357051772507" calcext:value-type="float">
            <text:p>-0.00357051772507</text:p>
          </table:table-cell>
          <table:table-cell office:value-type="float" office:value="-0.00210638888173" calcext:value-type="float">
            <text:p>-0.00210638888173</text:p>
          </table:table-cell>
          <table:table-cell office:value-type="float" office:value="-1.08501341094" calcext:value-type="float">
            <text:p>-1.085013410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float" office:value="-0.0422684043677" calcext:value-type="float">
            <text:p>-0.0422684043677</text:p>
          </table:table-cell>
          <table:table-cell office:value-type="float" office:value="-0.0154185022026" calcext:value-type="float">
            <text:p>-0.0154185022026</text:p>
          </table:table-cell>
          <table:table-cell office:value-type="float" office:value="0.0268499021651" calcext:value-type="float">
            <text:p>0.0268499021651</text:p>
          </table:table-cell>
          <table:table-cell office:value-type="float" office:value="0.75557207869" calcext:value-type="float">
            <text:p>0.755572078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float" office:value="-0.0448179271709" calcext:value-type="float">
            <text:p>-0.0448179271709</text:p>
          </table:table-cell>
          <table:table-cell office:value-type="float" office:value="-0.0137606032045" calcext:value-type="float">
            <text:p>-0.0137606032045</text:p>
          </table:table-cell>
          <table:table-cell office:value-type="float" office:value="0.0310573239663" calcext:value-type="float">
            <text:p>0.0310573239663</text:p>
          </table:table-cell>
          <table:table-cell office:value-type="float" office:value="-2.12521551649" calcext:value-type="float">
            <text:p>-2.125215516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float" office:value="-0.0830473113938" calcext:value-type="float">
            <text:p>-0.0830473113938</text:p>
          </table:table-cell>
          <table:table-cell office:value-type="float" office:value="-0.0291483974557" calcext:value-type="float">
            <text:p>-0.0291483974557</text:p>
          </table:table-cell>
          <table:table-cell office:value-type="float" office:value="0.0538989139381" calcext:value-type="float">
            <text:p>0.0538989139381</text:p>
          </table:table-cell>
          <table:table-cell office:value-type="float" office:value="-1.19414401931" calcext:value-type="float">
            <text:p>-1.194144019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float" office:value="-0.092807815395" calcext:value-type="float">
            <text:p>-0.092807815395</text:p>
          </table:table-cell>
          <table:table-cell office:value-type="float" office:value="-0.0354435389125" calcext:value-type="float">
            <text:p>-0.0354435389125</text:p>
          </table:table-cell>
          <table:table-cell office:value-type="float" office:value="0.0573642764825" calcext:value-type="float">
            <text:p>0.0573642764825</text:p>
          </table:table-cell>
          <table:table-cell office:value-type="float" office:value="-0.848048516574" calcext:value-type="float">
            <text:p>-0.84804851657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float" office:value="-0.10234648028" calcext:value-type="float">
            <text:p>-0.10234648028</text:p>
          </table:table-cell>
          <table:table-cell office:value-type="float" office:value="-0.0419934539616" calcext:value-type="float">
            <text:p>-0.0419934539616</text:p>
          </table:table-cell>
          <table:table-cell office:value-type="float" office:value="0.060353026318" calcext:value-type="float">
            <text:p>0.060353026318</text:p>
          </table:table-cell>
          <table:table-cell office:value-type="float" office:value="-1.44608072099" calcext:value-type="float">
            <text:p>-1.446080720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float" office:value="-0.0998330550918" calcext:value-type="float">
            <text:p>-0.0998330550918</text:p>
          </table:table-cell>
          <table:table-cell office:value-type="float" office:value="-0.0392047910107" calcext:value-type="float">
            <text:p>-0.0392047910107</text:p>
          </table:table-cell>
          <table:table-cell office:value-type="float" office:value="0.0606282640811" calcext:value-type="float">
            <text:p>0.0606282640811</text:p>
          </table:table-cell>
          <table:table-cell office:value-type="float" office:value="-0.21212524179" calcext:value-type="float">
            <text:p>-0.2121252417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float" office:value="-0.0821871855082" calcext:value-type="float">
            <text:p>-0.0821871855082</text:p>
          </table:table-cell>
          <table:table-cell office:value-type="float" office:value="-0.0275172370955" calcext:value-type="float">
            <text:p>-0.0275172370955</text:p>
          </table:table-cell>
          <table:table-cell office:value-type="float" office:value="0.0546699484127" calcext:value-type="float">
            <text:p>0.0546699484127</text:p>
          </table:table-cell>
          <table:table-cell office:value-type="float" office:value="-1.18495362116" calcext:value-type="float">
            <text:p>-1.184953621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float" office:value="-0.0847343644923" calcext:value-type="float">
            <text:p>-0.0847343644923</text:p>
          </table:table-cell>
          <table:table-cell office:value-type="float" office:value="-0.0249424643901" calcext:value-type="float">
            <text:p>-0.0249424643901</text:p>
          </table:table-cell>
          <table:table-cell office:value-type="float" office:value="0.0597919001021" calcext:value-type="float">
            <text:p>0.0597919001021</text:p>
          </table:table-cell>
          <table:table-cell office:value-type="float" office:value="-0.647900671854" calcext:value-type="float">
            <text:p>-0.64790067185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-0.0623742454728" calcext:value-type="float">
            <text:p>-0.0623742454728</text:p>
          </table:table-cell>
          <table:table-cell office:value-type="float" office:value="-0.0249286865931" calcext:value-type="float">
            <text:p>-0.0249286865931</text:p>
          </table:table-cell>
          <table:table-cell office:value-type="float" office:value="0.0374455588798" calcext:value-type="float">
            <text:p>0.0374455588798</text:p>
          </table:table-cell>
          <table:table-cell office:value-type="float" office:value="-0.336529195701" calcext:value-type="float">
            <text:p>-0.3365291957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float" office:value="-0.0868446445803" calcext:value-type="float">
            <text:p>-0.0868446445803</text:p>
          </table:table-cell>
          <table:table-cell office:value-type="float" office:value="-0.0328767123288" calcext:value-type="float">
            <text:p>-0.0328767123288</text:p>
          </table:table-cell>
          <table:table-cell office:value-type="float" office:value="0.0539679322515" calcext:value-type="float">
            <text:p>0.0539679322515</text:p>
          </table:table-cell>
          <table:table-cell office:value-type="float" office:value="1.10917779891" calcext:value-type="float">
            <text:p>1.109177798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-0.0736235595391" calcext:value-type="float">
            <text:p>-0.0736235595391</text:p>
          </table:table-cell>
          <table:table-cell office:value-type="float" office:value="-0.0226525392766" calcext:value-type="float">
            <text:p>-0.0226525392766</text:p>
          </table:table-cell>
          <table:table-cell office:value-type="float" office:value="0.0509710202625" calcext:value-type="float">
            <text:p>0.0509710202625</text:p>
          </table:table-cell>
          <table:table-cell office:value-type="float" office:value="-1.82016954882" calcext:value-type="float">
            <text:p>-1.8201695488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float" office:value="-0.06720887712" calcext:value-type="float">
            <text:p>-0.06720887712</text:p>
          </table:table-cell>
          <table:table-cell office:value-type="float" office:value="-0.0204526201138" calcext:value-type="float">
            <text:p>-0.0204526201138</text:p>
          </table:table-cell>
          <table:table-cell office:value-type="float" office:value="0.0467562570062" calcext:value-type="float">
            <text:p>0.0467562570062</text:p>
          </table:table-cell>
          <table:table-cell office:value-type="float" office:value="-1.87560403212" calcext:value-type="float">
            <text:p>-1.875604032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float" office:value="-0.0838002586048" calcext:value-type="float">
            <text:p>-0.0838002586048</text:p>
          </table:table-cell>
          <table:table-cell office:value-type="float" office:value="-0.0374910091721" calcext:value-type="float">
            <text:p>-0.0374910091721</text:p>
          </table:table-cell>
          <table:table-cell office:value-type="float" office:value="0.0463092494326" calcext:value-type="float">
            <text:p>0.0463092494326</text:p>
          </table:table-cell>
          <table:table-cell office:value-type="float" office:value="0.15279755794" calcext:value-type="float">
            <text:p>0.1527975579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float" office:value="-0.0860479409957" calcext:value-type="float">
            <text:p>-0.0860479409957</text:p>
          </table:table-cell>
          <table:table-cell office:value-type="float" office:value="-0.0385440247826" calcext:value-type="float">
            <text:p>-0.0385440247826</text:p>
          </table:table-cell>
          <table:table-cell office:value-type="float" office:value="0.0475039162131" calcext:value-type="float">
            <text:p>0.0475039162131</text:p>
          </table:table-cell>
          <table:table-cell office:value-type="float" office:value="-0.784973525249" calcext:value-type="float">
            <text:p>-0.7849735252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float" office:value="-0.0831674069536" calcext:value-type="float">
            <text:p>-0.0831674069536</text:p>
          </table:table-cell>
          <table:table-cell office:value-type="float" office:value="-0.0391061452514" calcext:value-type="float">
            <text:p>-0.0391061452514</text:p>
          </table:table-cell>
          <table:table-cell office:value-type="float" office:value="0.0440612617022" calcext:value-type="float">
            <text:p>0.0440612617022</text:p>
          </table:table-cell>
          <table:table-cell office:value-type="float" office:value="-1.06769930299" calcext:value-type="float">
            <text:p>-1.067699302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float" office:value="-0.0746500777605" calcext:value-type="float">
            <text:p>-0.0746500777605</text:p>
          </table:table-cell>
          <table:table-cell office:value-type="float" office:value="-0.0438085711904" calcext:value-type="float">
            <text:p>-0.0438085711904</text:p>
          </table:table-cell>
          <table:table-cell office:value-type="float" office:value="0.0308415065701" calcext:value-type="float">
            <text:p>0.0308415065701</text:p>
          </table:table-cell>
          <table:table-cell office:value-type="float" office:value="-0.0827167566351" calcext:value-type="float">
            <text:p>-0.08271675663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float" office:value="-0.076826591408" calcext:value-type="float">
            <text:p>-0.076826591408</text:p>
          </table:table-cell>
          <table:table-cell office:value-type="float" office:value="-0.0432683711783" calcext:value-type="float">
            <text:p>-0.0432683711783</text:p>
          </table:table-cell>
          <table:table-cell office:value-type="float" office:value="0.0335582202297" calcext:value-type="float">
            <text:p>0.0335582202297</text:p>
          </table:table-cell>
          <table:table-cell office:value-type="float" office:value="-0.261137068585" calcext:value-type="float">
            <text:p>-0.26113706858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float" office:value="-0.0805661729575" calcext:value-type="float">
            <text:p>-0.0805661729575</text:p>
          </table:table-cell>
          <table:table-cell office:value-type="float" office:value="-0.0454117181775" calcext:value-type="float">
            <text:p>-0.0454117181775</text:p>
          </table:table-cell>
          <table:table-cell office:value-type="float" office:value="0.03515445478" calcext:value-type="float">
            <text:p>0.03515445478</text:p>
          </table:table-cell>
          <table:table-cell office:value-type="float" office:value="0.621948404617" calcext:value-type="float">
            <text:p>0.6219484046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float" office:value="-0.0627802690583" calcext:value-type="float">
            <text:p>-0.0627802690583</text:p>
          </table:table-cell>
          <table:table-cell office:value-type="float" office:value="-0.0419967381174" calcext:value-type="float">
            <text:p>-0.0419967381174</text:p>
          </table:table-cell>
          <table:table-cell office:value-type="float" office:value="0.0207835309409" calcext:value-type="float">
            <text:p>0.0207835309409</text:p>
          </table:table-cell>
          <table:table-cell office:value-type="float" office:value="-2.40967323458" calcext:value-type="float">
            <text:p>-2.409673234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float" office:value="-0.0732068761114" calcext:value-type="float">
            <text:p>-0.0732068761114</text:p>
          </table:table-cell>
          <table:table-cell office:value-type="float" office:value="-0.0427664161277" calcext:value-type="float">
            <text:p>-0.0427664161277</text:p>
          </table:table-cell>
          <table:table-cell office:value-type="float" office:value="0.0304404599837" calcext:value-type="float">
            <text:p>0.0304404599837</text:p>
          </table:table-cell>
          <table:table-cell office:value-type="float" office:value="0.502661167345" calcext:value-type="float">
            <text:p>0.5026611673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float" office:value="-0.0580184468908" calcext:value-type="float">
            <text:p>-0.0580184468908</text:p>
          </table:table-cell>
          <table:table-cell office:value-type="float" office:value="-0.0404469533842" calcext:value-type="float">
            <text:p>-0.0404469533842</text:p>
          </table:table-cell>
          <table:table-cell office:value-type="float" office:value="0.0175714935066" calcext:value-type="float">
            <text:p>0.0175714935066</text:p>
          </table:table-cell>
          <table:table-cell office:value-type="float" office:value="0.680791847341" calcext:value-type="float">
            <text:p>0.6807918473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float" office:value="-0.0192249924902" calcext:value-type="float">
            <text:p>-0.0192249924902</text:p>
          </table:table-cell>
          <table:table-cell office:value-type="float" office:value="-0.0133567662566" calcext:value-type="float">
            <text:p>-0.0133567662566</text:p>
          </table:table-cell>
          <table:table-cell office:value-type="float" office:value="0.00586822623365" calcext:value-type="float">
            <text:p>0.00586822623365</text:p>
          </table:table-cell>
          <table:table-cell office:value-type="float" office:value="-1.29842153183" calcext:value-type="float">
            <text:p>-1.2984215318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float" office:value="-0.0514530868914" calcext:value-type="float">
            <text:p>-0.0514530868914</text:p>
          </table:table-cell>
          <table:table-cell office:value-type="float" office:value="-0.0333930325264" calcext:value-type="float">
            <text:p>-0.0333930325264</text:p>
          </table:table-cell>
          <table:table-cell office:value-type="float" office:value="0.0180600543649" calcext:value-type="float">
            <text:p>0.0180600543649</text:p>
          </table:table-cell>
          <table:table-cell office:value-type="float" office:value="0.565132871036" calcext:value-type="float">
            <text:p>0.56513287103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float" office:value="-0.0187764990915" calcext:value-type="float">
            <text:p>-0.0187764990915</text:p>
          </table:table-cell>
          <table:table-cell office:value-type="float" office:value="-0.0183941503446" calcext:value-type="float">
            <text:p>-0.0183941503446</text:p>
          </table:table-cell>
          <table:table-cell office:value-type="float" office:value="0.000382348746898" calcext:value-type="float">
            <text:p>0.000382348746898</text:p>
          </table:table-cell>
          <table:table-cell office:value-type="float" office:value="-0.269462880301" calcext:value-type="float">
            <text:p>-0.2694628803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float" office:value="-0.030403371463" calcext:value-type="float">
            <text:p>-0.030403371463</text:p>
          </table:table-cell>
          <table:table-cell office:value-type="float" office:value="-0.0233207327712" calcext:value-type="float">
            <text:p>-0.0233207327712</text:p>
          </table:table-cell>
          <table:table-cell office:value-type="float" office:value="0.00708263869182" calcext:value-type="float">
            <text:p>0.00708263869182</text:p>
          </table:table-cell>
          <table:table-cell office:value-type="float" office:value="0.577205281699" calcext:value-type="float">
            <text:p>0.57720528169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float" office:value="0.0331899200983" calcext:value-type="float">
            <text:p>0.0331899200983</text:p>
          </table:table-cell>
          <table:table-cell office:value-type="float" office:value="0.0120510396975" calcext:value-type="float">
            <text:p>0.0120510396975</text:p>
          </table:table-cell>
          <table:table-cell office:value-type="float" office:value="-0.0211388804008" calcext:value-type="float">
            <text:p>-0.0211388804008</text:p>
          </table:table-cell>
          <table:table-cell office:value-type="float" office:value="1.35423645725" calcext:value-type="float">
            <text:p>1.3542364572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float" office:value="0.0114354498947" calcext:value-type="float">
            <text:p>0.0114354498947</text:p>
          </table:table-cell>
          <table:table-cell office:value-type="float" office:value="0.00324021367896" calcext:value-type="float">
            <text:p>0.00324021367896</text:p>
          </table:table-cell>
          <table:table-cell office:value-type="float" office:value="-0.00819523621572" calcext:value-type="float">
            <text:p>-0.00819523621572</text:p>
          </table:table-cell>
          <table:table-cell office:value-type="float" office:value="0.220684585812" calcext:value-type="float">
            <text:p>0.2206845858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float" office:value="-0.0146356033453" calcext:value-type="float">
            <text:p>-0.0146356033453</text:p>
          </table:table-cell>
          <table:table-cell office:value-type="float" office:value="-0.00774381368268" calcext:value-type="float">
            <text:p>-0.00774381368268</text:p>
          </table:table-cell>
          <table:table-cell office:value-type="float" office:value="0.0068917896626" calcext:value-type="float">
            <text:p>0.0068917896626</text:p>
          </table:table-cell>
          <table:table-cell office:value-type="float" office:value="-1.32875216411" calcext:value-type="float">
            <text:p>-1.328752164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-0.00266272189349" calcext:value-type="float">
            <text:p>-0.00266272189349</text:p>
          </table:table-cell>
          <table:table-cell office:value-type="float" office:value="-0.00716928769658" calcext:value-type="float">
            <text:p>-0.00716928769658</text:p>
          </table:table-cell>
          <table:table-cell office:value-type="float" office:value="-0.00450656580309" calcext:value-type="float">
            <text:p>-0.00450656580309</text:p>
          </table:table-cell>
          <table:table-cell office:value-type="float" office:value="-0.702046068432" calcext:value-type="float">
            <text:p>-0.7020460684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float" office:value="-0.00142823137348" calcext:value-type="float">
            <text:p>-0.00142823137348</text:p>
          </table:table-cell>
          <table:table-cell office:value-type="float" office:value="-0.00336641708747" calcext:value-type="float">
            <text:p>-0.00336641708747</text:p>
          </table:table-cell>
          <table:table-cell office:value-type="float" office:value="-0.00193818571399" calcext:value-type="float">
            <text:p>-0.00193818571399</text:p>
          </table:table-cell>
          <table:table-cell office:value-type="float" office:value="0.0322338945052" calcext:value-type="float">
            <text:p>0.032233894505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float" office:value="-0.00237812128419" calcext:value-type="float">
            <text:p>-0.00237812128419</text:p>
          </table:table-cell>
          <table:table-cell office:value-type="float" office:value="-0.0056831361633" calcext:value-type="float">
            <text:p>-0.0056831361633</text:p>
          </table:table-cell>
          <table:table-cell office:value-type="float" office:value="-0.00330501487912" calcext:value-type="float">
            <text:p>-0.00330501487912</text:p>
          </table:table-cell>
          <table:table-cell office:value-type="float" office:value="-0.823773057158" calcext:value-type="float">
            <text:p>-0.8237730571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float" office:value="-0.0082962962963" calcext:value-type="float">
            <text:p>-0.0082962962963</text:p>
          </table:table-cell>
          <table:table-cell office:value-type="float" office:value="-0.00922030772777" calcext:value-type="float">
            <text:p>-0.00922030772777</text:p>
          </table:table-cell>
          <table:table-cell office:value-type="float" office:value="-0.000924011431474" calcext:value-type="float">
            <text:p>-0.000924011431474</text:p>
          </table:table-cell>
          <table:table-cell office:value-type="float" office:value="0.188660073357" calcext:value-type="float">
            <text:p>0.1886600733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float" office:value="-0.0253936308749" calcext:value-type="float">
            <text:p>-0.0253936308749</text:p>
          </table:table-cell>
          <table:table-cell office:value-type="float" office:value="-0.0124696917215" calcext:value-type="float">
            <text:p>-0.0124696917215</text:p>
          </table:table-cell>
          <table:table-cell office:value-type="float" office:value="0.0129239391534" calcext:value-type="float">
            <text:p>0.0129239391534</text:p>
          </table:table-cell>
          <table:table-cell office:value-type="float" office:value="0.174811308234" calcext:value-type="float">
            <text:p>0.17481130823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float" office:value="-0.00550654091877" calcext:value-type="float">
            <text:p>-0.00550654091877</text:p>
          </table:table-cell>
          <table:table-cell office:value-type="float" office:value="-0.00668876868493" calcext:value-type="float">
            <text:p>-0.00668876868493</text:p>
          </table:table-cell>
          <table:table-cell office:value-type="float" office:value="-0.00118222776616" calcext:value-type="float">
            <text:p>-0.00118222776616</text:p>
          </table:table-cell>
          <table:table-cell office:value-type="float" office:value="-0.387925631351" calcext:value-type="float">
            <text:p>-0.38792563135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float" office:value="-0.00333636639369" calcext:value-type="float">
            <text:p>-0.00333636639369</text:p>
          </table:table-cell>
          <table:table-cell office:value-type="float" office:value="-0.0132504213402" calcext:value-type="float">
            <text:p>-0.0132504213402</text:p>
          </table:table-cell>
          <table:table-cell office:value-type="float" office:value="-0.00991405494646" calcext:value-type="float">
            <text:p>-0.00991405494646</text:p>
          </table:table-cell>
          <table:table-cell office:value-type="float" office:value="0.815793337943" calcext:value-type="float">
            <text:p>0.8157933379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float" office:value="0.016348773842" calcext:value-type="float">
            <text:p>0.016348773842</text:p>
          </table:table-cell>
          <table:table-cell office:value-type="float" office:value="0.00745374294817" calcext:value-type="float">
            <text:p>0.00745374294817</text:p>
          </table:table-cell>
          <table:table-cell office:value-type="float" office:value="-0.00889503089379" calcext:value-type="float">
            <text:p>-0.00889503089379</text:p>
          </table:table-cell>
          <table:table-cell office:value-type="float" office:value="1.32970069509" calcext:value-type="float">
            <text:p>1.329700695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float" office:value="0.0105644431029" calcext:value-type="float">
            <text:p>0.0105644431029</text:p>
          </table:table-cell>
          <table:table-cell office:value-type="float" office:value="0.00186415006408" calcext:value-type="float">
            <text:p>0.00186415006408</text:p>
          </table:table-cell>
          <table:table-cell office:value-type="float" office:value="-0.00870029303885" calcext:value-type="float">
            <text:p>-0.00870029303885</text:p>
          </table:table-cell>
          <table:table-cell office:value-type="float" office:value="-0.425468417117" calcext:value-type="float">
            <text:p>-0.4254684171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float" office:value="0.0299877600979" calcext:value-type="float">
            <text:p>0.0299877600979</text:p>
          </table:table-cell>
          <table:table-cell office:value-type="float" office:value="0.00783763233316" calcext:value-type="float">
            <text:p>0.00783763233316</text:p>
          </table:table-cell>
          <table:table-cell office:value-type="float" office:value="-0.0221501277648" calcext:value-type="float">
            <text:p>-0.0221501277648</text:p>
          </table:table-cell>
          <table:table-cell office:value-type="float" office:value="-0.643806782208" calcext:value-type="float">
            <text:p>-0.64380678220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0.061925878999" calcext:value-type="float">
            <text:p>0.061925878999</text:p>
          </table:table-cell>
          <table:table-cell office:value-type="float" office:value="0.0263613049442" calcext:value-type="float">
            <text:p>0.0263613049442</text:p>
          </table:table-cell>
          <table:table-cell office:value-type="float" office:value="-0.0355645740548" calcext:value-type="float">
            <text:p>-0.0355645740548</text:p>
          </table:table-cell>
          <table:table-cell office:value-type="float" office:value="0.341022578344" calcext:value-type="float">
            <text:p>0.34102257834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float" office:value="0.0497964296899" calcext:value-type="float">
            <text:p>0.0497964296899</text:p>
          </table:table-cell>
          <table:table-cell office:value-type="float" office:value="0.0187921049521" calcext:value-type="float">
            <text:p>0.0187921049521</text:p>
          </table:table-cell>
          <table:table-cell office:value-type="float" office:value="-0.0310043247378" calcext:value-type="float">
            <text:p>-0.0310043247378</text:p>
          </table:table-cell>
          <table:table-cell office:value-type="float" office:value="0.50059164621" calcext:value-type="float">
            <text:p>0.5005916462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float" office:value="0.0597061581744" calcext:value-type="float">
            <text:p>0.0597061581744</text:p>
          </table:table-cell>
          <table:table-cell office:value-type="float" office:value="0.0241226776762" calcext:value-type="float">
            <text:p>0.0241226776762</text:p>
          </table:table-cell>
          <table:table-cell office:value-type="float" office:value="-0.0355834804982" calcext:value-type="float">
            <text:p>-0.0355834804982</text:p>
          </table:table-cell>
          <table:table-cell office:value-type="float" office:value="1.52956362156" calcext:value-type="float">
            <text:p>1.529563621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float" office:value="0.048275862069" calcext:value-type="float">
            <text:p>0.048275862069</text:p>
          </table:table-cell>
          <table:table-cell office:value-type="float" office:value="0.022141969096" calcext:value-type="float">
            <text:p>0.022141969096</text:p>
          </table:table-cell>
          <table:table-cell office:value-type="float" office:value="-0.026133892973" calcext:value-type="float">
            <text:p>-0.026133892973</text:p>
          </table:table-cell>
          <table:table-cell office:value-type="float" office:value="-0.280686233298" calcext:value-type="float">
            <text:p>-0.28068623329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float" office:value="0.0480279898219" calcext:value-type="float">
            <text:p>0.0480279898219</text:p>
          </table:table-cell>
          <table:table-cell office:value-type="float" office:value="0.0227137590677" calcext:value-type="float">
            <text:p>0.0227137590677</text:p>
          </table:table-cell>
          <table:table-cell office:value-type="float" office:value="-0.0253142307542" calcext:value-type="float">
            <text:p>-0.0253142307542</text:p>
          </table:table-cell>
          <table:table-cell office:value-type="float" office:value="-0.654967606107" calcext:value-type="float">
            <text:p>-0.65496760610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float" office:value="0.0472239948947" calcext:value-type="float">
            <text:p>0.0472239948947</text:p>
          </table:table-cell>
          <table:table-cell office:value-type="float" office:value="0.0218729456762" calcext:value-type="float">
            <text:p>0.0218729456762</text:p>
          </table:table-cell>
          <table:table-cell office:value-type="float" office:value="-0.0253510492185" calcext:value-type="float">
            <text:p>-0.0253510492185</text:p>
          </table:table-cell>
          <table:table-cell office:value-type="float" office:value="0.559561051556" calcext:value-type="float">
            <text:p>0.5595610515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float" office:value="0.0701071080818" calcext:value-type="float">
            <text:p>0.0701071080818</text:p>
          </table:table-cell>
          <table:table-cell office:value-type="float" office:value="0.0316425120773" calcext:value-type="float">
            <text:p>0.0316425120773</text:p>
          </table:table-cell>
          <table:table-cell office:value-type="float" office:value="-0.0384645960045" calcext:value-type="float">
            <text:p>-0.0384645960045</text:p>
          </table:table-cell>
          <table:table-cell office:value-type="float" office:value="1.07858242055" calcext:value-type="float">
            <text:p>1.078582420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float" office:value="0.0693970420933" calcext:value-type="float">
            <text:p>0.0693970420933</text:p>
          </table:table-cell>
          <table:table-cell office:value-type="float" office:value="0.0371760716881" calcext:value-type="float">
            <text:p>0.0371760716881</text:p>
          </table:table-cell>
          <table:table-cell office:value-type="float" office:value="-0.0322209704052" calcext:value-type="float">
            <text:p>-0.0322209704052</text:p>
          </table:table-cell>
          <table:table-cell office:value-type="float" office:value="-0.275302081891" calcext:value-type="float">
            <text:p>-0.27530208189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float" office:value="0.0417535864437" calcext:value-type="float">
            <text:p>0.0417535864437</text:p>
          </table:table-cell>
          <table:table-cell office:value-type="float" office:value="0.0226712369956" calcext:value-type="float">
            <text:p>0.0226712369956</text:p>
          </table:table-cell>
          <table:table-cell office:value-type="float" office:value="-0.0190823494481" calcext:value-type="float">
            <text:p>-0.0190823494481</text:p>
          </table:table-cell>
          <table:table-cell office:value-type="float" office:value="0.913270329311" calcext:value-type="float">
            <text:p>0.9132703293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float" office:value="0.0140935297886" calcext:value-type="float">
            <text:p>0.0140935297886</text:p>
          </table:table-cell>
          <table:table-cell office:value-type="float" office:value="0.0127854156012" calcext:value-type="float">
            <text:p>0.0127854156012</text:p>
          </table:table-cell>
          <table:table-cell office:value-type="float" office:value="-0.00130811418738" calcext:value-type="float">
            <text:p>-0.00130811418738</text:p>
          </table:table-cell>
          <table:table-cell office:value-type="float" office:value="-0.251611352369" calcext:value-type="float">
            <text:p>-0.25161135236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0.0227418321589" calcext:value-type="float">
            <text:p>0.0227418321589</text:p>
          </table:table-cell>
          <table:table-cell office:value-type="float" office:value="0.0166816681668" calcext:value-type="float">
            <text:p>0.0166816681668</text:p>
          </table:table-cell>
          <table:table-cell office:value-type="float" office:value="-0.00606016399206" calcext:value-type="float">
            <text:p>-0.00606016399206</text:p>
          </table:table-cell>
          <table:table-cell office:value-type="float" office:value="-0.56423349939" calcext:value-type="float">
            <text:p>-0.56423349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0.0235500318674" calcext:value-type="float">
            <text:p>0.0235500318674</text:p>
          </table:table-cell>
          <table:table-cell office:value-type="float" office:value="0.0176470588235" calcext:value-type="float">
            <text:p>0.0176470588235</text:p>
          </table:table-cell>
          <table:table-cell office:value-type="float" office:value="-0.0059029730439" calcext:value-type="float">
            <text:p>-0.0059029730439</text:p>
          </table:table-cell>
          <table:table-cell office:value-type="float" office:value="0.152231981771" calcext:value-type="float">
            <text:p>0.1522319817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2" calcext:value-type="date">
            <text:p>2012-11-02</text:p>
          </table:table-cell>
          <table:table-cell office:value-type="float" office:value="0.0416803413193" calcext:value-type="float">
            <text:p>0.0416803413193</text:p>
          </table:table-cell>
          <table:table-cell office:value-type="float" office:value="0.0335578689528" calcext:value-type="float">
            <text:p>0.0335578689528</text:p>
          </table:table-cell>
          <table:table-cell office:value-type="float" office:value="-0.00812247236648" calcext:value-type="float">
            <text:p>-0.00812247236648</text:p>
          </table:table-cell>
          <table:table-cell office:value-type="float" office:value="-0.165064444331" calcext:value-type="float">
            <text:p>-0.1650644443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5" calcext:value-type="date">
            <text:p>2012-11-05</text:p>
          </table:table-cell>
          <table:table-cell office:value-type="float" office:value="0.036874041475" calcext:value-type="float">
            <text:p>0.036874041475</text:p>
          </table:table-cell>
          <table:table-cell office:value-type="float" office:value="0.0235409514468" calcext:value-type="float">
            <text:p>0.0235409514468</text:p>
          </table:table-cell>
          <table:table-cell office:value-type="float" office:value="-0.0133330900282" calcext:value-type="float">
            <text:p>-0.0133330900282</text:p>
          </table:table-cell>
          <table:table-cell office:value-type="float" office:value="-0.355048053118" calcext:value-type="float">
            <text:p>-0.3550480531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6" calcext:value-type="date">
            <text:p>2012-11-06</text:p>
          </table:table-cell>
          <table:table-cell office:value-type="float" office:value="0.0411140583554" calcext:value-type="float">
            <text:p>0.0411140583554</text:p>
          </table:table-cell>
          <table:table-cell office:value-type="float" office:value="0.0225164754699" calcext:value-type="float">
            <text:p>0.0225164754699</text:p>
          </table:table-cell>
          <table:table-cell office:value-type="float" office:value="-0.0185975828856" calcext:value-type="float">
            <text:p>-0.0185975828856</text:p>
          </table:table-cell>
          <table:table-cell office:value-type="float" office:value="2.23497945158" calcext:value-type="float">
            <text:p>2.234979451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7" calcext:value-type="date">
            <text:p>2012-11-07</text:p>
          </table:table-cell>
          <table:table-cell office:value-type="float" office:value="0.0033346410357" calcext:value-type="float">
            <text:p>0.0033346410357</text:p>
          </table:table-cell>
          <table:table-cell office:value-type="float" office:value="-0.0038537965918" calcext:value-type="float">
            <text:p>-0.0038537965918</text:p>
          </table:table-cell>
          <table:table-cell office:value-type="float" office:value="-0.0071884376275" calcext:value-type="float">
            <text:p>-0.0071884376275</text:p>
          </table:table-cell>
          <table:table-cell office:value-type="float" office:value="-0.300266282105" calcext:value-type="float">
            <text:p>-0.3002662821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8" calcext:value-type="date">
            <text:p>2012-11-08</text:p>
          </table:table-cell>
          <table:table-cell office:value-type="float" office:value="-0.00550518134715" calcext:value-type="float">
            <text:p>-0.00550518134715</text:p>
          </table:table-cell>
          <table:table-cell office:value-type="float" office:value="-0.00895647992306" calcext:value-type="float">
            <text:p>-0.00895647992306</text:p>
          </table:table-cell>
          <table:table-cell office:value-type="float" office:value="-0.00345129857591" calcext:value-type="float">
            <text:p>-0.00345129857591</text:p>
          </table:table-cell>
          <table:table-cell office:value-type="float" office:value="-1.04035073001" calcext:value-type="float">
            <text:p>-1.0403507300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09" calcext:value-type="date">
            <text:p>2012-11-09</text:p>
          </table:table-cell>
          <table:table-cell office:value-type="float" office:value="-0.0145707950586" calcext:value-type="float">
            <text:p>-0.0145707950586</text:p>
          </table:table-cell>
          <table:table-cell office:value-type="float" office:value="-0.0117282848128" calcext:value-type="float">
            <text:p>-0.0117282848128</text:p>
          </table:table-cell>
          <table:table-cell office:value-type="float" office:value="0.00284251024584" calcext:value-type="float">
            <text:p>0.00284251024584</text:p>
          </table:table-cell>
          <table:table-cell office:value-type="float" office:value="0.939656838661" calcext:value-type="float">
            <text:p>0.93965683866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2" calcext:value-type="date">
            <text:p>2012-11-12</text:p>
          </table:table-cell>
          <table:table-cell office:value-type="float" office:value="-0.0140264026403" calcext:value-type="float">
            <text:p>-0.0140264026403</text:p>
          </table:table-cell>
          <table:table-cell office:value-type="float" office:value="-0.0127938113657" calcext:value-type="float">
            <text:p>-0.0127938113657</text:p>
          </table:table-cell>
          <table:table-cell office:value-type="float" office:value="0.0012325912746" calcext:value-type="float">
            <text:p>0.0012325912746</text:p>
          </table:table-cell>
          <table:table-cell office:value-type="float" office:value="-0.659483767458" calcext:value-type="float">
            <text:p>-0.65948376745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3" calcext:value-type="date">
            <text:p>2012-11-13</text:p>
          </table:table-cell>
          <table:table-cell office:value-type="float" office:value="-0.0098821740783" calcext:value-type="float">
            <text:p>-0.0098821740783</text:p>
          </table:table-cell>
          <table:table-cell office:value-type="float" office:value="-0.00417785735601" calcext:value-type="float">
            <text:p>-0.00417785735601</text:p>
          </table:table-cell>
          <table:table-cell office:value-type="float" office:value="0.00570431672228" calcext:value-type="float">
            <text:p>0.00570431672228</text:p>
          </table:table-cell>
          <table:table-cell office:value-type="float" office:value="-0.750607319287" calcext:value-type="float">
            <text:p>-0.7506073192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4" calcext:value-type="date">
            <text:p>2012-11-14</text:p>
          </table:table-cell>
          <table:table-cell office:value-type="float" office:value="-0.0120291231402" calcext:value-type="float">
            <text:p>-0.0120291231402</text:p>
          </table:table-cell>
          <table:table-cell office:value-type="float" office:value="-0.00788624686342" calcext:value-type="float">
            <text:p>-0.00788624686342</text:p>
          </table:table-cell>
          <table:table-cell office:value-type="float" office:value="0.00414287627681" calcext:value-type="float">
            <text:p>0.00414287627681</text:p>
          </table:table-cell>
          <table:table-cell office:value-type="float" office:value="0.156233561641" calcext:value-type="float">
            <text:p>0.15623356164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5" calcext:value-type="date">
            <text:p>2012-11-15</text:p>
          </table:table-cell>
          <table:table-cell office:value-type="float" office:value="-0.0472553699284" calcext:value-type="float">
            <text:p>-0.0472553699284</text:p>
          </table:table-cell>
          <table:table-cell office:value-type="float" office:value="-0.0204229170432" calcext:value-type="float">
            <text:p>-0.0204229170432</text:p>
          </table:table-cell>
          <table:table-cell office:value-type="float" office:value="0.0268324528852" calcext:value-type="float">
            <text:p>0.0268324528852</text:p>
          </table:table-cell>
          <table:table-cell office:value-type="float" office:value="-0.427492722709" calcext:value-type="float">
            <text:p>-0.42749272270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6" calcext:value-type="date">
            <text:p>2012-11-16</text:p>
          </table:table-cell>
          <table:table-cell office:value-type="float" office:value="-0.0303516942348" calcext:value-type="float">
            <text:p>-0.0303516942348</text:p>
          </table:table-cell>
          <table:table-cell office:value-type="float" office:value="-0.0145496256943" calcext:value-type="float">
            <text:p>-0.0145496256943</text:p>
          </table:table-cell>
          <table:table-cell office:value-type="float" office:value="0.0158020685405" calcext:value-type="float">
            <text:p>0.0158020685405</text:p>
          </table:table-cell>
          <table:table-cell office:value-type="float" office:value="-1.06157840902" calcext:value-type="float">
            <text:p>-1.061578409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19" calcext:value-type="date">
            <text:p>2012-11-19</text:p>
          </table:table-cell>
          <table:table-cell office:value-type="float" office:value="-0.0256007538872" calcext:value-type="float">
            <text:p>-0.0256007538872</text:p>
          </table:table-cell>
          <table:table-cell office:value-type="float" office:value="-0.00757666149624" calcext:value-type="float">
            <text:p>-0.00757666149624</text:p>
          </table:table-cell>
          <table:table-cell office:value-type="float" office:value="0.018024092391" calcext:value-type="float">
            <text:p>0.018024092391</text:p>
          </table:table-cell>
          <table:table-cell office:value-type="float" office:value="-0.621801755528" calcext:value-type="float">
            <text:p>-0.62180175552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0" calcext:value-type="date">
            <text:p>2012-11-20</text:p>
          </table:table-cell>
          <table:table-cell office:value-type="float" office:value="-0.0383055711523" calcext:value-type="float">
            <text:p>-0.0383055711523</text:p>
          </table:table-cell>
          <table:table-cell office:value-type="float" office:value="-0.00762903802599" calcext:value-type="float">
            <text:p>-0.00762903802599</text:p>
          </table:table-cell>
          <table:table-cell office:value-type="float" office:value="0.0306765331263" calcext:value-type="float">
            <text:p>0.0306765331263</text:p>
          </table:table-cell>
          <table:table-cell office:value-type="float" office:value="0.814447955932" calcext:value-type="float">
            <text:p>0.81444795593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1" calcext:value-type="date">
            <text:p>2012-11-21</text:p>
          </table:table-cell>
          <table:table-cell office:value-type="float" office:value="-0.0168196197576" calcext:value-type="float">
            <text:p>-0.0168196197576</text:p>
          </table:table-cell>
          <table:table-cell office:value-type="float" office:value="0.00520646319569" calcext:value-type="float">
            <text:p>0.00520646319569</text:p>
          </table:table-cell>
          <table:table-cell office:value-type="float" office:value="0.0220260829533" calcext:value-type="float">
            <text:p>0.0220260829533</text:p>
          </table:table-cell>
          <table:table-cell office:value-type="float" office:value="-1.89644728302" calcext:value-type="float">
            <text:p>-1.8964472830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3" calcext:value-type="date">
            <text:p>2012-11-23</text:p>
          </table:table-cell>
          <table:table-cell office:value-type="float" office:value="-0.0372291730241" calcext:value-type="float">
            <text:p>-0.0372291730241</text:p>
          </table:table-cell>
          <table:table-cell office:value-type="float" office:value="-0.00926964633642" calcext:value-type="float">
            <text:p>-0.00926964633642</text:p>
          </table:table-cell>
          <table:table-cell office:value-type="float" office:value="0.0279595266877" calcext:value-type="float">
            <text:p>0.0279595266877</text:p>
          </table:table-cell>
          <table:table-cell office:value-type="float" office:value="-0.0153963438692" calcext:value-type="float">
            <text:p>-0.015396343869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6" calcext:value-type="date">
            <text:p>2012-11-26</text:p>
          </table:table-cell>
          <table:table-cell office:value-type="float" office:value="-0.0479514415781" calcext:value-type="float">
            <text:p>-0.0479514415781</text:p>
          </table:table-cell>
          <table:table-cell office:value-type="float" office:value="-0.0114542126705" calcext:value-type="float">
            <text:p>-0.0114542126705</text:p>
          </table:table-cell>
          <table:table-cell office:value-type="float" office:value="0.0364972289077" calcext:value-type="float">
            <text:p>0.0364972289077</text:p>
          </table:table-cell>
          <table:table-cell office:value-type="float" office:value="-0.432772897904" calcext:value-type="float">
            <text:p>-0.4327728979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7" calcext:value-type="date">
            <text:p>2012-11-27</text:p>
          </table:table-cell>
          <table:table-cell office:value-type="float" office:value="-0.0465342324282" calcext:value-type="float">
            <text:p>-0.0465342324282</text:p>
          </table:table-cell>
          <table:table-cell office:value-type="float" office:value="-0.0114232641785" calcext:value-type="float">
            <text:p>-0.0114232641785</text:p>
          </table:table-cell>
          <table:table-cell office:value-type="float" office:value="0.0351109682497" calcext:value-type="float">
            <text:p>0.0351109682497</text:p>
          </table:table-cell>
          <table:table-cell office:value-type="float" office:value="-0.320595426056" calcext:value-type="float">
            <text:p>-0.32059542605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float" office:value="-0.0196777192439" calcext:value-type="float">
            <text:p>-0.0196777192439</text:p>
          </table:table-cell>
          <table:table-cell office:value-type="float" office:value="0.00777109922771" calcext:value-type="float">
            <text:p>0.00777109922771</text:p>
          </table:table-cell>
          <table:table-cell office:value-type="float" office:value="0.0274488184716" calcext:value-type="float">
            <text:p>0.0274488184716</text:p>
          </table:table-cell>
          <table:table-cell office:value-type="float" office:value="-0.0082374426245" calcext:value-type="float">
            <text:p>-0.008237442624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29" calcext:value-type="date">
            <text:p>2012-11-29</text:p>
          </table:table-cell>
          <table:table-cell office:value-type="float" office:value="-0.0482513051088" calcext:value-type="float">
            <text:p>-0.0482513051088</text:p>
          </table:table-cell>
          <table:table-cell office:value-type="float" office:value="-0.00640220187878" calcext:value-type="float">
            <text:p>-0.00640220187878</text:p>
          </table:table-cell>
          <table:table-cell office:value-type="float" office:value="0.04184910323" calcext:value-type="float">
            <text:p>0.04184910323</text:p>
          </table:table-cell>
          <table:table-cell office:value-type="float" office:value="-0.442263790989" calcext:value-type="float">
            <text:p>-0.44226379098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1-30" calcext:value-type="date">
            <text:p>2012-11-30</text:p>
          </table:table-cell>
          <table:table-cell office:value-type="float" office:value="-0.0549463863815" calcext:value-type="float">
            <text:p>-0.0549463863815</text:p>
          </table:table-cell>
          <table:table-cell office:value-type="float" office:value="-0.00670698844242" calcext:value-type="float">
            <text:p>-0.00670698844242</text:p>
          </table:table-cell>
          <table:table-cell office:value-type="float" office:value="0.0482393979391" calcext:value-type="float">
            <text:p>0.0482393979391</text:p>
          </table:table-cell>
          <table:table-cell office:value-type="float" office:value="-1.6461056143" calcext:value-type="float">
            <text:p>-1.646105614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3" calcext:value-type="date">
            <text:p>2012-12-03</text:p>
          </table:table-cell>
          <table:table-cell office:value-type="float" office:value="-0.0162878439312" calcext:value-type="float">
            <text:p>-0.0162878439312</text:p>
          </table:table-cell>
          <table:table-cell office:value-type="float" office:value="0.00937950937951" calcext:value-type="float">
            <text:p>0.00937950937951</text:p>
          </table:table-cell>
          <table:table-cell office:value-type="float" office:value="0.0256673533107" calcext:value-type="float">
            <text:p>0.0256673533107</text:p>
          </table:table-cell>
          <table:table-cell office:value-type="float" office:value="2.12630188287" calcext:value-type="float">
            <text:p>2.1263018828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4" calcext:value-type="date">
            <text:p>2012-12-04</text:p>
          </table:table-cell>
          <table:table-cell office:value-type="float" office:value="0.00249765844521" calcext:value-type="float">
            <text:p>0.00249765844521</text:p>
          </table:table-cell>
          <table:table-cell office:value-type="float" office:value="0.0167010810154" calcext:value-type="float">
            <text:p>0.0167010810154</text:p>
          </table:table-cell>
          <table:table-cell office:value-type="float" office:value="0.0142034225702" calcext:value-type="float">
            <text:p>0.0142034225702</text:p>
          </table:table-cell>
          <table:table-cell office:value-type="float" office:value="-0.656247232249" calcext:value-type="float">
            <text:p>-0.65624723224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5" calcext:value-type="date">
            <text:p>2012-12-05</text:p>
          </table:table-cell>
          <table:table-cell office:value-type="float" office:value="0.0176118462508" calcext:value-type="float">
            <text:p>0.0176118462508</text:p>
          </table:table-cell>
          <table:table-cell office:value-type="float" office:value="0.0230047865586" calcext:value-type="float">
            <text:p>0.0230047865586</text:p>
          </table:table-cell>
          <table:table-cell office:value-type="float" office:value="0.00539294030777" calcext:value-type="float">
            <text:p>0.00539294030777</text:p>
          </table:table-cell>
          <table:table-cell office:value-type="float" office:value="1.2801022153" calcext:value-type="float">
            <text:p>1.28010221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6" calcext:value-type="date">
            <text:p>2012-12-06</text:p>
          </table:table-cell>
          <table:table-cell office:value-type="float" office:value="0.0300134295262" calcext:value-type="float">
            <text:p>0.0300134295262</text:p>
          </table:table-cell>
          <table:table-cell office:value-type="float" office:value="0.0323149951315" calcext:value-type="float">
            <text:p>0.0323149951315</text:p>
          </table:table-cell>
          <table:table-cell office:value-type="float" office:value="0.00230156560523" calcext:value-type="float">
            <text:p>0.00230156560523</text:p>
          </table:table-cell>
          <table:table-cell office:value-type="float" office:value="-0.0352724776131" calcext:value-type="float">
            <text:p>-0.035272477613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07" calcext:value-type="date">
            <text:p>2012-12-07</text:p>
          </table:table-cell>
          <table:table-cell office:value-type="float" office:value="0.0293017456359" calcext:value-type="float">
            <text:p>0.0293017456359</text:p>
          </table:table-cell>
          <table:table-cell office:value-type="float" office:value="0.0266634347352" calcext:value-type="float">
            <text:p>0.0266634347352</text:p>
          </table:table-cell>
          <table:table-cell office:value-type="float" office:value="-0.00263831090073" calcext:value-type="float">
            <text:p>-0.00263831090073</text:p>
          </table:table-cell>
          <table:table-cell office:value-type="float" office:value="-0.13622617906" calcext:value-type="float">
            <text:p>-0.1362261790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0" calcext:value-type="date">
            <text:p>2012-12-10</text:p>
          </table:table-cell>
          <table:table-cell office:value-type="float" office:value="0.0216184361527" calcext:value-type="float">
            <text:p>0.0216184361527</text:p>
          </table:table-cell>
          <table:table-cell office:value-type="float" office:value="0.016628509459" calcext:value-type="float">
            <text:p>0.016628509459</text:p>
          </table:table-cell>
          <table:table-cell office:value-type="float" office:value="-0.00498992669375" calcext:value-type="float">
            <text:p>-0.00498992669375</text:p>
          </table:table-cell>
          <table:table-cell office:value-type="float" office:value="0.193946862939" calcext:value-type="float">
            <text:p>0.19394686293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1" calcext:value-type="date">
            <text:p>2012-12-11</text:p>
          </table:table-cell>
          <table:table-cell office:value-type="float" office:value="0.0261096605744" calcext:value-type="float">
            <text:p>0.0261096605744</text:p>
          </table:table-cell>
          <table:table-cell office:value-type="float" office:value="0.00786639235145" calcext:value-type="float">
            <text:p>0.00786639235145</text:p>
          </table:table-cell>
          <table:table-cell office:value-type="float" office:value="-0.018243268223" calcext:value-type="float">
            <text:p>-0.018243268223</text:p>
          </table:table-cell>
          <table:table-cell office:value-type="float" office:value="-0.163574947957" calcext:value-type="float">
            <text:p>-0.16357494795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2" calcext:value-type="date">
            <text:p>2012-12-12</text:p>
          </table:table-cell>
          <table:table-cell office:value-type="float" office:value="0.027310208004" calcext:value-type="float">
            <text:p>0.027310208004</text:p>
          </table:table-cell>
          <table:table-cell office:value-type="float" office:value="0.00631883011374" calcext:value-type="float">
            <text:p>0.00631883011374</text:p>
          </table:table-cell>
          <table:table-cell office:value-type="float" office:value="-0.0209913778902" calcext:value-type="float">
            <text:p>-0.0209913778902</text:p>
          </table:table-cell>
          <table:table-cell office:value-type="float" office:value="0.956175357653" calcext:value-type="float">
            <text:p>0.95617535765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3" calcext:value-type="date">
            <text:p>2012-12-13</text:p>
          </table:table-cell>
          <table:table-cell office:value-type="float" office:value="0.0260312628809" calcext:value-type="float">
            <text:p>0.0260312628809</text:p>
          </table:table-cell>
          <table:table-cell office:value-type="float" office:value="0.0097925916915" calcext:value-type="float">
            <text:p>0.0097925916915</text:p>
          </table:table-cell>
          <table:table-cell office:value-type="float" office:value="-0.0162386711894" calcext:value-type="float">
            <text:p>-0.0162386711894</text:p>
          </table:table-cell>
          <table:table-cell office:value-type="float" office:value="-2.38284967504" calcext:value-type="float">
            <text:p>-2.3828496750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4" calcext:value-type="date">
            <text:p>2012-12-14</text:p>
          </table:table-cell>
          <table:table-cell office:value-type="float" office:value="0.0343511450382" calcext:value-type="float">
            <text:p>0.0343511450382</text:p>
          </table:table-cell>
          <table:table-cell office:value-type="float" office:value="0.0112017533179" calcext:value-type="float">
            <text:p>0.0112017533179</text:p>
          </table:table-cell>
          <table:table-cell office:value-type="float" office:value="-0.0231493917203" calcext:value-type="float">
            <text:p>-0.0231493917203</text:p>
          </table:table-cell>
          <table:table-cell office:value-type="float" office:value="2.81036389635" calcext:value-type="float">
            <text:p>2.8103638963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7" calcext:value-type="date">
            <text:p>2012-12-17</text:p>
          </table:table-cell>
          <table:table-cell office:value-type="float" office:value="0.0225014424002" calcext:value-type="float">
            <text:p>0.0225014424002</text:p>
          </table:table-cell>
          <table:table-cell office:value-type="float" office:value="-0.000182415176943" calcext:value-type="float">
            <text:p>-0.000182415176943</text:p>
          </table:table-cell>
          <table:table-cell office:value-type="float" office:value="-0.0226838575771" calcext:value-type="float">
            <text:p>-0.0226838575771</text:p>
          </table:table-cell>
          <table:table-cell office:value-type="float" office:value="1.32359497667" calcext:value-type="float">
            <text:p>1.3235949766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8" calcext:value-type="date">
            <text:p>2012-12-18</text:p>
          </table:table-cell>
          <table:table-cell office:value-type="float" office:value="0.0201987816608" calcext:value-type="float">
            <text:p>0.0201987816608</text:p>
          </table:table-cell>
          <table:table-cell office:value-type="float" office:value="0.000975847767748" calcext:value-type="float">
            <text:p>0.000975847767748</text:p>
          </table:table-cell>
          <table:table-cell office:value-type="float" office:value="-0.019222933893" calcext:value-type="float">
            <text:p>-0.019222933893</text:p>
          </table:table-cell>
          <table:table-cell office:value-type="float" office:value="0.155135397305" calcext:value-type="float">
            <text:p>0.1551353973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19" calcext:value-type="date">
            <text:p>2012-12-19</text:p>
          </table:table-cell>
          <table:table-cell office:value-type="float" office:value="0.0540906240718" calcext:value-type="float">
            <text:p>0.0540906240718</text:p>
          </table:table-cell>
          <table:table-cell office:value-type="float" office:value="0.0163103916965" calcext:value-type="float">
            <text:p>0.0163103916965</text:p>
          </table:table-cell>
          <table:table-cell office:value-type="float" office:value="-0.0377802323753" calcext:value-type="float">
            <text:p>-0.0377802323753</text:p>
          </table:table-cell>
          <table:table-cell office:value-type="float" office:value="0.390500738819" calcext:value-type="float">
            <text:p>0.39050073881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float" office:value="0.106390328152" calcext:value-type="float">
            <text:p>0.106390328152</text:p>
          </table:table-cell>
          <table:table-cell office:value-type="float" office:value="0.0371114599686" calcext:value-type="float">
            <text:p>0.0371114599686</text:p>
          </table:table-cell>
          <table:table-cell office:value-type="float" office:value="-0.0692788681834" calcext:value-type="float">
            <text:p>-0.0692788681834</text:p>
          </table:table-cell>
          <table:table-cell office:value-type="float" office:value="1.66616896673" calcext:value-type="float">
            <text:p>1.666168966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1" calcext:value-type="date">
            <text:p>2012-12-21</text:p>
          </table:table-cell>
          <table:table-cell office:value-type="float" office:value="0.101988344189" calcext:value-type="float">
            <text:p>0.101988344189</text:p>
          </table:table-cell>
          <table:table-cell office:value-type="float" office:value="0.0335691799395" calcext:value-type="float">
            <text:p>0.0335691799395</text:p>
          </table:table-cell>
          <table:table-cell office:value-type="float" office:value="-0.0684191642497" calcext:value-type="float">
            <text:p>-0.0684191642497</text:p>
          </table:table-cell>
          <table:table-cell office:value-type="float" office:value="3.40474710905" calcext:value-type="float">
            <text:p>3.4047471090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4" calcext:value-type="date">
            <text:p>2012-12-24</text:p>
          </table:table-cell>
          <table:table-cell office:value-type="float" office:value="0.0967686490203" calcext:value-type="float">
            <text:p>0.0967686490203</text:p>
          </table:table-cell>
          <table:table-cell office:value-type="float" office:value="0.0302936053745" calcext:value-type="float">
            <text:p>0.0302936053745</text:p>
          </table:table-cell>
          <table:table-cell office:value-type="float" office:value="-0.0664750436458" calcext:value-type="float">
            <text:p>-0.0664750436458</text:p>
          </table:table-cell>
          <table:table-cell office:value-type="float" office:value="-0.075932740172" calcext:value-type="float">
            <text:p>-0.07593274017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6" calcext:value-type="date">
            <text:p>2012-12-26</text:p>
          </table:table-cell>
          <table:table-cell office:value-type="float" office:value="0.113980716253" calcext:value-type="float">
            <text:p>0.113980716253</text:p>
          </table:table-cell>
          <table:table-cell office:value-type="float" office:value="0.0289101290963" calcext:value-type="float">
            <text:p>0.0289101290963</text:p>
          </table:table-cell>
          <table:table-cell office:value-type="float" office:value="-0.0850705871571" calcext:value-type="float">
            <text:p>-0.0850705871571</text:p>
          </table:table-cell>
          <table:table-cell office:value-type="float" office:value="-0.283091968355" calcext:value-type="float">
            <text:p>-0.28309196835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7" calcext:value-type="date">
            <text:p>2012-12-27</text:p>
          </table:table-cell>
          <table:table-cell office:value-type="float" office:value="0.0816466552316" calcext:value-type="float">
            <text:p>0.0816466552316</text:p>
          </table:table-cell>
          <table:table-cell office:value-type="float" office:value="0.0238569826834" calcext:value-type="float">
            <text:p>0.0238569826834</text:p>
          </table:table-cell>
          <table:table-cell office:value-type="float" office:value="-0.0577896725481" calcext:value-type="float">
            <text:p>-0.0577896725481</text:p>
          </table:table-cell>
          <table:table-cell office:value-type="float" office:value="-0.681863464563" calcext:value-type="float">
            <text:p>-0.68186346456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28" calcext:value-type="date">
            <text:p>2012-12-28</text:p>
          </table:table-cell>
          <table:table-cell office:value-type="float" office:value="0.0752613961834" calcext:value-type="float">
            <text:p>0.0752613961834</text:p>
          </table:table-cell>
          <table:table-cell office:value-type="float" office:value="0.0236038788937" calcext:value-type="float">
            <text:p>0.0236038788937</text:p>
          </table:table-cell>
          <table:table-cell office:value-type="float" office:value="-0.0516575172897" calcext:value-type="float">
            <text:p>-0.0516575172897</text:p>
          </table:table-cell>
          <table:table-cell office:value-type="float" office:value="0.390269979018" calcext:value-type="float">
            <text:p>0.3902699790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12-31" calcext:value-type="date">
            <text:p>2012-12-31</text:p>
          </table:table-cell>
          <table:table-cell office:value-type="float" office:value="0.0703259005146" calcext:value-type="float">
            <text:p>0.0703259005146</text:p>
          </table:table-cell>
          <table:table-cell office:value-type="float" office:value="0.0205041641326" calcext:value-type="float">
            <text:p>0.0205041641326</text:p>
          </table:table-cell>
          <table:table-cell office:value-type="float" office:value="-0.049821736382" calcext:value-type="float">
            <text:p>-0.049821736382</text:p>
          </table:table-cell>
          <table:table-cell office:value-type="float" office:value="0.486482953073" calcext:value-type="float">
            <text:p>0.48648295307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2:52:51.042245497</meta:creation-date>
    <dc:date>2019-10-17T23:58:37.813360329</dc:date>
    <meta:editing-duration>PT13M40S</meta:editing-duration>
    <meta:editing-cycles>3</meta:editing-cycles>
    <meta:generator>LibreOffice/6.0.7.3$Linux_X86_64 LibreOffice_project/00m0$Build-3</meta:generator>
    <meta:document-statistic meta:table-count="5" meta:cell-count="52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0" loext:regression-extrapolate-backward="10" loext:regression-force-intercept="false" loext:regression-intercept-value="0" chart:regression-type="linear"/>
      <style:graphic-properties svg:stroke-width="0.051cm" svg:stroke-color="#ed1c24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17cm" svg:height="10.546cm" xlink:href=".." xlink:type="simple" chart:class="chart:scatter" chart:style-name="ch1">
        <chart:title svg:x="6.681cm" svg:y="0.375cm" chart:style-name="ch2">
          <text:p>Covariance of Momentum Indicator</text:p>
        </chart:title>
        <chart:plot-area chart:style-name="ch3" table:cell-range-address="Sheet4.B2:Sheet4.C251" svg:x="1.427cm" svg:y="1.335cm" svg:width="18.974cm" svg:height="8.02cm">
          <chartooo:coordinate-region svg:x="1.811cm" svg:y="1.534cm" svg:width="18.258cm" svg:height="7.622cm"/>
          <chart:axis chart:dimension="x" chart:name="primary-x" chart:style-name="ch4">
            <chart:title svg:x="9.56cm" svg:y="9.565cm" chart:style-name="ch5">
              <text:p>Silver Momentum </text:p>
            </chart:title>
          </chart:axis>
          <chart:axis chart:dimension="y" chart:name="primary-y" chart:style-name="ch4">
            <chart:title svg:x="0.451cm" svg:y="6.593cm" chart:style-name="ch6">
              <text:p>Gold Momentum</text:p>
            </chart:title>
          </chart:axis>
          <chart:series chart:style-name="ch7" chart:values-cell-range-address="Sheet4.C2:Sheet4.C251" chart:class="chart:scatter">
            <chart:domain table:cell-range-address="Sheet4.B2:Sheet4.B251"/>
            <chart:regression-curve chart:style-name="ch8">
              <chart:equation chart:display-equation="true" chart:display-r-square="false" svg:x="11.762cm" svg:y="8.491cm"/>
            </chart:regression-curve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9220411056">
                <text:p>-0.0099220411056</text:p>
                <draw:g>
                  <svg:desc>Sheet4.B2:Sheet4.B251</svg:desc>
                </draw:g>
              </table:table-cell>
              <table:table-cell office:value-type="float" office:value="-0.00334663405844">
                <text:p>-0.00334663405844</text:p>
                <draw:g>
                  <svg:desc>Sheet4.C2:Sheet4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8963093146">
                <text:p>0.0108963093146</text:p>
              </table:table-cell>
              <table:table-cell office:value-type="float" office:value="0.00531404059159">
                <text:p>0.00531404059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2428216944">
                <text:p>0.0152428216944</text:p>
              </table:table-cell>
              <table:table-cell office:value-type="float" office:value="0.00575926281436">
                <text:p>0.00575926281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62018782708">
                <text:p>0.0162018782708</text:p>
              </table:table-cell>
              <table:table-cell office:value-type="float" office:value="-0.00344915687276">
                <text:p>-0.003449156872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0423998304007">
                <text:p>-0.000423998304007</text:p>
              </table:table-cell>
              <table:table-cell office:value-type="float" office:value="-0.00723947418556">
                <text:p>-0.00723947418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29110882252">
                <text:p>-0.0429110882252</text:p>
              </table:table-cell>
              <table:table-cell office:value-type="float" office:value="-0.0250597860289">
                <text:p>-0.02505978602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63192294462">
                <text:p>-0.0963192294462</text:p>
              </table:table-cell>
              <table:table-cell office:value-type="float" office:value="-0.052634880803">
                <text:p>-0.052634880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60904794058">
                <text:p>-0.0860904794058</text:p>
              </table:table-cell>
              <table:table-cell office:value-type="float" office:value="-0.0670391061453">
                <text:p>-0.0670391061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662504335761">
                <text:p>-0.0662504335761</text:p>
              </table:table-cell>
              <table:table-cell office:value-type="float" office:value="-0.0412540213209">
                <text:p>-0.04125402132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6955345061">
                <text:p>-0.0246955345061</text:p>
              </table:table-cell>
              <table:table-cell office:value-type="float" office:value="-0.0332382487908">
                <text:p>-0.0332382487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56415478615">
                <text:p>-0.0356415478615</text:p>
              </table:table-cell>
              <table:table-cell office:value-type="float" office:value="-0.0212449728974">
                <text:p>-0.021244972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00808352981">
                <text:p>-0.0400808352981</text:p>
              </table:table-cell>
              <table:table-cell office:value-type="float" office:value="-0.0210389126792">
                <text:p>-0.0210389126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695">
                <text:p>-0.0695</text:p>
              </table:table-cell>
              <table:table-cell office:value-type="float" office:value="-0.0271089930061">
                <text:p>-0.0271089930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07267534116">
                <text:p>-0.107267534116</text:p>
              </table:table-cell>
              <table:table-cell office:value-type="float" office:value="-0.0382842745652">
                <text:p>-0.0382842745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695067264574">
                <text:p>-0.0695067264574</text:p>
              </table:table-cell>
              <table:table-cell office:value-type="float" office:value="-0.0198925063322">
                <text:p>-0.019892506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590703679793">
                <text:p>-0.0590703679793</text:p>
              </table:table-cell>
              <table:table-cell office:value-type="float" office:value="-0.00715129656116">
                <text:p>-0.00715129656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978762696214">
                <text:p>-0.0978762696214</text:p>
              </table:table-cell>
              <table:table-cell office:value-type="float" office:value="-0.0442245798069">
                <text:p>-0.0442245798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0537076594">
                <text:p>-0.120537076594</text:p>
              </table:table-cell>
              <table:table-cell office:value-type="float" office:value="-0.0512896884494">
                <text:p>-0.0512896884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00462249615">
                <text:p>-0.100462249615</text:p>
              </table:table-cell>
              <table:table-cell office:value-type="float" office:value="-0.0439056356488">
                <text:p>-0.0439056356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979914790018">
                <text:p>-0.0979914790018</text:p>
              </table:table-cell>
              <table:table-cell office:value-type="float" office:value="-0.0464895355767">
                <text:p>-0.0464895355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42304764804">
                <text:p>-0.0942304764804</text:p>
              </table:table-cell>
              <table:table-cell office:value-type="float" office:value="-0.0494525256933">
                <text:p>-0.04945252569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44794188862">
                <text:p>-0.0544794188862</text:p>
              </table:table-cell>
              <table:table-cell office:value-type="float" office:value="-0.0499003166413">
                <text:p>-0.0499003166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409117296587">
                <text:p>-0.0409117296587</text:p>
              </table:table-cell>
              <table:table-cell office:value-type="float" office:value="-0.0349009168885">
                <text:p>-0.0349009168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445605408728">
                <text:p>-0.0445605408728</text:p>
              </table:table-cell>
              <table:table-cell office:value-type="float" office:value="-0.0301143507154">
                <text:p>-0.0301143507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2236801953">
                <text:p>-0.012236801953</text:p>
              </table:table-cell>
              <table:table-cell office:value-type="float" office:value="-0.0108766716196">
                <text:p>-0.0108766716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61261261261">
                <text:p>-0.0261261261261</text:p>
              </table:table-cell>
              <table:table-cell office:value-type="float" office:value="-0.0128980844721">
                <text:p>-0.0128980844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692979813197">
                <text:p>-0.00692979813197</text:p>
              </table:table-cell>
              <table:table-cell office:value-type="float" office:value="-0.0042427813789">
                <text:p>-0.0042427813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336906584992">
                <text:p>-0.00336906584992</text:p>
              </table:table-cell>
              <table:table-cell office:value-type="float" office:value="0.00664829899377">
                <text:p>0.00664829899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31458269642">
                <text:p>-0.0131458269642</text:p>
              </table:table-cell>
              <table:table-cell office:value-type="float" office:value="0.0108676180809">
                <text:p>0.01086761808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274817551681">
                <text:p>-0.000274817551681</text:p>
              </table:table-cell>
              <table:table-cell office:value-type="float" office:value="0.011403487845">
                <text:p>0.0114034878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1580268839">
                <text:p>0.0211580268839</text:p>
              </table:table-cell>
              <table:table-cell office:value-type="float" office:value="0.0158579319356">
                <text:p>0.0158579319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8097622028">
                <text:p>0.0228097622028</text:p>
              </table:table-cell>
              <table:table-cell office:value-type="float" office:value="0.0050534417955">
                <text:p>0.00505344179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581538461538">
                <text:p>0.00581538461538</text:p>
              </table:table-cell>
              <table:table-cell office:value-type="float" office:value="-0.00340979541228">
                <text:p>-0.00340979541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696547546941">
                <text:p>0.00696547546941</text:p>
              </table:table-cell>
              <table:table-cell office:value-type="float" office:value="-0.00445904717203">
                <text:p>-0.00445904717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512048192771">
                <text:p>-0.00512048192771</text:p>
              </table:table-cell>
              <table:table-cell office:value-type="float" office:value="-0.0117308933075">
                <text:p>-0.0117308933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48318563296">
                <text:p>-0.0348318563296</text:p>
              </table:table-cell>
              <table:table-cell office:value-type="float" office:value="-0.0298641070511">
                <text:p>-0.0298641070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568719004669">
                <text:p>-0.0568719004669</text:p>
              </table:table-cell>
              <table:table-cell office:value-type="float" office:value="-0.0308983063623">
                <text:p>-0.0308983063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74250800116">
                <text:p>-0.0474250800116</text:p>
              </table:table-cell>
              <table:table-cell office:value-type="float" office:value="-0.0293214347801">
                <text:p>-0.0293214347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789250353607">
                <text:p>-0.0789250353607</text:p>
              </table:table-cell>
              <table:table-cell office:value-type="float" office:value="-0.0360027694438">
                <text:p>-0.0360027694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40552609545">
                <text:p>-0.0940552609545</text:p>
              </table:table-cell>
              <table:table-cell office:value-type="float" office:value="-0.0244327084905">
                <text:p>-0.0244327084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507288629738">
                <text:p>-0.0507288629738</text:p>
              </table:table-cell>
              <table:table-cell office:value-type="float" office:value="0.00412383456849">
                <text:p>0.00412383456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80684163963">
                <text:p>-0.0480684163963</text:p>
              </table:table-cell>
              <table:table-cell office:value-type="float" office:value="0.00576957749865">
                <text:p>0.00576957749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937122128174">
                <text:p>0.00937122128174</text:p>
              </table:table-cell>
              <table:table-cell office:value-type="float" office:value="0.035843227526">
                <text:p>0.035843227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99058380414">
                <text:p>0.0499058380414</text:p>
              </table:table-cell>
              <table:table-cell office:value-type="float" office:value="0.06549195983">
                <text:p>0.065491959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5">
                <text:p>0.075</text:p>
              </table:table-cell>
              <table:table-cell office:value-type="float" office:value="0.0622505985634">
                <text:p>0.06225059856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8880688807">
                <text:p>0.0568880688807</text:p>
              </table:table-cell>
              <table:table-cell office:value-type="float" office:value="0.0476306344668">
                <text:p>0.0476306344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3438831406">
                <text:p>0.0453438831406</text:p>
              </table:table-cell>
              <table:table-cell office:value-type="float" office:value="0.0425648187504">
                <text:p>0.0425648187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63302752294">
                <text:p>0.0963302752294</text:p>
              </table:table-cell>
              <table:table-cell office:value-type="float" office:value="0.0518370316479">
                <text:p>0.0518370316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96653238302">
                <text:p>0.0396653238302</text:p>
              </table:table-cell>
              <table:table-cell office:value-type="float" office:value="0.00231947750717">
                <text:p>0.002319477507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22734063745">
                <text:p>0.0722734063745</text:p>
              </table:table-cell>
              <table:table-cell office:value-type="float" office:value="0.0381032495249">
                <text:p>0.0381032495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5469894871">
                <text:p>0.075469894871</text:p>
              </table:table-cell>
              <table:table-cell office:value-type="float" office:value="0.0392019688433">
                <text:p>0.0392019688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6001893342">
                <text:p>0.0426001893342</text:p>
              </table:table-cell>
              <table:table-cell office:value-type="float" office:value="0.0284277822606">
                <text:p>0.02842778226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97476340694">
                <text:p>0.0097476340694</text:p>
              </table:table-cell>
              <table:table-cell office:value-type="float" office:value="0.00980696418596">
                <text:p>0.00980696418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4767663908">
                <text:p>0.0314767663908</text:p>
              </table:table-cell>
              <table:table-cell office:value-type="float" office:value="0.02083203393">
                <text:p>0.020832033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84488701647">
                <text:p>0.0484488701647</text:p>
              </table:table-cell>
              <table:table-cell office:value-type="float" office:value="0.0268406337372">
                <text:p>0.0268406337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45576232452">
                <text:p>0.0845576232452</text:p>
              </table:table-cell>
              <table:table-cell office:value-type="float" office:value="0.048062992126">
                <text:p>0.0480629921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65340179718">
                <text:p>0.0465340179718</text:p>
              </table:table-cell>
              <table:table-cell office:value-type="float" office:value="0.0221080009908">
                <text:p>0.0221080009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31595477387">
                <text:p>0.0131595477387</text:p>
              </table:table-cell>
              <table:table-cell office:value-type="float" office:value="-0.00922024790865">
                <text:p>-0.00922024790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40399625351">
                <text:p>-0.0240399625351</text:p>
              </table:table-cell>
              <table:table-cell office:value-type="float" office:value="-0.0280703890885">
                <text:p>-0.0280703890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81922342457">
                <text:p>0.00381922342457</text:p>
              </table:table-cell>
              <table:table-cell office:value-type="float" office:value="-0.00995452869608">
                <text:p>-0.009954528696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96901226598">
                <text:p>0.0196901226598</text:p>
              </table:table-cell>
              <table:table-cell office:value-type="float" office:value="0.000992802184165">
                <text:p>0.000992802184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74400101839">
                <text:p>0.0174400101839</text:p>
              </table:table-cell>
              <table:table-cell office:value-type="float" office:value="0.000123793018074">
                <text:p>0.000123793018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89809909629">
                <text:p>-0.0289809909629</text:p>
              </table:table-cell>
              <table:table-cell office:value-type="float" office:value="-0.0184442809857">
                <text:p>-0.01844428098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19298245614">
                <text:p>-0.0219298245614</text:p>
              </table:table-cell>
              <table:table-cell office:value-type="float" office:value="-0.0123890532544">
                <text:p>-0.01238905325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28683436785">
                <text:p>-0.00228683436785</text:p>
              </table:table-cell>
              <table:table-cell office:value-type="float" office:value="0.0109618552782">
                <text:p>0.01096185527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5961601041">
                <text:p>0.0165961601041</text:p>
              </table:table-cell>
              <table:table-cell office:value-type="float" office:value="0.020725388601">
                <text:p>0.020725388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3752033843">
                <text:p>0.0393752033843</text:p>
              </table:table-cell>
              <table:table-cell office:value-type="float" office:value="0.0280782940404">
                <text:p>0.0280782940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7695338148">
                <text:p>0.0367695338148</text:p>
              </table:table-cell>
              <table:table-cell office:value-type="float" office:value="0.0264763222439">
                <text:p>0.0264763222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6674259681">
                <text:p>0.0136674259681</text:p>
              </table:table-cell>
              <table:table-cell office:value-type="float" office:value="0.00273139238935">
                <text:p>0.002731392389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638365783594">
                <text:p>0.000638365783594</text:p>
              </table:table-cell>
              <table:table-cell office:value-type="float" office:value="-0.00691361976938">
                <text:p>-0.006913619769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965561635018">
                <text:p>0.00965561635018</text:p>
              </table:table-cell>
              <table:table-cell office:value-type="float" office:value="0.000864517722613">
                <text:p>0.0008645177226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94595479856">
                <text:p>0.0494595479856</text:p>
              </table:table-cell>
              <table:table-cell office:value-type="float" office:value="0.0176764522174">
                <text:p>0.01767645221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46745175008">
                <text:p>0.0346745175008</text:p>
              </table:table-cell>
              <table:table-cell office:value-type="float" office:value="0.00319969885187">
                <text:p>0.003199698851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849950964367">
                <text:p>-0.00849950964367</text:p>
              </table:table-cell>
              <table:table-cell office:value-type="float" office:value="-0.015037593985">
                <text:p>-0.015037593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582147477361">
                <text:p>-0.00582147477361</text:p>
              </table:table-cell>
              <table:table-cell office:value-type="float" office:value="-0.00975609756098">
                <text:p>-0.00975609756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778715120052">
                <text:p>-0.00778715120052</text:p>
              </table:table-cell>
              <table:table-cell office:value-type="float" office:value="-0.0025032855623">
                <text:p>-0.00250328556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53059852051">
                <text:p>0.0353059852051</text:p>
              </table:table-cell>
              <table:table-cell office:value-type="float" office:value="0.0179644502297">
                <text:p>0.01796445022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9600798403">
                <text:p>0.0199600798403</text:p>
              </table:table-cell>
              <table:table-cell office:value-type="float" office:value="0.0086433671552">
                <text:p>0.0086433671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15394912985">
                <text:p>0.0515394912985</text:p>
              </table:table-cell>
              <table:table-cell office:value-type="float" office:value="0.0219221105528">
                <text:p>0.02192211055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96797865243">
                <text:p>0.0196797865243</text:p>
              </table:table-cell>
              <table:table-cell office:value-type="float" office:value="0.0000746092341362">
                <text:p>0.0000746092341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24876441516">
                <text:p>0.00724876441516</text:p>
              </table:table-cell>
              <table:table-cell office:value-type="float" office:value="-0.00751079599589">
                <text:p>-0.00751079599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06033616822">
                <text:p>0.0306033616822</text:p>
              </table:table-cell>
              <table:table-cell office:value-type="float" office:value="-0.00409545708781">
                <text:p>-0.004095457087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38934832947">
                <text:p>0.0138934832947</text:p>
              </table:table-cell>
              <table:table-cell office:value-type="float" office:value="-0.0131150994009">
                <text:p>-0.01311509940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7858347386">
                <text:p>0.0387858347386</text:p>
              </table:table-cell>
              <table:table-cell office:value-type="float" office:value="-0.00679127725857">
                <text:p>-0.00679127725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70187393526">
                <text:p>0.0470187393526</text:p>
              </table:table-cell>
              <table:table-cell office:value-type="float" office:value="0.00364917578961">
                <text:p>0.00364917578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3423913043">
                <text:p>0.0183423913043</text:p>
              </table:table-cell>
              <table:table-cell office:value-type="float" office:value="-0.0031950883348">
                <text:p>-0.00319508833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97608807844">
                <text:p>0.0297608807844</text:p>
              </table:table-cell>
              <table:table-cell office:value-type="float" office:value="0.00250437321453">
                <text:p>0.00250437321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81039325843">
                <text:p>0.0481039325843</text:p>
              </table:table-cell>
              <table:table-cell office:value-type="float" office:value="0.0254529101889">
                <text:p>0.0254529101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5908766928">
                <text:p>0.075908766928</text:p>
              </table:table-cell>
              <table:table-cell office:value-type="float" office:value="0.0447054243447">
                <text:p>0.0447054243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70881629786">
                <text:p>0.0670881629786</text:p>
              </table:table-cell>
              <table:table-cell office:value-type="float" office:value="0.0408229072617">
                <text:p>0.04082290726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14539637398">
                <text:p>0.0714539637398</text:p>
              </table:table-cell>
              <table:table-cell office:value-type="float" office:value="0.0489465153971">
                <text:p>0.04894651539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18997457319">
                <text:p>0.0918997457319</text:p>
              </table:table-cell>
              <table:table-cell office:value-type="float" office:value="0.0646821991948">
                <text:p>0.06468219919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884502923977">
                <text:p>0.0884502923977</text:p>
              </table:table-cell>
              <table:table-cell office:value-type="float" office:value="0.0623883559378">
                <text:p>0.0623883559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829791166143">
                <text:p>0.0829791166143</text:p>
              </table:table-cell>
              <table:table-cell office:value-type="float" office:value="0.0570473145015">
                <text:p>0.05704731450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84808259587">
                <text:p>0.084808259587</text:p>
              </table:table-cell>
              <table:table-cell office:value-type="float" office:value="0.0457704918033">
                <text:p>0.0457704918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9964054637">
                <text:p>0.049964054637</text:p>
              </table:table-cell>
              <table:table-cell office:value-type="float" office:value="0.0282445708376">
                <text:p>0.02824457083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6681190995">
                <text:p>0.0406681190995</text:p>
              </table:table-cell>
              <table:table-cell office:value-type="float" office:value="0.00794676314769">
                <text:p>0.007946763147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64205573652">
                <text:p>0.0264205573652</text:p>
              </table:table-cell>
              <table:table-cell office:value-type="float" office:value="0.00396412789186">
                <text:p>0.003964127891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75389502345">
                <text:p>0.0675389502345</text:p>
              </table:table-cell>
              <table:table-cell office:value-type="float" office:value="0.0350431351568">
                <text:p>0.03504313515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77664974619">
                <text:p>0.0177664974619</text:p>
              </table:table-cell>
              <table:table-cell office:value-type="float" office:value="0.00526295118024">
                <text:p>0.005262951180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515015232845">
                <text:p>-0.00515015232845</text:p>
              </table:table-cell>
              <table:table-cell office:value-type="float" office:value="-0.00539595533385">
                <text:p>-0.00539595533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34773218143">
                <text:p>-0.0334773218143</text:p>
              </table:table-cell>
              <table:table-cell office:value-type="float" office:value="-0.0241152317018">
                <text:p>-0.0241152317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67847817978">
                <text:p>-0.0167847817978</text:p>
              </table:table-cell>
              <table:table-cell office:value-type="float" office:value="-0.00153702218658">
                <text:p>-0.001537022186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27099747287">
                <text:p>0.0127099747287</text:p>
              </table:table-cell>
              <table:table-cell office:value-type="float" office:value="0.00975606533988">
                <text:p>0.009756065339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760869565217">
                <text:p>0.00760869565217</text:p>
              </table:table-cell>
              <table:table-cell office:value-type="float" office:value="-0.0120813091281">
                <text:p>-0.0120813091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-0.015595162317">
                <text:p>-0.0155951623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978260869565">
                <text:p>-0.00978260869565</text:p>
              </table:table-cell>
              <table:table-cell office:value-type="float" office:value="-0.031367804381">
                <text:p>-0.0313678043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07775078098">
                <text:p>-0.0607775078098</text:p>
              </table:table-cell>
              <table:table-cell office:value-type="float" office:value="-0.044856044856">
                <text:p>-0.0448560448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245202558635">
                <text:p>-0.0245202558635</text:p>
              </table:table-cell>
              <table:table-cell office:value-type="float" office:value="-0.0308499743984">
                <text:p>-0.0308499743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655498907502">
                <text:p>0.00655498907502</text:p>
              </table:table-cell>
              <table:table-cell office:value-type="float" office:value="-0.00430359937402">
                <text:p>-0.004303599374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81225081551">
                <text:p>-0.0181225081551</text:p>
              </table:table-cell>
              <table:table-cell office:value-type="float" office:value="-0.0195403791223">
                <text:p>-0.01954037912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82951289398">
                <text:p>-0.0282951289398</text:p>
              </table:table-cell>
              <table:table-cell office:value-type="float" office:value="-0.0264658763217">
                <text:p>-0.02646587632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26287744227">
                <text:p>-0.0426287744227</text:p>
              </table:table-cell>
              <table:table-cell office:value-type="float" office:value="-0.0357415415925">
                <text:p>-0.03574154159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362187613184">
                <text:p>0.000362187613184</text:p>
              </table:table-cell>
              <table:table-cell office:value-type="float" office:value="0.00369662205226">
                <text:p>0.003696622052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136494252874">
                <text:p>-0.0136494252874</text:p>
              </table:table-cell>
              <table:table-cell office:value-type="float" office:value="-0.00424104317002">
                <text:p>-0.00424104317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430879712747">
                <text:p>-0.00430879712747</text:p>
              </table:table-cell>
              <table:table-cell office:value-type="float" office:value="-0.00215886722967">
                <text:p>-0.002158867229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10586634195">
                <text:p>0.0210586634195</text:p>
              </table:table-cell>
              <table:table-cell office:value-type="float" office:value="-0.00474833808167">
                <text:p>-0.004748338081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94495412844">
                <text:p>0.0194495412844</text:p>
              </table:table-cell>
              <table:table-cell office:value-type="float" office:value="-0.00434323126095">
                <text:p>-0.00434323126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77570093458">
                <text:p>0.0377570093458</text:p>
              </table:table-cell>
              <table:table-cell office:value-type="float" office:value="0.00565228690229">
                <text:p>0.005652286902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88726433244">
                <text:p>0.0688726433244</text:p>
              </table:table-cell>
              <table:table-cell office:value-type="float" office:value="0.0234550006588">
                <text:p>0.0234550006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86344457231">
                <text:p>0.0786344457231</text:p>
              </table:table-cell>
              <table:table-cell office:value-type="float" office:value="0.024557956778">
                <text:p>0.0245579567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17892342684">
                <text:p>0.0617892342684</text:p>
              </table:table-cell>
              <table:table-cell office:value-type="float" office:value="0.0296931100453">
                <text:p>0.02969311004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5608274815">
                <text:p>0.055608274815</text:p>
              </table:table-cell>
              <table:table-cell office:value-type="float" office:value="0.0303204483403">
                <text:p>0.0303204483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863618601016">
                <text:p>0.0863618601016</text:p>
              </table:table-cell>
              <table:table-cell office:value-type="float" office:value="0.0459244532803">
                <text:p>0.04592445328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41947565543">
                <text:p>0.0441947565543</text:p>
              </table:table-cell>
              <table:table-cell office:value-type="float" office:value="0.0182111304572">
                <text:p>0.0182111304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14781297134">
                <text:p>0.0414781297134</text:p>
              </table:table-cell>
              <table:table-cell office:value-type="float" office:value="0.0170160455487">
                <text:p>0.01701604554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328947368421">
                <text:p>-0.00328947368421</text:p>
              </table:table-cell>
              <table:table-cell office:value-type="float" office:value="-0.00599298693019">
                <text:p>-0.005992986930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99476750659">
                <text:p>-0.0299476750659</text:p>
              </table:table-cell>
              <table:table-cell office:value-type="float" office:value="-0.025611116096">
                <text:p>-0.025611116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0871872630781">
                <text:p>-0.00871872630781</text:p>
              </table:table-cell>
              <table:table-cell office:value-type="float" office:value="-0.0110145716304">
                <text:p>-0.0110145716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640542577242">
                <text:p>0.00640542577242</text:p>
              </table:table-cell>
              <table:table-cell office:value-type="float" office:value="-0.0010395010395">
                <text:p>-0.0010395010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265453166477">
                <text:p>-0.00265453166477</text:p>
              </table:table-cell>
              <table:table-cell office:value-type="float" office:value="-0.00998702983139">
                <text:p>-0.009987029831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608365019011">
                <text:p>-0.00608365019011</text:p>
              </table:table-cell>
              <table:table-cell office:value-type="float" office:value="-0.000484023939562">
                <text:p>-0.0004840239395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964878425318">
                <text:p>-0.00964878425318</text:p>
              </table:table-cell>
              <table:table-cell office:value-type="float" office:value="-0.0017839444995">
                <text:p>-0.0017839444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95356525659">
                <text:p>0.00195356525659</text:p>
              </table:table-cell>
              <table:table-cell office:value-type="float" office:value="0.0038827412153">
                <text:p>0.00388274121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02118003026">
                <text:p>0.0102118003026</text:p>
              </table:table-cell>
              <table:table-cell office:value-type="float" office:value="0.00466260847041">
                <text:p>0.004662608470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5684506828">
                <text:p>0.045684506828</text:p>
              </table:table-cell>
              <table:table-cell office:value-type="float" office:value="0.0248131850965">
                <text:p>0.02481318509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1095465213">
                <text:p>0.0171095465213</text:p>
              </table:table-cell>
              <table:table-cell office:value-type="float" office:value="0.0173844846742">
                <text:p>0.01738448467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0158013544">
                <text:p>-0.010158013544</text:p>
              </table:table-cell>
              <table:table-cell office:value-type="float" office:value="-0.00118906064209">
                <text:p>-0.00118906064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530705079606">
                <text:p>0.00530705079606</text:p>
              </table:table-cell>
              <table:table-cell office:value-type="float" office:value="0.00548302872063">
                <text:p>0.005483028720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0766871165644">
                <text:p>-0.000766871165644</text:p>
              </table:table-cell>
              <table:table-cell office:value-type="float" office:value="-0.00255670643766">
                <text:p>-0.002556706437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574492531597">
                <text:p>0.00574492531597</text:p>
              </table:table-cell>
              <table:table-cell office:value-type="float" office:value="-0.000875279240205">
                <text:p>-0.000875279240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113636363636">
                <text:p>-0.00113636363636</text:p>
              </table:table-cell>
              <table:table-cell office:value-type="float" office:value="-0.0177053824363">
                <text:p>-0.01770538243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37905329855">
                <text:p>-0.0137905329855</text:p>
              </table:table-cell>
              <table:table-cell office:value-type="float" office:value="-0.0186314837691">
                <text:p>-0.01863148376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566795540708">
                <text:p>-0.00566795540708</text:p>
              </table:table-cell>
              <table:table-cell office:value-type="float" office:value="-0.0189579489789">
                <text:p>-0.01895794897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275633958104">
                <text:p>-0.0275633958104</text:p>
              </table:table-cell>
              <table:table-cell office:value-type="float" office:value="-0.0234171174038">
                <text:p>-0.0234171174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1879809454">
                <text:p>-0.031879809454</text:p>
              </table:table-cell>
              <table:table-cell office:value-type="float" office:value="-0.0272675268544">
                <text:p>-0.0272675268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260288958467">
                <text:p>-0.00260288958467</text:p>
              </table:table-cell>
              <table:table-cell office:value-type="float" office:value="-0.011087475021">
                <text:p>-0.011087475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89107413011">
                <text:p>0.00189107413011</text:p>
              </table:table-cell>
              <table:table-cell office:value-type="float" office:value="-0.00851393188854">
                <text:p>-0.008513931888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36179406944">
                <text:p>-0.0236179406944</text:p>
              </table:table-cell>
              <table:table-cell office:value-type="float" office:value="-0.0151875925092">
                <text:p>-0.01518759250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70510965156">
                <text:p>-0.0270510965156</text:p>
              </table:table-cell>
              <table:table-cell office:value-type="float" office:value="-0.01728553137">
                <text:p>-0.017285531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240897388746">
                <text:p>-0.0240897388746</text:p>
              </table:table-cell>
              <table:table-cell office:value-type="float" office:value="-0.00403019447288">
                <text:p>-0.00403019447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90965846493">
                <text:p>-0.0190965846493</text:p>
              </table:table-cell>
              <table:table-cell office:value-type="float" office:value="0.00108542970246">
                <text:p>0.001085429702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100110011">
                <text:p>-0.01100110011</text:p>
              </table:table-cell>
              <table:table-cell office:value-type="float" office:value="0.00581551228854">
                <text:p>0.005815512288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731528895391">
                <text:p>0.000731528895391</text:p>
              </table:table-cell>
              <table:table-cell office:value-type="float" office:value="-0.000698235368795">
                <text:p>-0.0006982353687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47710487445">
                <text:p>0.00147710487445</text:p>
              </table:table-cell>
              <table:table-cell office:value-type="float" office:value="-0.0026121304791">
                <text:p>-0.00261213047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44819903453">
                <text:p>-0.0144819903453</text:p>
              </table:table-cell>
              <table:table-cell office:value-type="float" office:value="-0.000322102686336">
                <text:p>-0.0003221026863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277264325323">
                <text:p>-0.0277264325323</text:p>
              </table:table-cell>
              <table:table-cell office:value-type="float" office:value="-0.00951217944598">
                <text:p>-0.009512179445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882352941176">
                <text:p>-0.00882352941176</text:p>
              </table:table-cell>
              <table:table-cell office:value-type="float" office:value="-0.0053729052066">
                <text:p>-0.00537290520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732869182851">
                <text:p>-0.00732869182851</text:p>
              </table:table-cell>
              <table:table-cell office:value-type="float" office:value="-0.00134185303514">
                <text:p>-0.001341853035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146412884334">
                <text:p>-0.00146412884334</text:p>
              </table:table-cell>
              <table:table-cell office:value-type="float" office:value="-0.00357051772507">
                <text:p>-0.003570517725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422684043677">
                <text:p>-0.0422684043677</text:p>
              </table:table-cell>
              <table:table-cell office:value-type="float" office:value="-0.0154185022026">
                <text:p>-0.01541850220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448179271709">
                <text:p>-0.0448179271709</text:p>
              </table:table-cell>
              <table:table-cell office:value-type="float" office:value="-0.0137606032045">
                <text:p>-0.01376060320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830473113938">
                <text:p>-0.0830473113938</text:p>
              </table:table-cell>
              <table:table-cell office:value-type="float" office:value="-0.0291483974557">
                <text:p>-0.02914839745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92807815395">
                <text:p>-0.092807815395</text:p>
              </table:table-cell>
              <table:table-cell office:value-type="float" office:value="-0.0354435389125">
                <text:p>-0.0354435389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0234648028">
                <text:p>-0.10234648028</text:p>
              </table:table-cell>
              <table:table-cell office:value-type="float" office:value="-0.0419934539616">
                <text:p>-0.04199345396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98330550918">
                <text:p>-0.0998330550918</text:p>
              </table:table-cell>
              <table:table-cell office:value-type="float" office:value="-0.0392047910107">
                <text:p>-0.03920479101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21871855082">
                <text:p>-0.0821871855082</text:p>
              </table:table-cell>
              <table:table-cell office:value-type="float" office:value="-0.0275172370955">
                <text:p>-0.02751723709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47343644923">
                <text:p>-0.0847343644923</text:p>
              </table:table-cell>
              <table:table-cell office:value-type="float" office:value="-0.0249424643901">
                <text:p>-0.02494246439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623742454728">
                <text:p>-0.0623742454728</text:p>
              </table:table-cell>
              <table:table-cell office:value-type="float" office:value="-0.0249286865931">
                <text:p>-0.02492868659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68446445803">
                <text:p>-0.0868446445803</text:p>
              </table:table-cell>
              <table:table-cell office:value-type="float" office:value="-0.0328767123288">
                <text:p>-0.0328767123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736235595391">
                <text:p>-0.0736235595391</text:p>
              </table:table-cell>
              <table:table-cell office:value-type="float" office:value="-0.0226525392766">
                <text:p>-0.0226525392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6720887712">
                <text:p>-0.06720887712</text:p>
              </table:table-cell>
              <table:table-cell office:value-type="float" office:value="-0.0204526201138">
                <text:p>-0.02045262011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38002586048">
                <text:p>-0.0838002586048</text:p>
              </table:table-cell>
              <table:table-cell office:value-type="float" office:value="-0.0374910091721">
                <text:p>-0.03749100917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860479409957">
                <text:p>-0.0860479409957</text:p>
              </table:table-cell>
              <table:table-cell office:value-type="float" office:value="-0.0385440247826">
                <text:p>-0.03854402478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831674069536">
                <text:p>-0.0831674069536</text:p>
              </table:table-cell>
              <table:table-cell office:value-type="float" office:value="-0.0391061452514">
                <text:p>-0.03910614525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746500777605">
                <text:p>-0.0746500777605</text:p>
              </table:table-cell>
              <table:table-cell office:value-type="float" office:value="-0.0438085711904">
                <text:p>-0.04380857119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76826591408">
                <text:p>-0.076826591408</text:p>
              </table:table-cell>
              <table:table-cell office:value-type="float" office:value="-0.0432683711783">
                <text:p>-0.04326837117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05661729575">
                <text:p>-0.0805661729575</text:p>
              </table:table-cell>
              <table:table-cell office:value-type="float" office:value="-0.0454117181775">
                <text:p>-0.0454117181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627802690583">
                <text:p>-0.0627802690583</text:p>
              </table:table-cell>
              <table:table-cell office:value-type="float" office:value="-0.0419967381174">
                <text:p>-0.0419967381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732068761114">
                <text:p>-0.0732068761114</text:p>
              </table:table-cell>
              <table:table-cell office:value-type="float" office:value="-0.0427664161277">
                <text:p>-0.04276641612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580184468908">
                <text:p>-0.0580184468908</text:p>
              </table:table-cell>
              <table:table-cell office:value-type="float" office:value="-0.0404469533842">
                <text:p>-0.04044695338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192249924902">
                <text:p>-0.0192249924902</text:p>
              </table:table-cell>
              <table:table-cell office:value-type="float" office:value="-0.0133567662566">
                <text:p>-0.0133567662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514530868914">
                <text:p>-0.0514530868914</text:p>
              </table:table-cell>
              <table:table-cell office:value-type="float" office:value="-0.0333930325264">
                <text:p>-0.0333930325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187764990915">
                <text:p>-0.0187764990915</text:p>
              </table:table-cell>
              <table:table-cell office:value-type="float" office:value="-0.0183941503446">
                <text:p>-0.01839415034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0403371463">
                <text:p>-0.030403371463</text:p>
              </table:table-cell>
              <table:table-cell office:value-type="float" office:value="-0.0233207327712">
                <text:p>-0.02332073277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31899200983">
                <text:p>0.0331899200983</text:p>
              </table:table-cell>
              <table:table-cell office:value-type="float" office:value="0.0120510396975">
                <text:p>0.0120510396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4354498947">
                <text:p>0.0114354498947</text:p>
              </table:table-cell>
              <table:table-cell office:value-type="float" office:value="0.00324021367896">
                <text:p>0.00324021367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146356033453">
                <text:p>-0.0146356033453</text:p>
              </table:table-cell>
              <table:table-cell office:value-type="float" office:value="-0.00774381368268">
                <text:p>-0.00774381368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0266272189349">
                <text:p>-0.00266272189349</text:p>
              </table:table-cell>
              <table:table-cell office:value-type="float" office:value="-0.00716928769658">
                <text:p>-0.007169287696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0142823137348">
                <text:p>-0.00142823137348</text:p>
              </table:table-cell>
              <table:table-cell office:value-type="float" office:value="-0.00336641708747">
                <text:p>-0.003366417087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0237812128419">
                <text:p>-0.00237812128419</text:p>
              </table:table-cell>
              <table:table-cell office:value-type="float" office:value="-0.0056831361633">
                <text:p>-0.00568313616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82962962963">
                <text:p>-0.0082962962963</text:p>
              </table:table-cell>
              <table:table-cell office:value-type="float" office:value="-0.00922030772777">
                <text:p>-0.009220307727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53936308749">
                <text:p>-0.0253936308749</text:p>
              </table:table-cell>
              <table:table-cell office:value-type="float" office:value="-0.0124696917215">
                <text:p>-0.0124696917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550654091877">
                <text:p>-0.00550654091877</text:p>
              </table:table-cell>
              <table:table-cell office:value-type="float" office:value="-0.00668876868493">
                <text:p>-0.006688768684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333636639369">
                <text:p>-0.00333636639369</text:p>
              </table:table-cell>
              <table:table-cell office:value-type="float" office:value="-0.0132504213402">
                <text:p>-0.01325042134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6348773842">
                <text:p>0.016348773842</text:p>
              </table:table-cell>
              <table:table-cell office:value-type="float" office:value="0.00745374294817">
                <text:p>0.00745374294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05644431029">
                <text:p>0.0105644431029</text:p>
              </table:table-cell>
              <table:table-cell office:value-type="float" office:value="0.00186415006408">
                <text:p>0.001864150064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99877600979">
                <text:p>0.0299877600979</text:p>
              </table:table-cell>
              <table:table-cell office:value-type="float" office:value="0.00783763233316">
                <text:p>0.007837632333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1925878999">
                <text:p>0.061925878999</text:p>
              </table:table-cell>
              <table:table-cell office:value-type="float" office:value="0.0263613049442">
                <text:p>0.02636130494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97964296899">
                <text:p>0.0497964296899</text:p>
              </table:table-cell>
              <table:table-cell office:value-type="float" office:value="0.0187921049521">
                <text:p>0.01879210495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597061581744">
                <text:p>0.0597061581744</text:p>
              </table:table-cell>
              <table:table-cell office:value-type="float" office:value="0.0241226776762">
                <text:p>0.02412267767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.022141969096">
                <text:p>0.0221419690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80279898219">
                <text:p>0.0480279898219</text:p>
              </table:table-cell>
              <table:table-cell office:value-type="float" office:value="0.0227137590677">
                <text:p>0.02271375906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72239948947">
                <text:p>0.0472239948947</text:p>
              </table:table-cell>
              <table:table-cell office:value-type="float" office:value="0.0218729456762">
                <text:p>0.02187294567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701071080818">
                <text:p>0.0701071080818</text:p>
              </table:table-cell>
              <table:table-cell office:value-type="float" office:value="0.0316425120773">
                <text:p>0.03164251207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693970420933">
                <text:p>0.0693970420933</text:p>
              </table:table-cell>
              <table:table-cell office:value-type="float" office:value="0.0371760716881">
                <text:p>0.03717607168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417535864437">
                <text:p>0.0417535864437</text:p>
              </table:table-cell>
              <table:table-cell office:value-type="float" office:value="0.0226712369956">
                <text:p>0.02267123699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40935297886">
                <text:p>0.0140935297886</text:p>
              </table:table-cell>
              <table:table-cell office:value-type="float" office:value="0.0127854156012">
                <text:p>0.01278541560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7418321589">
                <text:p>0.0227418321589</text:p>
              </table:table-cell>
              <table:table-cell office:value-type="float" office:value="0.0166816681668">
                <text:p>0.01668166816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35500318674">
                <text:p>0.0235500318674</text:p>
              </table:table-cell>
              <table:table-cell office:value-type="float" office:value="0.0176470588235">
                <text:p>0.01764705882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16803413193">
                <text:p>0.0416803413193</text:p>
              </table:table-cell>
              <table:table-cell office:value-type="float" office:value="0.0335578689528">
                <text:p>0.03355786895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6874041475">
                <text:p>0.036874041475</text:p>
              </table:table-cell>
              <table:table-cell office:value-type="float" office:value="0.0235409514468">
                <text:p>0.02354095144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11140583554">
                <text:p>0.0411140583554</text:p>
              </table:table-cell>
              <table:table-cell office:value-type="float" office:value="0.0225164754699">
                <text:p>0.02251647546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3346410357">
                <text:p>0.0033346410357</text:p>
              </table:table-cell>
              <table:table-cell office:value-type="float" office:value="-0.0038537965918">
                <text:p>-0.00385379659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0550518134715">
                <text:p>-0.00550518134715</text:p>
              </table:table-cell>
              <table:table-cell office:value-type="float" office:value="-0.00895647992306">
                <text:p>-0.008956479923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45707950586">
                <text:p>-0.0145707950586</text:p>
              </table:table-cell>
              <table:table-cell office:value-type="float" office:value="-0.0117282848128">
                <text:p>-0.01172828481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40264026403">
                <text:p>-0.0140264026403</text:p>
              </table:table-cell>
              <table:table-cell office:value-type="float" office:value="-0.0127938113657">
                <text:p>-0.01279381136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098821740783">
                <text:p>-0.0098821740783</text:p>
              </table:table-cell>
              <table:table-cell office:value-type="float" office:value="-0.00417785735601">
                <text:p>-0.004177857356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20291231402">
                <text:p>-0.0120291231402</text:p>
              </table:table-cell>
              <table:table-cell office:value-type="float" office:value="-0.00788624686342">
                <text:p>-0.007886246863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472553699284">
                <text:p>-0.0472553699284</text:p>
              </table:table-cell>
              <table:table-cell office:value-type="float" office:value="-0.0204229170432">
                <text:p>-0.02042291704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303516942348">
                <text:p>-0.0303516942348</text:p>
              </table:table-cell>
              <table:table-cell office:value-type="float" office:value="-0.0145496256943">
                <text:p>-0.01454962569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56007538872">
                <text:p>-0.0256007538872</text:p>
              </table:table-cell>
              <table:table-cell office:value-type="float" office:value="-0.00757666149624">
                <text:p>-0.007576661496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383055711523">
                <text:p>-0.0383055711523</text:p>
              </table:table-cell>
              <table:table-cell office:value-type="float" office:value="-0.00762903802599">
                <text:p>-0.007629038025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68196197576">
                <text:p>-0.0168196197576</text:p>
              </table:table-cell>
              <table:table-cell office:value-type="float" office:value="0.00520646319569">
                <text:p>0.00520646319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372291730241">
                <text:p>-0.0372291730241</text:p>
              </table:table-cell>
              <table:table-cell office:value-type="float" office:value="-0.00926964633642">
                <text:p>-0.009269646336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479514415781">
                <text:p>-0.0479514415781</text:p>
              </table:table-cell>
              <table:table-cell office:value-type="float" office:value="-0.0114542126705">
                <text:p>-0.01145421267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465342324282">
                <text:p>-0.0465342324282</text:p>
              </table:table-cell>
              <table:table-cell office:value-type="float" office:value="-0.0114232641785">
                <text:p>-0.01142326417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96777192439">
                <text:p>-0.0196777192439</text:p>
              </table:table-cell>
              <table:table-cell office:value-type="float" office:value="0.00777109922771">
                <text:p>0.007771099227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482513051088">
                <text:p>-0.0482513051088</text:p>
              </table:table-cell>
              <table:table-cell office:value-type="float" office:value="-0.00640220187878">
                <text:p>-0.006402201878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549463863815">
                <text:p>-0.0549463863815</text:p>
              </table:table-cell>
              <table:table-cell office:value-type="float" office:value="-0.00670698844242">
                <text:p>-0.0067069884424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62878439312">
                <text:p>-0.0162878439312</text:p>
              </table:table-cell>
              <table:table-cell office:value-type="float" office:value="0.00937950937951">
                <text:p>0.009379509379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49765844521">
                <text:p>0.00249765844521</text:p>
              </table:table-cell>
              <table:table-cell office:value-type="float" office:value="0.0167010810154">
                <text:p>0.01670108101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76118462508">
                <text:p>0.0176118462508</text:p>
              </table:table-cell>
              <table:table-cell office:value-type="float" office:value="0.0230047865586">
                <text:p>0.0230047865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00134295262">
                <text:p>0.0300134295262</text:p>
              </table:table-cell>
              <table:table-cell office:value-type="float" office:value="0.0323149951315">
                <text:p>0.03231499513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93017456359">
                <text:p>0.0293017456359</text:p>
              </table:table-cell>
              <table:table-cell office:value-type="float" office:value="0.0266634347352">
                <text:p>0.02666343473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16184361527">
                <text:p>0.0216184361527</text:p>
              </table:table-cell>
              <table:table-cell office:value-type="float" office:value="0.016628509459">
                <text:p>0.0166285094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61096605744">
                <text:p>0.0261096605744</text:p>
              </table:table-cell>
              <table:table-cell office:value-type="float" office:value="0.00786639235145">
                <text:p>0.007866392351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7310208004">
                <text:p>0.027310208004</text:p>
              </table:table-cell>
              <table:table-cell office:value-type="float" office:value="0.00631883011374">
                <text:p>0.00631883011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60312628809">
                <text:p>0.0260312628809</text:p>
              </table:table-cell>
              <table:table-cell office:value-type="float" office:value="0.0097925916915">
                <text:p>0.00979259169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43511450382">
                <text:p>0.0343511450382</text:p>
              </table:table-cell>
              <table:table-cell office:value-type="float" office:value="0.0112017533179">
                <text:p>0.01120175331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25014424002">
                <text:p>0.0225014424002</text:p>
              </table:table-cell>
              <table:table-cell office:value-type="float" office:value="-0.000182415176943">
                <text:p>-0.0001824151769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01987816608">
                <text:p>0.0201987816608</text:p>
              </table:table-cell>
              <table:table-cell office:value-type="float" office:value="0.000975847767748">
                <text:p>0.0009758477677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40906240718">
                <text:p>0.0540906240718</text:p>
              </table:table-cell>
              <table:table-cell office:value-type="float" office:value="0.0163103916965">
                <text:p>0.0163103916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6390328152">
                <text:p>0.106390328152</text:p>
              </table:table-cell>
              <table:table-cell office:value-type="float" office:value="0.0371114599686">
                <text:p>0.03711145996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1988344189">
                <text:p>0.101988344189</text:p>
              </table:table-cell>
              <table:table-cell office:value-type="float" office:value="0.0335691799395">
                <text:p>0.03356917993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67686490203">
                <text:p>0.0967686490203</text:p>
              </table:table-cell>
              <table:table-cell office:value-type="float" office:value="0.0302936053745">
                <text:p>0.03029360537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13980716253">
                <text:p>0.113980716253</text:p>
              </table:table-cell>
              <table:table-cell office:value-type="float" office:value="0.0289101290963">
                <text:p>0.02891012909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816466552316">
                <text:p>0.0816466552316</text:p>
              </table:table-cell>
              <table:table-cell office:value-type="float" office:value="0.0238569826834">
                <text:p>0.0238569826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52613961834">
                <text:p>0.0752613961834</text:p>
              </table:table-cell>
              <table:table-cell office:value-type="float" office:value="0.0236038788937">
                <text:p>0.02360387889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703259005146">
                <text:p>0.0703259005146</text:p>
              </table:table-cell>
              <table:table-cell office:value-type="float" office:value="0.0205041641326">
                <text:p>0.0205041641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78cm" svg:height="9.935cm" xlink:href=".." xlink:type="simple" chart:class="chart:line" chart:style-name="ch1">
        <chart:title svg:x="6.089cm" svg:y="0.334cm" chart:style-name="ch2">
          <text:p>Each Pair's Momentum Through One Year</text:p>
        </chart:title>
        <chart:legend chart:legend-position="end" svg:x="18.514cm" svg:y="4.419cm" style:legend-expansion="high" chart:style-name="ch3"/>
        <chart:plot-area chart:style-name="ch4" table:cell-range-address="Sheet4.A2:Sheet4.C251" chart:data-source-has-labels="both" svg:x="1.424cm" svg:y="1.311cm" svg:width="16.677cm" svg:height="7.445cm">
          <chartooo:coordinate-region svg:x="2.442cm" svg:y="1.51cm" svg:width="15.659cm" svg:height="7.047cm"/>
          <chart:axis chart:dimension="x" chart:name="primary-x" chart:style-name="ch5" chartooo:axis-type="auto">
            <chartooo:date-scale/>
            <chart:title svg:x="9.348cm" svg:y="8.954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6.254cm" chart:style-name="ch8">
              <text:p>Indicator Values</text:p>
            </chart:title>
            <chart:grid chart:style-name="ch9" chart:class="major"/>
          </chart:axis>
          <chart:series chart:style-name="ch10" chart:values-cell-range-address="Sheet4.B2:Sheet4.B251" loext:label-string="silver" chart:class="chart:line">
            <chart:data-point chart:repeated="250"/>
          </chart:series>
          <chart:series chart:style-name="ch11" chart:values-cell-range-address="Sheet4.C2:Sheet4.C251" loext:label-string="gold" chart:class="chart:line"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lver</text:p>
              </table:table-cell>
              <table:table-cell office:value-type="string">
                <text:p>gold</text:p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-0.0099220411056">
                <text:p>-0.0099220411056</text:p>
                <draw:g>
                  <svg:desc>Sheet4.B2:Sheet4.B251</svg:desc>
                </draw:g>
              </table:table-cell>
              <table:table-cell office:value-type="float" office:value="-0.00334663405844">
                <text:p>-0.00334663405844</text:p>
                <draw:g>
                  <svg:desc>Sheet4.C2:Sheet4.C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0.0108963093146">
                <text:p>0.0108963093146</text:p>
              </table:table-cell>
              <table:table-cell office:value-type="float" office:value="0.00531404059159">
                <text:p>0.00531404059159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0.0152428216944">
                <text:p>0.0152428216944</text:p>
              </table:table-cell>
              <table:table-cell office:value-type="float" office:value="0.00575926281436">
                <text:p>0.00575926281436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0.0162018782708">
                <text:p>0.0162018782708</text:p>
              </table:table-cell>
              <table:table-cell office:value-type="float" office:value="-0.00344915687276">
                <text:p>-0.00344915687276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-0.000423998304007">
                <text:p>-0.000423998304007</text:p>
              </table:table-cell>
              <table:table-cell office:value-type="float" office:value="-0.00723947418556">
                <text:p>-0.00723947418556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-0.0429110882252">
                <text:p>-0.0429110882252</text:p>
              </table:table-cell>
              <table:table-cell office:value-type="float" office:value="-0.0250597860289">
                <text:p>-0.0250597860289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-0.0963192294462">
                <text:p>-0.0963192294462</text:p>
              </table:table-cell>
              <table:table-cell office:value-type="float" office:value="-0.052634880803">
                <text:p>-0.052634880803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-0.0860904794058">
                <text:p>-0.0860904794058</text:p>
              </table:table-cell>
              <table:table-cell office:value-type="float" office:value="-0.0670391061453">
                <text:p>-0.0670391061453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-0.0662504335761">
                <text:p>-0.0662504335761</text:p>
              </table:table-cell>
              <table:table-cell office:value-type="float" office:value="-0.0412540213209">
                <text:p>-0.0412540213209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-0.0246955345061">
                <text:p>-0.0246955345061</text:p>
              </table:table-cell>
              <table:table-cell office:value-type="float" office:value="-0.0332382487908">
                <text:p>-0.0332382487908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-0.0356415478615">
                <text:p>-0.0356415478615</text:p>
              </table:table-cell>
              <table:table-cell office:value-type="float" office:value="-0.0212449728974">
                <text:p>-0.0212449728974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-0.0400808352981">
                <text:p>-0.0400808352981</text:p>
              </table:table-cell>
              <table:table-cell office:value-type="float" office:value="-0.0210389126792">
                <text:p>-0.0210389126792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-0.0695">
                <text:p>-0.0695</text:p>
              </table:table-cell>
              <table:table-cell office:value-type="float" office:value="-0.0271089930061">
                <text:p>-0.0271089930061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-0.107267534116">
                <text:p>-0.107267534116</text:p>
              </table:table-cell>
              <table:table-cell office:value-type="float" office:value="-0.0382842745652">
                <text:p>-0.0382842745652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-0.0695067264574">
                <text:p>-0.0695067264574</text:p>
              </table:table-cell>
              <table:table-cell office:value-type="float" office:value="-0.0198925063322">
                <text:p>-0.0198925063322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-0.0590703679793">
                <text:p>-0.0590703679793</text:p>
              </table:table-cell>
              <table:table-cell office:value-type="float" office:value="-0.00715129656116">
                <text:p>-0.00715129656116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-0.0978762696214">
                <text:p>-0.0978762696214</text:p>
              </table:table-cell>
              <table:table-cell office:value-type="float" office:value="-0.0442245798069">
                <text:p>-0.0442245798069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-0.120537076594">
                <text:p>-0.120537076594</text:p>
              </table:table-cell>
              <table:table-cell office:value-type="float" office:value="-0.0512896884494">
                <text:p>-0.0512896884494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-0.100462249615">
                <text:p>-0.100462249615</text:p>
              </table:table-cell>
              <table:table-cell office:value-type="float" office:value="-0.0439056356488">
                <text:p>-0.0439056356488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-0.0979914790018">
                <text:p>-0.0979914790018</text:p>
              </table:table-cell>
              <table:table-cell office:value-type="float" office:value="-0.0464895355767">
                <text:p>-0.04648953557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-0.0942304764804">
                <text:p>-0.0942304764804</text:p>
              </table:table-cell>
              <table:table-cell office:value-type="float" office:value="-0.0494525256933">
                <text:p>-0.0494525256933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-0.0544794188862">
                <text:p>-0.0544794188862</text:p>
              </table:table-cell>
              <table:table-cell office:value-type="float" office:value="-0.0499003166413">
                <text:p>-0.0499003166413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-0.0409117296587">
                <text:p>-0.0409117296587</text:p>
              </table:table-cell>
              <table:table-cell office:value-type="float" office:value="-0.0349009168885">
                <text:p>-0.0349009168885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-0.0445605408728">
                <text:p>-0.0445605408728</text:p>
              </table:table-cell>
              <table:table-cell office:value-type="float" office:value="-0.0301143507154">
                <text:p>-0.0301143507154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-0.012236801953">
                <text:p>-0.012236801953</text:p>
              </table:table-cell>
              <table:table-cell office:value-type="float" office:value="-0.0108766716196">
                <text:p>-0.0108766716196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-0.0261261261261">
                <text:p>-0.0261261261261</text:p>
              </table:table-cell>
              <table:table-cell office:value-type="float" office:value="-0.0128980844721">
                <text:p>-0.0128980844721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-0.00692979813197">
                <text:p>-0.00692979813197</text:p>
              </table:table-cell>
              <table:table-cell office:value-type="float" office:value="-0.0042427813789">
                <text:p>-0.0042427813789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-0.00336906584992">
                <text:p>-0.00336906584992</text:p>
              </table:table-cell>
              <table:table-cell office:value-type="float" office:value="0.00664829899377">
                <text:p>0.00664829899377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-0.0131458269642">
                <text:p>-0.0131458269642</text:p>
              </table:table-cell>
              <table:table-cell office:value-type="float" office:value="0.0108676180809">
                <text:p>0.0108676180809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-0.000274817551681">
                <text:p>-0.000274817551681</text:p>
              </table:table-cell>
              <table:table-cell office:value-type="float" office:value="0.011403487845">
                <text:p>0.011403487845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0.0211580268839">
                <text:p>0.0211580268839</text:p>
              </table:table-cell>
              <table:table-cell office:value-type="float" office:value="0.0158579319356">
                <text:p>0.0158579319356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0.0228097622028">
                <text:p>0.0228097622028</text:p>
              </table:table-cell>
              <table:table-cell office:value-type="float" office:value="0.0050534417955">
                <text:p>0.0050534417955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0.00581538461538">
                <text:p>0.00581538461538</text:p>
              </table:table-cell>
              <table:table-cell office:value-type="float" office:value="-0.00340979541228">
                <text:p>-0.00340979541228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0.00696547546941">
                <text:p>0.00696547546941</text:p>
              </table:table-cell>
              <table:table-cell office:value-type="float" office:value="-0.00445904717203">
                <text:p>-0.00445904717203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00512048192771">
                <text:p>-0.00512048192771</text:p>
              </table:table-cell>
              <table:table-cell office:value-type="float" office:value="-0.0117308933075">
                <text:p>-0.0117308933075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-0.0348318563296">
                <text:p>-0.0348318563296</text:p>
              </table:table-cell>
              <table:table-cell office:value-type="float" office:value="-0.0298641070511">
                <text:p>-0.0298641070511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-0.0568719004669">
                <text:p>-0.0568719004669</text:p>
              </table:table-cell>
              <table:table-cell office:value-type="float" office:value="-0.0308983063623">
                <text:p>-0.0308983063623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-0.0474250800116">
                <text:p>-0.0474250800116</text:p>
              </table:table-cell>
              <table:table-cell office:value-type="float" office:value="-0.0293214347801">
                <text:p>-0.0293214347801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-0.0789250353607">
                <text:p>-0.0789250353607</text:p>
              </table:table-cell>
              <table:table-cell office:value-type="float" office:value="-0.0360027694438">
                <text:p>-0.0360027694438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-0.0940552609545">
                <text:p>-0.0940552609545</text:p>
              </table:table-cell>
              <table:table-cell office:value-type="float" office:value="-0.0244327084905">
                <text:p>-0.0244327084905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-0.0507288629738">
                <text:p>-0.0507288629738</text:p>
              </table:table-cell>
              <table:table-cell office:value-type="float" office:value="0.00412383456849">
                <text:p>0.00412383456849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-0.0480684163963">
                <text:p>-0.0480684163963</text:p>
              </table:table-cell>
              <table:table-cell office:value-type="float" office:value="0.00576957749865">
                <text:p>0.00576957749865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0.00937122128174">
                <text:p>0.00937122128174</text:p>
              </table:table-cell>
              <table:table-cell office:value-type="float" office:value="0.035843227526">
                <text:p>0.035843227526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0.0499058380414">
                <text:p>0.0499058380414</text:p>
              </table:table-cell>
              <table:table-cell office:value-type="float" office:value="0.06549195983">
                <text:p>0.06549195983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0.075">
                <text:p>0.075</text:p>
              </table:table-cell>
              <table:table-cell office:value-type="float" office:value="0.0622505985634">
                <text:p>0.0622505985634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0.0568880688807">
                <text:p>0.0568880688807</text:p>
              </table:table-cell>
              <table:table-cell office:value-type="float" office:value="0.0476306344668">
                <text:p>0.0476306344668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0.0453438831406">
                <text:p>0.0453438831406</text:p>
              </table:table-cell>
              <table:table-cell office:value-type="float" office:value="0.0425648187504">
                <text:p>0.0425648187504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0.0963302752294">
                <text:p>0.0963302752294</text:p>
              </table:table-cell>
              <table:table-cell office:value-type="float" office:value="0.0518370316479">
                <text:p>0.0518370316479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0.0396653238302">
                <text:p>0.0396653238302</text:p>
              </table:table-cell>
              <table:table-cell office:value-type="float" office:value="0.00231947750717">
                <text:p>0.00231947750717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0.0722734063745">
                <text:p>0.0722734063745</text:p>
              </table:table-cell>
              <table:table-cell office:value-type="float" office:value="0.0381032495249">
                <text:p>0.0381032495249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0.075469894871">
                <text:p>0.075469894871</text:p>
              </table:table-cell>
              <table:table-cell office:value-type="float" office:value="0.0392019688433">
                <text:p>0.0392019688433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0.0426001893342">
                <text:p>0.0426001893342</text:p>
              </table:table-cell>
              <table:table-cell office:value-type="float" office:value="0.0284277822606">
                <text:p>0.028427782260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0097476340694">
                <text:p>0.0097476340694</text:p>
              </table:table-cell>
              <table:table-cell office:value-type="float" office:value="0.00980696418596">
                <text:p>0.00980696418596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0.0314767663908">
                <text:p>0.0314767663908</text:p>
              </table:table-cell>
              <table:table-cell office:value-type="float" office:value="0.02083203393">
                <text:p>0.02083203393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0.0484488701647">
                <text:p>0.0484488701647</text:p>
              </table:table-cell>
              <table:table-cell office:value-type="float" office:value="0.0268406337372">
                <text:p>0.026840633737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0.0845576232452">
                <text:p>0.0845576232452</text:p>
              </table:table-cell>
              <table:table-cell office:value-type="float" office:value="0.048062992126">
                <text:p>0.048062992126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0.0465340179718">
                <text:p>0.0465340179718</text:p>
              </table:table-cell>
              <table:table-cell office:value-type="float" office:value="0.0221080009908">
                <text:p>0.0221080009908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0.0131595477387">
                <text:p>0.0131595477387</text:p>
              </table:table-cell>
              <table:table-cell office:value-type="float" office:value="-0.00922024790865">
                <text:p>-0.00922024790865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-0.0240399625351">
                <text:p>-0.0240399625351</text:p>
              </table:table-cell>
              <table:table-cell office:value-type="float" office:value="-0.0280703890885">
                <text:p>-0.0280703890885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0.00381922342457">
                <text:p>0.00381922342457</text:p>
              </table:table-cell>
              <table:table-cell office:value-type="float" office:value="-0.00995452869608">
                <text:p>-0.00995452869608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0.0196901226598">
                <text:p>0.0196901226598</text:p>
              </table:table-cell>
              <table:table-cell office:value-type="float" office:value="0.000992802184165">
                <text:p>0.000992802184165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0.0174400101839">
                <text:p>0.0174400101839</text:p>
              </table:table-cell>
              <table:table-cell office:value-type="float" office:value="0.000123793018074">
                <text:p>0.000123793018074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-0.0289809909629">
                <text:p>-0.0289809909629</text:p>
              </table:table-cell>
              <table:table-cell office:value-type="float" office:value="-0.0184442809857">
                <text:p>-0.0184442809857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-0.0219298245614">
                <text:p>-0.0219298245614</text:p>
              </table:table-cell>
              <table:table-cell office:value-type="float" office:value="-0.0123890532544">
                <text:p>-0.0123890532544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-0.00228683436785">
                <text:p>-0.00228683436785</text:p>
              </table:table-cell>
              <table:table-cell office:value-type="float" office:value="0.0109618552782">
                <text:p>0.0109618552782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0.0165961601041">
                <text:p>0.0165961601041</text:p>
              </table:table-cell>
              <table:table-cell office:value-type="float" office:value="0.020725388601">
                <text:p>0.020725388601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0.0393752033843">
                <text:p>0.0393752033843</text:p>
              </table:table-cell>
              <table:table-cell office:value-type="float" office:value="0.0280782940404">
                <text:p>0.0280782940404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0.0367695338148">
                <text:p>0.0367695338148</text:p>
              </table:table-cell>
              <table:table-cell office:value-type="float" office:value="0.0264763222439">
                <text:p>0.0264763222439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0.0136674259681">
                <text:p>0.0136674259681</text:p>
              </table:table-cell>
              <table:table-cell office:value-type="float" office:value="0.00273139238935">
                <text:p>0.00273139238935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0.000638365783594">
                <text:p>0.000638365783594</text:p>
              </table:table-cell>
              <table:table-cell office:value-type="float" office:value="-0.00691361976938">
                <text:p>-0.00691361976938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0.00965561635018">
                <text:p>0.00965561635018</text:p>
              </table:table-cell>
              <table:table-cell office:value-type="float" office:value="0.000864517722613">
                <text:p>0.000864517722613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0.0494595479856">
                <text:p>0.0494595479856</text:p>
              </table:table-cell>
              <table:table-cell office:value-type="float" office:value="0.0176764522174">
                <text:p>0.0176764522174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0.0346745175008">
                <text:p>0.0346745175008</text:p>
              </table:table-cell>
              <table:table-cell office:value-type="float" office:value="0.00319969885187">
                <text:p>0.00319969885187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-0.00849950964367">
                <text:p>-0.00849950964367</text:p>
              </table:table-cell>
              <table:table-cell office:value-type="float" office:value="-0.015037593985">
                <text:p>-0.015037593985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00582147477361">
                <text:p>-0.00582147477361</text:p>
              </table:table-cell>
              <table:table-cell office:value-type="float" office:value="-0.00975609756098">
                <text:p>-0.00975609756098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-0.00778715120052">
                <text:p>-0.00778715120052</text:p>
              </table:table-cell>
              <table:table-cell office:value-type="float" office:value="-0.0025032855623">
                <text:p>-0.0025032855623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0.0353059852051">
                <text:p>0.0353059852051</text:p>
              </table:table-cell>
              <table:table-cell office:value-type="float" office:value="0.0179644502297">
                <text:p>0.0179644502297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0.0199600798403">
                <text:p>0.0199600798403</text:p>
              </table:table-cell>
              <table:table-cell office:value-type="float" office:value="0.0086433671552">
                <text:p>0.0086433671552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0.0515394912985">
                <text:p>0.0515394912985</text:p>
              </table:table-cell>
              <table:table-cell office:value-type="float" office:value="0.0219221105528">
                <text:p>0.0219221105528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0.0196797865243">
                <text:p>0.0196797865243</text:p>
              </table:table-cell>
              <table:table-cell office:value-type="float" office:value="0.0000746092341362">
                <text:p>0.0000746092341362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0.00724876441516">
                <text:p>0.00724876441516</text:p>
              </table:table-cell>
              <table:table-cell office:value-type="float" office:value="-0.00751079599589">
                <text:p>-0.00751079599589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0.0306033616822">
                <text:p>0.0306033616822</text:p>
              </table:table-cell>
              <table:table-cell office:value-type="float" office:value="-0.00409545708781">
                <text:p>-0.0040954570878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0.0138934832947">
                <text:p>0.0138934832947</text:p>
              </table:table-cell>
              <table:table-cell office:value-type="float" office:value="-0.0131150994009">
                <text:p>-0.0131150994009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0.0387858347386">
                <text:p>0.0387858347386</text:p>
              </table:table-cell>
              <table:table-cell office:value-type="float" office:value="-0.00679127725857">
                <text:p>-0.00679127725857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0.0470187393526">
                <text:p>0.0470187393526</text:p>
              </table:table-cell>
              <table:table-cell office:value-type="float" office:value="0.00364917578961">
                <text:p>0.00364917578961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0.0183423913043">
                <text:p>0.0183423913043</text:p>
              </table:table-cell>
              <table:table-cell office:value-type="float" office:value="-0.0031950883348">
                <text:p>-0.0031950883348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0.0297608807844">
                <text:p>0.0297608807844</text:p>
              </table:table-cell>
              <table:table-cell office:value-type="float" office:value="0.00250437321453">
                <text:p>0.00250437321453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0.0481039325843">
                <text:p>0.0481039325843</text:p>
              </table:table-cell>
              <table:table-cell office:value-type="float" office:value="0.0254529101889">
                <text:p>0.0254529101889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0.075908766928">
                <text:p>0.075908766928</text:p>
              </table:table-cell>
              <table:table-cell office:value-type="float" office:value="0.0447054243447">
                <text:p>0.0447054243447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0.0670881629786">
                <text:p>0.0670881629786</text:p>
              </table:table-cell>
              <table:table-cell office:value-type="float" office:value="0.0408229072617">
                <text:p>0.0408229072617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0.0714539637398">
                <text:p>0.0714539637398</text:p>
              </table:table-cell>
              <table:table-cell office:value-type="float" office:value="0.0489465153971">
                <text:p>0.0489465153971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0.0918997457319">
                <text:p>0.0918997457319</text:p>
              </table:table-cell>
              <table:table-cell office:value-type="float" office:value="0.0646821991948">
                <text:p>0.0646821991948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0.0884502923977">
                <text:p>0.0884502923977</text:p>
              </table:table-cell>
              <table:table-cell office:value-type="float" office:value="0.0623883559378">
                <text:p>0.0623883559378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0.0829791166143">
                <text:p>0.0829791166143</text:p>
              </table:table-cell>
              <table:table-cell office:value-type="float" office:value="0.0570473145015">
                <text:p>0.0570473145015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0.084808259587">
                <text:p>0.084808259587</text:p>
              </table:table-cell>
              <table:table-cell office:value-type="float" office:value="0.0457704918033">
                <text:p>0.0457704918033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49964054637">
                <text:p>0.049964054637</text:p>
              </table:table-cell>
              <table:table-cell office:value-type="float" office:value="0.0282445708376">
                <text:p>0.0282445708376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0.0406681190995">
                <text:p>0.0406681190995</text:p>
              </table:table-cell>
              <table:table-cell office:value-type="float" office:value="0.00794676314769">
                <text:p>0.00794676314769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0.0264205573652">
                <text:p>0.0264205573652</text:p>
              </table:table-cell>
              <table:table-cell office:value-type="float" office:value="0.00396412789186">
                <text:p>0.00396412789186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0.0675389502345">
                <text:p>0.0675389502345</text:p>
              </table:table-cell>
              <table:table-cell office:value-type="float" office:value="0.0350431351568">
                <text:p>0.0350431351568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0.0177664974619">
                <text:p>0.0177664974619</text:p>
              </table:table-cell>
              <table:table-cell office:value-type="float" office:value="0.00526295118024">
                <text:p>0.00526295118024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-0.00515015232845">
                <text:p>-0.00515015232845</text:p>
              </table:table-cell>
              <table:table-cell office:value-type="float" office:value="-0.00539595533385">
                <text:p>-0.00539595533385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-0.0334773218143">
                <text:p>-0.0334773218143</text:p>
              </table:table-cell>
              <table:table-cell office:value-type="float" office:value="-0.0241152317018">
                <text:p>-0.0241152317018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-0.0167847817978">
                <text:p>-0.0167847817978</text:p>
              </table:table-cell>
              <table:table-cell office:value-type="float" office:value="-0.00153702218658">
                <text:p>-0.00153702218658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0.0127099747287">
                <text:p>0.0127099747287</text:p>
              </table:table-cell>
              <table:table-cell office:value-type="float" office:value="0.00975606533988">
                <text:p>0.00975606533988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0.00760869565217">
                <text:p>0.00760869565217</text:p>
              </table:table-cell>
              <table:table-cell office:value-type="float" office:value="-0.0120813091281">
                <text:p>-0.0120813091281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0.00654545454545">
                <text:p>0.00654545454545</text:p>
              </table:table-cell>
              <table:table-cell office:value-type="float" office:value="-0.015595162317">
                <text:p>-0.015595162317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-0.00978260869565">
                <text:p>-0.00978260869565</text:p>
              </table:table-cell>
              <table:table-cell office:value-type="float" office:value="-0.031367804381">
                <text:p>-0.031367804381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-0.0607775078098">
                <text:p>-0.0607775078098</text:p>
              </table:table-cell>
              <table:table-cell office:value-type="float" office:value="-0.044856044856">
                <text:p>-0.044856044856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-0.0245202558635">
                <text:p>-0.0245202558635</text:p>
              </table:table-cell>
              <table:table-cell office:value-type="float" office:value="-0.0308499743984">
                <text:p>-0.0308499743984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0.00655498907502">
                <text:p>0.00655498907502</text:p>
              </table:table-cell>
              <table:table-cell office:value-type="float" office:value="-0.00430359937402">
                <text:p>-0.00430359937402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0.0181225081551">
                <text:p>-0.0181225081551</text:p>
              </table:table-cell>
              <table:table-cell office:value-type="float" office:value="-0.0195403791223">
                <text:p>-0.0195403791223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-0.0282951289398">
                <text:p>-0.0282951289398</text:p>
              </table:table-cell>
              <table:table-cell office:value-type="float" office:value="-0.0264658763217">
                <text:p>-0.0264658763217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-0.0426287744227">
                <text:p>-0.0426287744227</text:p>
              </table:table-cell>
              <table:table-cell office:value-type="float" office:value="-0.0357415415925">
                <text:p>-0.0357415415925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0.000362187613184">
                <text:p>0.000362187613184</text:p>
              </table:table-cell>
              <table:table-cell office:value-type="float" office:value="0.00369662205226">
                <text:p>0.00369662205226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-0.0136494252874">
                <text:p>-0.0136494252874</text:p>
              </table:table-cell>
              <table:table-cell office:value-type="float" office:value="-0.00424104317002">
                <text:p>-0.00424104317002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-0.00430879712747">
                <text:p>-0.00430879712747</text:p>
              </table:table-cell>
              <table:table-cell office:value-type="float" office:value="-0.00215886722967">
                <text:p>-0.00215886722967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0.0210586634195">
                <text:p>0.0210586634195</text:p>
              </table:table-cell>
              <table:table-cell office:value-type="float" office:value="-0.00474833808167">
                <text:p>-0.00474833808167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0.0194495412844">
                <text:p>0.0194495412844</text:p>
              </table:table-cell>
              <table:table-cell office:value-type="float" office:value="-0.00434323126095">
                <text:p>-0.00434323126095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0.0377570093458">
                <text:p>0.0377570093458</text:p>
              </table:table-cell>
              <table:table-cell office:value-type="float" office:value="0.00565228690229">
                <text:p>0.00565228690229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0.0688726433244">
                <text:p>0.0688726433244</text:p>
              </table:table-cell>
              <table:table-cell office:value-type="float" office:value="0.0234550006588">
                <text:p>0.0234550006588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0.0786344457231">
                <text:p>0.0786344457231</text:p>
              </table:table-cell>
              <table:table-cell office:value-type="float" office:value="0.024557956778">
                <text:p>0.024557956778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0.0617892342684">
                <text:p>0.0617892342684</text:p>
              </table:table-cell>
              <table:table-cell office:value-type="float" office:value="0.0296931100453">
                <text:p>0.0296931100453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0.055608274815">
                <text:p>0.055608274815</text:p>
              </table:table-cell>
              <table:table-cell office:value-type="float" office:value="0.0303204483403">
                <text:p>0.0303204483403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0.0863618601016">
                <text:p>0.0863618601016</text:p>
              </table:table-cell>
              <table:table-cell office:value-type="float" office:value="0.0459244532803">
                <text:p>0.0459244532803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0.0441947565543">
                <text:p>0.0441947565543</text:p>
              </table:table-cell>
              <table:table-cell office:value-type="float" office:value="0.0182111304572">
                <text:p>0.0182111304572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0.0414781297134">
                <text:p>0.0414781297134</text:p>
              </table:table-cell>
              <table:table-cell office:value-type="float" office:value="0.0170160455487">
                <text:p>0.0170160455487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-0.00328947368421">
                <text:p>-0.00328947368421</text:p>
              </table:table-cell>
              <table:table-cell office:value-type="float" office:value="-0.00599298693019">
                <text:p>-0.00599298693019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-0.0299476750659">
                <text:p>-0.0299476750659</text:p>
              </table:table-cell>
              <table:table-cell office:value-type="float" office:value="-0.025611116096">
                <text:p>-0.025611116096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00871872630781">
                <text:p>-0.00871872630781</text:p>
              </table:table-cell>
              <table:table-cell office:value-type="float" office:value="-0.0110145716304">
                <text:p>-0.0110145716304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0.00640542577242">
                <text:p>0.00640542577242</text:p>
              </table:table-cell>
              <table:table-cell office:value-type="float" office:value="-0.0010395010395">
                <text:p>-0.0010395010395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-0.00265453166477">
                <text:p>-0.00265453166477</text:p>
              </table:table-cell>
              <table:table-cell office:value-type="float" office:value="-0.00998702983139">
                <text:p>-0.00998702983139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-0.00608365019011">
                <text:p>-0.00608365019011</text:p>
              </table:table-cell>
              <table:table-cell office:value-type="float" office:value="-0.000484023939562">
                <text:p>-0.000484023939562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-0.00964878425318">
                <text:p>-0.00964878425318</text:p>
              </table:table-cell>
              <table:table-cell office:value-type="float" office:value="-0.0017839444995">
                <text:p>-0.0017839444995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0.00195356525659">
                <text:p>0.00195356525659</text:p>
              </table:table-cell>
              <table:table-cell office:value-type="float" office:value="0.0038827412153">
                <text:p>0.0038827412153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0.0102118003026">
                <text:p>0.0102118003026</text:p>
              </table:table-cell>
              <table:table-cell office:value-type="float" office:value="0.00466260847041">
                <text:p>0.00466260847041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0.045684506828">
                <text:p>0.045684506828</text:p>
              </table:table-cell>
              <table:table-cell office:value-type="float" office:value="0.0248131850965">
                <text:p>0.0248131850965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0.0171095465213">
                <text:p>0.0171095465213</text:p>
              </table:table-cell>
              <table:table-cell office:value-type="float" office:value="0.0173844846742">
                <text:p>0.0173844846742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-0.010158013544">
                <text:p>-0.010158013544</text:p>
              </table:table-cell>
              <table:table-cell office:value-type="float" office:value="-0.00118906064209">
                <text:p>-0.00118906064209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0.00530705079606">
                <text:p>0.00530705079606</text:p>
              </table:table-cell>
              <table:table-cell office:value-type="float" office:value="0.00548302872063">
                <text:p>0.00548302872063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-0.000766871165644">
                <text:p>-0.000766871165644</text:p>
              </table:table-cell>
              <table:table-cell office:value-type="float" office:value="-0.00255670643766">
                <text:p>-0.00255670643766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0.00574492531597">
                <text:p>0.00574492531597</text:p>
              </table:table-cell>
              <table:table-cell office:value-type="float" office:value="-0.000875279240205">
                <text:p>-0.000875279240205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-0.00113636363636">
                <text:p>-0.00113636363636</text:p>
              </table:table-cell>
              <table:table-cell office:value-type="float" office:value="-0.0177053824363">
                <text:p>-0.0177053824363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-0.0137905329855">
                <text:p>-0.0137905329855</text:p>
              </table:table-cell>
              <table:table-cell office:value-type="float" office:value="-0.0186314837691">
                <text:p>-0.0186314837691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00566795540708">
                <text:p>-0.00566795540708</text:p>
              </table:table-cell>
              <table:table-cell office:value-type="float" office:value="-0.0189579489789">
                <text:p>-0.0189579489789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-0.0275633958104">
                <text:p>-0.0275633958104</text:p>
              </table:table-cell>
              <table:table-cell office:value-type="float" office:value="-0.0234171174038">
                <text:p>-0.0234171174038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-0.031879809454">
                <text:p>-0.031879809454</text:p>
              </table:table-cell>
              <table:table-cell office:value-type="float" office:value="-0.0272675268544">
                <text:p>-0.027267526854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0.00260288958467">
                <text:p>-0.00260288958467</text:p>
              </table:table-cell>
              <table:table-cell office:value-type="float" office:value="-0.011087475021">
                <text:p>-0.011087475021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0.00189107413011">
                <text:p>0.00189107413011</text:p>
              </table:table-cell>
              <table:table-cell office:value-type="float" office:value="-0.00851393188854">
                <text:p>-0.00851393188854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-0.0236179406944">
                <text:p>-0.0236179406944</text:p>
              </table:table-cell>
              <table:table-cell office:value-type="float" office:value="-0.0151875925092">
                <text:p>-0.0151875925092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-0.0270510965156">
                <text:p>-0.0270510965156</text:p>
              </table:table-cell>
              <table:table-cell office:value-type="float" office:value="-0.01728553137">
                <text:p>-0.01728553137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-0.0240897388746">
                <text:p>-0.0240897388746</text:p>
              </table:table-cell>
              <table:table-cell office:value-type="float" office:value="-0.00403019447288">
                <text:p>-0.00403019447288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-0.0190965846493">
                <text:p>-0.0190965846493</text:p>
              </table:table-cell>
              <table:table-cell office:value-type="float" office:value="0.00108542970246">
                <text:p>0.00108542970246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-0.01100110011">
                <text:p>-0.01100110011</text:p>
              </table:table-cell>
              <table:table-cell office:value-type="float" office:value="0.00581551228854">
                <text:p>0.00581551228854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0.000731528895391">
                <text:p>0.000731528895391</text:p>
              </table:table-cell>
              <table:table-cell office:value-type="float" office:value="-0.000698235368795">
                <text:p>-0.000698235368795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0.00147710487445">
                <text:p>0.00147710487445</text:p>
              </table:table-cell>
              <table:table-cell office:value-type="float" office:value="-0.0026121304791">
                <text:p>-0.0026121304791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-0.0144819903453">
                <text:p>-0.0144819903453</text:p>
              </table:table-cell>
              <table:table-cell office:value-type="float" office:value="-0.000322102686336">
                <text:p>-0.000322102686336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-0.0277264325323">
                <text:p>-0.0277264325323</text:p>
              </table:table-cell>
              <table:table-cell office:value-type="float" office:value="-0.00951217944598">
                <text:p>-0.00951217944598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-0.00882352941176">
                <text:p>-0.00882352941176</text:p>
              </table:table-cell>
              <table:table-cell office:value-type="float" office:value="-0.0053729052066">
                <text:p>-0.0053729052066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-0.00732869182851">
                <text:p>-0.00732869182851</text:p>
              </table:table-cell>
              <table:table-cell office:value-type="float" office:value="-0.00134185303514">
                <text:p>-0.00134185303514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0.00146412884334">
                <text:p>-0.00146412884334</text:p>
              </table:table-cell>
              <table:table-cell office:value-type="float" office:value="-0.00357051772507">
                <text:p>-0.00357051772507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-0.0422684043677">
                <text:p>-0.0422684043677</text:p>
              </table:table-cell>
              <table:table-cell office:value-type="float" office:value="-0.0154185022026">
                <text:p>-0.0154185022026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-0.0448179271709">
                <text:p>-0.0448179271709</text:p>
              </table:table-cell>
              <table:table-cell office:value-type="float" office:value="-0.0137606032045">
                <text:p>-0.0137606032045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-0.0830473113938">
                <text:p>-0.0830473113938</text:p>
              </table:table-cell>
              <table:table-cell office:value-type="float" office:value="-0.0291483974557">
                <text:p>-0.0291483974557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-0.092807815395">
                <text:p>-0.092807815395</text:p>
              </table:table-cell>
              <table:table-cell office:value-type="float" office:value="-0.0354435389125">
                <text:p>-0.0354435389125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-0.10234648028">
                <text:p>-0.10234648028</text:p>
              </table:table-cell>
              <table:table-cell office:value-type="float" office:value="-0.0419934539616">
                <text:p>-0.0419934539616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-0.0998330550918">
                <text:p>-0.0998330550918</text:p>
              </table:table-cell>
              <table:table-cell office:value-type="float" office:value="-0.0392047910107">
                <text:p>-0.0392047910107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-0.0821871855082">
                <text:p>-0.0821871855082</text:p>
              </table:table-cell>
              <table:table-cell office:value-type="float" office:value="-0.0275172370955">
                <text:p>-0.0275172370955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-0.0847343644923">
                <text:p>-0.0847343644923</text:p>
              </table:table-cell>
              <table:table-cell office:value-type="float" office:value="-0.0249424643901">
                <text:p>-0.024942464390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-0.0623742454728">
                <text:p>-0.0623742454728</text:p>
              </table:table-cell>
              <table:table-cell office:value-type="float" office:value="-0.0249286865931">
                <text:p>-0.0249286865931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-0.0868446445803">
                <text:p>-0.0868446445803</text:p>
              </table:table-cell>
              <table:table-cell office:value-type="float" office:value="-0.0328767123288">
                <text:p>-0.0328767123288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-0.0736235595391">
                <text:p>-0.0736235595391</text:p>
              </table:table-cell>
              <table:table-cell office:value-type="float" office:value="-0.0226525392766">
                <text:p>-0.0226525392766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-0.06720887712">
                <text:p>-0.06720887712</text:p>
              </table:table-cell>
              <table:table-cell office:value-type="float" office:value="-0.0204526201138">
                <text:p>-0.0204526201138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-0.0838002586048">
                <text:p>-0.0838002586048</text:p>
              </table:table-cell>
              <table:table-cell office:value-type="float" office:value="-0.0374910091721">
                <text:p>-0.0374910091721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-0.0860479409957">
                <text:p>-0.0860479409957</text:p>
              </table:table-cell>
              <table:table-cell office:value-type="float" office:value="-0.0385440247826">
                <text:p>-0.0385440247826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-0.0831674069536">
                <text:p>-0.0831674069536</text:p>
              </table:table-cell>
              <table:table-cell office:value-type="float" office:value="-0.0391061452514">
                <text:p>-0.0391061452514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-0.0746500777605">
                <text:p>-0.0746500777605</text:p>
              </table:table-cell>
              <table:table-cell office:value-type="float" office:value="-0.0438085711904">
                <text:p>-0.0438085711904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-0.076826591408">
                <text:p>-0.076826591408</text:p>
              </table:table-cell>
              <table:table-cell office:value-type="float" office:value="-0.0432683711783">
                <text:p>-0.0432683711783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-0.0805661729575">
                <text:p>-0.0805661729575</text:p>
              </table:table-cell>
              <table:table-cell office:value-type="float" office:value="-0.0454117181775">
                <text:p>-0.0454117181775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-0.0627802690583">
                <text:p>-0.0627802690583</text:p>
              </table:table-cell>
              <table:table-cell office:value-type="float" office:value="-0.0419967381174">
                <text:p>-0.0419967381174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-0.0732068761114">
                <text:p>-0.0732068761114</text:p>
              </table:table-cell>
              <table:table-cell office:value-type="float" office:value="-0.0427664161277">
                <text:p>-0.0427664161277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-0.0580184468908">
                <text:p>-0.0580184468908</text:p>
              </table:table-cell>
              <table:table-cell office:value-type="float" office:value="-0.0404469533842">
                <text:p>-0.0404469533842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-0.0192249924902">
                <text:p>-0.0192249924902</text:p>
              </table:table-cell>
              <table:table-cell office:value-type="float" office:value="-0.0133567662566">
                <text:p>-0.0133567662566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-0.0514530868914">
                <text:p>-0.0514530868914</text:p>
              </table:table-cell>
              <table:table-cell office:value-type="float" office:value="-0.0333930325264">
                <text:p>-0.0333930325264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-0.0187764990915">
                <text:p>-0.0187764990915</text:p>
              </table:table-cell>
              <table:table-cell office:value-type="float" office:value="-0.0183941503446">
                <text:p>-0.0183941503446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-0.030403371463">
                <text:p>-0.030403371463</text:p>
              </table:table-cell>
              <table:table-cell office:value-type="float" office:value="-0.0233207327712">
                <text:p>-0.0233207327712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0.0331899200983">
                <text:p>0.0331899200983</text:p>
              </table:table-cell>
              <table:table-cell office:value-type="float" office:value="0.0120510396975">
                <text:p>0.0120510396975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0.0114354498947">
                <text:p>0.0114354498947</text:p>
              </table:table-cell>
              <table:table-cell office:value-type="float" office:value="0.00324021367896">
                <text:p>0.00324021367896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-0.0146356033453">
                <text:p>-0.0146356033453</text:p>
              </table:table-cell>
              <table:table-cell office:value-type="float" office:value="-0.00774381368268">
                <text:p>-0.00774381368268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00266272189349">
                <text:p>-0.00266272189349</text:p>
              </table:table-cell>
              <table:table-cell office:value-type="float" office:value="-0.00716928769658">
                <text:p>-0.00716928769658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-0.00142823137348">
                <text:p>-0.00142823137348</text:p>
              </table:table-cell>
              <table:table-cell office:value-type="float" office:value="-0.00336641708747">
                <text:p>-0.00336641708747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00237812128419">
                <text:p>-0.00237812128419</text:p>
              </table:table-cell>
              <table:table-cell office:value-type="float" office:value="-0.0056831361633">
                <text:p>-0.0056831361633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-0.0082962962963">
                <text:p>-0.0082962962963</text:p>
              </table:table-cell>
              <table:table-cell office:value-type="float" office:value="-0.00922030772777">
                <text:p>-0.00922030772777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-0.0253936308749">
                <text:p>-0.0253936308749</text:p>
              </table:table-cell>
              <table:table-cell office:value-type="float" office:value="-0.0124696917215">
                <text:p>-0.0124696917215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00550654091877">
                <text:p>-0.00550654091877</text:p>
              </table:table-cell>
              <table:table-cell office:value-type="float" office:value="-0.00668876868493">
                <text:p>-0.00668876868493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-0.00333636639369">
                <text:p>-0.00333636639369</text:p>
              </table:table-cell>
              <table:table-cell office:value-type="float" office:value="-0.0132504213402">
                <text:p>-0.0132504213402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0.016348773842">
                <text:p>0.016348773842</text:p>
              </table:table-cell>
              <table:table-cell office:value-type="float" office:value="0.00745374294817">
                <text:p>0.00745374294817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0.0105644431029">
                <text:p>0.0105644431029</text:p>
              </table:table-cell>
              <table:table-cell office:value-type="float" office:value="0.00186415006408">
                <text:p>0.00186415006408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0.0299877600979">
                <text:p>0.0299877600979</text:p>
              </table:table-cell>
              <table:table-cell office:value-type="float" office:value="0.00783763233316">
                <text:p>0.00783763233316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0.061925878999">
                <text:p>0.061925878999</text:p>
              </table:table-cell>
              <table:table-cell office:value-type="float" office:value="0.0263613049442">
                <text:p>0.0263613049442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0.0497964296899">
                <text:p>0.0497964296899</text:p>
              </table:table-cell>
              <table:table-cell office:value-type="float" office:value="0.0187921049521">
                <text:p>0.0187921049521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0.0597061581744">
                <text:p>0.0597061581744</text:p>
              </table:table-cell>
              <table:table-cell office:value-type="float" office:value="0.0241226776762">
                <text:p>0.024122677676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0.048275862069">
                <text:p>0.048275862069</text:p>
              </table:table-cell>
              <table:table-cell office:value-type="float" office:value="0.022141969096">
                <text:p>0.022141969096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0.0480279898219">
                <text:p>0.0480279898219</text:p>
              </table:table-cell>
              <table:table-cell office:value-type="float" office:value="0.0227137590677">
                <text:p>0.0227137590677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0.0472239948947">
                <text:p>0.0472239948947</text:p>
              </table:table-cell>
              <table:table-cell office:value-type="float" office:value="0.0218729456762">
                <text:p>0.0218729456762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0.0701071080818">
                <text:p>0.0701071080818</text:p>
              </table:table-cell>
              <table:table-cell office:value-type="float" office:value="0.0316425120773">
                <text:p>0.0316425120773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0.0693970420933">
                <text:p>0.0693970420933</text:p>
              </table:table-cell>
              <table:table-cell office:value-type="float" office:value="0.0371760716881">
                <text:p>0.0371760716881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0.0417535864437">
                <text:p>0.0417535864437</text:p>
              </table:table-cell>
              <table:table-cell office:value-type="float" office:value="0.0226712369956">
                <text:p>0.0226712369956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0.0140935297886">
                <text:p>0.0140935297886</text:p>
              </table:table-cell>
              <table:table-cell office:value-type="float" office:value="0.0127854156012">
                <text:p>0.0127854156012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0.0227418321589">
                <text:p>0.0227418321589</text:p>
              </table:table-cell>
              <table:table-cell office:value-type="float" office:value="0.0166816681668">
                <text:p>0.0166816681668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0.0235500318674">
                <text:p>0.0235500318674</text:p>
              </table:table-cell>
              <table:table-cell office:value-type="float" office:value="0.0176470588235">
                <text:p>0.017647058823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0.0416803413193">
                <text:p>0.0416803413193</text:p>
              </table:table-cell>
              <table:table-cell office:value-type="float" office:value="0.0335578689528">
                <text:p>0.0335578689528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0.036874041475">
                <text:p>0.036874041475</text:p>
              </table:table-cell>
              <table:table-cell office:value-type="float" office:value="0.0235409514468">
                <text:p>0.0235409514468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0.0411140583554">
                <text:p>0.0411140583554</text:p>
              </table:table-cell>
              <table:table-cell office:value-type="float" office:value="0.0225164754699">
                <text:p>0.0225164754699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0.0033346410357">
                <text:p>0.0033346410357</text:p>
              </table:table-cell>
              <table:table-cell office:value-type="float" office:value="-0.0038537965918">
                <text:p>-0.0038537965918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0.00550518134715">
                <text:p>-0.00550518134715</text:p>
              </table:table-cell>
              <table:table-cell office:value-type="float" office:value="-0.00895647992306">
                <text:p>-0.00895647992306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-0.0145707950586">
                <text:p>-0.0145707950586</text:p>
              </table:table-cell>
              <table:table-cell office:value-type="float" office:value="-0.0117282848128">
                <text:p>-0.0117282848128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-0.0140264026403">
                <text:p>-0.0140264026403</text:p>
              </table:table-cell>
              <table:table-cell office:value-type="float" office:value="-0.0127938113657">
                <text:p>-0.0127938113657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-0.0098821740783">
                <text:p>-0.0098821740783</text:p>
              </table:table-cell>
              <table:table-cell office:value-type="float" office:value="-0.00417785735601">
                <text:p>-0.00417785735601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-0.0120291231402">
                <text:p>-0.0120291231402</text:p>
              </table:table-cell>
              <table:table-cell office:value-type="float" office:value="-0.00788624686342">
                <text:p>-0.00788624686342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-0.0472553699284">
                <text:p>-0.0472553699284</text:p>
              </table:table-cell>
              <table:table-cell office:value-type="float" office:value="-0.0204229170432">
                <text:p>-0.0204229170432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-0.0303516942348">
                <text:p>-0.0303516942348</text:p>
              </table:table-cell>
              <table:table-cell office:value-type="float" office:value="-0.0145496256943">
                <text:p>-0.0145496256943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-0.0256007538872">
                <text:p>-0.0256007538872</text:p>
              </table:table-cell>
              <table:table-cell office:value-type="float" office:value="-0.00757666149624">
                <text:p>-0.00757666149624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-0.0383055711523">
                <text:p>-0.0383055711523</text:p>
              </table:table-cell>
              <table:table-cell office:value-type="float" office:value="-0.00762903802599">
                <text:p>-0.0076290380259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-0.0168196197576">
                <text:p>-0.0168196197576</text:p>
              </table:table-cell>
              <table:table-cell office:value-type="float" office:value="0.00520646319569">
                <text:p>0.00520646319569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-0.0372291730241">
                <text:p>-0.0372291730241</text:p>
              </table:table-cell>
              <table:table-cell office:value-type="float" office:value="-0.00926964633642">
                <text:p>-0.0092696463364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-0.0479514415781">
                <text:p>-0.0479514415781</text:p>
              </table:table-cell>
              <table:table-cell office:value-type="float" office:value="-0.0114542126705">
                <text:p>-0.0114542126705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-0.0465342324282">
                <text:p>-0.0465342324282</text:p>
              </table:table-cell>
              <table:table-cell office:value-type="float" office:value="-0.0114232641785">
                <text:p>-0.0114232641785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-0.0196777192439">
                <text:p>-0.0196777192439</text:p>
              </table:table-cell>
              <table:table-cell office:value-type="float" office:value="0.00777109922771">
                <text:p>0.00777109922771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-0.0482513051088">
                <text:p>-0.0482513051088</text:p>
              </table:table-cell>
              <table:table-cell office:value-type="float" office:value="-0.00640220187878">
                <text:p>-0.00640220187878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-0.0549463863815">
                <text:p>-0.0549463863815</text:p>
              </table:table-cell>
              <table:table-cell office:value-type="float" office:value="-0.00670698844242">
                <text:p>-0.00670698844242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-0.0162878439312">
                <text:p>-0.0162878439312</text:p>
              </table:table-cell>
              <table:table-cell office:value-type="float" office:value="0.00937950937951">
                <text:p>0.00937950937951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0.00249765844521">
                <text:p>0.00249765844521</text:p>
              </table:table-cell>
              <table:table-cell office:value-type="float" office:value="0.0167010810154">
                <text:p>0.0167010810154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0.0176118462508">
                <text:p>0.0176118462508</text:p>
              </table:table-cell>
              <table:table-cell office:value-type="float" office:value="0.0230047865586">
                <text:p>0.0230047865586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0.0300134295262">
                <text:p>0.0300134295262</text:p>
              </table:table-cell>
              <table:table-cell office:value-type="float" office:value="0.0323149951315">
                <text:p>0.0323149951315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0.0293017456359">
                <text:p>0.0293017456359</text:p>
              </table:table-cell>
              <table:table-cell office:value-type="float" office:value="0.0266634347352">
                <text:p>0.0266634347352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0.0216184361527">
                <text:p>0.0216184361527</text:p>
              </table:table-cell>
              <table:table-cell office:value-type="float" office:value="0.016628509459">
                <text:p>0.016628509459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0.0261096605744">
                <text:p>0.0261096605744</text:p>
              </table:table-cell>
              <table:table-cell office:value-type="float" office:value="0.00786639235145">
                <text:p>0.00786639235145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0.027310208004">
                <text:p>0.027310208004</text:p>
              </table:table-cell>
              <table:table-cell office:value-type="float" office:value="0.00631883011374">
                <text:p>0.00631883011374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0.0260312628809">
                <text:p>0.0260312628809</text:p>
              </table:table-cell>
              <table:table-cell office:value-type="float" office:value="0.0097925916915">
                <text:p>0.0097925916915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0.0343511450382">
                <text:p>0.0343511450382</text:p>
              </table:table-cell>
              <table:table-cell office:value-type="float" office:value="0.0112017533179">
                <text:p>0.0112017533179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0.0225014424002">
                <text:p>0.0225014424002</text:p>
              </table:table-cell>
              <table:table-cell office:value-type="float" office:value="-0.000182415176943">
                <text:p>-0.000182415176943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0.0201987816608">
                <text:p>0.0201987816608</text:p>
              </table:table-cell>
              <table:table-cell office:value-type="float" office:value="0.000975847767748">
                <text:p>0.000975847767748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0.0540906240718">
                <text:p>0.0540906240718</text:p>
              </table:table-cell>
              <table:table-cell office:value-type="float" office:value="0.0163103916965">
                <text:p>0.0163103916965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0.106390328152">
                <text:p>0.106390328152</text:p>
              </table:table-cell>
              <table:table-cell office:value-type="float" office:value="0.0371114599686">
                <text:p>0.0371114599686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0.101988344189">
                <text:p>0.101988344189</text:p>
              </table:table-cell>
              <table:table-cell office:value-type="float" office:value="0.0335691799395">
                <text:p>0.0335691799395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0.0967686490203">
                <text:p>0.0967686490203</text:p>
              </table:table-cell>
              <table:table-cell office:value-type="float" office:value="0.0302936053745">
                <text:p>0.0302936053745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0.113980716253">
                <text:p>0.113980716253</text:p>
              </table:table-cell>
              <table:table-cell office:value-type="float" office:value="0.0289101290963">
                <text:p>0.0289101290963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0.0816466552316">
                <text:p>0.0816466552316</text:p>
              </table:table-cell>
              <table:table-cell office:value-type="float" office:value="0.0238569826834">
                <text:p>0.0238569826834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0.0752613961834">
                <text:p>0.0752613961834</text:p>
              </table:table-cell>
              <table:table-cell office:value-type="float" office:value="0.0236038788937">
                <text:p>0.0236038788937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0.0703259005146">
                <text:p>0.0703259005146</text:p>
              </table:table-cell>
              <table:table-cell office:value-type="float" office:value="0.0205041641326">
                <text:p>0.0205041641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6cm" svg:height="10.313cm" xlink:href=".." xlink:type="simple" chart:class="chart:bar" chart:style-name="ch1">
        <chart:title svg:x="7.27cm" svg:y="0.342cm" chart:style-name="ch2">
          <text:p>Difference Between Indicators</text:p>
        </chart:title>
        <chart:legend chart:legend-position="end" svg:x="18.344cm" svg:y="4.857cm" style:legend-expansion="high" chart:style-name="ch3"/>
        <chart:plot-area chart:style-name="ch4" table:cell-range-address="Sheet4.A1:Sheet4.A251 Sheet4.D1:Sheet4.D251" chart:data-source-has-labels="both" svg:x="1.424cm" svg:y="1.327cm" svg:width="16.507cm" svg:height="7.799cm">
          <chartooo:coordinate-region svg:x="2.442cm" svg:y="1.526cm" svg:width="15.489cm" svg:height="7.401cm"/>
          <chart:axis chart:dimension="x" chart:name="primary-x" chart:style-name="ch5" chartooo:axis-type="auto">
            <chartooo:date-scale/>
            <chart:title svg:x="9.263cm" svg:y="9.332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7.043cm" chart:style-name="ch8">
              <text:p>Difference in Momentum</text:p>
            </chart:title>
            <chart:grid chart:style-name="ch9" chart:class="major"/>
          </chart:axis>
          <chart:series chart:style-name="ch10" chart:values-cell-range-address="Sheet4.D2:Sheet4.D251" chart:label-cell-address="Sheet4.D1:Sheet4.D1" chart:class="chart:ba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4.D1:Sheet4.D1</svg:desc>
                </draw:g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0.00657540704716">
                <text:p>0.00657540704716</text:p>
                <draw:g>
                  <svg:desc>Sheet4.D2:Sheet4.D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-0.005582268723">
                <text:p>-0.005582268723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-0.00948355888007">
                <text:p>-0.00948355888007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-0.0196510351436">
                <text:p>-0.0196510351436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-0.00681547588155">
                <text:p>-0.00681547588155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0.0178513021962">
                <text:p>0.0178513021962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0.0436843486432">
                <text:p>0.0436843486432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0.0190513732606">
                <text:p>0.0190513732606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0.0249964122553">
                <text:p>0.0249964122553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-0.00854271428468">
                <text:p>-0.00854271428468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0.0143965749641">
                <text:p>0.0143965749641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0.0190419226189">
                <text:p>0.0190419226189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0.0423910069939">
                <text:p>0.0423910069939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0.0689832595509">
                <text:p>0.0689832595509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0.0496142201252">
                <text:p>0.0496142201252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0.0519190714182">
                <text:p>0.0519190714182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0.0536516898145">
                <text:p>0.0536516898145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0.0692473881451">
                <text:p>0.0692473881451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0.056556613966">
                <text:p>0.056556613966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0.0515019434251">
                <text:p>0.051501943425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0.0447779507872">
                <text:p>0.0447779507872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0.00457910224494">
                <text:p>0.00457910224494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0.00601081277022">
                <text:p>0.00601081277022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0.0144461901573">
                <text:p>0.0144461901573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0.00136013033339">
                <text:p>0.00136013033339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0.013228041654">
                <text:p>0.013228041654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0.00268701675306">
                <text:p>0.00268701675306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0.0100173648437">
                <text:p>0.0100173648437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0.0240134450451">
                <text:p>0.0240134450451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0.0116783053967">
                <text:p>0.0116783053967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-0.00530009494824">
                <text:p>-0.00530009494824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-0.0177563204073">
                <text:p>-0.0177563204073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-0.00922518002766">
                <text:p>-0.00922518002766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-0.0114245226414">
                <text:p>-0.0114245226414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00661041137981">
                <text:p>-0.00661041137981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0.00496774927853">
                <text:p>0.00496774927853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0.0259735941046">
                <text:p>0.0259735941046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0.0181036452315">
                <text:p>0.0181036452315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0.0429222659169">
                <text:p>0.0429222659169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0.069622552464">
                <text:p>0.06962255246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0.0548526975423">
                <text:p>0.0548526975423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0.053837993895">
                <text:p>0.053837993895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0.0264720062443">
                <text:p>0.0264720062443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0.0155861217885">
                <text:p>0.0155861217885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-0.0127494014366">
                <text:p>-0.0127494014366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-0.00925743441387">
                <text:p>-0.00925743441387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-0.00277906439022">
                <text:p>-0.00277906439022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-0.0444932435815">
                <text:p>-0.0444932435815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-0.037345846323">
                <text:p>-0.037345846323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-0.0341701568496">
                <text:p>-0.0341701568496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-0.0362679260277">
                <text:p>-0.0362679260277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-0.0141724070736">
                <text:p>-0.014172407073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0000593301165591">
                <text:p>0.0000593301165591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-0.0106447324608">
                <text:p>-0.0106447324608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-0.0216082364275">
                <text:p>-0.0216082364275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0364946311192">
                <text:p>-0.0364946311192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-0.0244260169809">
                <text:p>-0.0244260169809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-0.0223797956473">
                <text:p>-0.0223797956473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-0.00403042655335">
                <text:p>-0.00403042655335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-0.0137737521206">
                <text:p>-0.0137737521206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-0.0186973204756">
                <text:p>-0.0186973204756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-0.0173162171659">
                <text:p>-0.0173162171659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0.0105367099773">
                <text:p>0.0105367099773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0.00954077130697">
                <text:p>0.00954077130697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0.013248689646">
                <text:p>0.013248689646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0.0041292284969">
                <text:p>0.0041292284969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-0.0112969093439">
                <text:p>-0.0112969093439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-0.010293211571">
                <text:p>-0.010293211571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-0.0109360335788">
                <text:p>-0.0109360335788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-0.00755198555298">
                <text:p>-0.00755198555298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-0.00879109862756">
                <text:p>-0.00879109862756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-0.0317830957682">
                <text:p>-0.0317830957682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-0.0314748186489">
                <text:p>-0.0314748186489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-0.00653808434129">
                <text:p>-0.00653808434129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00393462278737">
                <text:p>-0.00393462278737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0.00528386563822">
                <text:p>0.00528386563822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-0.0173415349754">
                <text:p>-0.0173415349754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-0.0113167126851">
                <text:p>-0.0113167126851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-0.0296173807458">
                <text:p>-0.0296173807458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-0.0196051772902">
                <text:p>-0.0196051772902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-0.014759560411">
                <text:p>-0.014759560411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-0.03469881877">
                <text:p>-0.0346988187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-0.0270085826957">
                <text:p>-0.0270085826957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-0.0455771119972">
                <text:p>-0.0455771119972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-0.043369563563">
                <text:p>-0.043369563563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-0.0215374796391">
                <text:p>-0.0215374796391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-0.0272565075699">
                <text:p>-0.0272565075699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-0.0226510223954">
                <text:p>-0.0226510223954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-0.0312033425833">
                <text:p>-0.0312033425833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-0.0262652557169">
                <text:p>-0.0262652557169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-0.0225074483427">
                <text:p>-0.0225074483427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-0.0272175465372">
                <text:p>-0.0272175465372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-0.0260619364599">
                <text:p>-0.0260619364599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-0.0259318021128">
                <text:p>-0.0259318021128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-0.0390377677837">
                <text:p>-0.0390377677837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-0.0217194837993">
                <text:p>-0.0217194837993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-0.0327213559518">
                <text:p>-0.0327213559518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-0.0224564294733">
                <text:p>-0.0224564294733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-0.0324958150776">
                <text:p>-0.0324958150776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-0.0125035462817">
                <text:p>-0.0125035462817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-0.000245803005397">
                <text:p>-0.000245803005397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0.0093620901125">
                <text:p>0.0093620901125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0.0152477596113">
                <text:p>0.0152477596113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-0.00295390938883">
                <text:p>-0.0029539093888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-0.0196900047803">
                <text:p>-0.0196900047803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-0.0221406168625">
                <text:p>-0.0221406168625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-0.0215851956854">
                <text:p>-0.0215851956854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0.0159214629537">
                <text:p>0.0159214629537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-0.00632971853482">
                <text:p>-0.00632971853482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-0.010858588449">
                <text:p>-0.010858588449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0.00141787096718">
                <text:p>-0.00141787096718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0.00182925261814">
                <text:p>0.00182925261814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0.00688723283027">
                <text:p>0.00688723283027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0.00333443443908">
                <text:p>0.00333443443908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0.00940838211733">
                <text:p>0.00940838211733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0.0021499298978">
                <text:p>0.0021499298978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-0.0258070015012">
                <text:p>-0.0258070015012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-0.0237927725454">
                <text:p>-0.0237927725454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-0.0321047224435">
                <text:p>-0.0321047224435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-0.0454176426655">
                <text:p>-0.0454176426655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-0.0540764889451">
                <text:p>-0.0540764889451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-0.032096124223">
                <text:p>-0.032096124223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-0.0252878264747">
                <text:p>-0.0252878264747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-0.0404374068213">
                <text:p>-0.0404374068213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-0.0259836260971">
                <text:p>-0.0259836260971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-0.0244620841648">
                <text:p>-0.0244620841648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-0.00270351324598">
                <text:p>-0.00270351324598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0.00433655896983">
                <text:p>0.00433655896983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00229584532254">
                <text:p>-0.00229584532254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-0.00744492681192">
                <text:p>-0.00744492681192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-0.00733249816662">
                <text:p>-0.00733249816662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0.00559962625055">
                <text:p>0.00559962625055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0.00786483975368">
                <text:p>0.00786483975368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0.0019291759587">
                <text:p>0.0019291759587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-0.00554919183217">
                <text:p>-0.00554919183217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-0.0208713217315">
                <text:p>-0.0208713217315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0.000274938152893">
                <text:p>0.000274938152893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0.00896895290193">
                <text:p>0.00896895290193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0.000175977924569">
                <text:p>0.000175977924569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-0.00178983527201">
                <text:p>-0.00178983527201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-0.00662020455618">
                <text:p>-0.00662020455618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-0.0165690187999">
                <text:p>-0.0165690187999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-0.00484095078362">
                <text:p>-0.00484095078362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0132899935719">
                <text:p>-0.0132899935719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0.00414627840661">
                <text:p>0.00414627840661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0.00461228259963">
                <text:p>0.0046122825996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0.00848458543628">
                <text:p>-0.00848458543628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-0.0104050060187">
                <text:p>-0.0104050060187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0.00843034818521">
                <text:p>0.00843034818521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0.0097655651456">
                <text:p>0.0097655651456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0.0200595444017">
                <text:p>0.0200595444017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0.0201820143517">
                <text:p>0.0201820143517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0.0168166123986">
                <text:p>0.0168166123986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-0.00142976426419">
                <text:p>-0.00142976426419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-0.00408923535355">
                <text:p>-0.00408923535355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0.014159887659">
                <text:p>0.014159887659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0.0182142530864">
                <text:p>0.0182142530864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0.00345062420516">
                <text:p>0.00345062420516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0.00598683879336">
                <text:p>0.00598683879336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0.00210638888173">
                <text:p>-0.00210638888173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0.0268499021651">
                <text:p>0.0268499021651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0.0310573239663">
                <text:p>0.0310573239663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0.0538989139381">
                <text:p>0.0538989139381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0.0573642764825">
                <text:p>0.0573642764825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0.060353026318">
                <text:p>0.060353026318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0.0606282640811">
                <text:p>0.0606282640811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0.0546699484127">
                <text:p>0.0546699484127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0.0597919001021">
                <text:p>0.059791900102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0.0374455588798">
                <text:p>0.0374455588798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0.0539679322515">
                <text:p>0.0539679322515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0.0509710202625">
                <text:p>0.0509710202625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0.0467562570062">
                <text:p>0.0467562570062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0.0463092494326">
                <text:p>0.0463092494326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0.0475039162131">
                <text:p>0.0475039162131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0.0440612617022">
                <text:p>0.0440612617022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0.0308415065701">
                <text:p>0.0308415065701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0.0335582202297">
                <text:p>0.0335582202297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0.03515445478">
                <text:p>0.03515445478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0.0207835309409">
                <text:p>0.0207835309409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0.0304404599837">
                <text:p>0.0304404599837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0.0175714935066">
                <text:p>0.0175714935066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0.00586822623365">
                <text:p>0.00586822623365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0.0180600543649">
                <text:p>0.0180600543649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0.000382348746898">
                <text:p>0.000382348746898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0.00708263869182">
                <text:p>0.00708263869182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-0.0211388804008">
                <text:p>-0.0211388804008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-0.00819523621572">
                <text:p>-0.00819523621572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0.0068917896626">
                <text:p>0.0068917896626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00450656580309">
                <text:p>-0.00450656580309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-0.00193818571399">
                <text:p>-0.00193818571399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00330501487912">
                <text:p>-0.00330501487912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-0.000924011431474">
                <text:p>-0.000924011431474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0.0129239391534">
                <text:p>0.0129239391534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00118222776616">
                <text:p>-0.00118222776616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-0.00991405494646">
                <text:p>-0.00991405494646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-0.00889503089379">
                <text:p>-0.00889503089379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-0.00870029303885">
                <text:p>-0.00870029303885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-0.0221501277648">
                <text:p>-0.0221501277648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-0.0355645740548">
                <text:p>-0.0355645740548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-0.0310043247378">
                <text:p>-0.0310043247378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-0.0355834804982">
                <text:p>-0.035583480498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026133892973">
                <text:p>-0.026133892973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-0.0253142307542">
                <text:p>-0.0253142307542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-0.0253510492185">
                <text:p>-0.0253510492185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-0.0384645960045">
                <text:p>-0.0384645960045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-0.0322209704052">
                <text:p>-0.0322209704052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-0.0190823494481">
                <text:p>-0.0190823494481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-0.00130811418738">
                <text:p>-0.00130811418738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-0.00606016399206">
                <text:p>-0.0060601639920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-0.0059029730439">
                <text:p>-0.0059029730439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-0.00812247236648">
                <text:p>-0.00812247236648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-0.0133330900282">
                <text:p>-0.0133330900282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-0.0185975828856">
                <text:p>-0.0185975828856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-0.0071884376275">
                <text:p>-0.0071884376275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0.00345129857591">
                <text:p>-0.00345129857591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0.00284251024584">
                <text:p>0.00284251024584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0.0012325912746">
                <text:p>0.001232591274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0.00570431672228">
                <text:p>0.00570431672228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0.00414287627681">
                <text:p>0.0041428762768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0.0268324528852">
                <text:p>0.0268324528852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0.0158020685405">
                <text:p>0.0158020685405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0.018024092391">
                <text:p>0.018024092391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0.0306765331263">
                <text:p>0.0306765331263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0.0220260829533">
                <text:p>0.0220260829533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0.0279595266877">
                <text:p>0.0279595266877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0.0364972289077">
                <text:p>0.0364972289077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0.0351109682497">
                <text:p>0.0351109682497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0.0274488184716">
                <text:p>0.0274488184716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0.04184910323">
                <text:p>0.04184910323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0.0482393979391">
                <text:p>0.0482393979391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0.0256673533107">
                <text:p>0.0256673533107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0.0142034225702">
                <text:p>0.0142034225702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0.00539294030777">
                <text:p>0.00539294030777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0.00230156560523">
                <text:p>0.00230156560523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-0.00263831090073">
                <text:p>-0.00263831090073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-0.00498992669375">
                <text:p>-0.00498992669375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-0.018243268223">
                <text:p>-0.018243268223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-0.0209913778902">
                <text:p>-0.0209913778902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-0.0162386711894">
                <text:p>-0.0162386711894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-0.0231493917203">
                <text:p>-0.0231493917203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-0.0226838575771">
                <text:p>-0.0226838575771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-0.019222933893">
                <text:p>-0.019222933893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-0.0377802323753">
                <text:p>-0.0377802323753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-0.0692788681834">
                <text:p>-0.0692788681834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-0.0684191642497">
                <text:p>-0.0684191642497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-0.0664750436458">
                <text:p>-0.0664750436458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-0.0850705871571">
                <text:p>-0.0850705871571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-0.0577896725481">
                <text:p>-0.0577896725481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-0.0516575172897">
                <text:p>-0.0516575172897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-0.049821736382">
                <text:p>-0.0498217363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2cm" svg:height="11.542cm" xlink:href=".." xlink:type="simple" chart:class="chart:line" chart:style-name="ch1">
        <chart:title svg:x="6.195cm" svg:y="0.366cm" chart:style-name="ch2">
          <text:p>Standardized Dataset and Trade Signals</text:p>
        </chart:title>
        <chart:legend chart:legend-position="end" svg:x="17.165cm" svg:y="4.974cm" style:legend-expansion="high" chart:style-name="ch3"/>
        <chart:plot-area chart:style-name="ch4" table:cell-range-address="Sheet4.A1:Sheet4.A251 Sheet4.E1:Sheet4.G251" chart:data-source-has-labels="both" svg:x="1.421cm" svg:y="1.375cm" svg:width="15.334cm" svg:height="8.956cm">
          <chartooo:coordinate-region svg:x="2.249cm" svg:y="1.574cm" svg:width="14.506cm" svg:height="8.558cm"/>
          <chart:axis chart:dimension="x" chart:name="primary-x" chart:style-name="ch5" chartooo:axis-type="auto">
            <chartooo:date-scale/>
            <chart:title svg:x="8.674cm" svg:y="10.561cm" chart:style-name="ch6">
              <text:p>Time</text:p>
            </chart:title>
            <chart:categories table:cell-range-address="Sheet4.A2:Sheet4.A251"/>
          </chart:axis>
          <chart:axis chart:dimension="y" chart:name="primary-y" chart:style-name="ch7">
            <chart:title svg:x="0.451cm" svg:y="8.384cm" chart:style-name="ch8">
              <text:p>Standardized Momentum Indicator</text:p>
            </chart:title>
            <chart:grid chart:style-name="ch9" chart:class="major"/>
          </chart:axis>
          <chart:series chart:style-name="ch10" chart:values-cell-range-address="Sheet4.E2:Sheet4.E251" chart:label-cell-address="Sheet4.E1:Sheet4.E1" chart:class="chart:line">
            <chart:data-point chart:repeated="250"/>
          </chart:series>
          <chart:series chart:style-name="ch11" chart:values-cell-range-address="Sheet4.F2:Sheet4.F251" chart:label-cell-address="Sheet4.F1:Sheet4.F1" chart:class="chart:line">
            <chart:data-point chart:repeated="250"/>
          </chart:series>
          <chart:series chart:style-name="ch12" chart:values-cell-range-address="Sheet4.G2:Sheet4.G251" chart:label-cell-address="Sheet4.G1:Sheet4.G1" chart:class="chart:line">
            <chart:data-point chart:repeated="2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ized</text:p>
                <draw:g>
                  <svg:desc>Sheet4.E1:Sheet4.E1</svg:desc>
                </draw:g>
              </table:table-cell>
              <table:table-cell office:value-type="string">
                <text:p>Lower Bound</text:p>
                <draw:g>
                  <svg:desc>Sheet4.F1:Sheet4.F1</svg:desc>
                </draw:g>
              </table:table-cell>
              <table:table-cell office:value-type="string">
                <text:p>Upper Bound</text:p>
                <draw:g>
                  <svg:desc>Sheet4.G1:Sheet4.G1</svg:desc>
                </draw:g>
              </table:table-cell>
            </table:table-row>
          </table:table-header-rows>
          <table:table-rows>
            <table:table-row>
              <table:table-cell office:value-type="float" office:value="40911">
                <text:p>40911</text:p>
                <draw:g>
                  <svg:desc>Sheet4.A2:Sheet4.A251</svg:desc>
                </draw:g>
              </table:table-cell>
              <table:table-cell office:value-type="float" office:value="0">
                <text:p>0</text:p>
                <draw:g>
                  <svg:desc>Sheet4.E2:Sheet4.E251</svg:desc>
                </draw:g>
              </table:table-cell>
              <table:table-cell office:value-type="float" office:value="-1">
                <text:p>-1</text:p>
                <draw:g>
                  <svg:desc>Sheet4.F2:Sheet4.F251</svg:desc>
                </draw:g>
              </table:table-cell>
              <table:table-cell office:value-type="float" office:value="1">
                <text:p>1</text:p>
                <draw:g>
                  <svg:desc>Sheet4.G2:Sheet4.G251</svg:desc>
                </draw:g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3">
                <text:p>4091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4">
                <text:p>40914</text:p>
              </table:table-cell>
              <table:table-cell office:value-type="float" office:value="-2.55650794492">
                <text:p>-2.556507944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7">
                <text:p>40917</text:p>
              </table:table-cell>
              <table:table-cell office:value-type="float" office:value="1.25407266687">
                <text:p>1.254072666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8">
                <text:p>40918</text:p>
              </table:table-cell>
              <table:table-cell office:value-type="float" office:value="-0.0262764950842">
                <text:p>-0.026276495084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19">
                <text:p>40919</text:p>
              </table:table-cell>
              <table:table-cell office:value-type="float" office:value="0.869016755183">
                <text:p>0.86901675518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0">
                <text:p>40920</text:p>
              </table:table-cell>
              <table:table-cell office:value-type="float" office:value="-0.639386297041">
                <text:p>-0.6393862970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1">
                <text:p>40921</text:p>
              </table:table-cell>
              <table:table-cell office:value-type="float" office:value="-1.01838189561">
                <text:p>-1.018381895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5">
                <text:p>40925</text:p>
              </table:table-cell>
              <table:table-cell office:value-type="float" office:value="0.105749334095">
                <text:p>0.1057493340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-0.156640753324">
                <text:p>-0.15664075332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7">
                <text:p>40927</text:p>
              </table:table-cell>
              <table:table-cell office:value-type="float" office:value="0.527924136368">
                <text:p>0.52792413636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28">
                <text:p>40928</text:p>
              </table:table-cell>
              <table:table-cell office:value-type="float" office:value="-0.35408742794">
                <text:p>-0.354087427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1">
                <text:p>40931</text:p>
              </table:table-cell>
              <table:table-cell office:value-type="float" office:value="-0.601359137049">
                <text:p>-0.6013591370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2">
                <text:p>40932</text:p>
              </table:table-cell>
              <table:table-cell office:value-type="float" office:value="-0.398973341592">
                <text:p>-0.3989733415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3">
                <text:p>40933</text:p>
              </table:table-cell>
              <table:table-cell office:value-type="float" office:value="-1.89101622795">
                <text:p>-1.891016227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4">
                <text:p>40934</text:p>
              </table:table-cell>
              <table:table-cell office:value-type="float" office:value="-0.0578440571537">
                <text:p>-0.05784405715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5">
                <text:p>40935</text:p>
              </table:table-cell>
              <table:table-cell office:value-type="float" office:value="0.0328452351271">
                <text:p>0.03284523512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8">
                <text:p>40938</text:p>
              </table:table-cell>
              <table:table-cell office:value-type="float" office:value="-0.81581770792">
                <text:p>-0.815817707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39">
                <text:p>40939</text:p>
              </table:table-cell>
              <table:table-cell office:value-type="float" office:value="-0.277510204795">
                <text:p>-0.2775102047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-0.269281565046">
                <text:p>-0.26928156504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1">
                <text:p>40941</text:p>
              </table:table-cell>
              <table:table-cell office:value-type="float" office:value="0.427071839304">
                <text:p>0.4270718393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2">
                <text:p>40942</text:p>
              </table:table-cell>
              <table:table-cell office:value-type="float" office:value="0.644516661969">
                <text:p>0.6445166619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5">
                <text:p>40945</text:p>
              </table:table-cell>
              <table:table-cell office:value-type="float" office:value="-0.865088741792">
                <text:p>-0.8650887417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6">
                <text:p>40946</text:p>
              </table:table-cell>
              <table:table-cell office:value-type="float" office:value="-0.445499399153">
                <text:p>-0.4454993991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0.245293720634">
                <text:p>0.2452937206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8">
                <text:p>40948</text:p>
              </table:table-cell>
              <table:table-cell office:value-type="float" office:value="-0.305974917713">
                <text:p>-0.3059749177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49">
                <text:p>40949</text:p>
              </table:table-cell>
              <table:table-cell office:value-type="float" office:value="-0.196536751435">
                <text:p>-0.1965367514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2">
                <text:p>40952</text:p>
              </table:table-cell>
              <table:table-cell office:value-type="float" office:value="0.222954488152">
                <text:p>0.2229544881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3">
                <text:p>40953</text:p>
              </table:table-cell>
              <table:table-cell office:value-type="float" office:value="0.169574787233">
                <text:p>0.1695747872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4">
                <text:p>40954</text:p>
              </table:table-cell>
              <table:table-cell office:value-type="float" office:value="0.263751245176">
                <text:p>0.2637512451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5">
                <text:p>40955</text:p>
              </table:table-cell>
              <table:table-cell office:value-type="float" office:value="-0.27789457082">
                <text:p>-0.2778945708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56">
                <text:p>40956</text:p>
              </table:table-cell>
              <table:table-cell office:value-type="float" office:value="0.331630710544">
                <text:p>0.3316307105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0.535991137652">
                <text:p>0.5359911376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1">
                <text:p>40961</text:p>
              </table:table-cell>
              <table:table-cell office:value-type="float" office:value="-0.106661811471">
                <text:p>-0.1066618114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0.349008385224">
                <text:p>0.34900838522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3">
                <text:p>40963</text:p>
              </table:table-cell>
              <table:table-cell office:value-type="float" office:value="-0.98582908959">
                <text:p>-0.9858290895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6">
                <text:p>40966</text:p>
              </table:table-cell>
              <table:table-cell office:value-type="float" office:value="0.552547586463">
                <text:p>0.55254758646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7">
                <text:p>40967</text:p>
              </table:table-cell>
              <table:table-cell office:value-type="float" office:value="-1.93704022954">
                <text:p>-1.937040229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8">
                <text:p>40968</text:p>
              </table:table-cell>
              <table:table-cell office:value-type="float" office:value="-0.0102198600215">
                <text:p>-0.01021986002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-0.212906729253">
                <text:p>-0.2129067292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0">
                <text:p>40970</text:p>
              </table:table-cell>
              <table:table-cell office:value-type="float" office:value="-2.38368400998">
                <text:p>-2.383684009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1.39149010514">
                <text:p>1.3914901051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4">
                <text:p>40974</text:p>
              </table:table-cell>
              <table:table-cell office:value-type="float" office:value="-0.683340326639">
                <text:p>-0.6833403266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5">
                <text:p>40975</text:p>
              </table:table-cell>
              <table:table-cell office:value-type="float" office:value="1.49529527077">
                <text:p>1.4952952707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6">
                <text:p>40976</text:p>
              </table:table-cell>
              <table:table-cell office:value-type="float" office:value="1.52612285847">
                <text:p>1.5261228584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1.00688929106">
                <text:p>1.0068892910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0">
                <text:p>40980</text:p>
              </table:table-cell>
              <table:table-cell office:value-type="float" office:value="-0.66247405015">
                <text:p>-0.662474050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1">
                <text:p>40981</text:p>
              </table:table-cell>
              <table:table-cell office:value-type="float" office:value="-0.351836109864">
                <text:p>-0.3518361098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2">
                <text:p>40982</text:p>
              </table:table-cell>
              <table:table-cell office:value-type="float" office:value="-0.329007876739">
                <text:p>-0.3290078767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3">
                <text:p>40983</text:p>
              </table:table-cell>
              <table:table-cell office:value-type="float" office:value="0.863738365688">
                <text:p>0.86373836568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4">
                <text:p>40984</text:p>
              </table:table-cell>
              <table:table-cell office:value-type="float" office:value="-0.114043223855">
                <text:p>-0.1140432238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0.988150200168">
                <text:p>0.98815020016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8">
                <text:p>40988</text:p>
              </table:table-cell>
              <table:table-cell office:value-type="float" office:value="-0.425281093298">
                <text:p>-0.4252810932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89">
                <text:p>40989</text:p>
              </table:table-cell>
              <table:table-cell office:value-type="float" office:value="-0.399789752738">
                <text:p>-0.3997897527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565778388837">
                <text:p>-0.5657783888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1">
                <text:p>40991</text:p>
              </table:table-cell>
              <table:table-cell office:value-type="float" office:value="1.40756180791">
                <text:p>1.4075618079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4">
                <text:p>40994</text:p>
              </table:table-cell>
              <table:table-cell office:value-type="float" office:value="-0.247021694422">
                <text:p>-0.2470216944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5">
                <text:p>40995</text:p>
              </table:table-cell>
              <table:table-cell office:value-type="float" office:value="1.20954576944">
                <text:p>1.209545769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6">
                <text:p>40996</text:p>
              </table:table-cell>
              <table:table-cell office:value-type="float" office:value="-0.93227711053">
                <text:p>-0.932277110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7">
                <text:p>40997</text:p>
              </table:table-cell>
              <table:table-cell office:value-type="float" office:value="-0.376190651838">
                <text:p>-0.3761906518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0.123740242855">
                <text:p>0.1237402428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0.555304586099">
                <text:p>0.5553045860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-0.237078932338">
                <text:p>-0.2370789323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3">
                <text:p>41003</text:p>
              </table:table-cell>
              <table:table-cell office:value-type="float" office:value="0.0627523409056">
                <text:p>0.06275234090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4">
                <text:p>41004</text:p>
              </table:table-cell>
              <table:table-cell office:value-type="float" office:value="-1.66752225125">
                <text:p>-1.6675222512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8">
                <text:p>41008</text:p>
              </table:table-cell>
              <table:table-cell office:value-type="float" office:value="-0.832990410472">
                <text:p>-0.83299041047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09">
                <text:p>41009</text:p>
              </table:table-cell>
              <table:table-cell office:value-type="float" office:value="2.1417930573">
                <text:p>2.141793057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0">
                <text:p>41010</text:p>
              </table:table-cell>
              <table:table-cell office:value-type="float" office:value="-0.771653038883">
                <text:p>-0.77165303888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1">
                <text:p>41011</text:p>
              </table:table-cell>
              <table:table-cell office:value-type="float" office:value="0.937676941656">
                <text:p>0.9376769416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0.671899520101">
                <text:p>0.6718995201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5">
                <text:p>41015</text:p>
              </table:table-cell>
              <table:table-cell office:value-type="float" office:value="0.439043273174">
                <text:p>0.4390432731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6">
                <text:p>41016</text:p>
              </table:table-cell>
              <table:table-cell office:value-type="float" office:value="-1.39528598361">
                <text:p>-1.395285983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7">
                <text:p>41017</text:p>
              </table:table-cell>
              <table:table-cell office:value-type="float" office:value="1.45538562187">
                <text:p>1.455385621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8">
                <text:p>41018</text:p>
              </table:table-cell>
              <table:table-cell office:value-type="float" office:value="-0.127213341823">
                <text:p>-0.1272133418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19">
                <text:p>41019</text:p>
              </table:table-cell>
              <table:table-cell office:value-type="float" office:value="-0.702671682941">
                <text:p>-0.7026716829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2">
                <text:p>41022</text:p>
              </table:table-cell>
              <table:table-cell office:value-type="float" office:value="-0.0750067770863">
                <text:p>-0.075006777086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3">
                <text:p>41023</text:p>
              </table:table-cell>
              <table:table-cell office:value-type="float" office:value="-0.604408872603">
                <text:p>-0.60440887260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0.139890437177">
                <text:p>0.13989043717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2.31063421809">
                <text:p>2.3106342180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6">
                <text:p>41026</text:p>
              </table:table-cell>
              <table:table-cell office:value-type="float" office:value="0.474564771812">
                <text:p>0.4745647718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29">
                <text:p>41029</text:p>
              </table:table-cell>
              <table:table-cell office:value-type="float" office:value="1.09037276758">
                <text:p>1.090372767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-0.490729192823">
                <text:p>-0.4907291928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1">
                <text:p>41031</text:p>
              </table:table-cell>
              <table:table-cell office:value-type="float" office:value="-0.456982467754">
                <text:p>-0.4569824677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2">
                <text:p>41032</text:p>
              </table:table-cell>
              <table:table-cell office:value-type="float" office:value="0.936442903045">
                <text:p>0.9364429030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3">
                <text:p>41033</text:p>
              </table:table-cell>
              <table:table-cell office:value-type="float" office:value="0.0298034989886">
                <text:p>0.029803498988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6">
                <text:p>41036</text:p>
              </table:table-cell>
              <table:table-cell office:value-type="float" office:value="0.59564608451">
                <text:p>0.5956460845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7">
                <text:p>41037</text:p>
              </table:table-cell>
              <table:table-cell office:value-type="float" office:value="0.785613571335">
                <text:p>0.7856135713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8">
                <text:p>41038</text:p>
              </table:table-cell>
              <table:table-cell office:value-type="float" office:value="-0.275603261519">
                <text:p>-0.2756032615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0.537080850641">
                <text:p>0.5370808506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0">
                <text:p>41040</text:p>
              </table:table-cell>
              <table:table-cell office:value-type="float" office:value="0.0805854023194">
                <text:p>0.08058540231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3">
                <text:p>41043</text:p>
              </table:table-cell>
              <table:table-cell office:value-type="float" office:value="0.102003903341">
                <text:p>0.1020039033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4">
                <text:p>41044</text:p>
              </table:table-cell>
              <table:table-cell office:value-type="float" office:value="0.250639359288">
                <text:p>0.25063935928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5">
                <text:p>41045</text:p>
              </table:table-cell>
              <table:table-cell office:value-type="float" office:value="-0.0810446437316">
                <text:p>-0.08104464373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6">
                <text:p>41046</text:p>
              </table:table-cell>
              <table:table-cell office:value-type="float" office:value="0.512774846754">
                <text:p>0.5127748467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551879546976">
                <text:p>0.5518795469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0">
                <text:p>41050</text:p>
              </table:table-cell>
              <table:table-cell office:value-type="float" office:value="1.13681850961">
                <text:p>1.136818509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1">
                <text:p>41051</text:p>
              </table:table-cell>
              <table:table-cell office:value-type="float" office:value="-0.97027254868">
                <text:p>-0.9702725486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-1.18746696572">
                <text:p>-1.1874669657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3">
                <text:p>41053</text:p>
              </table:table-cell>
              <table:table-cell office:value-type="float" office:value="0.838835960544">
                <text:p>0.8388359605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4">
                <text:p>41054</text:p>
              </table:table-cell>
              <table:table-cell office:value-type="float" office:value="0.110565164692">
                <text:p>0.1105651646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8">
                <text:p>41058</text:p>
              </table:table-cell>
              <table:table-cell office:value-type="float" office:value="1.1211848124">
                <text:p>1.121184812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59">
                <text:p>41059</text:p>
              </table:table-cell>
              <table:table-cell office:value-type="float" office:value="-1.36319128878">
                <text:p>-1.363191288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0">
                <text:p>41060</text:p>
              </table:table-cell>
              <table:table-cell office:value-type="float" office:value="0.00550621408761">
                <text:p>0.005506214087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.0721067501">
                <text:p>1.07210675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4">
                <text:p>41064</text:p>
              </table:table-cell>
              <table:table-cell office:value-type="float" office:value="0.144104037822">
                <text:p>0.1441040378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5">
                <text:p>41065</text:p>
              </table:table-cell>
              <table:table-cell office:value-type="float" office:value="0.361739197275">
                <text:p>0.36173919727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6">
                <text:p>41066</text:p>
              </table:table-cell>
              <table:table-cell office:value-type="float" office:value="1.01693984539">
                <text:p>1.016939845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7">
                <text:p>41067</text:p>
              </table:table-cell>
              <table:table-cell office:value-type="float" office:value="0.873674211154">
                <text:p>0.8736742111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8">
                <text:p>41068</text:p>
              </table:table-cell>
              <table:table-cell office:value-type="float" office:value="-1.00011647466">
                <text:p>-1.0001164746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1">
                <text:p>41071</text:p>
              </table:table-cell>
              <table:table-cell office:value-type="float" office:value="-2.67000269822">
                <text:p>-2.670002698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2">
                <text:p>41072</text:p>
              </table:table-cell>
              <table:table-cell office:value-type="float" office:value="0.833870583237">
                <text:p>0.8338705832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3">
                <text:p>41073</text:p>
              </table:table-cell>
              <table:table-cell office:value-type="float" office:value="0.332607481675">
                <text:p>0.33260748167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4">
                <text:p>41074</text:p>
              </table:table-cell>
              <table:table-cell office:value-type="float" office:value="-0.0741973452278">
                <text:p>-0.07419734522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5">
                <text:p>41075</text:p>
              </table:table-cell>
              <table:table-cell office:value-type="float" office:value="-0.544309367897">
                <text:p>-0.54430936789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8">
                <text:p>41078</text:p>
              </table:table-cell>
              <table:table-cell office:value-type="float" office:value="0.490261789376">
                <text:p>0.4902617893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79">
                <text:p>41079</text:p>
              </table:table-cell>
              <table:table-cell office:value-type="float" office:value="1.21631511478">
                <text:p>1.216315114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0">
                <text:p>41080</text:p>
              </table:table-cell>
              <table:table-cell office:value-type="float" office:value="0.00890938290726">
                <text:p>0.0089093829072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1">
                <text:p>41081</text:p>
              </table:table-cell>
              <table:table-cell office:value-type="float" office:value="-0.302505471956">
                <text:p>-0.3025054719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2">
                <text:p>41082</text:p>
              </table:table-cell>
              <table:table-cell office:value-type="float" office:value="0.605208635476">
                <text:p>0.6052086354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5">
                <text:p>41085</text:p>
              </table:table-cell>
              <table:table-cell office:value-type="float" office:value="-0.144838227971">
                <text:p>-0.1448382279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6">
                <text:p>41086</text:p>
              </table:table-cell>
              <table:table-cell office:value-type="float" office:value="1.71568337319">
                <text:p>1.715683373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7">
                <text:p>41087</text:p>
              </table:table-cell>
              <table:table-cell office:value-type="float" office:value="0.625835428701">
                <text:p>0.6258354287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-1.39349000764">
                <text:p>-1.393490007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89">
                <text:p>41089</text:p>
              </table:table-cell>
              <table:table-cell office:value-type="float" office:value="0.946307013929">
                <text:p>0.94630701392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0.698048143944">
                <text:p>0.6980481439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1.02340826423">
                <text:p>1.023408264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5">
                <text:p>41095</text:p>
              </table:table-cell>
              <table:table-cell office:value-type="float" office:value="-1.63449419364">
                <text:p>-1.634494193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6">
                <text:p>41096</text:p>
              </table:table-cell>
              <table:table-cell office:value-type="float" office:value="-0.370201049021">
                <text:p>-0.3702010490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99">
                <text:p>41099</text:p>
              </table:table-cell>
              <table:table-cell office:value-type="float" office:value="1.4734441506">
                <text:p>1.473444150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1.13941051812">
                <text:p>1.139410518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1">
                <text:p>41101</text:p>
              </table:table-cell>
              <table:table-cell office:value-type="float" office:value="-1.05316128174">
                <text:p>-1.053161281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2">
                <text:p>41102</text:p>
              </table:table-cell>
              <table:table-cell office:value-type="float" office:value="1.26025648213">
                <text:p>1.260256482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3">
                <text:p>41103</text:p>
              </table:table-cell>
              <table:table-cell office:value-type="float" office:value="-0.3499222631">
                <text:p>-0.34992226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6">
                <text:p>41106</text:p>
              </table:table-cell>
              <table:table-cell office:value-type="float" office:value="-1.14616438045">
                <text:p>-1.146164380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7">
                <text:p>41107</text:p>
              </table:table-cell>
              <table:table-cell office:value-type="float" office:value="0.56938652158">
                <text:p>0.569386521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8">
                <text:p>41108</text:p>
              </table:table-cell>
              <table:table-cell office:value-type="float" office:value="-0.0707611556487">
                <text:p>-0.07076115564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09">
                <text:p>41109</text:p>
              </table:table-cell>
              <table:table-cell office:value-type="float" office:value="-0.351241816289">
                <text:p>-0.35124181628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-0.139210098945">
                <text:p>-0.1392100989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3">
                <text:p>41113</text:p>
              </table:table-cell>
              <table:table-cell office:value-type="float" office:value="0.125136697211">
                <text:p>0.1251366972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4">
                <text:p>41114</text:p>
              </table:table-cell>
              <table:table-cell office:value-type="float" office:value="-0.257462334755">
                <text:p>-0.2574623347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5">
                <text:p>41115</text:p>
              </table:table-cell>
              <table:table-cell office:value-type="float" office:value="0.47888621248">
                <text:p>0.4788862124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6">
                <text:p>41116</text:p>
              </table:table-cell>
              <table:table-cell office:value-type="float" office:value="0.867585059755">
                <text:p>0.8675850597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17">
                <text:p>41117</text:p>
              </table:table-cell>
              <table:table-cell office:value-type="float" office:value="-0.105561921416">
                <text:p>-0.1055619214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0">
                <text:p>41120</text:p>
              </table:table-cell>
              <table:table-cell office:value-type="float" office:value="0.238388469003">
                <text:p>0.23838846900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1">
                <text:p>41121</text:p>
              </table:table-cell>
              <table:table-cell office:value-type="float" office:value="0.0765869432728">
                <text:p>0.076586943272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-1.39222406033">
                <text:p>-1.392224060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0.245451947679">
                <text:p>0.24545194767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4">
                <text:p>41124</text:p>
              </table:table-cell>
              <table:table-cell office:value-type="float" office:value="1.13229761193">
                <text:p>1.1322976119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7">
                <text:p>41127</text:p>
              </table:table-cell>
              <table:table-cell office:value-type="float" office:value="0.432293592962">
                <text:p>0.43229359296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8">
                <text:p>41128</text:p>
              </table:table-cell>
              <table:table-cell office:value-type="float" office:value="-1.7165583681">
                <text:p>-1.716558368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29">
                <text:p>41129</text:p>
              </table:table-cell>
              <table:table-cell office:value-type="float" office:value="0.163488049511">
                <text:p>0.1634880495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0">
                <text:p>41130</text:p>
              </table:table-cell>
              <table:table-cell office:value-type="float" office:value="-0.928121995826">
                <text:p>-0.92812199582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1">
                <text:p>41131</text:p>
              </table:table-cell>
              <table:table-cell office:value-type="float" office:value="0.261795534725">
                <text:p>0.26179553472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4">
                <text:p>41134</text:p>
              </table:table-cell>
              <table:table-cell office:value-type="float" office:value="-0.0406558025423">
                <text:p>-0.04065580254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5">
                <text:p>41135</text:p>
              </table:table-cell>
              <table:table-cell office:value-type="float" office:value="0.365012360676">
                <text:p>0.3650123606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6">
                <text:p>41136</text:p>
              </table:table-cell>
              <table:table-cell office:value-type="float" office:value="0.567136988098">
                <text:p>0.5671369880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-0.608484096715">
                <text:p>-0.6084840967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38">
                <text:p>41138</text:p>
              </table:table-cell>
              <table:table-cell office:value-type="float" office:value="0.228203497515">
                <text:p>0.22820349751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1">
                <text:p>41141</text:p>
              </table:table-cell>
              <table:table-cell office:value-type="float" office:value="-1.08501341094">
                <text:p>-1.085013410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2">
                <text:p>41142</text:p>
              </table:table-cell>
              <table:table-cell office:value-type="float" office:value="0.75557207869">
                <text:p>0.755572078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-2.12521551649">
                <text:p>-2.125215516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4">
                <text:p>41144</text:p>
              </table:table-cell>
              <table:table-cell office:value-type="float" office:value="-1.19414401931">
                <text:p>-1.194144019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5">
                <text:p>41145</text:p>
              </table:table-cell>
              <table:table-cell office:value-type="float" office:value="-0.848048516574">
                <text:p>-0.8480485165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8">
                <text:p>41148</text:p>
              </table:table-cell>
              <table:table-cell office:value-type="float" office:value="-1.44608072099">
                <text:p>-1.446080720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-0.21212524179">
                <text:p>-0.2121252417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0">
                <text:p>41150</text:p>
              </table:table-cell>
              <table:table-cell office:value-type="float" office:value="-1.18495362116">
                <text:p>-1.184953621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1">
                <text:p>41151</text:p>
              </table:table-cell>
              <table:table-cell office:value-type="float" office:value="-0.647900671854">
                <text:p>-0.6479006718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-0.336529195701">
                <text:p>-0.3365291957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1.10917779891">
                <text:p>1.1091777989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7">
                <text:p>41157</text:p>
              </table:table-cell>
              <table:table-cell office:value-type="float" office:value="-1.82016954882">
                <text:p>-1.8201695488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8">
                <text:p>41158</text:p>
              </table:table-cell>
              <table:table-cell office:value-type="float" office:value="-1.87560403212">
                <text:p>-1.875604032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59">
                <text:p>41159</text:p>
              </table:table-cell>
              <table:table-cell office:value-type="float" office:value="0.15279755794">
                <text:p>0.152797557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2">
                <text:p>41162</text:p>
              </table:table-cell>
              <table:table-cell office:value-type="float" office:value="-0.784973525249">
                <text:p>-0.7849735252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3">
                <text:p>41163</text:p>
              </table:table-cell>
              <table:table-cell office:value-type="float" office:value="-1.06769930299">
                <text:p>-1.067699302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4">
                <text:p>41164</text:p>
              </table:table-cell>
              <table:table-cell office:value-type="float" office:value="-0.0827167566351">
                <text:p>-0.082716756635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5">
                <text:p>41165</text:p>
              </table:table-cell>
              <table:table-cell office:value-type="float" office:value="-0.261137068585">
                <text:p>-0.26113706858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6">
                <text:p>41166</text:p>
              </table:table-cell>
              <table:table-cell office:value-type="float" office:value="0.621948404617">
                <text:p>0.62194840461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69">
                <text:p>41169</text:p>
              </table:table-cell>
              <table:table-cell office:value-type="float" office:value="-2.40967323458">
                <text:p>-2.409673234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0.502661167345">
                <text:p>0.5026611673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1">
                <text:p>41171</text:p>
              </table:table-cell>
              <table:table-cell office:value-type="float" office:value="0.680791847341">
                <text:p>0.6807918473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2">
                <text:p>41172</text:p>
              </table:table-cell>
              <table:table-cell office:value-type="float" office:value="-1.29842153183">
                <text:p>-1.2984215318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3">
                <text:p>41173</text:p>
              </table:table-cell>
              <table:table-cell office:value-type="float" office:value="0.565132871036">
                <text:p>0.56513287103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6">
                <text:p>41176</text:p>
              </table:table-cell>
              <table:table-cell office:value-type="float" office:value="-0.269462880301">
                <text:p>-0.2694628803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7">
                <text:p>41177</text:p>
              </table:table-cell>
              <table:table-cell office:value-type="float" office:value="0.577205281699">
                <text:p>0.5772052816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8">
                <text:p>41178</text:p>
              </table:table-cell>
              <table:table-cell office:value-type="float" office:value="1.35423645725">
                <text:p>1.3542364572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79">
                <text:p>41179</text:p>
              </table:table-cell>
              <table:table-cell office:value-type="float" office:value="0.220684585812">
                <text:p>0.2206845858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0">
                <text:p>41180</text:p>
              </table:table-cell>
              <table:table-cell office:value-type="float" office:value="-1.32875216411">
                <text:p>-1.328752164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-0.702046068432">
                <text:p>-0.7020460684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0.0322338945052">
                <text:p>0.03223389450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-0.823773057158">
                <text:p>-0.8237730571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6">
                <text:p>41186</text:p>
              </table:table-cell>
              <table:table-cell office:value-type="float" office:value="0.188660073357">
                <text:p>0.18866007335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87">
                <text:p>41187</text:p>
              </table:table-cell>
              <table:table-cell office:value-type="float" office:value="0.174811308234">
                <text:p>0.17481130823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0">
                <text:p>41190</text:p>
              </table:table-cell>
              <table:table-cell office:value-type="float" office:value="-0.387925631351">
                <text:p>-0.38792563135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1">
                <text:p>41191</text:p>
              </table:table-cell>
              <table:table-cell office:value-type="float" office:value="0.815793337943">
                <text:p>0.81579333794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2">
                <text:p>41192</text:p>
              </table:table-cell>
              <table:table-cell office:value-type="float" office:value="1.32970069509">
                <text:p>1.3297006950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3">
                <text:p>41193</text:p>
              </table:table-cell>
              <table:table-cell office:value-type="float" office:value="-0.425468417117">
                <text:p>-0.42546841711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4">
                <text:p>41194</text:p>
              </table:table-cell>
              <table:table-cell office:value-type="float" office:value="-0.643806782208">
                <text:p>-0.64380678220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7">
                <text:p>41197</text:p>
              </table:table-cell>
              <table:table-cell office:value-type="float" office:value="0.341022578344">
                <text:p>0.3410225783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8">
                <text:p>41198</text:p>
              </table:table-cell>
              <table:table-cell office:value-type="float" office:value="0.50059164621">
                <text:p>0.500591646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99">
                <text:p>41199</text:p>
              </table:table-cell>
              <table:table-cell office:value-type="float" office:value="1.52956362156">
                <text:p>1.529563621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280686233298">
                <text:p>-0.28068623329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1">
                <text:p>41201</text:p>
              </table:table-cell>
              <table:table-cell office:value-type="float" office:value="-0.654967606107">
                <text:p>-0.65496760610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4">
                <text:p>41204</text:p>
              </table:table-cell>
              <table:table-cell office:value-type="float" office:value="0.559561051556">
                <text:p>0.5595610515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5">
                <text:p>41205</text:p>
              </table:table-cell>
              <table:table-cell office:value-type="float" office:value="1.07858242055">
                <text:p>1.078582420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6">
                <text:p>41206</text:p>
              </table:table-cell>
              <table:table-cell office:value-type="float" office:value="-0.275302081891">
                <text:p>-0.27530208189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7">
                <text:p>41207</text:p>
              </table:table-cell>
              <table:table-cell office:value-type="float" office:value="0.913270329311">
                <text:p>0.9132703293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08">
                <text:p>41208</text:p>
              </table:table-cell>
              <table:table-cell office:value-type="float" office:value="-0.251611352369">
                <text:p>-0.2516113523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3">
                <text:p>41213</text:p>
              </table:table-cell>
              <table:table-cell office:value-type="float" office:value="-0.56423349939">
                <text:p>-0.564233499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0.152231981771">
                <text:p>0.1522319817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-0.165064444331">
                <text:p>-0.1650644443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-0.355048053118">
                <text:p>-0.35504805311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2.23497945158">
                <text:p>2.234979451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-0.300266282105">
                <text:p>-0.3002662821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-1.04035073001">
                <text:p>-1.0403507300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0.939656838661">
                <text:p>0.9396568386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-0.659483767458">
                <text:p>-0.6594837674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-0.750607319287">
                <text:p>-0.7506073192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0.156233561641">
                <text:p>0.1562335616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-0.427492722709">
                <text:p>-0.42749272270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-1.06157840902">
                <text:p>-1.0615784090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-0.621801755528">
                <text:p>-0.62180175552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0.814447955932">
                <text:p>0.8144479559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-1.89644728302">
                <text:p>-1.8964472830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-0.0153963438692">
                <text:p>-0.015396343869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-0.432772897904">
                <text:p>-0.4327728979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-0.320595426056">
                <text:p>-0.3205954260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-0.0082374426245">
                <text:p>-0.008237442624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-0.442263790989">
                <text:p>-0.44226379098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3">
                <text:p>41243</text:p>
              </table:table-cell>
              <table:table-cell office:value-type="float" office:value="-1.6461056143">
                <text:p>-1.646105614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2.12630188287">
                <text:p>2.1263018828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7">
                <text:p>41247</text:p>
              </table:table-cell>
              <table:table-cell office:value-type="float" office:value="-0.656247232249">
                <text:p>-0.6562472322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8">
                <text:p>41248</text:p>
              </table:table-cell>
              <table:table-cell office:value-type="float" office:value="1.2801022153">
                <text:p>1.28010221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49">
                <text:p>41249</text:p>
              </table:table-cell>
              <table:table-cell office:value-type="float" office:value="-0.0352724776131">
                <text:p>-0.03527247761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0">
                <text:p>41250</text:p>
              </table:table-cell>
              <table:table-cell office:value-type="float" office:value="-0.13622617906">
                <text:p>-0.1362261790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3">
                <text:p>41253</text:p>
              </table:table-cell>
              <table:table-cell office:value-type="float" office:value="0.193946862939">
                <text:p>0.1939468629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4">
                <text:p>41254</text:p>
              </table:table-cell>
              <table:table-cell office:value-type="float" office:value="-0.163574947957">
                <text:p>-0.16357494795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5">
                <text:p>41255</text:p>
              </table:table-cell>
              <table:table-cell office:value-type="float" office:value="0.956175357653">
                <text:p>0.9561753576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6">
                <text:p>41256</text:p>
              </table:table-cell>
              <table:table-cell office:value-type="float" office:value="-2.38284967504">
                <text:p>-2.382849675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57">
                <text:p>41257</text:p>
              </table:table-cell>
              <table:table-cell office:value-type="float" office:value="2.81036389635">
                <text:p>2.8103638963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0">
                <text:p>41260</text:p>
              </table:table-cell>
              <table:table-cell office:value-type="float" office:value="1.32359497667">
                <text:p>1.3235949766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1">
                <text:p>41261</text:p>
              </table:table-cell>
              <table:table-cell office:value-type="float" office:value="0.155135397305">
                <text:p>0.1551353973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2">
                <text:p>41262</text:p>
              </table:table-cell>
              <table:table-cell office:value-type="float" office:value="0.390500738819">
                <text:p>0.3905007388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3">
                <text:p>41263</text:p>
              </table:table-cell>
              <table:table-cell office:value-type="float" office:value="1.66616896673">
                <text:p>1.6661689667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4">
                <text:p>41264</text:p>
              </table:table-cell>
              <table:table-cell office:value-type="float" office:value="3.40474710905">
                <text:p>3.404747109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7">
                <text:p>41267</text:p>
              </table:table-cell>
              <table:table-cell office:value-type="float" office:value="-0.075932740172">
                <text:p>-0.07593274017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-0.283091968355">
                <text:p>-0.2830919683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0">
                <text:p>41270</text:p>
              </table:table-cell>
              <table:table-cell office:value-type="float" office:value="-0.681863464563">
                <text:p>-0.68186346456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1">
                <text:p>41271</text:p>
              </table:table-cell>
              <table:table-cell office:value-type="float" office:value="0.390269979018">
                <text:p>0.39026997901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274">
                <text:p>41274</text:p>
              </table:table-cell>
              <table:table-cell office:value-type="float" office:value="0.486482953073">
                <text:p>0.48648295307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